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Awami Nastaliq PreV1" svg:font-family="'Awami Nastaliq PreV1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5pt" officeooo:rsid="001c9ae2" officeooo:paragraph-rsid="001c9ae2" style:font-size-asian="15pt" style:font-name-complex="Awami Nastaliq PreV1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آ</text:p>
      <text:p text:style-name="P1">آؤ</text:p>
      <text:p text:style-name="P1">آؤر</text:p>
      <text:p text:style-name="P1">آئِن</text:p>
      <text:p text:style-name="P1">آئِنتے</text:p>
      <text:p text:style-name="P1">آئِنَسے</text:p>
      <text:p text:style-name="P1">آئِنی</text:p>
      <text:p text:style-name="P1">آئِنی​ءو</text:p>
      <text:p text:style-name="P1">آبشار</text:p>
      <text:p text:style-name="P1">آخؔز</text:p>
      <text:p text:style-name="P1">آخا</text:p>
      <text:p text:style-name="P1">آختہ</text:p>
      <text:p text:style-name="P1">آخر</text:p>
      <text:p text:style-name="P1">آخرَت</text:p>
      <text:p text:style-name="P1">آخرکار</text:p>
      <text:p text:style-name="P1">آخری</text:p>
      <text:p text:style-name="P1">آخس</text:p>
      <text:p text:style-name="P1">آخُر</text:p>
      <text:p text:style-name="P1">آخُرَسے</text:p>
      <text:p text:style-name="P1">آدؔم</text:p>
      <text:p text:style-name="P1">آدؔمے</text:p>
      <text:p text:style-name="P1">آدِینک</text:p>
      <text:p text:style-name="P1">آرام</text:p>
      <text:p text:style-name="P1">آرامی</text:p>
      <text:p text:style-name="P1">آرامے</text:p>
      <text:p text:style-name="P1">آزات</text:p>
      <text:p text:style-name="P1">آزاتاک</text:p>
      <text:p text:style-name="P1">آزاتو</text:p>
      <text:p text:style-name="P1">آزاتی</text:p>
      <text:p text:style-name="P1">آزمائِش</text:p>
      <text:p text:style-name="P1">آزمائِشاک</text:p>
      <text:p text:style-name="P1">آزمائِشتے</text:p>
      <text:p text:style-name="P1">آزمائِشے</text:p>
      <text:p text:style-name="P1">آزمائِفِنگ</text:p>
      <text:p text:style-name="P1">آزمائِفپَبو</text:p>
      <text:p text:style-name="P1">آزمائِفپَن</text:p>
      <text:p text:style-name="P1">آزمائِفپک</text:p>
      <text:p text:style-name="P1">آزمائِفیر</text:p>
      <text:p text:style-name="P1">آزمائِفین</text:p>
      <text:p text:style-name="P1">آزمائِفے</text:p>
      <text:p text:style-name="P1">آسؔا</text:p>
      <text:p text:style-name="P1">آسان</text:p>
      <text:p text:style-name="P1">آسانِنگا</text:p>
      <text:p text:style-name="P1">آسانی</text:p>
      <text:p text:style-name="P1">آستُنک</text:p>
      <text:p text:style-name="P1">آسمان</text:p>
      <text:p text:style-name="P1">آسمانَس</text:p>
      <text:p text:style-name="P1">آسمانی</text:p>
      <text:p text:style-name="P1">آسمانے</text:p>
      <text:p text:style-name="P1">آشؔر</text:p>
      <text:p text:style-name="P1">آمدنی</text:p>
      <text:p text:style-name="P1">آمِین</text:p>
      <text:p text:style-name="P1">آن</text:p>
      <text:p text:style-name="P1">آولیاد</text:p>
      <text:p text:style-name="P1">آولیاداتا</text:p>
      <text:p text:style-name="P1">آولیاداتے</text:p>
      <text:p text:style-name="P1">آولیاداک</text:p>
      <text:p text:style-name="P1">آولیادَس</text:p>
      <text:p text:style-name="P1">آولیادے</text:p>
      <text:p text:style-name="P1">آیاتاتا</text:p>
      <text:p text:style-name="P1">آیاتاتے</text:p>
      <text:p text:style-name="P1">ابِؔیہُود</text:p>
      <text:p text:style-name="P1">ابؔیاتر</text:p>
      <text:p text:style-name="P1">اتؔوریہ</text:p>
      <text:p text:style-name="P1">اتھؔینز</text:p>
      <text:p text:style-name="P1">احسان</text:p>
      <text:p text:style-name="P1">ادرؔمتِیُم</text:p>
      <text:p text:style-name="P1">ارؔتماس</text:p>
      <text:p text:style-name="P1">ارؔتِمس</text:p>
      <text:p text:style-name="P1">ارؔتِمسے</text:p>
      <text:p text:style-name="P1">ارؔخلاؤس</text:p>
      <text:p text:style-name="P1">ارؔنی</text:p>
      <text:p text:style-name="P1"><text:soft-page-break/>ارؔیؤپگُس</text:p>
      <text:p text:style-name="P1">اسؔتخُس</text:p>
      <text:p text:style-name="P1">اسؔلیاہ</text:p>
      <text:p text:style-name="P1">اسُؔس</text:p>
      <text:p text:style-name="P1">اسہ</text:p>
      <text:p text:style-name="P1">اسہ​کا</text:p>
      <text:p text:style-name="P1">اشدُؔود</text:p>
      <text:p text:style-name="P1">اعلان</text:p>
      <text:p text:style-name="P1">اعلانَس</text:p>
      <text:p text:style-name="P1">اعلانے</text:p>
      <text:p text:style-name="P1">الزؔبتھ</text:p>
      <text:p text:style-name="P1">الزؔبتھے</text:p>
      <text:p text:style-name="P1">الِیؔعزر</text:p>
      <text:p text:style-name="P1">الِیؔہُود</text:p>
      <text:p text:style-name="P1">الیؔشع</text:p>
      <text:p text:style-name="P1">امؔپلیاطُس</text:p>
      <text:p text:style-name="P1">امفِؔپلُس</text:p>
      <text:p text:style-name="P1">انؔدرُنیکُس</text:p>
      <text:p text:style-name="P1">انُؔوس</text:p>
      <text:p text:style-name="P1">انتؔپترِس</text:p>
      <text:p text:style-name="P1">انجِیر</text:p>
      <text:p text:style-name="P1">انجِیراک</text:p>
      <text:p text:style-name="P1">او</text:p>
      <text:p text:style-name="P1">اوار</text:p>
      <text:p text:style-name="P1">اواری</text:p>
      <text:p text:style-name="P1">اودے</text:p>
      <text:p text:style-name="P1">اوفتا</text:p>
      <text:p text:style-name="P1">اوفتے</text:p>
      <text:p text:style-name="P1">اوفک</text:p>
      <text:p text:style-name="P1">اولِیکو</text:p>
      <text:p text:style-name="P1">اولِیکوڑان</text:p>
      <text:p text:style-name="P1">اونا</text:p>
      <text:p text:style-name="P1">اوڑا</text:p>
      <text:p text:style-name="P1">اوڑان</text:p>
      <text:p text:style-name="P1">اوڑتو</text:p>
      <text:p text:style-name="P1">اوڑتون</text:p>
      <text:p text:style-name="P1">اوڑکے</text:p>
      <text:p text:style-name="P1">اوڑے</text:p>
      <text:p text:style-name="P1">اوکان</text:p>
      <text:p text:style-name="P1">اَبؔدون</text:p>
      <text:p text:style-name="P1">اَبؔلِینے</text:p>
      <text:p text:style-name="P1">اَبؔیاہ</text:p>
      <text:p text:style-name="P1">اَتم</text:p>
      <text:p text:style-name="P1">اَتِبو</text:p>
      <text:p text:style-name="P1">اَتِنگ</text:p>
      <text:p text:style-name="P1">اَتِنگا</text:p>
      <text:p text:style-name="P1">اَتِنگار</text:p>
      <text:p text:style-name="P1">اَتِنگانُٹ</text:p>
      <text:p text:style-name="P1">اَتِنگاٹ</text:p>
      <text:p text:style-name="P1">اَتِنگیرہ</text:p>
      <text:p text:style-name="P1">اَتِپہ</text:p>
      <text:p text:style-name="P1">اَتہ</text:p>
      <text:p text:style-name="P1">اَتیر</text:p>
      <text:p text:style-name="P1">اَتیرہ</text:p>
      <text:p text:style-name="P1">اَتیرے</text:p>
      <text:p text:style-name="P1">اَتیس</text:p>
      <text:p text:style-name="P1">اَتیسہ</text:p>
      <text:p text:style-name="P1">اَتین</text:p>
      <text:p text:style-name="P1">اَتینگا</text:p>
      <text:p text:style-name="P1">اَتینہ</text:p>
      <text:p text:style-name="P1">اَتیو</text:p>
      <text:p text:style-name="P1">اَتیوہ</text:p>
      <text:p text:style-name="P1">اَتیک</text:p>
      <text:p text:style-name="P1">اَتے</text:p>
      <text:p text:style-name="P1">اَحُوال</text:p>
      <text:p text:style-name="P1">اَحُوالَس</text:p>
      <text:p text:style-name="P1">اَحُوالے</text:p>
      <text:p text:style-name="P1">اَخِؔیم</text:p>
      <text:p text:style-name="P1">اَخس</text:p>
      <text:p text:style-name="P1">اَخہ</text:p>
      <text:p text:style-name="P1">اَخیؔاکُس</text:p>
      <text:p text:style-name="P1">اَدؔومیہ</text:p>
      <text:p text:style-name="P1"><text:soft-page-break/>اَدا</text:p>
      <text:p text:style-name="P1">اَدَب</text:p>
      <text:p text:style-name="P1">اَرؔخپُس</text:p>
      <text:p text:style-name="P1">اَرؔفکسد</text:p>
      <text:p text:style-name="P1">اَرؔمتِیہ</text:p>
      <text:p text:style-name="P1">اَرِؔخپُس​ءے</text:p>
      <text:p text:style-name="P1">اَرِؔستُبُولیس</text:p>
      <text:p text:style-name="P1">اَرا</text:p>
      <text:p text:style-name="P1">اَرائِفتَنُٹ</text:p>
      <text:p text:style-name="P1">اَرائِفپَبو</text:p>
      <text:p text:style-name="P1">اَرائِفپَرہ</text:p>
      <text:p text:style-name="P1">اَرائِفپَن</text:p>
      <text:p text:style-name="P1">اَراد</text:p>
      <text:p text:style-name="P1">اَرادے</text:p>
      <text:p text:style-name="P1">اَرار</text:p>
      <text:p text:style-name="P1">اَرافتا</text:p>
      <text:p text:style-name="P1">اَرافتے</text:p>
      <text:p text:style-name="P1">اَرافک</text:p>
      <text:p text:style-name="P1">اَرانگ</text:p>
      <text:p text:style-name="P1">اَراڑان</text:p>
      <text:p text:style-name="P1">اَراڑیک</text:p>
      <text:p text:style-name="P1">اَراڑے</text:p>
      <text:p text:style-name="P1">اَراکان</text:p>
      <text:p text:style-name="P1">اَربو</text:p>
      <text:p text:style-name="P1">اَرِتؔاس</text:p>
      <text:p text:style-name="P1">اَرِسؔترخُس</text:p>
      <text:p text:style-name="P1">اَرِغ</text:p>
      <text:p text:style-name="P1">اَرِغاتا</text:p>
      <text:p text:style-name="P1">اَرِغاتے</text:p>
      <text:p text:style-name="P1">اَرِغاک</text:p>
      <text:p text:style-name="P1">اَرِغَس</text:p>
      <text:p text:style-name="P1">اَرِغے</text:p>
      <text:p text:style-name="P1">اَرِنگتَویسُس</text:p>
      <text:p text:style-name="P1">اَرِنگوکو</text:p>
      <text:p text:style-name="P1">اَرِنگِک</text:p>
      <text:p text:style-name="P1">اَرِپَنہ</text:p>
      <text:p text:style-name="P1">اَرِک</text:p>
      <text:p text:style-name="P1">اَریر</text:p>
      <text:p text:style-name="P1">اَریس</text:p>
      <text:p text:style-name="P1">اَرین</text:p>
      <text:p text:style-name="P1">اَریٹ</text:p>
      <text:p text:style-name="P1">اَرے</text:p>
      <text:p text:style-name="P1">اَز</text:p>
      <text:p text:style-name="P1">اَس</text:p>
      <text:p text:style-name="P1">اَستُونکاتے</text:p>
      <text:p text:style-name="P1">اَسلحہ</text:p>
      <text:p text:style-name="P1">اَسلحہ​غان</text:p>
      <text:p text:style-name="P1">اَسَکہ</text:p>
      <text:p text:style-name="P1">اَسُر</text:p>
      <text:p text:style-name="P1">اَسُرہ</text:p>
      <text:p text:style-name="P1">اَسُرے</text:p>
      <text:p text:style-name="P1">اَسُسہ</text:p>
      <text:p text:style-name="P1">اَسُنہ</text:p>
      <text:p text:style-name="P1">اَسُٹہ</text:p>
      <text:p text:style-name="P1">اَسِٹ</text:p>
      <text:p text:style-name="P1">اَسِٹَس</text:p>
      <text:p text:style-name="P1">اَسِٹَسے</text:p>
      <text:p text:style-name="P1">اَسِٹِنگا</text:p>
      <text:p text:style-name="P1">اَسِٹے</text:p>
      <text:p text:style-name="P1">اَصل</text:p>
      <text:p text:style-name="P1">اَصُل</text:p>
      <text:p text:style-name="P1">اَصُول</text:p>
      <text:p text:style-name="P1">اَغوا</text:p>
      <text:p text:style-name="P1">اَف</text:p>
      <text:p text:style-name="P1">اَفِؔیہ</text:p>
      <text:p text:style-name="P1">اَفسر</text:p>
      <text:p text:style-name="P1">اَفسراتا</text:p>
      <text:p text:style-name="P1">اَفسراتے</text:p>
      <text:p text:style-name="P1">اَفسراک</text:p>
      <text:p text:style-name="P1">اَفسرَس</text:p>
      <text:p text:style-name="P1">اَفسرَسے</text:p>
      <text:p text:style-name="P1">اَفسرے</text:p>
      <text:p text:style-name="P1"><text:soft-page-break/>اَفسوس</text:p>
      <text:p text:style-name="P1">اَفَس</text:p>
      <text:p text:style-name="P1">اَفَن</text:p>
      <text:p text:style-name="P1">اَفَٹ</text:p>
      <text:p text:style-name="P1">اَفَک</text:p>
      <text:p text:style-name="P1">اَفیرے</text:p>
      <text:p text:style-name="P1">اَفیس</text:p>
      <text:p text:style-name="P1">اَلؤ</text:p>
      <text:p text:style-name="P1">اَللا</text:p>
      <text:p text:style-name="P1">اَلَویرہ</text:p>
      <text:p text:style-name="P1">اَلَویرے</text:p>
      <text:p text:style-name="P1">اَلَوینہ</text:p>
      <text:p text:style-name="P1">اَلَویٹہ</text:p>
      <text:p text:style-name="P1">اَلَویکہ</text:p>
      <text:p text:style-name="P1">اَلِف</text:p>
      <text:p text:style-name="P1">اَلِنگ</text:p>
      <text:p text:style-name="P1">اَلیس</text:p>
      <text:p text:style-name="P1">اَلین</text:p>
      <text:p text:style-name="P1">اَلینہ</text:p>
      <text:p text:style-name="P1">اَلیو</text:p>
      <text:p text:style-name="P1">اَلیوہ</text:p>
      <text:p text:style-name="P1">اَمُؔون</text:p>
      <text:p text:style-name="P1">اَمن</text:p>
      <text:p text:style-name="P1">اَمنی</text:p>
      <text:p text:style-name="P1">اَمنے</text:p>
      <text:p text:style-name="P1">اَمِیر</text:p>
      <text:p text:style-name="P1">اَمِیراک</text:p>
      <text:p text:style-name="P1">اَمِیرو</text:p>
      <text:p text:style-name="P1">اَمِیرِنگا</text:p>
      <text:p text:style-name="P1">اَمِیری</text:p>
      <text:p text:style-name="P1">اَمِیری​ءو</text:p>
      <text:p text:style-name="P1">اَنؔدریاس</text:p>
      <text:p text:style-name="P1">اَنؔدریاسے</text:p>
      <text:p text:style-name="P1">اَنت</text:p>
      <text:p text:style-name="P1">اَنتَس</text:p>
      <text:p text:style-name="P1">اَنتےَ</text:p>
      <text:p text:style-name="P1">اَنگُور</text:p>
      <text:p text:style-name="P1">اَنگُوراک</text:p>
      <text:p text:style-name="P1">اَنگُورتا</text:p>
      <text:p text:style-name="P1">اَنگُورتے</text:p>
      <text:p text:style-name="P1">اَنگُورک</text:p>
      <text:p text:style-name="P1">اَنگُوری</text:p>
      <text:p text:style-name="P1">اَوَل</text:p>
      <text:p text:style-name="P1">اَوگُوستُس</text:p>
      <text:p text:style-name="P1">اَٹ</text:p>
      <text:p text:style-name="P1">اَپؔلِیون</text:p>
      <text:p text:style-name="P1">اَپؔلیس</text:p>
      <text:p text:style-name="P1">اَپُؔلوس</text:p>
      <text:p text:style-name="P1">اَپِیل</text:p>
      <text:p text:style-name="P1">اَڑزانِنگا</text:p>
      <text:p text:style-name="P1">اَژدِہار</text:p>
      <text:p text:style-name="P1">اَژدِہارَس</text:p>
      <text:p text:style-name="P1">اَژدِہارے</text:p>
      <text:p text:style-name="P1">اَکثر</text:p>
      <text:p text:style-name="P1">اَکوؔلہ</text:p>
      <text:p text:style-name="P1">اَگربتی</text:p>
      <text:p text:style-name="P1">اَگربتی​دانے</text:p>
      <text:p text:style-name="P1">اَگربتی​دان​َس</text:p>
      <text:p text:style-name="P1">اَگڑی</text:p>
      <text:p text:style-name="P1">اَگڑی​والا</text:p>
      <text:p text:style-name="P1">اُؔنِکرتُس</text:p>
      <text:p text:style-name="P1">اُرؔبانُس</text:p>
      <text:p text:style-name="P1">اُرؔدن</text:p>
      <text:p text:style-name="P1">اُرا</text:p>
      <text:p text:style-name="P1">اُرائی</text:p>
      <text:p text:style-name="P1">اُرائی​ءو</text:p>
      <text:p text:style-name="P1">اُرائے</text:p>
      <text:p text:style-name="P1">اُراتا</text:p>
      <text:p text:style-name="P1">اُراتے</text:p>
      <text:p text:style-name="P1">اُراغا</text:p>
      <text:p text:style-name="P1">اُراغان</text:p>
      <text:p text:style-name="P1">اُراوالاتے</text:p>
      <text:p text:style-name="P1"><text:soft-page-break/>اُراوالاک</text:p>
      <text:p text:style-name="P1">اُراَسے</text:p>
      <text:p text:style-name="P1">اُرے</text:p>
      <text:p text:style-name="P1">اُس</text:p>
      <text:p text:style-name="P1">اُست</text:p>
      <text:p text:style-name="P1">اُستاتا</text:p>
      <text:p text:style-name="P1">اُستاتے</text:p>
      <text:p text:style-name="P1">اُستاد</text:p>
      <text:p text:style-name="P1">اُستاداتے</text:p>
      <text:p text:style-name="P1">اُستادَس</text:p>
      <text:p text:style-name="P1">اُستاک</text:p>
      <text:p text:style-name="P1">اُستے</text:p>
      <text:p text:style-name="P1">اُسون</text:p>
      <text:p text:style-name="P1">اُف</text:p>
      <text:p text:style-name="P1">اُلمؔپاس</text:p>
      <text:p text:style-name="P1">اُلٹی</text:p>
      <text:p text:style-name="P1">اُمیت</text:p>
      <text:p text:style-name="P1">اُن</text:p>
      <text:p text:style-name="P1">اُنیؔسمُس</text:p>
      <text:p text:style-name="P1">اُنیؔسِفَرُس</text:p>
      <text:p text:style-name="P1">اُوؔریاہ</text:p>
      <text:p text:style-name="P1">اُٹ</text:p>
      <text:p text:style-name="P1">اُپُؔلوس</text:p>
      <text:p text:style-name="P1">اِبؔراھِیم</text:p>
      <text:p text:style-name="P1">اِبؔراھِیمے</text:p>
      <text:p text:style-name="P1">اِبؔلِیس</text:p>
      <text:p text:style-name="P1">اِبؔلِیسے</text:p>
      <text:p text:style-name="P1">اِتؔالیہ</text:p>
      <text:p text:style-name="P1">اِتِفاق</text:p>
      <text:p text:style-name="P1">اِتِفاقی</text:p>
      <text:p text:style-name="P1">اِتِنگ</text:p>
      <text:p text:style-name="P1">اِتھؔوپیا</text:p>
      <text:p text:style-name="P1">اِجارہ​داراتا</text:p>
      <text:p text:style-name="P1">اِجارہ​داراتے</text:p>
      <text:p text:style-name="P1">اِجارہ​داراک</text:p>
      <text:p text:style-name="P1">اِجارہ​غا</text:p>
      <text:p text:style-name="P1">اِجارہ​والا</text:p>
      <text:p text:style-name="P1">اِجازت</text:p>
      <text:p text:style-name="P1">اِجازتے</text:p>
      <text:p text:style-name="P1">اِدؔی</text:p>
      <text:p text:style-name="P1">اِرا</text:p>
      <text:p text:style-name="P1">اِرادہ</text:p>
      <text:p text:style-name="P1">اِرادہ​ءے</text:p>
      <text:p text:style-name="P1">اِرادہ​غاک</text:p>
      <text:p text:style-name="P1">اِرَغ</text:p>
      <text:p text:style-name="P1">اِرَغاتا</text:p>
      <text:p text:style-name="P1">اِرَغاتے</text:p>
      <text:p text:style-name="P1">اِرَغَس</text:p>
      <text:p text:style-name="P1">اِرَغَسے</text:p>
      <text:p text:style-name="P1">اِرَغے</text:p>
      <text:p text:style-name="P1">اِرَٹ</text:p>
      <text:p text:style-name="P1">اِرَٹَس</text:p>
      <text:p text:style-name="P1">اِرَٹے</text:p>
      <text:p text:style-name="P1">اِرَٹ​مِیکو</text:p>
      <text:p text:style-name="P1">اِرَٹ​مِیکو​ءے</text:p>
      <text:p text:style-name="P1">اِسؔرائیل</text:p>
      <text:p text:style-name="P1">اِسؔپین</text:p>
      <text:p text:style-name="P1">اِسؔکندریہ</text:p>
      <text:p text:style-name="P1">اِستار</text:p>
      <text:p text:style-name="P1">اِستاراتا</text:p>
      <text:p text:style-name="P1">اِستاراتے</text:p>
      <text:p text:style-name="P1">اِستاراک</text:p>
      <text:p text:style-name="P1">اِستارَس</text:p>
      <text:p text:style-name="P1">اِستارے</text:p>
      <text:p text:style-name="P1">اِستعمال</text:p>
      <text:p text:style-name="P1">اِستو</text:p>
      <text:p text:style-name="P1">اِسحؔاق</text:p>
      <text:p text:style-name="P1">اِسحؔاقے</text:p>
      <text:p text:style-name="P1">اِسٹؔیفن</text:p>
      <text:p text:style-name="P1">اِسٹؔیفنے</text:p>
      <text:p text:style-name="P1">اِسپرے</text:p>
      <text:p text:style-name="P1">اِسپنجے</text:p>
      <text:p text:style-name="P1"><text:soft-page-break/>اِسپَنجَسے</text:p>
      <text:p text:style-name="P1">اِسکان</text:p>
      <text:p text:style-name="P1">اِسکروتی</text:p>
      <text:p text:style-name="P1">اِسکروتی​ءے</text:p>
      <text:p text:style-name="P1">اِشؔکار</text:p>
      <text:p text:style-name="P1">اِشارہ</text:p>
      <text:p text:style-name="P1">اِشارہ​ءے</text:p>
      <text:p text:style-name="P1">اِشتافی</text:p>
      <text:p text:style-name="P1">اِفؔتاہ</text:p>
      <text:p text:style-name="P1">اِفؔرائِیم</text:p>
      <text:p text:style-name="P1">اِفؔسُس</text:p>
      <text:p text:style-name="P1">اِفسُؔس</text:p>
      <text:p text:style-name="P1">اِفسُؔسی</text:p>
      <text:p text:style-name="P1">اِفَتح</text:p>
      <text:p text:style-name="P1">اِقرار</text:p>
      <text:p text:style-name="P1">اِقراراتا</text:p>
      <text:p text:style-name="P1">اِقراراتے</text:p>
      <text:p text:style-name="P1">اِقراراک</text:p>
      <text:p text:style-name="P1">اِقرارَس</text:p>
      <text:p text:style-name="P1">اِقرارے</text:p>
      <text:p text:style-name="P1">اِلا</text:p>
      <text:p text:style-name="P1">اِلار</text:p>
      <text:p text:style-name="P1">اِلارے</text:p>
      <text:p text:style-name="P1">اِلاس</text:p>
      <text:p text:style-name="P1">اِلاسُر</text:p>
      <text:p text:style-name="P1">اِلاسُرے</text:p>
      <text:p text:style-name="P1">اِلان</text:p>
      <text:p text:style-name="P1">اِلانو</text:p>
      <text:p text:style-name="P1">اِلانورے</text:p>
      <text:p text:style-name="P1">اِلانُن</text:p>
      <text:p text:style-name="P1">اِلانُٹ</text:p>
      <text:p text:style-name="P1">اِلانے</text:p>
      <text:p text:style-name="P1">اِلاٹ</text:p>
      <text:p text:style-name="P1">اِلزام</text:p>
      <text:p text:style-name="P1">اِلزاماتا</text:p>
      <text:p text:style-name="P1">اِلزاماتے</text:p>
      <text:p text:style-name="P1">اِلزاماک</text:p>
      <text:p text:style-name="P1">اِلزامَس</text:p>
      <text:p text:style-name="P1">اِلزامے</text:p>
      <text:p text:style-name="P1">اِلمؔودام</text:p>
      <text:p text:style-name="P1">اِلُرؔکُم</text:p>
      <text:p text:style-name="P1">اِلِبو</text:p>
      <text:p text:style-name="P1">اِلِتؤ</text:p>
      <text:p text:style-name="P1">اِلِتَنورے</text:p>
      <text:p text:style-name="P1">اِلِتَنُٹ</text:p>
      <text:p text:style-name="P1">اِلِتَویر</text:p>
      <text:p text:style-name="P1">اِلِتَویرے</text:p>
      <text:p text:style-name="P1">اِلِتَویکہ</text:p>
      <text:p text:style-name="P1">اِلِتینورے</text:p>
      <text:p text:style-name="P1">اِلِنگ</text:p>
      <text:p text:style-name="P1">اِلِپَبو</text:p>
      <text:p text:style-name="P1">اِلِپَسہ</text:p>
      <text:p text:style-name="P1">اِلِپَنہ</text:p>
      <text:p text:style-name="P1">اِلِپَک</text:p>
      <text:p text:style-name="P1">اِلِپہ</text:p>
      <text:p text:style-name="P1">اِلِپیرے</text:p>
      <text:p text:style-name="P1">اِلِپیسہ</text:p>
      <text:p text:style-name="P1">اِلِک</text:p>
      <text:p text:style-name="P1">اِلِیؔعزر</text:p>
      <text:p text:style-name="P1">اِلِیؔماس</text:p>
      <text:p text:style-name="P1">اِلہ</text:p>
      <text:p text:style-name="P1">اِلیؔاس</text:p>
      <text:p text:style-name="P1">اِلیؔاسے</text:p>
      <text:p text:style-name="P1">اِلیؔاقِیم</text:p>
      <text:p text:style-name="P1">اِلیر</text:p>
      <text:p text:style-name="P1">اِلیرہ</text:p>
      <text:p text:style-name="P1">اِلیرے</text:p>
      <text:p text:style-name="P1">اِلیس</text:p>
      <text:p text:style-name="P1">اِلیمپَمبو</text:p>
      <text:p text:style-name="P1">اِلین</text:p>
      <text:p text:style-name="P1">اِلیوہ</text:p>
      <text:p text:style-name="P1">اِلے</text:p>
      <text:p text:style-name="P1"><text:soft-page-break/>اِمؔاٷُ</text:p>
      <text:p text:style-name="P1">اِمام</text:p>
      <text:p text:style-name="P1">اِماماتا</text:p>
      <text:p text:style-name="P1">اِماماتے</text:p>
      <text:p text:style-name="P1">اِمامَس</text:p>
      <text:p text:style-name="P1">اِمامک</text:p>
      <text:p text:style-name="P1">اِمامے</text:p>
      <text:p text:style-name="P1">اِنؔتاکیہ</text:p>
      <text:p text:style-name="P1">اِنؔطاکمیہ</text:p>
      <text:p text:style-name="P1">اِنؔقلابی</text:p>
      <text:p text:style-name="P1">اِنتؔپاس</text:p>
      <text:p text:style-name="P1">اِنتظار</text:p>
      <text:p text:style-name="P1">اِنتظارے</text:p>
      <text:p text:style-name="P1">اِنتظام</text:p>
      <text:p text:style-name="P1">اِنسان</text:p>
      <text:p text:style-name="P1">اِنساناتا</text:p>
      <text:p text:style-name="P1">اِنساناتے</text:p>
      <text:p text:style-name="P1">اِنساناک</text:p>
      <text:p text:style-name="P1">اِنسانَسے</text:p>
      <text:p text:style-name="P1">اِنسانی</text:p>
      <text:p text:style-name="P1">اِنسانی​ءو</text:p>
      <text:p text:style-name="P1">اِنسانے</text:p>
      <text:p text:style-name="P1">اِنصاف</text:p>
      <text:p text:style-name="P1">اِنصافو</text:p>
      <text:p text:style-name="P1">اِنصافَس</text:p>
      <text:p text:style-name="P1">اِنصافِنگا</text:p>
      <text:p text:style-name="P1">اِنعام</text:p>
      <text:p text:style-name="P1">اِنعامَس</text:p>
      <text:p text:style-name="P1">اِنعامے</text:p>
      <text:p text:style-name="P1">اِنقلاب</text:p>
      <text:p text:style-name="P1">اِنقلاباتا</text:p>
      <text:p text:style-name="P1">اِنقلابی</text:p>
      <text:p text:style-name="P1">اِنقلابی​َس</text:p>
      <text:p text:style-name="P1">اِنکار</text:p>
      <text:p text:style-name="P1">اِٹلیؔ</text:p>
      <text:p text:style-name="P1">اِپؔفراس</text:p>
      <text:p text:style-name="P1">اِپؔفُردِتس</text:p>
      <text:p text:style-name="P1">اِپؔفُردِتسے</text:p>
      <text:p text:style-name="P1">اِپؔکُوری</text:p>
      <text:p text:style-name="P1">اِپؔینِتُس</text:p>
      <text:p text:style-name="P1">اِکُنِؔیُم</text:p>
      <text:p text:style-name="P1">اِڷ</text:p>
      <text:p text:style-name="P1">اِڷے</text:p>
      <text:p text:style-name="P1">اِیزؔبِل</text:p>
      <text:p text:style-name="P1">اِیزَک</text:p>
      <text:p text:style-name="P1">اِیزَکے</text:p>
      <text:p text:style-name="P1">اِیلُم</text:p>
      <text:p text:style-name="P1">اِیلُمتا</text:p>
      <text:p text:style-name="P1">اِیلُمتے</text:p>
      <text:p text:style-name="P1">اِیلُمَس</text:p>
      <text:p text:style-name="P1">اِیلُمَسے</text:p>
      <text:p text:style-name="P1">اِیلُمک</text:p>
      <text:p text:style-name="P1">اِیلُمے</text:p>
      <text:p text:style-name="P1">اِیمان</text:p>
      <text:p text:style-name="P1">اِیماناتا</text:p>
      <text:p text:style-name="P1">اِیماناتے</text:p>
      <text:p text:style-name="P1">اِیماناک</text:p>
      <text:p text:style-name="P1">اِیماندار</text:p>
      <text:p text:style-name="P1">اِیمانداراتا</text:p>
      <text:p text:style-name="P1">اِیمانداراتے</text:p>
      <text:p text:style-name="P1">اِیمانداراک</text:p>
      <text:p text:style-name="P1">اِیماندارو</text:p>
      <text:p text:style-name="P1">اِیماندارِنگا</text:p>
      <text:p text:style-name="P1">اِیمانداری</text:p>
      <text:p text:style-name="P1">اِیمانو</text:p>
      <text:p text:style-name="P1">اِیمانَس</text:p>
      <text:p text:style-name="P1">اِیمانِنگا</text:p>
      <text:p text:style-name="P1">اِیمانِنگاتے</text:p>
      <text:p text:style-name="P1">اِیمانی</text:p>
      <text:p text:style-name="P1">اِیمانی​ءو</text:p>
      <text:p text:style-name="P1">اِیمانے</text:p>
      <text:p text:style-name="P1">اِیمان​والاتے</text:p>
      <text:p text:style-name="P1"><text:soft-page-break/>اِیڑ</text:p>
      <text:p text:style-name="P1">اِیڑتے</text:p>
      <text:p text:style-name="P1">اِیڑَس</text:p>
      <text:p text:style-name="P1">اِیڑک</text:p>
      <text:p text:style-name="P1">اپُؔلونیہ</text:p>
      <text:p text:style-name="P1">اپؔیُس</text:p>
      <text:p text:style-name="P1">اپُؔلوسے</text:p>
      <text:p text:style-name="P1">اگبُؔس</text:p>
      <text:p text:style-name="P1">اگرؔپا</text:p>
      <text:p text:style-name="P1">اگرؔپائے</text:p>
      <text:p text:style-name="P1">اگہ</text:p>
      <text:p text:style-name="P1">اہم</text:p>
      <text:p text:style-name="P1">اہمت</text:p>
      <text:p text:style-name="P1">اہمتے</text:p>
      <text:p text:style-name="P1">اہمو</text:p>
      <text:p text:style-name="P1">اہمِنگا</text:p>
      <text:p text:style-name="P1">اہمِیَت</text:p>
      <text:p text:style-name="P1">اہمِیَت​والا</text:p>
      <text:p text:style-name="P1">ای</text:p>
      <text:p text:style-name="P1">ایتوئے</text:p>
      <text:p text:style-name="P1">ایتَویر</text:p>
      <text:p text:style-name="P1">ایتِبو</text:p>
      <text:p text:style-name="P1">ایتِنگ</text:p>
      <text:p text:style-name="P1">ایتِنگے</text:p>
      <text:p text:style-name="P1">ایتِک</text:p>
      <text:p text:style-name="P1">ایتِک۔“​</text:p>
      <text:p text:style-name="P1">ایتیر</text:p>
      <text:p text:style-name="P1">ایتیرہ</text:p>
      <text:p text:style-name="P1">ایتیرے</text:p>
      <text:p text:style-name="P1">ایتیس</text:p>
      <text:p text:style-name="P1">ایتیسہ</text:p>
      <text:p text:style-name="P1">ایتیمبو</text:p>
      <text:p text:style-name="P1">ایتین</text:p>
      <text:p text:style-name="P1">ایتینہ</text:p>
      <text:p text:style-name="P1">ایتیو</text:p>
      <text:p text:style-name="P1">ایتیوہ</text:p>
      <text:p text:style-name="P1">ایتے</text:p>
      <text:p text:style-name="P1">ایشؔیا</text:p>
      <text:p text:style-name="P1">ایلو</text:p>
      <text:p text:style-name="P1">ایلوئے</text:p>
      <text:p text:style-name="P1">ایلودے</text:p>
      <text:p text:style-name="P1">ایلوفتا</text:p>
      <text:p text:style-name="P1">ایلوفتے</text:p>
      <text:p text:style-name="P1">ایلوفک</text:p>
      <text:p text:style-name="P1">ایلی</text:p>
      <text:p text:style-name="P1">اینؔیاس</text:p>
      <text:p text:style-name="P1">اینگ</text:p>
      <text:p text:style-name="P1">ایَنو</text:p>
      <text:p text:style-name="P1">ایُوؔب</text:p>
      <text:p text:style-name="P1">ایڑے</text:p>
      <text:p text:style-name="P1">اے</text:p>
      <text:p text:style-name="P1">بئیک</text:p>
      <text:p text:style-name="P1">بئے</text:p>
      <text:p text:style-name="P1">بئے​تا</text:p>
      <text:p text:style-name="P1">بئے​تے</text:p>
      <text:p text:style-name="P1">با</text:p>
      <text:p text:style-name="P1">بائید</text:p>
      <text:p text:style-name="P1">بائیدے</text:p>
      <text:p text:style-name="P1">بائے</text:p>
      <text:p text:style-name="P1">باب</text:p>
      <text:p text:style-name="P1">بابؔل</text:p>
      <text:p text:style-name="P1">بابؔل​والاک</text:p>
      <text:p text:style-name="P1">باتے</text:p>
      <text:p text:style-name="P1">باخوئے</text:p>
      <text:p text:style-name="P1">باخوَس</text:p>
      <text:p text:style-name="P1">باخوَسے</text:p>
      <text:p text:style-name="P1">بادباناتا</text:p>
      <text:p text:style-name="P1">بادباناتے</text:p>
      <text:p text:style-name="P1">بادبانَسے</text:p>
      <text:p text:style-name="P1">بادشاہ</text:p>
      <text:p text:style-name="P1">بادشاہت</text:p>
      <text:p text:style-name="P1">بادشاہِیک</text:p>
      <text:p text:style-name="P1"><text:soft-page-break/>بادشاہک</text:p>
      <text:p text:style-name="P1">بادشاہی</text:p>
      <text:p text:style-name="P1">بادشاہی​ءو</text:p>
      <text:p text:style-name="P1">بادشاہی​ءے</text:p>
      <text:p text:style-name="P1">بادشاہی​تے</text:p>
      <text:p text:style-name="P1">بادشاہ​ءے</text:p>
      <text:p text:style-name="P1">بادشاہ​تا</text:p>
      <text:p text:style-name="P1">بادشاہ​تے</text:p>
      <text:p text:style-name="P1">بادشاہ​غا</text:p>
      <text:p text:style-name="P1">بادشاہ​غان</text:p>
      <text:p text:style-name="P1">بادشاہ​َس</text:p>
      <text:p text:style-name="P1">بادشاہ​َسے</text:p>
      <text:p text:style-name="P1">بار</text:p>
      <text:p text:style-name="P1">بارو</text:p>
      <text:p text:style-name="P1">بارَوَٹ</text:p>
      <text:p text:style-name="P1">بارُن</text:p>
      <text:p text:style-name="P1">بارُنو</text:p>
      <text:p text:style-name="P1">بارُنِنگا</text:p>
      <text:p text:style-name="P1">بارِفِنگیرہ</text:p>
      <text:p text:style-name="P1">بارِفے</text:p>
      <text:p text:style-name="P1">بارِک</text:p>
      <text:p text:style-name="P1">باریرہ</text:p>
      <text:p text:style-name="P1">باریس</text:p>
      <text:p text:style-name="P1">باریسوسُس</text:p>
      <text:p text:style-name="P1">باریسونو</text:p>
      <text:p text:style-name="P1">باریسونے</text:p>
      <text:p text:style-name="P1">باریسُر</text:p>
      <text:p text:style-name="P1">بازار</text:p>
      <text:p text:style-name="P1">بازارتے</text:p>
      <text:p text:style-name="P1">بازی</text:p>
      <text:p text:style-name="P1">باسُن</text:p>
      <text:p text:style-name="P1">باسُنِنگا</text:p>
      <text:p text:style-name="P1">باسُنی</text:p>
      <text:p text:style-name="P1">باسِفِنگ</text:p>
      <text:p text:style-name="P1">باسِفے</text:p>
      <text:p text:style-name="P1">باسِک</text:p>
      <text:p text:style-name="P1">باغ</text:p>
      <text:p text:style-name="P1">باغاتے</text:p>
      <text:p text:style-name="P1">باغان</text:p>
      <text:p text:style-name="P1">باغَس</text:p>
      <text:p text:style-name="P1">باغَسے</text:p>
      <text:p text:style-name="P1">باغی</text:p>
      <text:p text:style-name="P1">باغے</text:p>
      <text:p text:style-name="P1">بال</text:p>
      <text:p text:style-name="P1">بالِشتَس</text:p>
      <text:p text:style-name="P1">بالٹی​َس</text:p>
      <text:p text:style-name="P1">بالی</text:p>
      <text:p text:style-name="P1">بانز</text:p>
      <text:p text:style-name="P1">بانزَسے</text:p>
      <text:p text:style-name="P1">بانسری</text:p>
      <text:p text:style-name="P1">بانگ</text:p>
      <text:p text:style-name="P1">بانگو</text:p>
      <text:p text:style-name="P1">بانگوَس</text:p>
      <text:p text:style-name="P1">باوَجُود</text:p>
      <text:p text:style-name="P1">باوہ</text:p>
      <text:p text:style-name="P1">باوہ​ءے</text:p>
      <text:p text:style-name="P1">باوہ​غا</text:p>
      <text:p text:style-name="P1">باوہ​غاتا</text:p>
      <text:p text:style-name="P1">باوہ​غاتے</text:p>
      <text:p text:style-name="P1">باوہ​غان</text:p>
      <text:p text:style-name="P1">باوہ​غاک</text:p>
      <text:p text:style-name="P1">باوہ​َس</text:p>
      <text:p text:style-name="P1">باوہ​پِیرہ</text:p>
      <text:p text:style-name="P1">باوہ​پِیرہ​غاتا</text:p>
      <text:p text:style-name="P1">باوہ​پِیرہ​غاتے</text:p>
      <text:p text:style-name="P1">باوہ​پِیرہ​غاک</text:p>
      <text:p text:style-name="P1">باکسرَس</text:p>
      <text:p text:style-name="P1">بتر</text:p>
      <text:p text:style-name="P1">بجائے</text:p>
      <text:p text:style-name="P1">بجہ</text:p>
      <text:p text:style-name="P1">بجہ​غا</text:p>
      <text:p text:style-name="P1">بحال</text:p>
      <text:p text:style-name="P1"><text:soft-page-break/>بحث</text:p>
      <text:p text:style-name="P1">بحثاتے</text:p>
      <text:p text:style-name="P1">بحثاک</text:p>
      <text:p text:style-name="P1">بحثے</text:p>
      <text:p text:style-name="P1">بحث​َسے</text:p>
      <text:p text:style-name="P1">بحیرہ</text:p>
      <text:p text:style-name="P1">بختَوار</text:p>
      <text:p text:style-name="P1">بختَوارو</text:p>
      <text:p text:style-name="P1">بختَوارَسے</text:p>
      <text:p text:style-name="P1">بد</text:p>
      <text:p text:style-name="P1">بددُعا</text:p>
      <text:p text:style-name="P1">بدرد</text:p>
      <text:p text:style-name="P1">بدرُوح</text:p>
      <text:p text:style-name="P1">بدل</text:p>
      <text:p text:style-name="P1">بدلہ</text:p>
      <text:p text:style-name="P1">بدلہ​ءے</text:p>
      <text:p text:style-name="P1">بدلہ​َس</text:p>
      <text:p text:style-name="P1">بدنام</text:p>
      <text:p text:style-name="P1">بدنے</text:p>
      <text:p text:style-name="P1">بدِنگا</text:p>
      <text:p text:style-name="P1">بدی</text:p>
      <text:p text:style-name="P1">برؔابا</text:p>
      <text:p text:style-name="P1">برؔابائے</text:p>
      <text:p text:style-name="P1">برؔتلمائی</text:p>
      <text:p text:style-name="P1">برؔتِمائی</text:p>
      <text:p text:style-name="P1">برؔسبا</text:p>
      <text:p text:style-name="P1">برؔق</text:p>
      <text:p text:style-name="P1">برؔنباس</text:p>
      <text:p text:style-name="P1">برؔنباسے</text:p>
      <text:p text:style-name="P1">برؔنِیکے</text:p>
      <text:p text:style-name="P1">برؔکیاہ</text:p>
      <text:p text:style-name="P1">برابر</text:p>
      <text:p text:style-name="P1">برابری</text:p>
      <text:p text:style-name="P1">برام</text:p>
      <text:p text:style-name="P1">برامَس</text:p>
      <text:p text:style-name="P1">برامَسے</text:p>
      <text:p text:style-name="P1">برامِیک</text:p>
      <text:p text:style-name="P1">برامی</text:p>
      <text:p text:style-name="P1">برامی​ءو</text:p>
      <text:p text:style-name="P1">برامی​ءے</text:p>
      <text:p text:style-name="P1">برامی​تا</text:p>
      <text:p text:style-name="P1">برامی​تے</text:p>
      <text:p text:style-name="P1">برامی​َسے</text:p>
      <text:p text:style-name="P1">برانڈہ</text:p>
      <text:p text:style-name="P1">برانڈہ​تے</text:p>
      <text:p text:style-name="P1">برانڈہ​والاتے</text:p>
      <text:p text:style-name="P1">برف</text:p>
      <text:p text:style-name="P1">بروئی</text:p>
      <text:p text:style-name="P1">بروئے</text:p>
      <text:p text:style-name="P1">برور</text:p>
      <text:p text:style-name="P1">بروسُٹ</text:p>
      <text:p text:style-name="P1">بروسہ</text:p>
      <text:p text:style-name="P1">بروسہ​ءے</text:p>
      <text:p text:style-name="P1">بروٹ</text:p>
      <text:p text:style-name="P1">بروکا</text:p>
      <text:p text:style-name="P1">بروکاتے</text:p>
      <text:p text:style-name="P1">بروکاک</text:p>
      <text:p text:style-name="P1">بروکو</text:p>
      <text:p text:style-name="P1">بروکوَسے</text:p>
      <text:p text:style-name="P1">برَباد</text:p>
      <text:p text:style-name="P1">برِنجاتے</text:p>
      <text:p text:style-name="P1">برکت</text:p>
      <text:p text:style-name="P1">بریر</text:p>
      <text:p text:style-name="P1">بریرہ</text:p>
      <text:p text:style-name="P1">بریرے</text:p>
      <text:p text:style-name="P1">بریس</text:p>
      <text:p text:style-name="P1">بریسہ</text:p>
      <text:p text:style-name="P1">برین</text:p>
      <text:p text:style-name="P1">برینہ</text:p>
      <text:p text:style-name="P1">بریو</text:p>
      <text:p text:style-name="P1">بریوہ</text:p>
      <text:p text:style-name="P1">بریک</text:p>
      <text:p text:style-name="P1"><text:soft-page-break/>برے</text:p>
      <text:p text:style-name="P1">بزغراتے</text:p>
      <text:p text:style-name="P1">بزغراک</text:p>
      <text:p text:style-name="P1">بزغراکا</text:p>
      <text:p text:style-name="P1">بزغرَس</text:p>
      <text:p text:style-name="P1">بسُرے</text:p>
      <text:p text:style-name="P1">بشخ</text:p>
      <text:p text:style-name="P1">بشخَس</text:p>
      <text:p text:style-name="P1">بشخِنگ</text:p>
      <text:p text:style-name="P1">بشخے</text:p>
      <text:p text:style-name="P1">بعؔل</text:p>
      <text:p text:style-name="P1">بعؔور</text:p>
      <text:p text:style-name="P1">بغاوت</text:p>
      <text:p text:style-name="P1">بغیر</text:p>
      <text:p text:style-name="P1">بفیس</text:p>
      <text:p text:style-name="P1">بقائیا</text:p>
      <text:p text:style-name="P1">بلسؔتُسے</text:p>
      <text:p text:style-name="P1">بلعؔام</text:p>
      <text:p text:style-name="P1">بلغوڑ</text:p>
      <text:p text:style-name="P1">بلغوڑاتا</text:p>
      <text:p text:style-name="P1">بلغوڑاک</text:p>
      <text:p text:style-name="P1">بلغوڑے</text:p>
      <text:p text:style-name="P1">بلقؔ</text:p>
      <text:p text:style-name="P1">بلقؔے</text:p>
      <text:p text:style-name="P1">بلُٹ</text:p>
      <text:p text:style-name="P1">بلکہ</text:p>
      <text:p text:style-name="P1">بلہ</text:p>
      <text:p text:style-name="P1">بند</text:p>
      <text:p text:style-name="P1">بندغ</text:p>
      <text:p text:style-name="P1">بندغاتا</text:p>
      <text:p text:style-name="P1">بندغاتے</text:p>
      <text:p text:style-name="P1">بندغاک</text:p>
      <text:p text:style-name="P1">بندغَس</text:p>
      <text:p text:style-name="P1">بندغَسے</text:p>
      <text:p text:style-name="P1">بندغے</text:p>
      <text:p text:style-name="P1">بندوبستے</text:p>
      <text:p text:style-name="P1">بوؔعز</text:p>
      <text:p text:style-name="P1">بوتلَس</text:p>
      <text:p text:style-name="P1">بوتلَسے</text:p>
      <text:p text:style-name="P1">بوجھ</text:p>
      <text:p text:style-name="P1">بَبو</text:p>
      <text:p text:style-name="P1">بَتؤ</text:p>
      <text:p text:style-name="P1">بَتَنو</text:p>
      <text:p text:style-name="P1">بَتَنورے</text:p>
      <text:p text:style-name="P1">بَتَنُٹ</text:p>
      <text:p text:style-name="P1">بَتَنے</text:p>
      <text:p text:style-name="P1">بَتَویر</text:p>
      <text:p text:style-name="P1">بَتَویرہ</text:p>
      <text:p text:style-name="P1">بَتَویرے</text:p>
      <text:p text:style-name="P1">بَتَویسُس</text:p>
      <text:p text:style-name="P1">بَتَویکہ</text:p>
      <text:p text:style-name="P1">بَر</text:p>
      <text:p text:style-name="P1">بَرَم</text:p>
      <text:p text:style-name="P1">بَرَک</text:p>
      <text:p text:style-name="P1">بَس</text:p>
      <text:p text:style-name="P1">بَسوسُر</text:p>
      <text:p text:style-name="P1">بَسوسُس</text:p>
      <text:p text:style-name="P1">بَسوسُن</text:p>
      <text:p text:style-name="P1">بَسونو</text:p>
      <text:p text:style-name="P1">بَسونورے</text:p>
      <text:p text:style-name="P1">بَسونُس</text:p>
      <text:p text:style-name="P1">بَسونُن</text:p>
      <text:p text:style-name="P1">بَسونُٹ</text:p>
      <text:p text:style-name="P1">بَسونے</text:p>
      <text:p text:style-name="P1">بَسَکہ</text:p>
      <text:p text:style-name="P1">بَسُر</text:p>
      <text:p text:style-name="P1">بَسُرہ</text:p>
      <text:p text:style-name="P1">بَسُرے</text:p>
      <text:p text:style-name="P1">بَسُس</text:p>
      <text:p text:style-name="P1">بَسُن</text:p>
      <text:p text:style-name="P1">بَسُٹ</text:p>
      <text:p text:style-name="P1">بَسُٹہ</text:p>
      <text:p text:style-name="P1"><text:soft-page-break/>بَش</text:p>
      <text:p text:style-name="P1">بَشہ</text:p>
      <text:p text:style-name="P1">بَف</text:p>
      <text:p text:style-name="P1">بَفَبو</text:p>
      <text:p text:style-name="P1">بَفَر</text:p>
      <text:p text:style-name="P1">بَفَروئے</text:p>
      <text:p text:style-name="P1">بَفَروسُس</text:p>
      <text:p text:style-name="P1">بَفَروسُٹ</text:p>
      <text:p text:style-name="P1">بَفَرہ</text:p>
      <text:p text:style-name="P1">بَفَس</text:p>
      <text:p text:style-name="P1">بَفَسہ</text:p>
      <text:p text:style-name="P1">بَفَک</text:p>
      <text:p text:style-name="P1">بَفیسہ</text:p>
      <text:p text:style-name="P1">بَنؔیمِین</text:p>
      <text:p text:style-name="P1">بَنِنگ</text:p>
      <text:p text:style-name="P1">بَٹِفِنگانو</text:p>
      <text:p text:style-name="P1">بَٹِنگا</text:p>
      <text:p text:style-name="P1">بَٹِنگاسُر</text:p>
      <text:p text:style-name="P1">بَٹِنگاسُس</text:p>
      <text:p text:style-name="P1">بَٹِنگاسُٹ</text:p>
      <text:p text:style-name="P1">بَٹِنگانے</text:p>
      <text:p text:style-name="P1">بَٹِنگوکا</text:p>
      <text:p text:style-name="P1">بَٹِنگے</text:p>
      <text:p text:style-name="P1">بَٹینگ</text:p>
      <text:p text:style-name="P1">بَٹینگار</text:p>
      <text:p text:style-name="P1">بَٹینگاس</text:p>
      <text:p text:style-name="P1">بَٹینگانُس</text:p>
      <text:p text:style-name="P1">بَٹینگبو</text:p>
      <text:p text:style-name="P1">بَگی</text:p>
      <text:p text:style-name="P1">بَگی​َسے</text:p>
      <text:p text:style-name="P1">بُت</text:p>
      <text:p text:style-name="P1">بُتاتا</text:p>
      <text:p text:style-name="P1">بُتاتے</text:p>
      <text:p text:style-name="P1">بُتاک</text:p>
      <text:p text:style-name="P1">بُتَس</text:p>
      <text:p text:style-name="P1">بُتَسے</text:p>
      <text:p text:style-name="P1">بُتی</text:p>
      <text:p text:style-name="P1">بُتی​ءو</text:p>
      <text:p text:style-name="P1">بُتے</text:p>
      <text:p text:style-name="P1">بُرائِیک</text:p>
      <text:p text:style-name="P1">بُرائی</text:p>
      <text:p text:style-name="P1">بُرائی​تا</text:p>
      <text:p text:style-name="P1">بُرائی​تے</text:p>
      <text:p text:style-name="P1">بُزُرگَس</text:p>
      <text:p text:style-name="P1">بُنڈ</text:p>
      <text:p text:style-name="P1">بُنیاد</text:p>
      <text:p text:style-name="P1">بُنیاداک</text:p>
      <text:p text:style-name="P1">بُنیادَس</text:p>
      <text:p text:style-name="P1">بُنیادے</text:p>
      <text:p text:style-name="P1">بُنین</text:p>
      <text:p text:style-name="P1">بُوؔانِرگِس</text:p>
      <text:p text:style-name="P1">بُوچ</text:p>
      <text:p text:style-name="P1">بُٹ</text:p>
      <text:p text:style-name="P1">بُٹاتے</text:p>
      <text:p text:style-name="P1">بُٹَسے</text:p>
      <text:p text:style-name="P1">بُڑز</text:p>
      <text:p text:style-name="P1">بُڑزِنگا</text:p>
      <text:p text:style-name="P1">بُڑزی</text:p>
      <text:p text:style-name="P1">بُک</text:p>
      <text:p text:style-name="P1">بِتؔھنیاہ</text:p>
      <text:p text:style-name="P1">بِج</text:p>
      <text:p text:style-name="P1">بِجاتا</text:p>
      <text:p text:style-name="P1">بِجاتے</text:p>
      <text:p text:style-name="P1">بِجاک</text:p>
      <text:p text:style-name="P1">بِجَسے</text:p>
      <text:p text:style-name="P1">بِجے</text:p>
      <text:p text:style-name="P1">بِستر</text:p>
      <text:p text:style-name="P1">بِستری</text:p>
      <text:p text:style-name="P1">بِسوسُر</text:p>
      <text:p text:style-name="P1">بِسونو</text:p>
      <text:p text:style-name="P1">بِسونے</text:p>
      <text:p text:style-name="P1">بِسوکا</text:p>
      <text:p text:style-name="P1"><text:soft-page-break/>بِسوکو</text:p>
      <text:p text:style-name="P1">بِسُونِنگا</text:p>
      <text:p text:style-name="P1">بِسِتَنے</text:p>
      <text:p text:style-name="P1">بِسِس</text:p>
      <text:p text:style-name="P1">بِسِسونے</text:p>
      <text:p text:style-name="P1">بِسِسُر</text:p>
      <text:p text:style-name="P1">بِسِف</text:p>
      <text:p text:style-name="P1">بِسِفبو</text:p>
      <text:p text:style-name="P1">بِسِفِنگ</text:p>
      <text:p text:style-name="P1">بِسِفِک</text:p>
      <text:p text:style-name="P1">بِسِفیر</text:p>
      <text:p text:style-name="P1">بِسِفیرے</text:p>
      <text:p text:style-name="P1">بِسِفیسہ</text:p>
      <text:p text:style-name="P1">بِسِفیمبو</text:p>
      <text:p text:style-name="P1">بِسِفین</text:p>
      <text:p text:style-name="P1">بِسِفینے</text:p>
      <text:p text:style-name="P1">بِسِفیو</text:p>
      <text:p text:style-name="P1">بِسِفے</text:p>
      <text:p text:style-name="P1">بِسِنگ</text:p>
      <text:p text:style-name="P1">بِسِنگِنگ</text:p>
      <text:p text:style-name="P1">بِسِپ</text:p>
      <text:p text:style-name="P1">بِسِک</text:p>
      <text:p text:style-name="P1">بِسیسُس</text:p>
      <text:p text:style-name="P1">بِسیفبو</text:p>
      <text:p text:style-name="P1">بِسیفیو</text:p>
      <text:p text:style-name="P1">بِسین</text:p>
      <text:p text:style-name="P1">بِسے</text:p>
      <text:p text:style-name="P1">بِشخِندہ</text:p>
      <text:p text:style-name="P1">بِمبو</text:p>
      <text:p text:style-name="P1">بِمپَبو</text:p>
      <text:p text:style-name="P1">بِمپَروئے</text:p>
      <text:p text:style-name="P1">بِمپَروسُر</text:p>
      <text:p text:style-name="P1">بِمپَس</text:p>
      <text:p text:style-name="P1">بِمپَن</text:p>
      <text:p text:style-name="P1">بِمپَک</text:p>
      <text:p text:style-name="P1">بِمپیرے</text:p>
      <text:p text:style-name="P1">بِن</text:p>
      <text:p text:style-name="P1">بِنتَنو</text:p>
      <text:p text:style-name="P1">بِنتَنورے</text:p>
      <text:p text:style-name="P1">بِنتَنُن</text:p>
      <text:p text:style-name="P1">بِنتَنے</text:p>
      <text:p text:style-name="P1">بِنتَویسُر</text:p>
      <text:p text:style-name="P1">بِنوکا</text:p>
      <text:p text:style-name="P1">بِنوکاتے</text:p>
      <text:p text:style-name="P1">بِنوکاک</text:p>
      <text:p text:style-name="P1">بِنِفیو</text:p>
      <text:p text:style-name="P1">بِنِنگ</text:p>
      <text:p text:style-name="P1">بِنِنگَکہ</text:p>
      <text:p text:style-name="P1">بِنِنگے</text:p>
      <text:p text:style-name="P1">بِنِک</text:p>
      <text:p text:style-name="P1">بِنگ</text:p>
      <text:p text:style-name="P1">بِنگورے</text:p>
      <text:p text:style-name="P1">بِنگوسُر</text:p>
      <text:p text:style-name="P1">بِنگوسُس</text:p>
      <text:p text:style-name="P1">بِنگوسٹ</text:p>
      <text:p text:style-name="P1">بِنگونو</text:p>
      <text:p text:style-name="P1">بِنگونورے</text:p>
      <text:p text:style-name="P1">بِنگونُن</text:p>
      <text:p text:style-name="P1">بِنگونُٹ</text:p>
      <text:p text:style-name="P1">بِنگونے</text:p>
      <text:p text:style-name="P1">بِنگَکہ</text:p>
      <text:p text:style-name="P1">بِنگُر</text:p>
      <text:p text:style-name="P1">بِنگُرہ</text:p>
      <text:p text:style-name="P1">بِنگُرے</text:p>
      <text:p text:style-name="P1">بِنگُس</text:p>
      <text:p text:style-name="P1">بِنگُن</text:p>
      <text:p text:style-name="P1">بِنگُنورے</text:p>
      <text:p text:style-name="P1">بِنگُٹ</text:p>
      <text:p text:style-name="P1">بِنیر</text:p>
      <text:p text:style-name="P1">بِنیرہ</text:p>
      <text:p text:style-name="P1">بِنیرے</text:p>
      <text:p text:style-name="P1">بِنین</text:p>
      <text:p text:style-name="P1"><text:soft-page-break/>بِنیو</text:p>
      <text:p text:style-name="P1">بِنے</text:p>
      <text:p text:style-name="P1">بِٹ</text:p>
      <text:p text:style-name="P1">بِٹبو</text:p>
      <text:p text:style-name="P1">بِٹوکا</text:p>
      <text:p text:style-name="P1">بِٹِتؤ</text:p>
      <text:p text:style-name="P1">بِٹِنگانے</text:p>
      <text:p text:style-name="P1">بِٹِنگے</text:p>
      <text:p text:style-name="P1">بِٹِک</text:p>
      <text:p text:style-name="P1">بِٹِںگ</text:p>
      <text:p text:style-name="P1">بِٹیر</text:p>
      <text:p text:style-name="P1">بِٹیرہ</text:p>
      <text:p text:style-name="P1">بِٹین</text:p>
      <text:p text:style-name="P1">بِٹینہ</text:p>
      <text:p text:style-name="P1">بِٹیو</text:p>
      <text:p text:style-name="P1">بِٹیوہ</text:p>
      <text:p text:style-name="P1">بِٹیکہ</text:p>
      <text:p text:style-name="P1">بِٹے</text:p>
      <text:p text:style-name="P1">بِیست</text:p>
      <text:p text:style-name="P1">بِیش</text:p>
      <text:p text:style-name="P1">بِیشتا</text:p>
      <text:p text:style-name="P1">بِیمار</text:p>
      <text:p text:style-name="P1">بِیماراتا</text:p>
      <text:p text:style-name="P1">بِیماراتے</text:p>
      <text:p text:style-name="P1">بِیماراک</text:p>
      <text:p text:style-name="P1">بِیمارَس</text:p>
      <text:p text:style-name="P1">بِیمارِنگا</text:p>
      <text:p text:style-name="P1">بِیمارِنگاتا</text:p>
      <text:p text:style-name="P1">بِیمارِیک</text:p>
      <text:p text:style-name="P1">بِیماری</text:p>
      <text:p text:style-name="P1">بِیماری​ءے</text:p>
      <text:p text:style-name="P1">بِیماری​تا</text:p>
      <text:p text:style-name="P1">بِیماری​تے</text:p>
      <text:p text:style-name="P1">بِیماری​َس</text:p>
      <text:p text:style-name="P1">بِیمارے</text:p>
      <text:p text:style-name="P1">بِینگُن</text:p>
      <text:p text:style-name="P1">بِینگُنی</text:p>
      <text:p text:style-name="P1">بچا</text:p>
      <text:p text:style-name="P1">بچائِف</text:p>
      <text:p text:style-name="P1">بچائِفبو</text:p>
      <text:p text:style-name="P1">بچائِفتَنے</text:p>
      <text:p text:style-name="P1">بچائِفتَویکہ</text:p>
      <text:p text:style-name="P1">بچائِفوئی</text:p>
      <text:p text:style-name="P1">بچائِفوکا</text:p>
      <text:p text:style-name="P1">بچائِفِنگ</text:p>
      <text:p text:style-name="P1">بچائِفِنگانو</text:p>
      <text:p text:style-name="P1">بچائِفِنگانورے</text:p>
      <text:p text:style-name="P1">بچائِفِنگیر</text:p>
      <text:p text:style-name="P1">بچائِفِنگیرہ</text:p>
      <text:p text:style-name="P1">بچائِفِک</text:p>
      <text:p text:style-name="P1">بچائِفیر</text:p>
      <text:p text:style-name="P1">بچائِفیرہ</text:p>
      <text:p text:style-name="P1">بچائِفیرے</text:p>
      <text:p text:style-name="P1">بچائِفیسہ</text:p>
      <text:p text:style-name="P1">بچائِفین</text:p>
      <text:p text:style-name="P1">بچائِفینو</text:p>
      <text:p text:style-name="P1">بچائِفینے</text:p>
      <text:p text:style-name="P1">بچائِفیو</text:p>
      <text:p text:style-name="P1">بچائِفیوہ</text:p>
      <text:p text:style-name="P1">بچائِفیٹ</text:p>
      <text:p text:style-name="P1">بچائِفے</text:p>
      <text:p text:style-name="P1">بچار</text:p>
      <text:p text:style-name="P1">بچانورے</text:p>
      <text:p text:style-name="P1">بچانُن</text:p>
      <text:p text:style-name="P1">بچانُٹ</text:p>
      <text:p text:style-name="P1">بچاٹہ</text:p>
      <text:p text:style-name="P1">بچبو</text:p>
      <text:p text:style-name="P1">بچوئی</text:p>
      <text:p text:style-name="P1">بچور</text:p>
      <text:p text:style-name="P1">بچوکا</text:p>
      <text:p text:style-name="P1">بچوکاک</text:p>
      <text:p text:style-name="P1">بچِتؤ</text:p>
      <text:p text:style-name="P1"><text:soft-page-break/>بچِتَنے</text:p>
      <text:p text:style-name="P1">بچِتَویکہ</text:p>
      <text:p text:style-name="P1">بچِفوئی</text:p>
      <text:p text:style-name="P1">بچِنگ</text:p>
      <text:p text:style-name="P1">بچِپَسہ</text:p>
      <text:p text:style-name="P1">بچِپَک</text:p>
      <text:p text:style-name="P1">بچِک</text:p>
      <text:p text:style-name="P1">بچیر</text:p>
      <text:p text:style-name="P1">بچیرہ</text:p>
      <text:p text:style-name="P1">بچیرے</text:p>
      <text:p text:style-name="P1">بچیسہ</text:p>
      <text:p text:style-name="P1">بچین</text:p>
      <text:p text:style-name="P1">بچینہ</text:p>
      <text:p text:style-name="P1">بچے</text:p>
      <text:p text:style-name="P1">بگل</text:p>
      <text:p text:style-name="P1">بگلاتا</text:p>
      <text:p text:style-name="P1">بگلاتے</text:p>
      <text:p text:style-name="P1">بگلے</text:p>
      <text:p text:style-name="P1">بھاز</text:p>
      <text:p text:style-name="P1">بھازاتے</text:p>
      <text:p text:style-name="P1">بھازِنگا</text:p>
      <text:p text:style-name="P1">بھازِنگاتا</text:p>
      <text:p text:style-name="P1">بھازِنگاتے</text:p>
      <text:p text:style-name="P1">بھازِنگاک</text:p>
      <text:p text:style-name="P1">بھلا</text:p>
      <text:p text:style-name="P1">بھلاتے</text:p>
      <text:p text:style-name="P1">بھلو</text:p>
      <text:p text:style-name="P1">بھلُن</text:p>
      <text:p text:style-name="P1">بھلُنی</text:p>
      <text:p text:style-name="P1">بھلُنی​ءے</text:p>
      <text:p text:style-name="P1">بہ</text:p>
      <text:p text:style-name="P1">بہا</text:p>
      <text:p text:style-name="P1">بہانہ</text:p>
      <text:p text:style-name="P1">بہانہ​َسے</text:p>
      <text:p text:style-name="P1">بیؔت​زاتا</text:p>
      <text:p text:style-name="P1">بیؔت​صیدا</text:p>
      <text:p text:style-name="P1">بیؔت​عِنیاہ</text:p>
      <text:p text:style-name="P1">بیؔت​فِگے</text:p>
      <text:p text:style-name="P1">بیؔت​لحم</text:p>
      <text:p text:style-name="P1">بیؔریہ</text:p>
      <text:p text:style-name="P1">بیؔریہ​غا</text:p>
      <text:p text:style-name="P1">بیان</text:p>
      <text:p text:style-name="P1">بیدار</text:p>
      <text:p text:style-name="P1">بیرِفبو</text:p>
      <text:p text:style-name="P1">بیرِفیر</text:p>
      <text:p text:style-name="P1">بیمبو</text:p>
      <text:p text:style-name="P1">بین</text:p>
      <text:p text:style-name="P1">بینا</text:p>
      <text:p text:style-name="P1">بینار</text:p>
      <text:p text:style-name="P1">بینارہ</text:p>
      <text:p text:style-name="P1">بیناس</text:p>
      <text:p text:style-name="P1">بیناسُر</text:p>
      <text:p text:style-name="P1">بیناسُس</text:p>
      <text:p text:style-name="P1">بینانو</text:p>
      <text:p text:style-name="P1">بیناکہ</text:p>
      <text:p text:style-name="P1">بینتَنُس</text:p>
      <text:p text:style-name="P1">بینتَویسُس</text:p>
      <text:p text:style-name="P1">بینوک</text:p>
      <text:p text:style-name="P1">بینوکا</text:p>
      <text:p text:style-name="P1">بینوکے</text:p>
      <text:p text:style-name="P1">بینِفیر</text:p>
      <text:p text:style-name="P1">بینِنگ</text:p>
      <text:p text:style-name="P1">بینِک</text:p>
      <text:p text:style-name="P1">بینیر</text:p>
      <text:p text:style-name="P1">بینیرہ</text:p>
      <text:p text:style-name="P1">بینین</text:p>
      <text:p text:style-name="P1">بینینہ</text:p>
      <text:p text:style-name="P1">بیَدہ</text:p>
      <text:p text:style-name="P1">بی​بی</text:p>
      <text:p text:style-name="P1">بے</text:p>
      <text:p text:style-name="P1">بے​ءے</text:p>
      <text:p text:style-name="P1">بے​دَس</text:p>
      <text:p text:style-name="P1"><text:soft-page-break/>بے​کار</text:p>
      <text:p text:style-name="P1">بے​کارِنگا</text:p>
      <text:p text:style-name="P1">تؤ</text:p>
      <text:p text:style-name="P1">تؤئے</text:p>
      <text:p text:style-name="P1">تؤَس</text:p>
      <text:p text:style-name="P1">تا</text:p>
      <text:p text:style-name="P1">تاتہ</text:p>
      <text:p text:style-name="P1">تاج</text:p>
      <text:p text:style-name="P1">تاجاتے</text:p>
      <text:p text:style-name="P1">تاجاک</text:p>
      <text:p text:style-name="P1">تاجَس</text:p>
      <text:p text:style-name="P1">تاجے</text:p>
      <text:p text:style-name="P1">تار</text:p>
      <text:p text:style-name="P1">تارؔہ</text:p>
      <text:p text:style-name="P1">تارمہ</text:p>
      <text:p text:style-name="P1">تارمہ​غان</text:p>
      <text:p text:style-name="P1">تارمہ​َس</text:p>
      <text:p text:style-name="P1">تارمہ​ِنگا</text:p>
      <text:p text:style-name="P1">تارِیخَس</text:p>
      <text:p text:style-name="P1">تاس</text:p>
      <text:p text:style-name="P1">تاستے</text:p>
      <text:p text:style-name="P1">تال</text:p>
      <text:p text:style-name="P1">تالاتے</text:p>
      <text:p text:style-name="P1">تالان</text:p>
      <text:p text:style-name="P1">تالاک</text:p>
      <text:p text:style-name="P1">تالے</text:p>
      <text:p text:style-name="P1">تاکہ</text:p>
      <text:p text:style-name="P1">تاک​بُری</text:p>
      <text:p text:style-name="P1">تاک​بُری​ءے</text:p>
      <text:p text:style-name="P1">تبؔرِیُس</text:p>
      <text:p text:style-name="P1">تبؔریاس</text:p>
      <text:p text:style-name="P1">تباہ</text:p>
      <text:p text:style-name="P1">تباہی</text:p>
      <text:p text:style-name="P1">تبلِیخ</text:p>
      <text:p text:style-name="P1">تبلِیخے</text:p>
      <text:p text:style-name="P1">تحصب</text:p>
      <text:p text:style-name="P1">تختہ​غاتے</text:p>
      <text:p text:style-name="P1">تختہ​غاک</text:p>
      <text:p text:style-name="P1">تختی</text:p>
      <text:p text:style-name="P1">تختی​َس</text:p>
      <text:p text:style-name="P1">تختی​َسے</text:p>
      <text:p text:style-name="P1">تدؔئی</text:p>
      <text:p text:style-name="P1">تر</text:p>
      <text:p text:style-name="P1">ترؔتِیُس</text:p>
      <text:p text:style-name="P1">ترؔخونی​تِس</text:p>
      <text:p text:style-name="P1">ترؔسی</text:p>
      <text:p text:style-name="P1">ترؔطُلُس</text:p>
      <text:p text:style-name="P1">ترؔوآس</text:p>
      <text:p text:style-name="P1">ترُؔوفوسہ</text:p>
      <text:p text:style-name="P1">ترُؔوفینہ</text:p>
      <text:p text:style-name="P1">ترجُبہ</text:p>
      <text:p text:style-name="P1">ترجُمہ</text:p>
      <text:p text:style-name="P1">ترخِفینورے</text:p>
      <text:p text:style-name="P1">ترقی</text:p>
      <text:p text:style-name="P1">ترونگُڑ</text:p>
      <text:p text:style-name="P1">ترَخا</text:p>
      <text:p text:style-name="P1">ترِک</text:p>
      <text:p text:style-name="P1">تسلی</text:p>
      <text:p text:style-name="P1">تعارُف</text:p>
      <text:p text:style-name="P1">تعالیٰ</text:p>
      <text:p text:style-name="P1">تعداد</text:p>
      <text:p text:style-name="P1">تعدادَس</text:p>
      <text:p text:style-name="P1">تعلُق</text:p>
      <text:p text:style-name="P1">تعلِیم</text:p>
      <text:p text:style-name="P1">تقرِیباً</text:p>
      <text:p text:style-name="P1">تلار</text:p>
      <text:p text:style-name="P1">تلاپ</text:p>
      <text:p text:style-name="P1">تلاپَس</text:p>
      <text:p text:style-name="P1">تلیتا</text:p>
      <text:p text:style-name="P1">تم</text:p>
      <text:p text:style-name="P1">تما</text:p>
      <text:p text:style-name="P1">تمار</text:p>
      <text:p text:style-name="P1"><text:soft-page-break/>تمارہ</text:p>
      <text:p text:style-name="P1">تماسُر</text:p>
      <text:p text:style-name="P1">تماسُس</text:p>
      <text:p text:style-name="P1">تمان</text:p>
      <text:p text:style-name="P1">تمانو</text:p>
      <text:p text:style-name="P1">تمانُٹ</text:p>
      <text:p text:style-name="P1">تمانے</text:p>
      <text:p text:style-name="P1">تماٹ</text:p>
      <text:p text:style-name="P1">تماکہ</text:p>
      <text:p text:style-name="P1">تمبو</text:p>
      <text:p text:style-name="P1">تموئے</text:p>
      <text:p text:style-name="P1">تموک</text:p>
      <text:p text:style-name="P1">تمِنگ</text:p>
      <text:p text:style-name="P1">تمِک</text:p>
      <text:p text:style-name="P1">تمیر</text:p>
      <text:p text:style-name="P1">تمیرہ</text:p>
      <text:p text:style-name="P1">تمیرے</text:p>
      <text:p text:style-name="P1">تمے</text:p>
      <text:p text:style-name="P1">تنخُواہ</text:p>
      <text:p text:style-name="P1">تو</text:p>
      <text:p text:style-name="P1">توؔما</text:p>
      <text:p text:style-name="P1">توؔمائے</text:p>
      <text:p text:style-name="P1">توجہ</text:p>
      <text:p text:style-name="P1">توجہ​ءے</text:p>
      <text:p text:style-name="P1">تور</text:p>
      <text:p text:style-name="P1">تورات</text:p>
      <text:p text:style-name="P1">توراتے</text:p>
      <text:p text:style-name="P1">توربو</text:p>
      <text:p text:style-name="P1">تورتَنو</text:p>
      <text:p text:style-name="P1">تورتَویسورے</text:p>
      <text:p text:style-name="P1">توروک</text:p>
      <text:p text:style-name="P1">تورِنگ</text:p>
      <text:p text:style-name="P1">تورِنگے</text:p>
      <text:p text:style-name="P1">تورِک</text:p>
      <text:p text:style-name="P1">تورپَبو</text:p>
      <text:p text:style-name="P1">تورپَرہ</text:p>
      <text:p text:style-name="P1">تورپَسہ</text:p>
      <text:p text:style-name="P1">تورپَک</text:p>
      <text:p text:style-name="P1">تورپہ</text:p>
      <text:p text:style-name="P1">توریر</text:p>
      <text:p text:style-name="P1">توریرے</text:p>
      <text:p text:style-name="P1">توریسُر</text:p>
      <text:p text:style-name="P1">توریسُٹ</text:p>
      <text:p text:style-name="P1">توریسہ</text:p>
      <text:p text:style-name="P1">تورین</text:p>
      <text:p text:style-name="P1">تورینورے</text:p>
      <text:p text:style-name="P1">تورینُن</text:p>
      <text:p text:style-name="P1">تورینہ</text:p>
      <text:p text:style-name="P1">تورینے</text:p>
      <text:p text:style-name="P1">توریو</text:p>
      <text:p text:style-name="P1">توریوہ</text:p>
      <text:p text:style-name="P1">توریکہ</text:p>
      <text:p text:style-name="P1">تورے</text:p>
      <text:p text:style-name="P1">توفِیق</text:p>
      <text:p text:style-name="P1">تون</text:p>
      <text:p text:style-name="P1">تَخت</text:p>
      <text:p text:style-name="P1">تَختاتے</text:p>
      <text:p text:style-name="P1">تَختَسے</text:p>
      <text:p text:style-name="P1">تَرازُوَس</text:p>
      <text:p text:style-name="P1">تَرس</text:p>
      <text:p text:style-name="P1">تَف</text:p>
      <text:p text:style-name="P1">تَفبو</text:p>
      <text:p text:style-name="P1">تَفتَنے</text:p>
      <text:p text:style-name="P1">تَفتَویرہ</text:p>
      <text:p text:style-name="P1">تَفر</text:p>
      <text:p text:style-name="P1">تَفصِیل</text:p>
      <text:p text:style-name="P1">تَفوک</text:p>
      <text:p text:style-name="P1">تَفوکا</text:p>
      <text:p text:style-name="P1">تَفِنگ</text:p>
      <text:p text:style-name="P1">تَفِنگا</text:p>
      <text:p text:style-name="P1">تَفِنگاسُس</text:p>
      <text:p text:style-name="P1">تَفِنگانے</text:p>
      <text:p text:style-name="P1"><text:soft-page-break/>تَفِنگاٹ</text:p>
      <text:p text:style-name="P1">تَفِنگِک</text:p>
      <text:p text:style-name="P1">تَفِنگیو</text:p>
      <text:p text:style-name="P1">تَفِنگیوہ</text:p>
      <text:p text:style-name="P1">تَفِنگے</text:p>
      <text:p text:style-name="P1">تَفِک</text:p>
      <text:p text:style-name="P1">تَفپَبو</text:p>
      <text:p text:style-name="P1">تَفیر</text:p>
      <text:p text:style-name="P1">تَفیرہ</text:p>
      <text:p text:style-name="P1">تَفیرے</text:p>
      <text:p text:style-name="P1">تَفیسُس</text:p>
      <text:p text:style-name="P1">تَفین</text:p>
      <text:p text:style-name="P1">تَفینو</text:p>
      <text:p text:style-name="P1">تَفینُٹ</text:p>
      <text:p text:style-name="P1">تَفیو</text:p>
      <text:p text:style-name="P1">تَفیوہ</text:p>
      <text:p text:style-name="P1">تَفیکہ</text:p>
      <text:p text:style-name="P1">تَفے</text:p>
      <text:p text:style-name="P1">تَل</text:p>
      <text:p text:style-name="P1">تَم</text:p>
      <text:p text:style-name="P1">تَمؔر</text:p>
      <text:p text:style-name="P1">تَمبہ​غاک</text:p>
      <text:p text:style-name="P1">تَمتَویکہ</text:p>
      <text:p text:style-name="P1">تَمشود</text:p>
      <text:p text:style-name="P1">تَمِتؤ</text:p>
      <text:p text:style-name="P1">تَمِپ</text:p>
      <text:p text:style-name="P1">تَمِپَن</text:p>
      <text:p text:style-name="P1">تَمِپَک</text:p>
      <text:p text:style-name="P1">تَمپَبو</text:p>
      <text:p text:style-name="P1">تَمپَروئے</text:p>
      <text:p text:style-name="P1">تَنگ</text:p>
      <text:p text:style-name="P1">تَنیا</text:p>
      <text:p text:style-name="P1">تَنیائی</text:p>
      <text:p text:style-name="P1">تَنیاِنگا</text:p>
      <text:p text:style-name="P1">تَوار</text:p>
      <text:p text:style-name="P1">تَواراتے</text:p>
      <text:p text:style-name="P1">تَواراک</text:p>
      <text:p text:style-name="P1">تَوارَس</text:p>
      <text:p text:style-name="P1">تَوارَسے</text:p>
      <text:p text:style-name="P1">تَوارے</text:p>
      <text:p text:style-name="P1">تَڑ</text:p>
      <text:p text:style-name="P1">تَڑبو</text:p>
      <text:p text:style-name="P1">تَڑتَنو</text:p>
      <text:p text:style-name="P1">تَڑتَویسُس</text:p>
      <text:p text:style-name="P1">تَڑور</text:p>
      <text:p text:style-name="P1">تَڑوکا</text:p>
      <text:p text:style-name="P1">تَڑوکاتا</text:p>
      <text:p text:style-name="P1">تَڑوکاک</text:p>
      <text:p text:style-name="P1">تَڑَس</text:p>
      <text:p text:style-name="P1">تَڑِنگ</text:p>
      <text:p text:style-name="P1">تَڑِنگپَسہ</text:p>
      <text:p text:style-name="P1">تَڑِک</text:p>
      <text:p text:style-name="P1">تَڑپَبو</text:p>
      <text:p text:style-name="P1">تَڑپَرہ</text:p>
      <text:p text:style-name="P1">تَڑپَس</text:p>
      <text:p text:style-name="P1">تَڑپَک</text:p>
      <text:p text:style-name="P1">تَڑیر</text:p>
      <text:p text:style-name="P1">تَڑیرہ</text:p>
      <text:p text:style-name="P1">تَڑیرے</text:p>
      <text:p text:style-name="P1">تَڑیس</text:p>
      <text:p text:style-name="P1">تَڑیسُس</text:p>
      <text:p text:style-name="P1">تَڑیسہ</text:p>
      <text:p text:style-name="P1">تَڑینُس</text:p>
      <text:p text:style-name="P1">تَڑینُٹ</text:p>
      <text:p text:style-name="P1">تَڑینگے</text:p>
      <text:p text:style-name="P1">تَڑینے</text:p>
      <text:p text:style-name="P1">تَڑیو</text:p>
      <text:p text:style-name="P1">تَڑیوہ</text:p>
      <text:p text:style-name="P1">تَڑیک</text:p>
      <text:p text:style-name="P1">تَڑے</text:p>
      <text:p text:style-name="P1">تُخِؔفُس</text:p>
      <text:p text:style-name="P1">تُخِؔفُسے</text:p>
      <text:p text:style-name="P1"><text:soft-page-break/>تُد</text:p>
      <text:p text:style-name="P1">تُرؔفِمُس</text:p>
      <text:p text:style-name="P1">تُرؔفِمُسے</text:p>
      <text:p text:style-name="P1">تُرؔنُس</text:p>
      <text:p text:style-name="P1">تُغ</text:p>
      <text:p text:style-name="P1">تُغَس</text:p>
      <text:p text:style-name="P1">تُغی</text:p>
      <text:p text:style-name="P1">تُغے</text:p>
      <text:p text:style-name="P1">تُف</text:p>
      <text:p text:style-name="P1">تُنگان</text:p>
      <text:p text:style-name="P1">تُو</text:p>
      <text:p text:style-name="P1">تُوال</text:p>
      <text:p text:style-name="P1">تُوالَس</text:p>
      <text:p text:style-name="P1">تُوبے</text:p>
      <text:p text:style-name="P1">تُوت</text:p>
      <text:p text:style-name="P1">تُوس</text:p>
      <text:p text:style-name="P1">تُوسونُن</text:p>
      <text:p text:style-name="P1">تُوسَکہ</text:p>
      <text:p text:style-name="P1">تُوسُر</text:p>
      <text:p text:style-name="P1">تُوسُٹ</text:p>
      <text:p text:style-name="P1">تُولبو</text:p>
      <text:p text:style-name="P1">تُولتَنُٹ</text:p>
      <text:p text:style-name="P1">تُولتَنے</text:p>
      <text:p text:style-name="P1">تُولوک</text:p>
      <text:p text:style-name="P1">تُولوکا</text:p>
      <text:p text:style-name="P1">تُولوکائے</text:p>
      <text:p text:style-name="P1">تُولوکاتے</text:p>
      <text:p text:style-name="P1">تُولوکاک</text:p>
      <text:p text:style-name="P1">تُولوکو</text:p>
      <text:p text:style-name="P1">تُولوکی</text:p>
      <text:p text:style-name="P1">تُولِف</text:p>
      <text:p text:style-name="P1">تُولِفبو</text:p>
      <text:p text:style-name="P1">تُولِفِک</text:p>
      <text:p text:style-name="P1">تُولِفیر</text:p>
      <text:p text:style-name="P1">تُولِفیرہ</text:p>
      <text:p text:style-name="P1">تُولِفیسہ</text:p>
      <text:p text:style-name="P1">تُولِفیو</text:p>
      <text:p text:style-name="P1">تُولِفیوہ</text:p>
      <text:p text:style-name="P1">تُولِفیکہ</text:p>
      <text:p text:style-name="P1">تُولِفے</text:p>
      <text:p text:style-name="P1">تُولِنگ</text:p>
      <text:p text:style-name="P1">تُولپ</text:p>
      <text:p text:style-name="P1">تُولپَک</text:p>
      <text:p text:style-name="P1">تُولیر</text:p>
      <text:p text:style-name="P1">تُولیرہ</text:p>
      <text:p text:style-name="P1">تُولیرے</text:p>
      <text:p text:style-name="P1">تُولیسہ</text:p>
      <text:p text:style-name="P1">تُولیو</text:p>
      <text:p text:style-name="P1">تُولیوہ</text:p>
      <text:p text:style-name="P1">تُولیک</text:p>
      <text:p text:style-name="P1">تُولے</text:p>
      <text:p text:style-name="P1">تُوڷ</text:p>
      <text:p text:style-name="P1">تِبؔیتا</text:p>
      <text:p text:style-name="P1">تِتؤ</text:p>
      <text:p text:style-name="P1">تِتونُس</text:p>
      <text:p text:style-name="P1">تِتونُٹ</text:p>
      <text:p text:style-name="P1">تِتَنو</text:p>
      <text:p text:style-name="P1">تِتَنورے</text:p>
      <text:p text:style-name="P1">تِتَنُس</text:p>
      <text:p text:style-name="P1">تِتَنُٹ</text:p>
      <text:p text:style-name="P1">تِتَنے</text:p>
      <text:p text:style-name="P1">تِتَویر</text:p>
      <text:p text:style-name="P1">تِتَویرہ</text:p>
      <text:p text:style-name="P1">تِتَویرے</text:p>
      <text:p text:style-name="P1">تِتَویس</text:p>
      <text:p text:style-name="P1">تِتَویسُس</text:p>
      <text:p text:style-name="P1">تِتَویسُن</text:p>
      <text:p text:style-name="P1">تِتَویٹ</text:p>
      <text:p text:style-name="P1">تِتَویٹہ</text:p>
      <text:p text:style-name="P1">تِتَویکہ</text:p>
      <text:p text:style-name="P1">تِخ</text:p>
      <text:p text:style-name="P1">تِخا</text:p>
      <text:p text:style-name="P1"><text:soft-page-break/>تِخار</text:p>
      <text:p text:style-name="P1">تِخارہ</text:p>
      <text:p text:style-name="P1">تِخارے</text:p>
      <text:p text:style-name="P1">تِخاس</text:p>
      <text:p text:style-name="P1">تِخاسُر</text:p>
      <text:p text:style-name="P1">تِخاسُس</text:p>
      <text:p text:style-name="P1">تِخان</text:p>
      <text:p text:style-name="P1">تِخانو</text:p>
      <text:p text:style-name="P1">تِخانورے</text:p>
      <text:p text:style-name="P1">تِخانُس</text:p>
      <text:p text:style-name="P1">تِخانُن</text:p>
      <text:p text:style-name="P1">تِخانُٹ</text:p>
      <text:p text:style-name="P1">تِخانہ</text:p>
      <text:p text:style-name="P1">تِخانے</text:p>
      <text:p text:style-name="P1">تِخاٹ</text:p>
      <text:p text:style-name="P1">تِخاٹہ</text:p>
      <text:p text:style-name="P1">تِخاکہ</text:p>
      <text:p text:style-name="P1">تِخبو</text:p>
      <text:p text:style-name="P1">تِختؤ</text:p>
      <text:p text:style-name="P1">تِختَنو</text:p>
      <text:p text:style-name="P1">تِختَنورے</text:p>
      <text:p text:style-name="P1">تِختَنُن</text:p>
      <text:p text:style-name="P1">تِختَنے</text:p>
      <text:p text:style-name="P1">تِختَویر</text:p>
      <text:p text:style-name="P1">تِختَویرہ</text:p>
      <text:p text:style-name="P1">تِختَویرے</text:p>
      <text:p text:style-name="P1">تِختَویس</text:p>
      <text:p text:style-name="P1">تِختَویسُر</text:p>
      <text:p text:style-name="P1">تِختَویسُرے</text:p>
      <text:p text:style-name="P1">تِختَویسُس</text:p>
      <text:p text:style-name="P1">تِختَویسُن</text:p>
      <text:p text:style-name="P1">تِختَویسُٹ</text:p>
      <text:p text:style-name="P1">تِختَوین</text:p>
      <text:p text:style-name="P1">تِختَویٹ</text:p>
      <text:p text:style-name="P1">تِختَویکہ</text:p>
      <text:p text:style-name="P1">تِخفیرے</text:p>
      <text:p text:style-name="P1">تِخفیسُس</text:p>
      <text:p text:style-name="P1">تِخوئی</text:p>
      <text:p text:style-name="P1">تِخوئے</text:p>
      <text:p text:style-name="P1">تِخور</text:p>
      <text:p text:style-name="P1">تِخوسورے</text:p>
      <text:p text:style-name="P1">تِخون</text:p>
      <text:p text:style-name="P1">تِخوٹ</text:p>
      <text:p text:style-name="P1">تِخوک</text:p>
      <text:p text:style-name="P1">تِخوکا</text:p>
      <text:p text:style-name="P1">تِخوکائے</text:p>
      <text:p text:style-name="P1">تِخوکاتا</text:p>
      <text:p text:style-name="P1">تِخوکاتے</text:p>
      <text:p text:style-name="P1">تِخوکاک</text:p>
      <text:p text:style-name="P1">تِخوکو</text:p>
      <text:p text:style-name="P1">تِخوکوَس</text:p>
      <text:p text:style-name="P1">تِخِس</text:p>
      <text:p text:style-name="P1">تِخِفبو</text:p>
      <text:p text:style-name="P1">تِخِنگ</text:p>
      <text:p text:style-name="P1">تِخِنگا</text:p>
      <text:p text:style-name="P1">تِخِنگاسُس</text:p>
      <text:p text:style-name="P1">تِخِنگانو</text:p>
      <text:p text:style-name="P1">تِخِنگانے</text:p>
      <text:p text:style-name="P1">تِخِنگِک</text:p>
      <text:p text:style-name="P1">تِخِنگیر</text:p>
      <text:p text:style-name="P1">تِخِنگیرہ</text:p>
      <text:p text:style-name="P1">تِخِنگے</text:p>
      <text:p text:style-name="P1">تِخِک</text:p>
      <text:p text:style-name="P1">تِخپ</text:p>
      <text:p text:style-name="P1">تِخپَبو</text:p>
      <text:p text:style-name="P1">تِخپَر</text:p>
      <text:p text:style-name="P1">تِخپَرہ</text:p>
      <text:p text:style-name="P1">تِخپَس</text:p>
      <text:p text:style-name="P1">تِخپَسہ</text:p>
      <text:p text:style-name="P1">تِخپَن</text:p>
      <text:p text:style-name="P1">تِخپَنہ</text:p>
      <text:p text:style-name="P1">تِخپَک</text:p>
      <text:p text:style-name="P1"><text:soft-page-break/>تِخپہ</text:p>
      <text:p text:style-name="P1">تِخپیرے</text:p>
      <text:p text:style-name="P1">تِخپیس</text:p>
      <text:p text:style-name="P1">تِخپیسہ</text:p>
      <text:p text:style-name="P1">تِخیر</text:p>
      <text:p text:style-name="P1">تِخیرہ</text:p>
      <text:p text:style-name="P1">تِخیرے</text:p>
      <text:p text:style-name="P1">تِخیس</text:p>
      <text:p text:style-name="P1">تِخیسہ</text:p>
      <text:p text:style-name="P1">تِخیمبو</text:p>
      <text:p text:style-name="P1">تِخین</text:p>
      <text:p text:style-name="P1">تِخینہ</text:p>
      <text:p text:style-name="P1">تِخیو</text:p>
      <text:p text:style-name="P1">تِخیوہ</text:p>
      <text:p text:style-name="P1">تِخے</text:p>
      <text:p text:style-name="P1">تِرفِنگ</text:p>
      <text:p text:style-name="P1">تِرفیر</text:p>
      <text:p text:style-name="P1">تِرفیسُس</text:p>
      <text:p text:style-name="P1">تِرفیو</text:p>
      <text:p text:style-name="P1">تِرفیٹہ</text:p>
      <text:p text:style-name="P1">تِرفے</text:p>
      <text:p text:style-name="P1">تِروئی</text:p>
      <text:p text:style-name="P1">تِرور</text:p>
      <text:p text:style-name="P1">تِروسُٹ</text:p>
      <text:p text:style-name="P1">تِروکا</text:p>
      <text:p text:style-name="P1">تِروکائے</text:p>
      <text:p text:style-name="P1">تِروکاتا</text:p>
      <text:p text:style-name="P1">تِروکاتے</text:p>
      <text:p text:style-name="P1">تِروکاغا</text:p>
      <text:p text:style-name="P1">تِروکاغان</text:p>
      <text:p text:style-name="P1">تِروکاک</text:p>
      <text:p text:style-name="P1">تِروکو</text:p>
      <text:p text:style-name="P1">تِروکوَس</text:p>
      <text:p text:style-name="P1">تِریسہ</text:p>
      <text:p text:style-name="P1">تِس</text:p>
      <text:p text:style-name="P1">تِسورہ</text:p>
      <text:p text:style-name="P1">تِسورے</text:p>
      <text:p text:style-name="P1">تِسوسُر</text:p>
      <text:p text:style-name="P1">تِسوسُس</text:p>
      <text:p text:style-name="P1">تِسوسُن</text:p>
      <text:p text:style-name="P1">تِسوسُٹ</text:p>
      <text:p text:style-name="P1">تِسونو</text:p>
      <text:p text:style-name="P1">تِسونُس</text:p>
      <text:p text:style-name="P1">تِسونُٹ</text:p>
      <text:p text:style-name="P1">تِسونے</text:p>
      <text:p text:style-name="P1">تِسَکہ</text:p>
      <text:p text:style-name="P1">تِسُر</text:p>
      <text:p text:style-name="P1">تِسُرہ</text:p>
      <text:p text:style-name="P1">تِسُس</text:p>
      <text:p text:style-name="P1">تِسُن</text:p>
      <text:p text:style-name="P1">تِسُٹ</text:p>
      <text:p text:style-name="P1">تِسُٹہ</text:p>
      <text:p text:style-name="P1">تِسکان</text:p>
      <text:p text:style-name="P1">تِف</text:p>
      <text:p text:style-name="P1">تِفَبو</text:p>
      <text:p text:style-name="P1">تِفَروسُٹ</text:p>
      <text:p text:style-name="P1">تِفَرہ</text:p>
      <text:p text:style-name="P1">تِفَس</text:p>
      <text:p text:style-name="P1">تِفَسہ</text:p>
      <text:p text:style-name="P1">تِفَن</text:p>
      <text:p text:style-name="P1">تِفَنہ</text:p>
      <text:p text:style-name="P1">تِفَک</text:p>
      <text:p text:style-name="P1">تِفہ</text:p>
      <text:p text:style-name="P1">تِفیرے</text:p>
      <text:p text:style-name="P1">تِفیسہ</text:p>
      <text:p text:style-name="P1">تِفیمبو</text:p>
      <text:p text:style-name="P1">تِفین</text:p>
      <text:p text:style-name="P1">تِفینہ</text:p>
      <text:p text:style-name="P1">تِمؔائی</text:p>
      <text:p text:style-name="P1">تِنِنگ</text:p>
      <text:p text:style-name="P1">تِنِنگا</text:p>
      <text:p text:style-name="P1">تِنِنگار</text:p>
      <text:p text:style-name="P1"><text:soft-page-break/>تِنِنگاسُر</text:p>
      <text:p text:style-name="P1">تِنِنگاسُس</text:p>
      <text:p text:style-name="P1">تِنِنگانو</text:p>
      <text:p text:style-name="P1">تِنِنگانُٹ</text:p>
      <text:p text:style-name="P1">تِنِنگانے</text:p>
      <text:p text:style-name="P1">تِنِنگتؤ</text:p>
      <text:p text:style-name="P1">تِنِنگوئے</text:p>
      <text:p text:style-name="P1">تِنِنگِک</text:p>
      <text:p text:style-name="P1">تِنِنگپَک</text:p>
      <text:p text:style-name="P1">تِنِنگیرہ</text:p>
      <text:p text:style-name="P1">تِنِنگیوہ</text:p>
      <text:p text:style-name="P1">تِنِنگے</text:p>
      <text:p text:style-name="P1">تِپَرہ</text:p>
      <text:p text:style-name="P1">تِپَسہ</text:p>
      <text:p text:style-name="P1">تِپَنہ</text:p>
      <text:p text:style-name="P1">تِپَک</text:p>
      <text:p text:style-name="P1">تِپیرے</text:p>
      <text:p text:style-name="P1">تِپیسہ</text:p>
      <text:p text:style-name="P1">تِیؔمُتھِیُس</text:p>
      <text:p text:style-name="P1">تِیؔمُتھِیُسے</text:p>
      <text:p text:style-name="P1">تِیر</text:p>
      <text:p text:style-name="P1">تِیراتے</text:p>
      <text:p text:style-name="P1">تکبُر</text:p>
      <text:p text:style-name="P1">تکبُروالا</text:p>
      <text:p text:style-name="P1">تکلِیف</text:p>
      <text:p text:style-name="P1">تکلِیفاتا</text:p>
      <text:p text:style-name="P1">تکلِیفاتے</text:p>
      <text:p text:style-name="P1">تکلِیفاک</text:p>
      <text:p text:style-name="P1">تکلِیفے</text:p>
      <text:p text:style-name="P1">تھؔسلُنِیکے</text:p>
      <text:p text:style-name="P1">تھؔواتِیرہ</text:p>
      <text:p text:style-name="P1">تھِؔیُفِلُس</text:p>
      <text:p text:style-name="P1">تھِؔیُفِلُسے</text:p>
      <text:p text:style-name="P1">تھؔیُوداس</text:p>
      <text:p text:style-name="P1">تہ</text:p>
      <text:p text:style-name="P1">تہہ</text:p>
      <text:p text:style-name="P1">تہہ​ءے</text:p>
      <text:p text:style-name="P1">تیؔمون</text:p>
      <text:p text:style-name="P1">تیار</text:p>
      <text:p text:style-name="P1">تیارو</text:p>
      <text:p text:style-name="P1">تیاری</text:p>
      <text:p text:style-name="P1">تیز</text:p>
      <text:p text:style-name="P1">تیزو</text:p>
      <text:p text:style-name="P1">تیزِنگا</text:p>
      <text:p text:style-name="P1">تیل</text:p>
      <text:p text:style-name="P1">تیلے</text:p>
      <text:p text:style-name="P1">تین</text:p>
      <text:p text:style-name="P1">تینا</text:p>
      <text:p text:style-name="P1">تینائے</text:p>
      <text:p text:style-name="P1">تینَٹ</text:p>
      <text:p text:style-name="P1">تینے</text:p>
      <text:p text:style-name="P1">تیٹی</text:p>
      <text:p text:style-name="P1">تیڷ</text:p>
      <text:p text:style-name="P1">تیڷتے</text:p>
      <text:p text:style-name="P1">ثابت</text:p>
      <text:p text:style-name="P1">ثبُوت</text:p>
      <text:p text:style-name="P1">ثبُوتَس</text:p>
      <text:p text:style-name="P1">جائِز</text:p>
      <text:p text:style-name="P1">جائِلاک</text:p>
      <text:p text:style-name="P1">جائی</text:p>
      <text:p text:style-name="P1">جائیداد</text:p>
      <text:p text:style-name="P1">جائیدادے</text:p>
      <text:p text:style-name="P1">جادُو</text:p>
      <text:p text:style-name="P1">جادُوگر</text:p>
      <text:p text:style-name="P1">جادُوگراتا</text:p>
      <text:p text:style-name="P1">جادُوگراتے</text:p>
      <text:p text:style-name="P1">جادُوگراک</text:p>
      <text:p text:style-name="P1">جادُوگرَس</text:p>
      <text:p text:style-name="P1">جادُوگرَسے</text:p>
      <text:p text:style-name="P1">جادُوگری</text:p>
      <text:p text:style-name="P1">جاری</text:p>
      <text:p text:style-name="P1">جاسُوس</text:p>
      <text:p text:style-name="P1"><text:soft-page-break/>جاسُوساتا</text:p>
      <text:p text:style-name="P1">جاسُوساتے</text:p>
      <text:p text:style-name="P1">جاسُوساک</text:p>
      <text:p text:style-name="P1">جال</text:p>
      <text:p text:style-name="P1">جالاتے</text:p>
      <text:p text:style-name="P1">جالے</text:p>
      <text:p text:style-name="P1">جان</text:p>
      <text:p text:style-name="P1">جاناتے</text:p>
      <text:p text:style-name="P1">جاناک</text:p>
      <text:p text:style-name="P1">جانَس</text:p>
      <text:p text:style-name="P1">جانَسے</text:p>
      <text:p text:style-name="P1">جانی</text:p>
      <text:p text:style-name="P1">جانے</text:p>
      <text:p text:style-name="P1">جاڑ</text:p>
      <text:p text:style-name="P1">جاڑی</text:p>
      <text:p text:style-name="P1">جاڑی​ءو</text:p>
      <text:p text:style-name="P1">جاگہ</text:p>
      <text:p text:style-name="P1">جاگہ​ءے</text:p>
      <text:p text:style-name="P1">جاگہ​غا</text:p>
      <text:p text:style-name="P1">جاگہ​غاتا</text:p>
      <text:p text:style-name="P1">جاگہ​غاتے</text:p>
      <text:p text:style-name="P1">جاگہ​غان</text:p>
      <text:p text:style-name="P1">جاگہ​َس</text:p>
      <text:p text:style-name="P1">جاگہ​َسے</text:p>
      <text:p text:style-name="P1">جبؔرائیل</text:p>
      <text:p text:style-name="P1">جبؔرائیلے</text:p>
      <text:p text:style-name="P1">جدؔعون</text:p>
      <text:p text:style-name="P1">جزِیرہ</text:p>
      <text:p text:style-name="P1">جزِیرہ​غا</text:p>
      <text:p text:style-name="P1">جزِیرہ​غان</text:p>
      <text:p text:style-name="P1">جزِیرہ​غاک</text:p>
      <text:p text:style-name="P1">جزِیرہ​َسے</text:p>
      <text:p text:style-name="P1">جلسہ​َس</text:p>
      <text:p text:style-name="P1">جمر</text:p>
      <text:p text:style-name="P1">جمرَس</text:p>
      <text:p text:style-name="P1">جمرَسے</text:p>
      <text:p text:style-name="P1">جنوزان</text:p>
      <text:p text:style-name="P1">جنوزاناتا</text:p>
      <text:p text:style-name="P1">جنوزاناتے</text:p>
      <text:p text:style-name="P1">جنوزانو</text:p>
      <text:p text:style-name="P1">جنوزانَس</text:p>
      <text:p text:style-name="P1">جنوزانَسے</text:p>
      <text:p text:style-name="P1">جنوزانِنگا</text:p>
      <text:p text:style-name="P1">جنوزانک</text:p>
      <text:p text:style-name="P1">جنوزانے</text:p>
      <text:p text:style-name="P1">جنگل</text:p>
      <text:p text:style-name="P1">جنگلاتے</text:p>
      <text:p text:style-name="P1">جنگلی</text:p>
      <text:p text:style-name="P1">جنگلی​ءو</text:p>
      <text:p text:style-name="P1">جو</text:p>
      <text:p text:style-name="P1">جوؔج</text:p>
      <text:p text:style-name="P1">جوشے</text:p>
      <text:p text:style-name="P1">جول</text:p>
      <text:p text:style-name="P1">جوَسے</text:p>
      <text:p text:style-name="P1">جوڑ</text:p>
      <text:p text:style-name="P1">جوڑا</text:p>
      <text:p text:style-name="P1">جوڑاتے</text:p>
      <text:p text:style-name="P1">جوڑتے</text:p>
      <text:p text:style-name="P1">جوڑَس</text:p>
      <text:p text:style-name="P1">جوڑی</text:p>
      <text:p text:style-name="P1">جوڑی​ءے</text:p>
      <text:p text:style-name="P1">جَج</text:p>
      <text:p text:style-name="P1">جَجاتا</text:p>
      <text:p text:style-name="P1">جَجاتے</text:p>
      <text:p text:style-name="P1">جَجاک</text:p>
      <text:p text:style-name="P1">جَدؔ</text:p>
      <text:p text:style-name="P1">جَن</text:p>
      <text:p text:style-name="P1">جَنت</text:p>
      <text:p text:style-name="P1">جَنتی</text:p>
      <text:p text:style-name="P1">جَنتی​ءو</text:p>
      <text:p text:style-name="P1">جَنتے</text:p>
      <text:p text:style-name="P1">جَنگ</text:p>
      <text:p text:style-name="P1"><text:soft-page-break/>جَنگاتا</text:p>
      <text:p text:style-name="P1">جَنگاتے</text:p>
      <text:p text:style-name="P1">جَنگے</text:p>
      <text:p text:style-name="P1">جَواب</text:p>
      <text:p text:style-name="P1">جَواباتے</text:p>
      <text:p text:style-name="P1">جَوابَس</text:p>
      <text:p text:style-name="P1">جَوابی</text:p>
      <text:p text:style-name="P1">جَوابے</text:p>
      <text:p text:style-name="P1">جَٹَسے</text:p>
      <text:p text:style-name="P1">جُرم</text:p>
      <text:p text:style-name="P1">جُرماتا</text:p>
      <text:p text:style-name="P1">جُرمانہ</text:p>
      <text:p text:style-name="P1">جُرمَس</text:p>
      <text:p text:style-name="P1">جُرمے</text:p>
      <text:p text:style-name="P1">جُملہ</text:p>
      <text:p text:style-name="P1">جُمہ</text:p>
      <text:p text:style-name="P1">جُوان</text:p>
      <text:p text:style-name="P1">جُوانو</text:p>
      <text:p text:style-name="P1">جُوانِنگا</text:p>
      <text:p text:style-name="P1">جُوانِنگاتے</text:p>
      <text:p text:style-name="P1">جُوانی</text:p>
      <text:p text:style-name="P1">جُوانی​کا</text:p>
      <text:p text:style-name="P1">جُوس</text:p>
      <text:p text:style-name="P1">جُوستے</text:p>
      <text:p text:style-name="P1">جُوسک</text:p>
      <text:p text:style-name="P1">جُوسے</text:p>
      <text:p text:style-name="P1">جُپ</text:p>
      <text:p text:style-name="P1">جُپِک</text:p>
      <text:p text:style-name="P1">جُگ</text:p>
      <text:p text:style-name="P1">جُگَس</text:p>
      <text:p text:style-name="P1">جُگے</text:p>
      <text:p text:style-name="P1">جُہدے</text:p>
      <text:p text:style-name="P1">جِتا</text:p>
      <text:p text:style-name="P1">جِتاؤ</text:p>
      <text:p text:style-name="P1">جِدمادرِنگا</text:p>
      <text:p text:style-name="P1">جِدپدرِنگا</text:p>
      <text:p text:style-name="P1">جِر</text:p>
      <text:p text:style-name="P1">جِرَسے</text:p>
      <text:p text:style-name="P1">جِزا</text:p>
      <text:p text:style-name="P1">جِن</text:p>
      <text:p text:style-name="P1">جِناتا</text:p>
      <text:p text:style-name="P1">جِناتے</text:p>
      <text:p text:style-name="P1">جِناک</text:p>
      <text:p text:style-name="P1">جِند</text:p>
      <text:p text:style-name="P1">جِندا</text:p>
      <text:p text:style-name="P1">جِنداک</text:p>
      <text:p text:style-name="P1">جِندہ​ءے</text:p>
      <text:p text:style-name="P1">جِنَس</text:p>
      <text:p text:style-name="P1">جِنَسے</text:p>
      <text:p text:style-name="P1">جِنی</text:p>
      <text:p text:style-name="P1">جِنی​ءو</text:p>
      <text:p text:style-name="P1">جِنی​تے</text:p>
      <text:p text:style-name="P1">جِنے</text:p>
      <text:p text:style-name="P1">جِک</text:p>
      <text:p text:style-name="P1">جڑابڑا</text:p>
      <text:p text:style-name="P1">جھالر</text:p>
      <text:p text:style-name="P1">جھِیل</text:p>
      <text:p text:style-name="P1">جھگڑہ​غاتا</text:p>
      <text:p text:style-name="P1">جہان</text:p>
      <text:p text:style-name="P1">جہانے</text:p>
      <text:p text:style-name="P1">جی</text:p>
      <text:p text:style-name="P1">جیل</text:p>
      <text:p text:style-name="P1">جیلر</text:p>
      <text:p text:style-name="P1">جیلرے</text:p>
      <text:p text:style-name="P1">حاجؔرہ</text:p>
      <text:p text:style-name="P1">حارؔان</text:p>
      <text:p text:style-name="P1">حاصل</text:p>
      <text:p text:style-name="P1">حافظ</text:p>
      <text:p text:style-name="P1">حال</text:p>
      <text:p text:style-name="P1">حالت</text:p>
      <text:p text:style-name="P1">حالے</text:p>
      <text:p text:style-name="P1">حاکم</text:p>
      <text:p text:style-name="P1"><text:soft-page-break/>حاکماتے</text:p>
      <text:p text:style-name="P1">حاکماک</text:p>
      <text:p text:style-name="P1">حاکمَس</text:p>
      <text:p text:style-name="P1">حثِیَت</text:p>
      <text:p text:style-name="P1">حرام</text:p>
      <text:p text:style-name="P1">حرامو</text:p>
      <text:p text:style-name="P1">حرامِنگا</text:p>
      <text:p text:style-name="P1">حرفَس</text:p>
      <text:p text:style-name="P1">حرفَسے</text:p>
      <text:p text:style-name="P1">حساب</text:p>
      <text:p text:style-name="P1">حسابے</text:p>
      <text:p text:style-name="P1">حصؔرون</text:p>
      <text:p text:style-name="P1">حصہ</text:p>
      <text:p text:style-name="P1">حفاظت</text:p>
      <text:p text:style-name="P1">حفاظتے</text:p>
      <text:p text:style-name="P1">حق</text:p>
      <text:p text:style-name="P1">حقاتے</text:p>
      <text:p text:style-name="P1">حقدار</text:p>
      <text:p text:style-name="P1">حقدارِنگا</text:p>
      <text:p text:style-name="P1">حقی</text:p>
      <text:p text:style-name="P1">حقے</text:p>
      <text:p text:style-name="P1">حلال</text:p>
      <text:p text:style-name="P1">حلفؔی</text:p>
      <text:p text:style-name="P1">حمد</text:p>
      <text:p text:style-name="P1">حملہ</text:p>
      <text:p text:style-name="P1">حنؔا</text:p>
      <text:p text:style-name="P1">حنؔاہ</text:p>
      <text:p text:style-name="P1">حنؔنیاہ</text:p>
      <text:p text:style-name="P1">حنؔنیاہ​ءے</text:p>
      <text:p text:style-name="P1">حنؔوک</text:p>
      <text:p text:style-name="P1">حَل</text:p>
      <text:p text:style-name="P1">حَوؔا</text:p>
      <text:p text:style-name="P1">حَوؔائے</text:p>
      <text:p text:style-name="P1">حَویلی</text:p>
      <text:p text:style-name="P1">حَویلی​َسے</text:p>
      <text:p text:style-name="P1">حُب</text:p>
      <text:p text:style-name="P1">حُکم</text:p>
      <text:p text:style-name="P1">حُکماتا</text:p>
      <text:p text:style-name="P1">حُکماتے</text:p>
      <text:p text:style-name="P1">حُکماک</text:p>
      <text:p text:style-name="P1">حُکمَس</text:p>
      <text:p text:style-name="P1">حُکمے</text:p>
      <text:p text:style-name="P1">حکومت</text:p>
      <text:p text:style-name="P1">حکومتاتے</text:p>
      <text:p text:style-name="P1">حکومتاک</text:p>
      <text:p text:style-name="P1">حکومتی</text:p>
      <text:p text:style-name="P1">حکومتے</text:p>
      <text:p text:style-name="P1">حکِیم</text:p>
      <text:p text:style-name="P1">حکِیماتے</text:p>
      <text:p text:style-name="P1">حکِیمَس</text:p>
      <text:p text:style-name="P1">حیاہ</text:p>
      <text:p text:style-name="P1">حیثِیَت</text:p>
      <text:p text:style-name="P1">حیران</text:p>
      <text:p text:style-name="P1">حیرانی</text:p>
      <text:p text:style-name="P1">حیرانی​ءو</text:p>
      <text:p text:style-name="P1">خاؤت</text:p>
      <text:p text:style-name="P1">خاؤتاتا</text:p>
      <text:p text:style-name="P1">خاؤتاتے</text:p>
      <text:p text:style-name="P1">خاؤتَس</text:p>
      <text:p text:style-name="P1">خاؤتَسے</text:p>
      <text:p text:style-name="P1">خاؤتے</text:p>
      <text:p text:style-name="P1">خاؤت​والاک</text:p>
      <text:p text:style-name="P1">خاخر</text:p>
      <text:p text:style-name="P1">خاخرَس</text:p>
      <text:p text:style-name="P1">خاخری</text:p>
      <text:p text:style-name="P1">خاخرے</text:p>
      <text:p text:style-name="P1">خازگاتے</text:p>
      <text:p text:style-name="P1">خازگی</text:p>
      <text:p text:style-name="P1">خازگی​ِنگا</text:p>
      <text:p text:style-name="P1">خاص</text:p>
      <text:p text:style-name="P1">خاصو</text:p>
      <text:p text:style-name="P1">خاصِنگا</text:p>
      <text:p text:style-name="P1"><text:soft-page-break/>خاصہ</text:p>
      <text:p text:style-name="P1">خاطر</text:p>
      <text:p text:style-name="P1">خالی</text:p>
      <text:p text:style-name="P1">خانہ</text:p>
      <text:p text:style-name="P1">خانہ​ءے</text:p>
      <text:p text:style-name="P1">خانہ​غا</text:p>
      <text:p text:style-name="P1">خانہ​غاتا</text:p>
      <text:p text:style-name="P1">خانہ​غاتے</text:p>
      <text:p text:style-name="P1">خانہ​غان</text:p>
      <text:p text:style-name="P1">خانہ​َس</text:p>
      <text:p text:style-name="P1">خانہ​َسے</text:p>
      <text:p text:style-name="P1">خاچ</text:p>
      <text:p text:style-name="P1">خاچا</text:p>
      <text:p text:style-name="P1">خاچار</text:p>
      <text:p text:style-name="P1">خاچارہ</text:p>
      <text:p text:style-name="P1">خاچاسُر</text:p>
      <text:p text:style-name="P1">خاچاسُس</text:p>
      <text:p text:style-name="P1">خاچانو</text:p>
      <text:p text:style-name="P1">خاچانورے</text:p>
      <text:p text:style-name="P1">خاچانُس</text:p>
      <text:p text:style-name="P1">خاچانے</text:p>
      <text:p text:style-name="P1">خاچاکہ</text:p>
      <text:p text:style-name="P1">خاچتَویکہ</text:p>
      <text:p text:style-name="P1">خاچوک</text:p>
      <text:p text:style-name="P1">خاچوکاتے</text:p>
      <text:p text:style-name="P1">خاچوکاغان</text:p>
      <text:p text:style-name="P1">خاچِنگ</text:p>
      <text:p text:style-name="P1">خاچِک</text:p>
      <text:p text:style-name="P1">خاچیوہ</text:p>
      <text:p text:style-name="P1">خبر</text:p>
      <text:p text:style-name="P1">خبردار</text:p>
      <text:p text:style-name="P1">خبری</text:p>
      <text:p text:style-name="P1">خبری​ءے</text:p>
      <text:p text:style-name="P1">خبری​َس</text:p>
      <text:p text:style-name="P1">ختم</text:p>
      <text:p text:style-name="P1">خد</text:p>
      <text:p text:style-name="P1">خرؔازِین</text:p>
      <text:p text:style-name="P1">خرا</text:p>
      <text:p text:style-name="P1">خراب</text:p>
      <text:p text:style-name="P1">خرابو</text:p>
      <text:p text:style-name="P1">خرابِنگا</text:p>
      <text:p text:style-name="P1">خرابِنگاتے</text:p>
      <text:p text:style-name="P1">خرار</text:p>
      <text:p text:style-name="P1">خراس</text:p>
      <text:p text:style-name="P1">خراستے</text:p>
      <text:p text:style-name="P1">خراسَس</text:p>
      <text:p text:style-name="P1">خرجڈال</text:p>
      <text:p text:style-name="P1">خرجڈالے</text:p>
      <text:p text:style-name="P1">خرمہ</text:p>
      <text:p text:style-name="P1">خرمہ​ءے</text:p>
      <text:p text:style-name="P1">خرمہ​غاتا</text:p>
      <text:p text:style-name="P1">خرمہ​غاتے</text:p>
      <text:p text:style-name="P1">خرمہ​غان</text:p>
      <text:p text:style-name="P1">خرُون</text:p>
      <text:p text:style-name="P1">خرُونِنگا</text:p>
      <text:p text:style-name="P1">خرِفِک</text:p>
      <text:p text:style-name="P1">خرچ</text:p>
      <text:p text:style-name="P1">خریرہ</text:p>
      <text:p text:style-name="P1">خریفِک</text:p>
      <text:p text:style-name="P1">خرین</text:p>
      <text:p text:style-name="P1">خرینو</text:p>
      <text:p text:style-name="P1">خزؔقیاہ</text:p>
      <text:p text:style-name="P1">خزانچی</text:p>
      <text:p text:style-name="P1">خزانہ</text:p>
      <text:p text:style-name="P1">خزانہ​ءے</text:p>
      <text:p text:style-name="P1">خزانہ​غاتے</text:p>
      <text:p text:style-name="P1">خزانہ​َس</text:p>
      <text:p text:style-name="P1">خزم</text:p>
      <text:p text:style-name="P1">خزمت</text:p>
      <text:p text:style-name="P1">خزمتَس</text:p>
      <text:p text:style-name="P1">خزمتے</text:p>
      <text:p text:style-name="P1">خزمت​گار</text:p>
      <text:p text:style-name="P1"><text:soft-page-break/>خزمت​گارتے</text:p>
      <text:p text:style-name="P1">خزمت​گارَس</text:p>
      <text:p text:style-name="P1">خزمت​گارَسے</text:p>
      <text:p text:style-name="P1">خسا</text:p>
      <text:p text:style-name="P1">خسار</text:p>
      <text:p text:style-name="P1">خسبو</text:p>
      <text:p text:style-name="P1">خسِنگا</text:p>
      <text:p text:style-name="P1">خسِنگار</text:p>
      <text:p text:style-name="P1">خسِنگاسُر</text:p>
      <text:p text:style-name="P1">خسِنگاٹ</text:p>
      <text:p text:style-name="P1">خسِنگِک</text:p>
      <text:p text:style-name="P1">خسِنگیرہ</text:p>
      <text:p text:style-name="P1">خسِنگیرے</text:p>
      <text:p text:style-name="P1">خسِنگے</text:p>
      <text:p text:style-name="P1">خسِک</text:p>
      <text:p text:style-name="P1">خسی</text:p>
      <text:p text:style-name="P1">خسیرہ</text:p>
      <text:p text:style-name="P1">خسیس</text:p>
      <text:p text:style-name="P1">خسینہ</text:p>
      <text:p text:style-name="P1">خسیوہ</text:p>
      <text:p text:style-name="P1">خسے</text:p>
      <text:p text:style-name="P1">خط</text:p>
      <text:p text:style-name="P1">خطاتا</text:p>
      <text:p text:style-name="P1">خطاتے</text:p>
      <text:p text:style-name="P1">خطاک</text:p>
      <text:p text:style-name="P1">خطرناک</text:p>
      <text:p text:style-name="P1">خطرناکِنگا</text:p>
      <text:p text:style-name="P1">خطرہ</text:p>
      <text:p text:style-name="P1">خطرہ​غاتا</text:p>
      <text:p text:style-name="P1">خطَس</text:p>
      <text:p text:style-name="P1">خطے</text:p>
      <text:p text:style-name="P1">خف</text:p>
      <text:p text:style-name="P1">خفتے</text:p>
      <text:p text:style-name="P1">خفَس</text:p>
      <text:p text:style-name="P1">خفی</text:p>
      <text:p text:style-name="P1">خفے</text:p>
      <text:p text:style-name="P1">خلاس</text:p>
      <text:p text:style-name="P1">خلاف</text:p>
      <text:p text:style-name="P1">خلبو</text:p>
      <text:p text:style-name="P1">خلتَنُن</text:p>
      <text:p text:style-name="P1">خلتَنُٹ</text:p>
      <text:p text:style-name="P1">خلتَنے</text:p>
      <text:p text:style-name="P1">خلتَویرے</text:p>
      <text:p text:style-name="P1">خلتَویسُر</text:p>
      <text:p text:style-name="P1">خلتَویٹ</text:p>
      <text:p text:style-name="P1">خلق</text:p>
      <text:p text:style-name="P1">خلقاتا</text:p>
      <text:p text:style-name="P1">خلقاتے</text:p>
      <text:p text:style-name="P1">خلقَسے</text:p>
      <text:p text:style-name="P1">خلوؔئے</text:p>
      <text:p text:style-name="P1">خلوک</text:p>
      <text:p text:style-name="P1">خلوکا</text:p>
      <text:p text:style-name="P1">خلوکاتے</text:p>
      <text:p text:style-name="P1">خلوکاک</text:p>
      <text:p text:style-name="P1">خلوکوَس</text:p>
      <text:p text:style-name="P1">خلِفِنگ</text:p>
      <text:p text:style-name="P1">خلِفیوہ</text:p>
      <text:p text:style-name="P1">خلِفیٹ</text:p>
      <text:p text:style-name="P1">خلِفے</text:p>
      <text:p text:style-name="P1">خلِنگ</text:p>
      <text:p text:style-name="P1">خلِنگا</text:p>
      <text:p text:style-name="P1">خلِنگارے</text:p>
      <text:p text:style-name="P1">خلِنگِک</text:p>
      <text:p text:style-name="P1">خلِنگے</text:p>
      <text:p text:style-name="P1">خلپ</text:p>
      <text:p text:style-name="P1">خلپَبو</text:p>
      <text:p text:style-name="P1">خلپَس</text:p>
      <text:p text:style-name="P1">خلپَسہ</text:p>
      <text:p text:style-name="P1">خلپَن</text:p>
      <text:p text:style-name="P1">خلپَنہ</text:p>
      <text:p text:style-name="P1">خلپَک</text:p>
      <text:p text:style-name="P1">خلک</text:p>
      <text:p text:style-name="P1"><text:soft-page-break/>خلکور</text:p>
      <text:p text:style-name="P1">خلکوسُر</text:p>
      <text:p text:style-name="P1">خلکوسُس</text:p>
      <text:p text:style-name="P1">خلکونو</text:p>
      <text:p text:style-name="P1">خلکونُٹ</text:p>
      <text:p text:style-name="P1">خلکونے</text:p>
      <text:p text:style-name="P1">خلکَکہ</text:p>
      <text:p text:style-name="P1">خلکُر</text:p>
      <text:p text:style-name="P1">خلکُرہ</text:p>
      <text:p text:style-name="P1">خلکُرے</text:p>
      <text:p text:style-name="P1">خلکُس</text:p>
      <text:p text:style-name="P1">خلکُن</text:p>
      <text:p text:style-name="P1">خلکُٹ</text:p>
      <text:p text:style-name="P1">خلکُٹہ</text:p>
      <text:p text:style-name="P1">خلیر</text:p>
      <text:p text:style-name="P1">خلیرہ</text:p>
      <text:p text:style-name="P1">خلیرے</text:p>
      <text:p text:style-name="P1">خلیسہ</text:p>
      <text:p text:style-name="P1">خلین</text:p>
      <text:p text:style-name="P1">خلیو</text:p>
      <text:p text:style-name="P1">خلیوہ</text:p>
      <text:p text:style-name="P1">خلیک</text:p>
      <text:p text:style-name="P1">خلے</text:p>
      <text:p text:style-name="P1">خمِیر</text:p>
      <text:p text:style-name="P1">خمِیرِنگا</text:p>
      <text:p text:style-name="P1">خمِیری</text:p>
      <text:p text:style-name="P1">خمِیری​ءو</text:p>
      <text:p text:style-name="P1">خمِیرے</text:p>
      <text:p text:style-name="P1">خمپرورے</text:p>
      <text:p text:style-name="P1">خمپَسہ</text:p>
      <text:p text:style-name="P1">خمپَنہ</text:p>
      <text:p text:style-name="P1">خمپَک</text:p>
      <text:p text:style-name="P1">خمپیرے</text:p>
      <text:p text:style-name="P1">خنا</text:p>
      <text:p text:style-name="P1">خنار</text:p>
      <text:p text:style-name="P1">خنارہ</text:p>
      <text:p text:style-name="P1">خنارے</text:p>
      <text:p text:style-name="P1">خناس</text:p>
      <text:p text:style-name="P1">خناسُر</text:p>
      <text:p text:style-name="P1">خناسُس</text:p>
      <text:p text:style-name="P1">خنان</text:p>
      <text:p text:style-name="P1">خنانو</text:p>
      <text:p text:style-name="P1">خنانورے</text:p>
      <text:p text:style-name="P1">خنانُس</text:p>
      <text:p text:style-name="P1">خنانُن</text:p>
      <text:p text:style-name="P1">خنانُٹ</text:p>
      <text:p text:style-name="P1">خنانے</text:p>
      <text:p text:style-name="P1">خناٹ</text:p>
      <text:p text:style-name="P1">خناکہ</text:p>
      <text:p text:style-name="P1">خنتؤ</text:p>
      <text:p text:style-name="P1">خنتَنو</text:p>
      <text:p text:style-name="P1">خنتَنورے</text:p>
      <text:p text:style-name="P1">خنتَنُس</text:p>
      <text:p text:style-name="P1">خنتَنُن</text:p>
      <text:p text:style-name="P1">خنتَنُٹ</text:p>
      <text:p text:style-name="P1">خنتَنے</text:p>
      <text:p text:style-name="P1">خنتَویر</text:p>
      <text:p text:style-name="P1">خنتَویسُر</text:p>
      <text:p text:style-name="P1">خنتَوین</text:p>
      <text:p text:style-name="P1">خنتَویٹ</text:p>
      <text:p text:style-name="P1">خنتَویکہ</text:p>
      <text:p text:style-name="P1">خنورے</text:p>
      <text:p text:style-name="P1">خنوٹ</text:p>
      <text:p text:style-name="P1">خنِنگ</text:p>
      <text:p text:style-name="P1">خنِنگا</text:p>
      <text:p text:style-name="P1">خنِنگار</text:p>
      <text:p text:style-name="P1">خنِنگارہ</text:p>
      <text:p text:style-name="P1">خنِنگانے</text:p>
      <text:p text:style-name="P1">خنِنگاکہ</text:p>
      <text:p text:style-name="P1">خنِنگتَویر</text:p>
      <text:p text:style-name="P1">خنِنگتَویکہ</text:p>
      <text:p text:style-name="P1">خنِنگِک</text:p>
      <text:p text:style-name="P1"><text:soft-page-break/>خنِنگپَسہ</text:p>
      <text:p text:style-name="P1">خنِنگپَک</text:p>
      <text:p text:style-name="P1">خنِنگیرہ</text:p>
      <text:p text:style-name="P1">خنِنگیرے</text:p>
      <text:p text:style-name="P1">خنی</text:p>
      <text:p text:style-name="P1">خنیر</text:p>
      <text:p text:style-name="P1">خنیرہ</text:p>
      <text:p text:style-name="P1">خنیرے</text:p>
      <text:p text:style-name="P1">خنیس</text:p>
      <text:p text:style-name="P1">خنیسہ</text:p>
      <text:p text:style-name="P1">خنین</text:p>
      <text:p text:style-name="P1">خنینہ</text:p>
      <text:p text:style-name="P1">خنیو</text:p>
      <text:p text:style-name="P1">خنیوہ</text:p>
      <text:p text:style-name="P1">خنیک</text:p>
      <text:p text:style-name="P1">خنی​تے</text:p>
      <text:p text:style-name="P1">خنے</text:p>
      <text:p text:style-name="P1">خوؔزہ</text:p>
      <text:p text:style-name="P1">خوراتا</text:p>
      <text:p text:style-name="P1">خوراک</text:p>
      <text:p text:style-name="P1">خوشہ</text:p>
      <text:p text:style-name="P1">خوشہ​غا</text:p>
      <text:p text:style-name="P1">خوشہ​غان</text:p>
      <text:p text:style-name="P1">خولُم</text:p>
      <text:p text:style-name="P1">خولُماک</text:p>
      <text:p text:style-name="P1">خولُمتے</text:p>
      <text:p text:style-name="P1">خولُمے</text:p>
      <text:p text:style-name="P1">خَرِک</text:p>
      <text:p text:style-name="P1">خَل</text:p>
      <text:p text:style-name="P1">خَلتا</text:p>
      <text:p text:style-name="P1">خَلتے</text:p>
      <text:p text:style-name="P1">خَلَس</text:p>
      <text:p text:style-name="P1">خَلَسے</text:p>
      <text:p text:style-name="P1">خَلک</text:p>
      <text:p text:style-name="P1">خَلی</text:p>
      <text:p text:style-name="P1">خَلی​ءو</text:p>
      <text:p text:style-name="P1">خَلے</text:p>
      <text:p text:style-name="P1">خَن</text:p>
      <text:p text:style-name="P1">خَنتا</text:p>
      <text:p text:style-name="P1">خَنتے</text:p>
      <text:p text:style-name="P1">خَنَس</text:p>
      <text:p text:style-name="P1">خَنک</text:p>
      <text:p text:style-name="P1">خَنے</text:p>
      <text:p text:style-name="P1">خَڑ</text:p>
      <text:p text:style-name="P1">خَڷ</text:p>
      <text:p text:style-name="P1">خَڷے</text:p>
      <text:p text:style-name="P1">خُتا</text:p>
      <text:p text:style-name="P1">خُتیو</text:p>
      <text:p text:style-name="P1">خُتیوہ</text:p>
      <text:p text:style-name="P1">خُدا</text:p>
      <text:p text:style-name="P1">خُدائے</text:p>
      <text:p text:style-name="P1">خُداتا</text:p>
      <text:p text:style-name="P1">خُداتے</text:p>
      <text:p text:style-name="P1">خُداغا</text:p>
      <text:p text:style-name="P1">خُداغان</text:p>
      <text:p text:style-name="P1">خُداَس</text:p>
      <text:p text:style-name="P1">خُداک</text:p>
      <text:p text:style-name="P1">خُسپُس</text:p>
      <text:p text:style-name="P1">خُسپُسے</text:p>
      <text:p text:style-name="P1">خُشکی​َسے</text:p>
      <text:p text:style-name="P1">خُلاصہ</text:p>
      <text:p text:style-name="P1">خُمب</text:p>
      <text:p text:style-name="P1">خُوا</text:p>
      <text:p text:style-name="P1">خُواؤکا</text:p>
      <text:p text:style-name="P1">خُواؤکاک</text:p>
      <text:p text:style-name="P1">خُواؤی</text:p>
      <text:p text:style-name="P1">خُوائِسُسہ</text:p>
      <text:p text:style-name="P1">خُوائِش</text:p>
      <text:p text:style-name="P1">خُوائِشاتا</text:p>
      <text:p text:style-name="P1">خُوائِشاتے</text:p>
      <text:p text:style-name="P1">خُوائِشَس</text:p>
      <text:p text:style-name="P1">خُوائِشے</text:p>
      <text:p text:style-name="P1"><text:soft-page-break/>خُوائِش​مند</text:p>
      <text:p text:style-name="P1">خُوائِفِک</text:p>
      <text:p text:style-name="P1">خُوائِفیر</text:p>
      <text:p text:style-name="P1">خُوائِفے</text:p>
      <text:p text:style-name="P1">خُوائِنگ</text:p>
      <text:p text:style-name="P1">خُوائِنگتؤ</text:p>
      <text:p text:style-name="P1">خُوائِنگِک</text:p>
      <text:p text:style-name="P1">خُوائِپَک</text:p>
      <text:p text:style-name="P1">خُوائِک</text:p>
      <text:p text:style-name="P1">خُوائیتَنورے</text:p>
      <text:p text:style-name="P1">خُوائیتَنُٹ</text:p>
      <text:p text:style-name="P1">خُوائیتَویکہ</text:p>
      <text:p text:style-name="P1">خُوائیس</text:p>
      <text:p text:style-name="P1">خُوائیسوسُس</text:p>
      <text:p text:style-name="P1">خُوائیسَکہ</text:p>
      <text:p text:style-name="P1">خُوائیسُر</text:p>
      <text:p text:style-name="P1">خُوائیسُرہ</text:p>
      <text:p text:style-name="P1">خُوائیسُس</text:p>
      <text:p text:style-name="P1">خُوائیمبو</text:p>
      <text:p text:style-name="P1">خُوائے</text:p>
      <text:p text:style-name="P1">خُوابو</text:p>
      <text:p text:style-name="P1">خُواتَنُٹ</text:p>
      <text:p text:style-name="P1">خُواتَویٹ</text:p>
      <text:p text:style-name="P1">خُواجہ</text:p>
      <text:p text:style-name="P1">خُواجہ​ءے</text:p>
      <text:p text:style-name="P1">خُواجہ​غاتے</text:p>
      <text:p text:style-name="P1">خُواجہ​غان</text:p>
      <text:p text:style-name="P1">خُواجہ​غاک</text:p>
      <text:p text:style-name="P1">خُواجہ​َس</text:p>
      <text:p text:style-name="P1">خُوار</text:p>
      <text:p text:style-name="P1">خُواراتے</text:p>
      <text:p text:style-name="P1">خُوارہ</text:p>
      <text:p text:style-name="P1">خُوارے</text:p>
      <text:p text:style-name="P1">خُوار​َس</text:p>
      <text:p text:style-name="P1">خُواست</text:p>
      <text:p text:style-name="P1">خُواسہ</text:p>
      <text:p text:style-name="P1">خُوان</text:p>
      <text:p text:style-name="P1">خُوانا</text:p>
      <text:p text:style-name="P1">خُوانار</text:p>
      <text:p text:style-name="P1">خُوانارہ</text:p>
      <text:p text:style-name="P1">خُواناس</text:p>
      <text:p text:style-name="P1">خُواناسُٹ</text:p>
      <text:p text:style-name="P1">خُوانانورے</text:p>
      <text:p text:style-name="P1">خُوانانُٹ</text:p>
      <text:p text:style-name="P1">خُواناٹ</text:p>
      <text:p text:style-name="P1">خُواناکہ</text:p>
      <text:p text:style-name="P1">خُوانبو</text:p>
      <text:p text:style-name="P1">خُوانتَنورے</text:p>
      <text:p text:style-name="P1">خُوانتَنے</text:p>
      <text:p text:style-name="P1">خُوانوک</text:p>
      <text:p text:style-name="P1">خُوانوکاتے</text:p>
      <text:p text:style-name="P1">خُوانوکاک</text:p>
      <text:p text:style-name="P1">خُوانِف</text:p>
      <text:p text:style-name="P1">خُوانِفبو</text:p>
      <text:p text:style-name="P1">خُوانِفتَنُٹ</text:p>
      <text:p text:style-name="P1">خُوانِفور</text:p>
      <text:p text:style-name="P1">خُوانِفوکا</text:p>
      <text:p text:style-name="P1">خُوانِفوکائے</text:p>
      <text:p text:style-name="P1">خُوانِفوکاتا</text:p>
      <text:p text:style-name="P1">خُوانِفوکاتے</text:p>
      <text:p text:style-name="P1">خُوانِفوکاک</text:p>
      <text:p text:style-name="P1">خُوانِفوکو</text:p>
      <text:p text:style-name="P1">خُوانِفوکوَس</text:p>
      <text:p text:style-name="P1">خُوانِفِنگ</text:p>
      <text:p text:style-name="P1">خُوانِفِنگاتے</text:p>
      <text:p text:style-name="P1">خُوانِفِنگار</text:p>
      <text:p text:style-name="P1">خُوانِفِنگاس</text:p>
      <text:p text:style-name="P1">خُوانِفِنگانو</text:p>
      <text:p text:style-name="P1">خُوانِفِنگانورے</text:p>
      <text:p text:style-name="P1">خُوانِفِنگانے</text:p>
      <text:p text:style-name="P1">خُوانِفِنگاک</text:p>
      <text:p text:style-name="P1">خُوانِفِنگِنگ</text:p>
      <text:p text:style-name="P1"><text:soft-page-break/>خُوانِفِنگے</text:p>
      <text:p text:style-name="P1">خُوانِفِک</text:p>
      <text:p text:style-name="P1">خُوانِفپَک</text:p>
      <text:p text:style-name="P1">خُوانِفیر</text:p>
      <text:p text:style-name="P1">خُوانِفیرہ</text:p>
      <text:p text:style-name="P1">خُوانِفیرے</text:p>
      <text:p text:style-name="P1">خُوانِفیسُس</text:p>
      <text:p text:style-name="P1">خُوانِفیسہ</text:p>
      <text:p text:style-name="P1">خُوانِفینُٹ</text:p>
      <text:p text:style-name="P1">خُوانِفینہ</text:p>
      <text:p text:style-name="P1">خُوانِفینے</text:p>
      <text:p text:style-name="P1">خُوانِفیو</text:p>
      <text:p text:style-name="P1">خُوانِفیوہ</text:p>
      <text:p text:style-name="P1">خُوانِفیٹ</text:p>
      <text:p text:style-name="P1">خُوانِفیکہ</text:p>
      <text:p text:style-name="P1">خُوانِفے</text:p>
      <text:p text:style-name="P1">خُوانِنگ</text:p>
      <text:p text:style-name="P1">خُوانِک</text:p>
      <text:p text:style-name="P1">خُوانہ</text:p>
      <text:p text:style-name="P1">خُوانیرہ</text:p>
      <text:p text:style-name="P1">خُوانیرے</text:p>
      <text:p text:style-name="P1">خُوانیسہ</text:p>
      <text:p text:style-name="P1">خُوانین</text:p>
      <text:p text:style-name="P1">خُوانے</text:p>
      <text:p text:style-name="P1">خُواو</text:p>
      <text:p text:style-name="P1">خُواوہ</text:p>
      <text:p text:style-name="P1">خُواپ</text:p>
      <text:p text:style-name="P1">خُواپَبو</text:p>
      <text:p text:style-name="P1">خُواپَرہ</text:p>
      <text:p text:style-name="P1">خُواپَسہ</text:p>
      <text:p text:style-name="P1">خُواپَن</text:p>
      <text:p text:style-name="P1">خُواپیرے</text:p>
      <text:p text:style-name="P1">خُواہ</text:p>
      <text:p text:style-name="P1">خُواہیرے</text:p>
      <text:p text:style-name="P1">خُواہ​َس</text:p>
      <text:p text:style-name="P1">خُودسرِنگا</text:p>
      <text:p text:style-name="P1">خُودکُشی</text:p>
      <text:p text:style-name="P1">خُوش</text:p>
      <text:p text:style-name="P1">خُوشبُو</text:p>
      <text:p text:style-name="P1">خُوشبُوتے</text:p>
      <text:p text:style-name="P1">خُوشکا</text:p>
      <text:p text:style-name="P1">خُوشی</text:p>
      <text:p text:style-name="P1">خُولبو</text:p>
      <text:p text:style-name="P1">خُولوکا</text:p>
      <text:p text:style-name="P1">خُولوکاتے</text:p>
      <text:p text:style-name="P1">خُولوکاک</text:p>
      <text:p text:style-name="P1">خُولِفوکو</text:p>
      <text:p text:style-name="P1">خُولِفِنگ</text:p>
      <text:p text:style-name="P1">خُولِفیسُس</text:p>
      <text:p text:style-name="P1">خُولِنگ</text:p>
      <text:p text:style-name="P1">خُولِیتؤ</text:p>
      <text:p text:style-name="P1">خُولِیتَویر</text:p>
      <text:p text:style-name="P1">خُولِیتَویٹ</text:p>
      <text:p text:style-name="P1">خُولِیرہ</text:p>
      <text:p text:style-name="P1">خُولِیس</text:p>
      <text:p text:style-name="P1">خُولِیسَکہ</text:p>
      <text:p text:style-name="P1">خُولِیسُر</text:p>
      <text:p text:style-name="P1">خُولِیسُرہ</text:p>
      <text:p text:style-name="P1">خُولِیسُرے</text:p>
      <text:p text:style-name="P1">خُولِیسُٹہ</text:p>
      <text:p text:style-name="P1">خُولِیسِنگا</text:p>
      <text:p text:style-name="P1">خُولِیسے</text:p>
      <text:p text:style-name="P1">خُولِیفپَبو</text:p>
      <text:p text:style-name="P1">خُولِیفپَک</text:p>
      <text:p text:style-name="P1">خُولِیفین</text:p>
      <text:p text:style-name="P1">خُولِیمپَمبو</text:p>
      <text:p text:style-name="P1">خُولِین</text:p>
      <text:p text:style-name="P1">خُولِینہ</text:p>
      <text:p text:style-name="P1">خُولِیوہ</text:p>
      <text:p text:style-name="P1">خُولِیپ</text:p>
      <text:p text:style-name="P1">خُولِیپَبو</text:p>
      <text:p text:style-name="P1">خُولِیپَرہ</text:p>
      <text:p text:style-name="P1"><text:soft-page-break/>خُولِیپَسہ</text:p>
      <text:p text:style-name="P1">خُولِیپہ</text:p>
      <text:p text:style-name="P1">خُولِیپیرے</text:p>
      <text:p text:style-name="P1">خُولِیپیس</text:p>
      <text:p text:style-name="P1">خُولِیپیسہ</text:p>
      <text:p text:style-name="P1">خُولِیک</text:p>
      <text:p text:style-name="P1">خُولہ</text:p>
      <text:p text:style-name="P1">خُولے</text:p>
      <text:p text:style-name="P1">خُونی</text:p>
      <text:p text:style-name="P1">خُونی​َس</text:p>
      <text:p text:style-name="P1">خُوَش</text:p>
      <text:p text:style-name="P1">خُوَشاتا</text:p>
      <text:p text:style-name="P1">خُوَشاتے</text:p>
      <text:p text:style-name="P1">خُوَشاک</text:p>
      <text:p text:style-name="P1">خُوَشِیک</text:p>
      <text:p text:style-name="P1">خُوَشی</text:p>
      <text:p text:style-name="P1">خُوَشی​ءے</text:p>
      <text:p text:style-name="P1">خُوَشی​تے</text:p>
      <text:p text:style-name="P1">خُوَشی​َس</text:p>
      <text:p text:style-name="P1">خُوَشے</text:p>
      <text:p text:style-name="P1">خُڑک</text:p>
      <text:p text:style-name="P1">خُڑکِنگا</text:p>
      <text:p text:style-name="P1">خِشت</text:p>
      <text:p text:style-name="P1">خِشتاک</text:p>
      <text:p text:style-name="P1">خِیسُن</text:p>
      <text:p text:style-name="P1">خِیسُنتا</text:p>
      <text:p text:style-name="P1">خِیسُنو</text:p>
      <text:p text:style-name="P1">خِیسُنک</text:p>
      <text:p text:style-name="P1">خِیُؔس</text:p>
      <text:p text:style-name="P1">خچر</text:p>
      <text:p text:style-name="P1">خڑینک</text:p>
      <text:p text:style-name="P1">خڑینکاتے</text:p>
      <text:p text:style-name="P1">خیال</text:p>
      <text:p text:style-name="P1">خیالاک</text:p>
      <text:p text:style-name="P1">خیالداری</text:p>
      <text:p text:style-name="P1">خیالداری​ءے</text:p>
      <text:p text:style-name="P1">خیالے</text:p>
      <text:p text:style-name="P1">خیداک</text:p>
      <text:p text:style-name="P1">خیر</text:p>
      <text:p text:style-name="P1">خیرات</text:p>
      <text:p text:style-name="P1">خیرخُواہ</text:p>
      <text:p text:style-name="P1">خیرخُواہی</text:p>
      <text:p text:style-name="P1">خیرخُواہ​ءو</text:p>
      <text:p text:style-name="P1">خیرخُواہ​ِنگا</text:p>
      <text:p text:style-name="P1">خیرَس</text:p>
      <text:p text:style-name="P1">خیرَٹ</text:p>
      <text:p text:style-name="P1">خیرِیَت</text:p>
      <text:p text:style-name="P1">دا</text:p>
      <text:p text:style-name="P1">داؤؔد</text:p>
      <text:p text:style-name="P1">داؤؔدے</text:p>
      <text:p text:style-name="P1">داخس</text:p>
      <text:p text:style-name="P1">داخل</text:p>
      <text:p text:style-name="P1">داخہ</text:p>
      <text:p text:style-name="P1">داد</text:p>
      <text:p text:style-name="P1">دادے</text:p>
      <text:p text:style-name="P1">داسِسکان</text:p>
      <text:p text:style-name="P1">داسہ</text:p>
      <text:p text:style-name="P1">دافتا</text:p>
      <text:p text:style-name="P1">دافتے</text:p>
      <text:p text:style-name="P1">دافک</text:p>
      <text:p text:style-name="P1">دانؔی​ایل</text:p>
      <text:p text:style-name="P1">دانا</text:p>
      <text:p text:style-name="P1">دانائی</text:p>
      <text:p text:style-name="P1">دانائی​َس</text:p>
      <text:p text:style-name="P1">دانگ</text:p>
      <text:p text:style-name="P1">دانہ</text:p>
      <text:p text:style-name="P1">دانہ​تے</text:p>
      <text:p text:style-name="P1">داڑا</text:p>
      <text:p text:style-name="P1">داڑان</text:p>
      <text:p text:style-name="P1">داڑتو</text:p>
      <text:p text:style-name="P1">داڑتون</text:p>
      <text:p text:style-name="P1">داڑکے</text:p>
      <text:p text:style-name="P1"><text:soft-page-break/>داڑے</text:p>
      <text:p text:style-name="P1">داکان</text:p>
      <text:p text:style-name="P1">درؔبے</text:p>
      <text:p text:style-name="P1">درُؔوسِلہ</text:p>
      <text:p text:style-name="P1">دراز</text:p>
      <text:p text:style-name="P1">دراصُل</text:p>
      <text:p text:style-name="P1">دراکاڑنَس</text:p>
      <text:p text:style-name="P1">دراکاڑنَسے</text:p>
      <text:p text:style-name="P1">دربار</text:p>
      <text:p text:style-name="P1">درخت</text:p>
      <text:p text:style-name="P1">درختاتا</text:p>
      <text:p text:style-name="P1">درختاتے</text:p>
      <text:p text:style-name="P1">درختاک</text:p>
      <text:p text:style-name="P1">درختَس</text:p>
      <text:p text:style-name="P1">درختَسے</text:p>
      <text:p text:style-name="P1">درختے</text:p>
      <text:p text:style-name="P1">دروازہ</text:p>
      <text:p text:style-name="P1">دروازہ​ءے</text:p>
      <text:p text:style-name="P1">دروازہ​غا</text:p>
      <text:p text:style-name="P1">دروازہ​غاتے</text:p>
      <text:p text:style-name="P1">دروازہ​غان</text:p>
      <text:p text:style-name="P1">دروازہ​غاک</text:p>
      <text:p text:style-name="P1">دروازہ​َس</text:p>
      <text:p text:style-name="P1">دروازہ​َسے</text:p>
      <text:p text:style-name="P1">دروغ</text:p>
      <text:p text:style-name="P1">دروغاتے</text:p>
      <text:p text:style-name="P1">دروغے</text:p>
      <text:p text:style-name="P1">دروغ​تڑ</text:p>
      <text:p text:style-name="P1">درُست</text:p>
      <text:p text:style-name="P1">درِک</text:p>
      <text:p text:style-name="P1">دست</text:p>
      <text:p text:style-name="P1">دستخط</text:p>
      <text:p text:style-name="P1">دعوت</text:p>
      <text:p text:style-name="P1">دعوتاتے</text:p>
      <text:p text:style-name="P1">دعوتَس</text:p>
      <text:p text:style-name="P1">دعوتَسے</text:p>
      <text:p text:style-name="P1">دعوتی​ءو</text:p>
      <text:p text:style-name="P1">دعوتے</text:p>
      <text:p text:style-name="P1">دعویٰ</text:p>
      <text:p text:style-name="P1">دعویٰ​ءے</text:p>
      <text:p text:style-name="P1">دفتر</text:p>
      <text:p text:style-name="P1">دلمؔتیہ</text:p>
      <text:p text:style-name="P1">دلمؔنُوتہ</text:p>
      <text:p text:style-name="P1">دماغ</text:p>
      <text:p text:style-name="P1">دماغاک</text:p>
      <text:p text:style-name="P1">دمب</text:p>
      <text:p text:style-name="P1">دو</text:p>
      <text:p text:style-name="P1">دور</text:p>
      <text:p text:style-name="P1">دوزغ</text:p>
      <text:p text:style-name="P1">دوزغی​َسے</text:p>
      <text:p text:style-name="P1">دوست</text:p>
      <text:p text:style-name="P1">دوستو</text:p>
      <text:p text:style-name="P1">دوستِنگا</text:p>
      <text:p text:style-name="P1">دوستی</text:p>
      <text:p text:style-name="P1">دولت</text:p>
      <text:p text:style-name="P1">دولتے</text:p>
      <text:p text:style-name="P1">دولت​مند</text:p>
      <text:p text:style-name="P1">دولت​والا</text:p>
      <text:p text:style-name="P1">دَب</text:p>
      <text:p text:style-name="P1">دَبو</text:p>
      <text:p text:style-name="P1">دَتؤ</text:p>
      <text:p text:style-name="P1">دَتَس</text:p>
      <text:p text:style-name="P1">دَر</text:p>
      <text:p text:style-name="P1">دَرس</text:p>
      <text:p text:style-name="P1">دَرسے</text:p>
      <text:p text:style-name="P1">دَرو</text:p>
      <text:p text:style-name="P1">دَرَک</text:p>
      <text:p text:style-name="P1">دَرِنگ</text:p>
      <text:p text:style-name="P1">دَرِنگاسُس</text:p>
      <text:p text:style-name="P1">دَرگور</text:p>
      <text:p text:style-name="P1">دَریاب</text:p>
      <text:p text:style-name="P1">دَریاباتا</text:p>
      <text:p text:style-name="P1"><text:soft-page-break/>دَریاباک</text:p>
      <text:p text:style-name="P1">دَریابے</text:p>
      <text:p text:style-name="P1">دَریر</text:p>
      <text:p text:style-name="P1">دَریرہ</text:p>
      <text:p text:style-name="P1">دَریرے</text:p>
      <text:p text:style-name="P1">دَرینو</text:p>
      <text:p text:style-name="P1">دَرینُس</text:p>
      <text:p text:style-name="P1">دَرینگپَبو</text:p>
      <text:p text:style-name="P1">دَریکہ</text:p>
      <text:p text:style-name="P1">دَری​ءے</text:p>
      <text:p text:style-name="P1">دَرے</text:p>
      <text:p text:style-name="P1">دَس</text:p>
      <text:p text:style-name="P1">دَستار</text:p>
      <text:p text:style-name="P1">دَستارے</text:p>
      <text:p text:style-name="P1">دَسوکا</text:p>
      <text:p text:style-name="P1">دَسوکاغان</text:p>
      <text:p text:style-name="P1">دَسوکاک</text:p>
      <text:p text:style-name="P1">دَسِتَنُس</text:p>
      <text:p text:style-name="P1">دَسِتَنُٹ</text:p>
      <text:p text:style-name="P1">دَسِنگ</text:p>
      <text:p text:style-name="P1">دَسِنگِک</text:p>
      <text:p text:style-name="P1">دَسِپَسہ</text:p>
      <text:p text:style-name="P1">دَسِک</text:p>
      <text:p text:style-name="P1">دَسک</text:p>
      <text:p text:style-name="P1">دَسیرے</text:p>
      <text:p text:style-name="P1">دَسیسُس</text:p>
      <text:p text:style-name="P1">دَسینگپ</text:p>
      <text:p text:style-name="P1">دَسیٹ</text:p>
      <text:p text:style-name="P1">دَسے</text:p>
      <text:p text:style-name="P1">دَفن</text:p>
      <text:p text:style-name="P1">دَم</text:p>
      <text:p text:style-name="P1">دَنتان</text:p>
      <text:p text:style-name="P1">دَنتاناتے</text:p>
      <text:p text:style-name="P1">دَنتاناک</text:p>
      <text:p text:style-name="P1">دَننگِک</text:p>
      <text:p text:style-name="P1">دَنِنگ</text:p>
      <text:p text:style-name="P1">دَنِنگا</text:p>
      <text:p text:style-name="P1">دَنِنگار</text:p>
      <text:p text:style-name="P1">دَنِنگاٹ</text:p>
      <text:p text:style-name="P1">دَنِنگیرہ</text:p>
      <text:p text:style-name="P1">دَڑِفِنگاٹ</text:p>
      <text:p text:style-name="P1">دَڑِفیر</text:p>
      <text:p text:style-name="P1">دَڑِفین</text:p>
      <text:p text:style-name="P1">دَڑِفیکہ</text:p>
      <text:p text:style-name="P1">دَڑِفے</text:p>
      <text:p text:style-name="P1">دَڑِنگ</text:p>
      <text:p text:style-name="P1">دَڑیفو​ءی</text:p>
      <text:p text:style-name="P1">دَڑیفِنگ</text:p>
      <text:p text:style-name="P1">دَڑیفِک</text:p>
      <text:p text:style-name="P1">دَڑینگ</text:p>
      <text:p text:style-name="P1">دَڑینگا</text:p>
      <text:p text:style-name="P1">دَڑینگار</text:p>
      <text:p text:style-name="P1">دَڑینگان</text:p>
      <text:p text:style-name="P1">دَڑینگانُٹ</text:p>
      <text:p text:style-name="P1">دَڑینگِنگ</text:p>
      <text:p text:style-name="P1">دَڑینگے</text:p>
      <text:p text:style-name="P1">دُز</text:p>
      <text:p text:style-name="P1">دُزاتے</text:p>
      <text:p text:style-name="P1">دُزاک</text:p>
      <text:p text:style-name="P1">دُزاکہ</text:p>
      <text:p text:style-name="P1">دُزِپَس</text:p>
      <text:p text:style-name="P1">دُزی</text:p>
      <text:p text:style-name="P1">دُزی​ءے</text:p>
      <text:p text:style-name="P1">دُشمن</text:p>
      <text:p text:style-name="P1">دُشمناتا</text:p>
      <text:p text:style-name="P1">دُشمناتے</text:p>
      <text:p text:style-name="P1">دُشمناک</text:p>
      <text:p text:style-name="P1">دُشمندار</text:p>
      <text:p text:style-name="P1">دُشمنَس</text:p>
      <text:p text:style-name="P1">دُشمنی​ءے</text:p>
      <text:p text:style-name="P1">دُعا</text:p>
      <text:p text:style-name="P1">دُعائے</text:p>
      <text:p text:style-name="P1"><text:soft-page-break/>دُعاتے</text:p>
      <text:p text:style-name="P1">دُعاک</text:p>
      <text:p text:style-name="P1">دُنیا</text:p>
      <text:p text:style-name="P1">دُنیائے</text:p>
      <text:p text:style-name="P1">دُنیاداری</text:p>
      <text:p text:style-name="P1">دُنیاغان</text:p>
      <text:p text:style-name="P1">دُنیاوی</text:p>
      <text:p text:style-name="P1">دُو</text:p>
      <text:p text:style-name="P1">دُوئے</text:p>
      <text:p text:style-name="P1">دُوانزدہ</text:p>
      <text:p text:style-name="P1">دُوانزدہ​ءے</text:p>
      <text:p text:style-name="P1">دُوانزدہ​مِیکو</text:p>
      <text:p text:style-name="P1">دُوانزدہ​ِنگا</text:p>
      <text:p text:style-name="P1">دُوتا</text:p>
      <text:p text:style-name="P1">دُوتے</text:p>
      <text:p text:style-name="P1">دُودکَش</text:p>
      <text:p text:style-name="P1">دُودینگپ</text:p>
      <text:p text:style-name="P1">دُودینگیسہ</text:p>
      <text:p text:style-name="P1">دُوشہ</text:p>
      <text:p text:style-name="P1">دُوشہ​ءے</text:p>
      <text:p text:style-name="P1">دُوشہ​غاتے</text:p>
      <text:p text:style-name="P1">دُوشہ​غاک</text:p>
      <text:p text:style-name="P1">دُوشہ​َس</text:p>
      <text:p text:style-name="P1">دُون</text:p>
      <text:p text:style-name="P1">دُونے</text:p>
      <text:p text:style-name="P1">دُون​َس</text:p>
      <text:p text:style-name="P1">دُووالا</text:p>
      <text:p text:style-name="P1">دُوَس</text:p>
      <text:p text:style-name="P1">دُوک</text:p>
      <text:p text:style-name="P1">دُوی</text:p>
      <text:p text:style-name="P1">دُوی​ءے</text:p>
      <text:p text:style-name="P1">دُوی​تے</text:p>
      <text:p text:style-name="P1">دُکان</text:p>
      <text:p text:style-name="P1">دُکاناتے</text:p>
      <text:p text:style-name="P1">دُکانداراتے</text:p>
      <text:p text:style-name="P1">دُھن</text:p>
      <text:p text:style-name="P1">دُھنو</text:p>
      <text:p text:style-name="P1">دُھنِنگا</text:p>
      <text:p text:style-name="P1">دِتر</text:p>
      <text:p text:style-name="P1">دِتراک</text:p>
      <text:p text:style-name="P1">دِترتا</text:p>
      <text:p text:style-name="P1">دِترتے</text:p>
      <text:p text:style-name="P1">دِلا</text:p>
      <text:p text:style-name="P1">دِلائے</text:p>
      <text:p text:style-name="P1">دِلاتے</text:p>
      <text:p text:style-name="P1">دِلاک</text:p>
      <text:p text:style-name="P1">دِلیر</text:p>
      <text:p text:style-name="P1">دِلیری</text:p>
      <text:p text:style-name="P1">دِمؔرِس</text:p>
      <text:p text:style-name="P1">دِمؔشق</text:p>
      <text:p text:style-name="P1">دِنا</text:p>
      <text:p text:style-name="P1">دِکہ</text:p>
      <text:p text:style-name="P1">دِیؔترِفیس</text:p>
      <text:p text:style-name="P1">دِیر</text:p>
      <text:p text:style-name="P1">دِیرتے</text:p>
      <text:p text:style-name="P1">دِیری</text:p>
      <text:p text:style-name="P1">دِیری​ءو</text:p>
      <text:p text:style-name="P1">دِیرے</text:p>
      <text:p text:style-name="P1">دِین</text:p>
      <text:p text:style-name="P1">دِینو</text:p>
      <text:p text:style-name="P1">دِینِنگا</text:p>
      <text:p text:style-name="P1">دِینی</text:p>
      <text:p text:style-name="P1">دِینی​ءو</text:p>
      <text:p text:style-name="P1">دِیوال</text:p>
      <text:p text:style-name="P1">دِیوالاتا</text:p>
      <text:p text:style-name="P1">دِیوالاتے</text:p>
      <text:p text:style-name="P1">دِیوالَس</text:p>
      <text:p text:style-name="P1">دِیوالک</text:p>
      <text:p text:style-name="P1">دِیک</text:p>
      <text:p text:style-name="P1">دِیگر</text:p>
      <text:p text:style-name="P1">دِ​لاَسے</text:p>
      <text:p text:style-name="P1">دکپُؔلس</text:p>
      <text:p text:style-name="P1"><text:soft-page-break/>دھمکی</text:p>
      <text:p text:style-name="P1">دھوکہ</text:p>
      <text:p text:style-name="P1">دہ</text:p>
      <text:p text:style-name="P1">دہ​مِیکو</text:p>
      <text:p text:style-name="P1">دیؔؤنسی​یُس</text:p>
      <text:p text:style-name="P1">دیؔماس</text:p>
      <text:p text:style-name="P1">دیؔمیترِیُس</text:p>
      <text:p text:style-name="P1">دیانت​داری</text:p>
      <text:p text:style-name="P1">دیاڑی</text:p>
      <text:p text:style-name="P1">دیاڑی​ءے</text:p>
      <text:p text:style-name="P1">دیر</text:p>
      <text:p text:style-name="P1">دیرَس</text:p>
      <text:p text:style-name="P1">دیرَسے</text:p>
      <text:p text:style-name="P1">دیرہ</text:p>
      <text:p text:style-name="P1">دیرے</text:p>
      <text:p text:style-name="P1">دیس</text:p>
      <text:p text:style-name="P1">دین</text:p>
      <text:p text:style-name="P1">دینہ</text:p>
      <text:p text:style-name="P1">دینے</text:p>
      <text:p text:style-name="P1">دیو</text:p>
      <text:p text:style-name="P1">دیوہ</text:p>
      <text:p text:style-name="P1">دیک</text:p>
      <text:p text:style-name="P1">دے</text:p>
      <text:p text:style-name="P1">دے​ءی</text:p>
      <text:p text:style-name="P1">دے​ءے</text:p>
      <text:p text:style-name="P1">دے​تے</text:p>
      <text:p text:style-name="P1">دے​َس</text:p>
      <text:p text:style-name="P1">دے​َسے</text:p>
      <text:p text:style-name="P1">دے​ٹِک</text:p>
      <text:p text:style-name="P1">ذاتو</text:p>
      <text:p text:style-name="P1">ذرئیس</text:p>
      <text:p text:style-name="P1">ذرئیسے</text:p>
      <text:p text:style-name="P1">ذرئیس​َسے</text:p>
      <text:p text:style-name="P1">ذرِیعہ</text:p>
      <text:p text:style-name="P1">ذرِیعہ​غان</text:p>
      <text:p text:style-name="P1">ذریس</text:p>
      <text:p text:style-name="P1">ذریعہ</text:p>
      <text:p text:style-name="P1">راحؔب</text:p>
      <text:p text:style-name="P1">راخؔیل</text:p>
      <text:p text:style-name="P1">راز</text:p>
      <text:p text:style-name="P1">رازاتا</text:p>
      <text:p text:style-name="P1">رازاتے</text:p>
      <text:p text:style-name="P1">رازاک</text:p>
      <text:p text:style-name="P1">رازَس</text:p>
      <text:p text:style-name="P1">رازے</text:p>
      <text:p text:style-name="P1">راسؔتُس</text:p>
      <text:p text:style-name="P1">راسؔتُسے</text:p>
      <text:p text:style-name="P1">راست</text:p>
      <text:p text:style-name="P1">راستو</text:p>
      <text:p text:style-name="P1">راستِنگا</text:p>
      <text:p text:style-name="P1">راستی</text:p>
      <text:p text:style-name="P1">راستی​کو</text:p>
      <text:p text:style-name="P1">راست​مِیکو</text:p>
      <text:p text:style-name="P1">راضی</text:p>
      <text:p text:style-name="P1">رامؔ</text:p>
      <text:p text:style-name="P1">رامؔہ</text:p>
      <text:p text:style-name="P1">ران</text:p>
      <text:p text:style-name="P1">راہی</text:p>
      <text:p text:style-name="P1">رباب</text:p>
      <text:p text:style-name="P1">رباباتا</text:p>
      <text:p text:style-name="P1">ربُونی</text:p>
      <text:p text:style-name="P1">رحؔبعام</text:p>
      <text:p text:style-name="P1">رحم</text:p>
      <text:p text:style-name="P1">رحمت</text:p>
      <text:p text:style-name="P1">رحمتاتا</text:p>
      <text:p text:style-name="P1">رحمتاتے</text:p>
      <text:p text:style-name="P1">رحمتاک</text:p>
      <text:p text:style-name="P1">رحمتَس</text:p>
      <text:p text:style-name="P1">رحمتے</text:p>
      <text:p text:style-name="P1">رحم​دِل</text:p>
      <text:p text:style-name="P1">رحم​دِلی</text:p>
      <text:p text:style-name="P1">ردوبدل</text:p>
      <text:p text:style-name="P1"><text:soft-page-break/>رزان</text:p>
      <text:p text:style-name="P1">رزاناتے</text:p>
      <text:p text:style-name="P1">رزاناک</text:p>
      <text:p text:style-name="P1">رزانے</text:p>
      <text:p text:style-name="P1">رسِفیسہ</text:p>
      <text:p text:style-name="P1">رسیف</text:p>
      <text:p text:style-name="P1">رسیفبو</text:p>
      <text:p text:style-name="P1">رسیفوئی</text:p>
      <text:p text:style-name="P1">رسیفوکا</text:p>
      <text:p text:style-name="P1">رسیفوکاتا</text:p>
      <text:p text:style-name="P1">رسیفوکاتے</text:p>
      <text:p text:style-name="P1">رسیفوکاک</text:p>
      <text:p text:style-name="P1">رسیفوکوَسے</text:p>
      <text:p text:style-name="P1">رسیفِنگ</text:p>
      <text:p text:style-name="P1">رسیفِنگا</text:p>
      <text:p text:style-name="P1">رسیفِنگانو</text:p>
      <text:p text:style-name="P1">رسیفِنگانے</text:p>
      <text:p text:style-name="P1">رسیفِنگِنگ</text:p>
      <text:p text:style-name="P1">رسیفِک</text:p>
      <text:p text:style-name="P1">رسیفپ</text:p>
      <text:p text:style-name="P1">رسیفیر</text:p>
      <text:p text:style-name="P1">رسیفیرہ</text:p>
      <text:p text:style-name="P1">رسیفیرے</text:p>
      <text:p text:style-name="P1">رسیفیس</text:p>
      <text:p text:style-name="P1">رسیفیسُٹ</text:p>
      <text:p text:style-name="P1">رسیفیسہ</text:p>
      <text:p text:style-name="P1">رسیفین</text:p>
      <text:p text:style-name="P1">رسیفینُٹ</text:p>
      <text:p text:style-name="P1">رسیفینہ</text:p>
      <text:p text:style-name="P1">رسیفینے</text:p>
      <text:p text:style-name="P1">رسیفیو</text:p>
      <text:p text:style-name="P1">رسیفیوہ</text:p>
      <text:p text:style-name="P1">رسیفیٹ</text:p>
      <text:p text:style-name="P1">رسیفیکہ</text:p>
      <text:p text:style-name="P1">رسیفے</text:p>
      <text:p text:style-name="P1">رسینگا</text:p>
      <text:p text:style-name="P1">رسینگار</text:p>
      <text:p text:style-name="P1">رسینگاسُر</text:p>
      <text:p text:style-name="P1">رسینگاسُس</text:p>
      <text:p text:style-name="P1">رسینگان</text:p>
      <text:p text:style-name="P1">رسینگانے</text:p>
      <text:p text:style-name="P1">رسینگاٹ</text:p>
      <text:p text:style-name="P1">رسینگاکہ</text:p>
      <text:p text:style-name="P1">رسینگتؤ</text:p>
      <text:p text:style-name="P1">رسینگتَنے</text:p>
      <text:p text:style-name="P1">رسینگتَویکہ</text:p>
      <text:p text:style-name="P1">رسینگوئی</text:p>
      <text:p text:style-name="P1">رسینگوئے</text:p>
      <text:p text:style-name="P1">رسینگوٹ</text:p>
      <text:p text:style-name="P1">رسینگِنگ</text:p>
      <text:p text:style-name="P1">رسینگِک</text:p>
      <text:p text:style-name="P1">رسینگپ</text:p>
      <text:p text:style-name="P1">رسینگپَس</text:p>
      <text:p text:style-name="P1">رسینگپَک</text:p>
      <text:p text:style-name="P1">رسینگیرہ</text:p>
      <text:p text:style-name="P1">رسینگیرے</text:p>
      <text:p text:style-name="P1">رسینگے</text:p>
      <text:p text:style-name="P1">رعُؔو</text:p>
      <text:p text:style-name="P1">رغام</text:p>
      <text:p text:style-name="P1">رغاما</text:p>
      <text:p text:style-name="P1">رغامار</text:p>
      <text:p text:style-name="P1">رغامارہ</text:p>
      <text:p text:style-name="P1">رغامان</text:p>
      <text:p text:style-name="P1">رغامانو</text:p>
      <text:p text:style-name="P1">رغامانُن</text:p>
      <text:p text:style-name="P1">رغامانُٹ</text:p>
      <text:p text:style-name="P1">رغامانے</text:p>
      <text:p text:style-name="P1">رغاماٹ</text:p>
      <text:p text:style-name="P1">رغاماکہ</text:p>
      <text:p text:style-name="P1">رغامبو</text:p>
      <text:p text:style-name="P1">رغامتَنُٹ</text:p>
      <text:p text:style-name="P1">رغاموکا</text:p>
      <text:p text:style-name="P1"><text:soft-page-break/>رغاموکوَس</text:p>
      <text:p text:style-name="P1">رغامِنگ</text:p>
      <text:p text:style-name="P1">رغامِنگے</text:p>
      <text:p text:style-name="P1">رغامِک</text:p>
      <text:p text:style-name="P1">رغامیرہ</text:p>
      <text:p text:style-name="P1">رغامیسہ</text:p>
      <text:p text:style-name="P1">رغامین</text:p>
      <text:p text:style-name="P1">رغامیو</text:p>
      <text:p text:style-name="P1">رغامیوہ</text:p>
      <text:p text:style-name="P1">رغامے</text:p>
      <text:p text:style-name="P1">رنگ</text:p>
      <text:p text:style-name="P1">رنگاک</text:p>
      <text:p text:style-name="P1">روؔم</text:p>
      <text:p text:style-name="P1">روؔمِیؤ</text:p>
      <text:p text:style-name="P1">روؔمِیؤتا</text:p>
      <text:p text:style-name="P1">روؔمِیؤتے</text:p>
      <text:p text:style-name="P1">روؔمِیؤَسے</text:p>
      <text:p text:style-name="P1">روؔم​والاک</text:p>
      <text:p text:style-name="P1">روتِینکاک</text:p>
      <text:p text:style-name="P1">روشن</text:p>
      <text:p text:style-name="P1">روشنائی</text:p>
      <text:p text:style-name="P1">روشنائی​ءے</text:p>
      <text:p text:style-name="P1">روشنائی​َس</text:p>
      <text:p text:style-name="P1">روشنائی​َسے</text:p>
      <text:p text:style-name="P1">روشنائی​ِنگا</text:p>
      <text:p text:style-name="P1">روفہ</text:p>
      <text:p text:style-name="P1">روچ</text:p>
      <text:p text:style-name="P1">روچہ</text:p>
      <text:p text:style-name="P1">روچہ​دار</text:p>
      <text:p text:style-name="P1">روڈ</text:p>
      <text:p text:style-name="P1">روڑ</text:p>
      <text:p text:style-name="P1">روڑتے</text:p>
      <text:p text:style-name="P1">روڑَس</text:p>
      <text:p text:style-name="P1">رَبؔقہ</text:p>
      <text:p text:style-name="P1">رَبؔقہ​ءے</text:p>
      <text:p text:style-name="P1">رَبی</text:p>
      <text:p text:style-name="P1">رَزانَسے</text:p>
      <text:p text:style-name="P1">رَش</text:p>
      <text:p text:style-name="P1">رَغ</text:p>
      <text:p text:style-name="P1">رَند</text:p>
      <text:p text:style-name="P1">رَنڈِیک</text:p>
      <text:p text:style-name="P1">رَنڈی</text:p>
      <text:p text:style-name="P1">رَنڈی​ءے</text:p>
      <text:p text:style-name="P1">رَنڈی​َسے</text:p>
      <text:p text:style-name="P1">رَوان</text:p>
      <text:p text:style-name="P1">رَوانہ</text:p>
      <text:p text:style-name="P1">رُخ</text:p>
      <text:p text:style-name="P1">رُخصت</text:p>
      <text:p text:style-name="P1">رُدؔی</text:p>
      <text:p text:style-name="P1">رُدُؔس</text:p>
      <text:p text:style-name="P1">رُعب</text:p>
      <text:p text:style-name="P1">رُوؔبِن</text:p>
      <text:p text:style-name="P1">رُوؔت</text:p>
      <text:p text:style-name="P1">رُوؔفُس</text:p>
      <text:p text:style-name="P1">رُوتوکاتے</text:p>
      <text:p text:style-name="P1">رُوتوکاک</text:p>
      <text:p text:style-name="P1">رُوتِنگ</text:p>
      <text:p text:style-name="P1">رُوتِنگا</text:p>
      <text:p text:style-name="P1">رُوتِک</text:p>
      <text:p text:style-name="P1">رُوتیرہ</text:p>
      <text:p text:style-name="P1">رُوح</text:p>
      <text:p text:style-name="P1">رُوحاتا</text:p>
      <text:p text:style-name="P1">رُوحاتے</text:p>
      <text:p text:style-name="P1">رُوحانی</text:p>
      <text:p text:style-name="P1">رُوحَس</text:p>
      <text:p text:style-name="P1">رُوحک</text:p>
      <text:p text:style-name="P1">رُوحے</text:p>
      <text:p text:style-name="P1">رُومالے</text:p>
      <text:p text:style-name="P1">رُوپئی</text:p>
      <text:p text:style-name="P1">رُوپئی​ءے</text:p>
      <text:p text:style-name="P1">رُوپئی​تے</text:p>
      <text:p text:style-name="P1">رُوپئی​والائے</text:p>
      <text:p text:style-name="P1"><text:soft-page-break/>رُوپئی​َس</text:p>
      <text:p text:style-name="P1">رِزق</text:p>
      <text:p text:style-name="P1">رِشوَت</text:p>
      <text:p text:style-name="P1">رِشوَتَس</text:p>
      <text:p text:style-name="P1">رِفؔان</text:p>
      <text:p text:style-name="P1">رِفؔانے</text:p>
      <text:p text:style-name="P1">رِواج</text:p>
      <text:p text:style-name="P1">رِواجاتا</text:p>
      <text:p text:style-name="P1">رِواجاتے</text:p>
      <text:p text:style-name="P1">رِواجاک</text:p>
      <text:p text:style-name="P1">رِچ</text:p>
      <text:p text:style-name="P1">رکابی​َسے</text:p>
      <text:p text:style-name="P1">رہنُما</text:p>
      <text:p text:style-name="P1">رہنُمائی</text:p>
      <text:p text:style-name="P1">رہنُمائی​ءے</text:p>
      <text:p text:style-name="P1">رہنُمائے</text:p>
      <text:p text:style-name="P1">رہنُماتا</text:p>
      <text:p text:style-name="P1">رہنُماَس</text:p>
      <text:p text:style-name="P1">رہنُماک</text:p>
      <text:p text:style-name="P1">رہی</text:p>
      <text:p text:style-name="P1">رہینگ</text:p>
      <text:p text:style-name="P1">رہینگا</text:p>
      <text:p text:style-name="P1">رہینگار</text:p>
      <text:p text:style-name="P1">رہینگارہ</text:p>
      <text:p text:style-name="P1">رہینگاس</text:p>
      <text:p text:style-name="P1">رہینگاسُس</text:p>
      <text:p text:style-name="P1">رہینگان</text:p>
      <text:p text:style-name="P1">رہینگانہ</text:p>
      <text:p text:style-name="P1">رہینگاٹ</text:p>
      <text:p text:style-name="P1">رہینگاٹہ</text:p>
      <text:p text:style-name="P1">رہینگاکہ</text:p>
      <text:p text:style-name="P1">رہینگبو</text:p>
      <text:p text:style-name="P1">رہینگوکا</text:p>
      <text:p text:style-name="P1">رہینگوکاتا</text:p>
      <text:p text:style-name="P1">رہینگوکاتے</text:p>
      <text:p text:style-name="P1">رہینگوکاک</text:p>
      <text:p text:style-name="P1">رہینگوکوَس</text:p>
      <text:p text:style-name="P1">رہینگِفِنگ</text:p>
      <text:p text:style-name="P1">رہینگِفینے</text:p>
      <text:p text:style-name="P1">رہینگِفیوہ</text:p>
      <text:p text:style-name="P1">رہینگِنگ</text:p>
      <text:p text:style-name="P1">رہینگِک</text:p>
      <text:p text:style-name="P1">رہینگپَبو</text:p>
      <text:p text:style-name="P1">رہینگپَک</text:p>
      <text:p text:style-name="P1">رہینگیر</text:p>
      <text:p text:style-name="P1">رہینگیرہ</text:p>
      <text:p text:style-name="P1">رہینگیرے</text:p>
      <text:p text:style-name="P1">رہینگیسہ</text:p>
      <text:p text:style-name="P1">رہینگین</text:p>
      <text:p text:style-name="P1">رہینگینہ</text:p>
      <text:p text:style-name="P1">رہینگیو</text:p>
      <text:p text:style-name="P1">رہینگیوہ</text:p>
      <text:p text:style-name="P1">رہینگے</text:p>
      <text:p text:style-name="P1">رہی​تے</text:p>
      <text:p text:style-name="P1">ریؔسا</text:p>
      <text:p text:style-name="P1">ریؔگِیُم</text:p>
      <text:p text:style-name="P1">ریفتَنُن</text:p>
      <text:p text:style-name="P1">ریفتَنُٹ</text:p>
      <text:p text:style-name="P1">ریفوئے</text:p>
      <text:p text:style-name="P1">ریفوکا</text:p>
      <text:p text:style-name="P1">ریفوکاک</text:p>
      <text:p text:style-name="P1">ریفوکو</text:p>
      <text:p text:style-name="P1">ریفِنگ</text:p>
      <text:p text:style-name="P1">ریفِنگا</text:p>
      <text:p text:style-name="P1">ریفِنگانہ</text:p>
      <text:p text:style-name="P1">ریفِنگورے</text:p>
      <text:p text:style-name="P1">ریفِنگوکا</text:p>
      <text:p text:style-name="P1">ریفِنگپَبو</text:p>
      <text:p text:style-name="P1">ریفِنگپیرے</text:p>
      <text:p text:style-name="P1">ریفِنگیر</text:p>
      <text:p text:style-name="P1">ریفِنگیرہ</text:p>
      <text:p text:style-name="P1">ریفِک</text:p>
      <text:p text:style-name="P1"><text:soft-page-break/>ریفپ</text:p>
      <text:p text:style-name="P1">ریفپَبو</text:p>
      <text:p text:style-name="P1">ریفپہ</text:p>
      <text:p text:style-name="P1">ریفیر</text:p>
      <text:p text:style-name="P1">ریفیرہ</text:p>
      <text:p text:style-name="P1">ریفیرے</text:p>
      <text:p text:style-name="P1">ریفیسہ</text:p>
      <text:p text:style-name="P1">ریفین</text:p>
      <text:p text:style-name="P1">ریفینو</text:p>
      <text:p text:style-name="P1">ریفینورے</text:p>
      <text:p text:style-name="P1">ریفینُٹ</text:p>
      <text:p text:style-name="P1">ریفینہ</text:p>
      <text:p text:style-name="P1">ریفینے</text:p>
      <text:p text:style-name="P1">ریفیوہ</text:p>
      <text:p text:style-name="P1">ریفیکہ</text:p>
      <text:p text:style-name="P1">ریفے</text:p>
      <text:p text:style-name="P1">ریک</text:p>
      <text:p text:style-name="P1">ریکاک</text:p>
      <text:p text:style-name="P1">ریکَسے</text:p>
      <text:p text:style-name="P1">ریکی​ءو</text:p>
      <text:p text:style-name="P1">ریگِستان</text:p>
      <text:p text:style-name="P1">ریگِستانَس</text:p>
      <text:p text:style-name="P1">ریگِستانَسے</text:p>
      <text:p text:style-name="P1">زائِفہ</text:p>
      <text:p text:style-name="P1">زائِفہ​ءے</text:p>
      <text:p text:style-name="P1">زائِفہ​غاتے</text:p>
      <text:p text:style-name="P1">زائِفہ​غاک</text:p>
      <text:p text:style-name="P1">زائِفہ​َس</text:p>
      <text:p text:style-name="P1">زار</text:p>
      <text:p text:style-name="P1">زارؔح</text:p>
      <text:p text:style-name="P1">زاڑچوبی</text:p>
      <text:p text:style-name="P1">زبؔدی</text:p>
      <text:p text:style-name="P1">زبُؔولُون</text:p>
      <text:p text:style-name="P1">زبُور</text:p>
      <text:p text:style-name="P1">زرگر</text:p>
      <text:p text:style-name="P1">زرگراتے</text:p>
      <text:p text:style-name="P1">زرگرَس</text:p>
      <text:p text:style-name="P1">زغم</text:p>
      <text:p text:style-name="P1">زغماتے</text:p>
      <text:p text:style-name="P1">زغمَس</text:p>
      <text:p text:style-name="P1">زغمَسے</text:p>
      <text:p text:style-name="P1">زغمے</text:p>
      <text:p text:style-name="P1">زلت</text:p>
      <text:p text:style-name="P1">زمانہ</text:p>
      <text:p text:style-name="P1">زمِیندار</text:p>
      <text:p text:style-name="P1">زمِیندارَس</text:p>
      <text:p text:style-name="P1">زمِینداری</text:p>
      <text:p text:style-name="P1">زنجِیراک</text:p>
      <text:p text:style-name="P1">زنجِیرتے</text:p>
      <text:p text:style-name="P1">زور</text:p>
      <text:p text:style-name="P1">زَنگ</text:p>
      <text:p text:style-name="P1">زَہر</text:p>
      <text:p text:style-name="P1">زَہروالا</text:p>
      <text:p text:style-name="P1">زَہری</text:p>
      <text:p text:style-name="P1">زُبان</text:p>
      <text:p text:style-name="P1">زُباناتا</text:p>
      <text:p text:style-name="P1">زُباناتے</text:p>
      <text:p text:style-name="P1">زُباناک</text:p>
      <text:p text:style-name="P1">زُبانَس</text:p>
      <text:p text:style-name="P1">زُبانی</text:p>
      <text:p text:style-name="P1">زُبانے</text:p>
      <text:p text:style-name="P1">زُبان​والا</text:p>
      <text:p text:style-name="P1">زُبان​والاتے</text:p>
      <text:p text:style-name="P1">زُبان​والاک</text:p>
      <text:p text:style-name="P1">زُرؔبابل</text:p>
      <text:p text:style-name="P1">زُرَت</text:p>
      <text:p text:style-name="P1">زُمُرد</text:p>
      <text:p text:style-name="P1">زُو</text:p>
      <text:p text:style-name="P1">زِلزِلہ</text:p>
      <text:p text:style-name="P1">زِلزِلہ​غان</text:p>
      <text:p text:style-name="P1">زِلزِلہ​غاک</text:p>
      <text:p text:style-name="P1">زِلزِلہ​َس</text:p>
      <text:p text:style-name="P1"><text:soft-page-break/>زِمہ​وار</text:p>
      <text:p text:style-name="P1">زِمہ​واری</text:p>
      <text:p text:style-name="P1">زِمہ​واری​ءے</text:p>
      <text:p text:style-name="P1">زِمہ​واری​تا</text:p>
      <text:p text:style-name="P1">زِمہ​واری​تے</text:p>
      <text:p text:style-name="P1">زِنا</text:p>
      <text:p text:style-name="P1">زِناغان</text:p>
      <text:p text:style-name="P1">زِناکار</text:p>
      <text:p text:style-name="P1">زِناکارَس</text:p>
      <text:p text:style-name="P1">زِناکاری</text:p>
      <text:p text:style-name="P1">زِند</text:p>
      <text:p text:style-name="P1">زِندومرک</text:p>
      <text:p text:style-name="P1">زِندگی</text:p>
      <text:p text:style-name="P1">زِندگی​ءے</text:p>
      <text:p text:style-name="P1">زِندگی​َس</text:p>
      <text:p text:style-name="P1">زِندہ</text:p>
      <text:p text:style-name="P1">زِندہ​ءو</text:p>
      <text:p text:style-name="P1">زِندہ​غاتا</text:p>
      <text:p text:style-name="P1">زِندہ​غاتے</text:p>
      <text:p text:style-name="P1">زِندہ​غان</text:p>
      <text:p text:style-name="P1">زِندہ​غاک</text:p>
      <text:p text:style-name="P1">زِندے</text:p>
      <text:p text:style-name="P1">زِںدان</text:p>
      <text:p text:style-name="P1">زِیرہ​تا</text:p>
      <text:p text:style-name="P1">زکائیؔ</text:p>
      <text:p text:style-name="P1">زکرؔیاہ</text:p>
      <text:p text:style-name="P1">زکرؔیاہ​ءے</text:p>
      <text:p text:style-name="P1">زکرؔیاہ​غا</text:p>
      <text:p text:style-name="P1">زہیر</text:p>
      <text:p text:style-name="P1">زہیری</text:p>
      <text:p text:style-name="P1">زی</text:p>
      <text:p text:style-name="P1">زیؔتُون</text:p>
      <text:p text:style-name="P1">زیؔماس</text:p>
      <text:p text:style-name="P1">زیُؔوس</text:p>
      <text:p text:style-name="P1">زیاست</text:p>
      <text:p text:style-name="P1">زیاستو</text:p>
      <text:p text:style-name="P1">زیبا</text:p>
      <text:p text:style-name="P1">زیباؤ</text:p>
      <text:p text:style-name="P1">زیبائِنگا</text:p>
      <text:p text:style-name="P1">زیبائی</text:p>
      <text:p text:style-name="P1">زیبائی​َس</text:p>
      <text:p text:style-name="P1">زیتُون</text:p>
      <text:p text:style-name="P1">زیوَر</text:p>
      <text:p text:style-name="P1">زیوَراک</text:p>
      <text:p text:style-name="P1">ساؤؔل</text:p>
      <text:p text:style-name="P1">ساؤؔلے</text:p>
      <text:p text:style-name="P1">سادار</text:p>
      <text:p text:style-name="P1">ساداراتا</text:p>
      <text:p text:style-name="P1">ساداراتے</text:p>
      <text:p text:style-name="P1">ساداراک</text:p>
      <text:p text:style-name="P1">سادارَس</text:p>
      <text:p text:style-name="P1">سادارَسے</text:p>
      <text:p text:style-name="P1">سادارے</text:p>
      <text:p text:style-name="P1">سادہ​ءو</text:p>
      <text:p text:style-name="P1">سادہ​ِنگا</text:p>
      <text:p text:style-name="P1">سارؔہ</text:p>
      <text:p text:style-name="P1">سارؔہ​غان</text:p>
      <text:p text:style-name="P1">سال</text:p>
      <text:p text:style-name="P1">سالاتے</text:p>
      <text:p text:style-name="P1">سالَس</text:p>
      <text:p text:style-name="P1">سالَسے</text:p>
      <text:p text:style-name="P1">سالگِرہ</text:p>
      <text:p text:style-name="P1">سامؔارِیک</text:p>
      <text:p text:style-name="P1">سامؔاری</text:p>
      <text:p text:style-name="P1">سامؔاریہ</text:p>
      <text:p text:style-name="P1">سامؔاری​ءو</text:p>
      <text:p text:style-name="P1">سامؔاری​َس</text:p>
      <text:p text:style-name="P1">سامؔاری​َسے</text:p>
      <text:p text:style-name="P1">سامان</text:p>
      <text:p text:style-name="P1">ساماناتے</text:p>
      <text:p text:style-name="P1">سامُؔس</text:p>
      <text:p text:style-name="P1">سانگ</text:p>
      <text:p text:style-name="P1"><text:soft-page-break/>سانگی</text:p>
      <text:p text:style-name="P1">سانگے</text:p>
      <text:p text:style-name="P1">ساڑ</text:p>
      <text:p text:style-name="P1">ساہ</text:p>
      <text:p text:style-name="P1">ساہک</text:p>
      <text:p text:style-name="P1">ساہی​َس</text:p>
      <text:p text:style-name="P1">ساہ​ءے</text:p>
      <text:p text:style-name="P1">ساہ​تے</text:p>
      <text:p text:style-name="P1">ساہ​ِنگا</text:p>
      <text:p text:style-name="P1">سبرو</text:p>
      <text:p text:style-name="P1">سبرِنگا</text:p>
      <text:p text:style-name="P1">سبق</text:p>
      <text:p text:style-name="P1">سبقتنی</text:p>
      <text:p text:style-name="P1">سبقَس</text:p>
      <text:p text:style-name="P1">ستؔوئِیکی</text:p>
      <text:p text:style-name="P1">ستِؔفناس</text:p>
      <text:p text:style-name="P1">سجدہ</text:p>
      <text:p text:style-name="P1">سجدہ​غان</text:p>
      <text:p text:style-name="P1">سحور</text:p>
      <text:p text:style-name="P1">سخاوت</text:p>
      <text:p text:style-name="P1">سخت</text:p>
      <text:p text:style-name="P1">سختو</text:p>
      <text:p text:style-name="P1">سختِنگا</text:p>
      <text:p text:style-name="P1">سختی</text:p>
      <text:p text:style-name="P1">سخی</text:p>
      <text:p text:style-name="P1">سخی​گری</text:p>
      <text:p text:style-name="P1">سدُؔوم</text:p>
      <text:p text:style-name="P1">سر</text:p>
      <text:p text:style-name="P1">سرؔدیس</text:p>
      <text:p text:style-name="P1">سرؔکوسہ</text:p>
      <text:p text:style-name="P1">سرؔگِیُس</text:p>
      <text:p text:style-name="P1">سرحد</text:p>
      <text:p text:style-name="P1">سردار</text:p>
      <text:p text:style-name="P1">سرداراتا</text:p>
      <text:p text:style-name="P1">سرداراتے</text:p>
      <text:p text:style-name="P1">سرداراک</text:p>
      <text:p text:style-name="P1">سردارَس</text:p>
      <text:p text:style-name="P1">سرداری</text:p>
      <text:p text:style-name="P1">سردارے</text:p>
      <text:p text:style-name="P1">سرند</text:p>
      <text:p text:style-name="P1">سرکاری</text:p>
      <text:p text:style-name="P1">سفِؔیرہ</text:p>
      <text:p text:style-name="P1">سفِؔیرہ​​ءے</text:p>
      <text:p text:style-name="P1">سفارِش</text:p>
      <text:p text:style-name="P1">سفارِشی</text:p>
      <text:p text:style-name="P1">سفر</text:p>
      <text:p text:style-name="P1">سفرے</text:p>
      <text:p text:style-name="P1">سفِیر</text:p>
      <text:p text:style-name="P1">سلام</text:p>
      <text:p text:style-name="P1">سلامت</text:p>
      <text:p text:style-name="P1">سلامتی</text:p>
      <text:p text:style-name="P1">سلامے</text:p>
      <text:p text:style-name="P1">سلمؔون</text:p>
      <text:p text:style-name="P1">سلمُؔون</text:p>
      <text:p text:style-name="P1">سمؔسُون</text:p>
      <text:p text:style-name="P1">سمُؔوئیل</text:p>
      <text:p text:style-name="P1">سمبال</text:p>
      <text:p text:style-name="P1">سمبالار</text:p>
      <text:p text:style-name="P1">سمبالان</text:p>
      <text:p text:style-name="P1">سمبالِبو</text:p>
      <text:p text:style-name="P1">سمبالِنگ</text:p>
      <text:p text:style-name="P1">سمبالِک</text:p>
      <text:p text:style-name="P1">سمبالے</text:p>
      <text:p text:style-name="P1">سمجھار</text:p>
      <text:p text:style-name="P1">سمندر</text:p>
      <text:p text:style-name="P1">سمندرَس</text:p>
      <text:p text:style-name="P1">سمندرے</text:p>
      <text:p text:style-name="P1">سنگت</text:p>
      <text:p text:style-name="P1">سنگتاتا</text:p>
      <text:p text:style-name="P1">سنگتاتے</text:p>
      <text:p text:style-name="P1">سنگتاک</text:p>
      <text:p text:style-name="P1">سنگتَس</text:p>
      <text:p text:style-name="P1"><text:soft-page-break/>سنگتَسے</text:p>
      <text:p text:style-name="P1">سنگتی</text:p>
      <text:p text:style-name="P1">سنگتی​ءے</text:p>
      <text:p text:style-name="P1">سنگتے</text:p>
      <text:p text:style-name="P1">سنگسار</text:p>
      <text:p text:style-name="P1">سنگ​ِمرمر</text:p>
      <text:p text:style-name="P1">سوؔسِپطرس</text:p>
      <text:p text:style-name="P1">سوُؔستھِینُس</text:p>
      <text:p text:style-name="P1">سوئیل</text:p>
      <text:p text:style-name="P1">سوب</text:p>
      <text:p text:style-name="P1">سودا</text:p>
      <text:p text:style-name="P1">سور</text:p>
      <text:p text:style-name="P1">سوراتا</text:p>
      <text:p text:style-name="P1">سورو</text:p>
      <text:p text:style-name="P1">سورَس</text:p>
      <text:p text:style-name="P1">سورِنگا</text:p>
      <text:p text:style-name="P1">سوری</text:p>
      <text:p text:style-name="P1">سورے</text:p>
      <text:p text:style-name="P1">سوزی</text:p>
      <text:p text:style-name="P1">سوزی​تا</text:p>
      <text:p text:style-name="P1">سوسُڑو</text:p>
      <text:p text:style-name="P1">سوچ</text:p>
      <text:p text:style-name="P1">سوچا</text:p>
      <text:p text:style-name="P1">سوچاتے</text:p>
      <text:p text:style-name="P1">سوچاسُس</text:p>
      <text:p text:style-name="P1">سوچاسُن</text:p>
      <text:p text:style-name="P1">سوچاسُٹ</text:p>
      <text:p text:style-name="P1">سوچاٹ</text:p>
      <text:p text:style-name="P1">سوچاک</text:p>
      <text:p text:style-name="P1">سوچتَویر</text:p>
      <text:p text:style-name="P1">سوچِنگ</text:p>
      <text:p text:style-name="P1">سوچِپر</text:p>
      <text:p text:style-name="P1">سوچِک</text:p>
      <text:p text:style-name="P1">سوچیرہ</text:p>
      <text:p text:style-name="P1">سوچینہ</text:p>
      <text:p text:style-name="P1">سوچے</text:p>
      <text:p text:style-name="P1">سَلبو</text:p>
      <text:p text:style-name="P1">سَلوؔمی</text:p>
      <text:p text:style-name="P1">سَلوک</text:p>
      <text:p text:style-name="P1">سَلوکا</text:p>
      <text:p text:style-name="P1">سَلِتَویر</text:p>
      <text:p text:style-name="P1">سَلِتَویکہ</text:p>
      <text:p text:style-name="P1">سَلِفوکا</text:p>
      <text:p text:style-name="P1">سَلِفیر</text:p>
      <text:p text:style-name="P1">سَلِفیسُر</text:p>
      <text:p text:style-name="P1">سَلِفے</text:p>
      <text:p text:style-name="P1">سَلِنگ</text:p>
      <text:p text:style-name="P1">سَلِپ</text:p>
      <text:p text:style-name="P1">سَلِک</text:p>
      <text:p text:style-name="P1">سَلِیس</text:p>
      <text:p text:style-name="P1">سَلِیسُر</text:p>
      <text:p text:style-name="P1">سَلِیسُرہ</text:p>
      <text:p text:style-name="P1">سَلہ</text:p>
      <text:p text:style-name="P1">سَلیرہ</text:p>
      <text:p text:style-name="P1">سَلیرے</text:p>
      <text:p text:style-name="P1">سَلیس</text:p>
      <text:p text:style-name="P1">سَلیو</text:p>
      <text:p text:style-name="P1">سَلیوہ</text:p>
      <text:p text:style-name="P1">سَلے</text:p>
      <text:p text:style-name="P1">سَما</text:p>
      <text:p text:style-name="P1">سَنگ​ِسُنبلی</text:p>
      <text:p text:style-name="P1">سُدؔزِیگوس</text:p>
      <text:p text:style-name="P1">سُرؔوج</text:p>
      <text:p text:style-name="P1">سُرا</text:p>
      <text:p text:style-name="P1">سُرار</text:p>
      <text:p text:style-name="P1">سُرِفِنگ</text:p>
      <text:p text:style-name="P1">سُرِفیکہ</text:p>
      <text:p text:style-name="P1">سُرِفے</text:p>
      <text:p text:style-name="P1">سُرِنگ</text:p>
      <text:p text:style-name="P1">سُریت</text:p>
      <text:p text:style-name="P1">سُریتی</text:p>
      <text:p text:style-name="P1">سُریرہ</text:p>
      <text:p text:style-name="P1"><text:soft-page-break/>سُریس</text:p>
      <text:p text:style-name="P1">سُرے</text:p>
      <text:p text:style-name="P1">سُست</text:p>
      <text:p text:style-name="P1">سُستو</text:p>
      <text:p text:style-name="P1">سُستِنگا</text:p>
      <text:p text:style-name="P1">سُستی</text:p>
      <text:p text:style-name="P1">سُلِیؔمان</text:p>
      <text:p text:style-name="P1">سُمؔترا</text:p>
      <text:p text:style-name="P1">سُمؔرنہ</text:p>
      <text:p text:style-name="P1">سُنؔتخے</text:p>
      <text:p text:style-name="P1">سُنَت</text:p>
      <text:p text:style-name="P1">سُنَتے</text:p>
      <text:p text:style-name="P1">سُنَت​والاک</text:p>
      <text:p text:style-name="P1">سُنہری</text:p>
      <text:p text:style-name="P1">سُو</text:p>
      <text:p text:style-name="P1">سُوؔخار</text:p>
      <text:p text:style-name="P1">سُوؔستھِینُسے</text:p>
      <text:p text:style-name="P1">سُوؔسنا</text:p>
      <text:p text:style-name="P1">سُوئے</text:p>
      <text:p text:style-name="P1">سُوار</text:p>
      <text:p text:style-name="P1">سُواراک</text:p>
      <text:p text:style-name="P1">سُوارَس</text:p>
      <text:p text:style-name="P1">سُواری</text:p>
      <text:p text:style-name="P1">سُواری​تا</text:p>
      <text:p text:style-name="P1">سُوارے</text:p>
      <text:p text:style-name="P1">سُوال</text:p>
      <text:p text:style-name="P1">سُوالاتا</text:p>
      <text:p text:style-name="P1">سُوالاتے</text:p>
      <text:p text:style-name="P1">سُوالَس</text:p>
      <text:p text:style-name="P1">سُوالے</text:p>
      <text:p text:style-name="P1">سُوتا</text:p>
      <text:p text:style-name="P1">سُوتے</text:p>
      <text:p text:style-name="P1">سُود</text:p>
      <text:p text:style-name="P1">سُوپؔترُس</text:p>
      <text:p text:style-name="P1">سُوک</text:p>
      <text:p text:style-name="P1">سِرکہ</text:p>
      <text:p text:style-name="P1">سِرکہ​َسے</text:p>
      <text:p text:style-name="P1">سِزا</text:p>
      <text:p text:style-name="P1">سِزائے</text:p>
      <text:p text:style-name="P1">سِزاغان</text:p>
      <text:p text:style-name="P1">سِل</text:p>
      <text:p text:style-name="P1">سِلا</text:p>
      <text:p text:style-name="P1">سِلاتے</text:p>
      <text:p text:style-name="P1">سِلانو</text:p>
      <text:p text:style-name="P1">سِلاٹ</text:p>
      <text:p text:style-name="P1">سِلبو</text:p>
      <text:p text:style-name="P1">سِلتؤ</text:p>
      <text:p text:style-name="P1">سِلتَویرہ</text:p>
      <text:p text:style-name="P1">سِلحؔ</text:p>
      <text:p text:style-name="P1">سِلمِؔیس</text:p>
      <text:p text:style-name="P1">سِلوؔانُس</text:p>
      <text:p text:style-name="P1">سِلُوؔکیہ</text:p>
      <text:p text:style-name="P1">سِلِتَویر</text:p>
      <text:p text:style-name="P1">سِلِفپَرہ</text:p>
      <text:p text:style-name="P1">سِلِفپیسہ</text:p>
      <text:p text:style-name="P1">سِلِنگ</text:p>
      <text:p text:style-name="P1">سِلِنگے</text:p>
      <text:p text:style-name="P1">سِلِپَسہ</text:p>
      <text:p text:style-name="P1">سِلِپہ</text:p>
      <text:p text:style-name="P1">سِلہ</text:p>
      <text:p text:style-name="P1">سِمؔ</text:p>
      <text:p text:style-name="P1">سِنگھار</text:p>
      <text:p text:style-name="P1">سِکنؔدُس</text:p>
      <text:p text:style-name="P1">سِکوؔا</text:p>
      <text:p text:style-name="P1">سِیؔلاس</text:p>
      <text:p text:style-name="P1">سِیؔلاسے</text:p>
      <text:p text:style-name="P1">سِیؔنا</text:p>
      <text:p text:style-name="P1">سِیؔنا​غا</text:p>
      <text:p text:style-name="P1">سِیدھا</text:p>
      <text:p text:style-name="P1">سِیلہ</text:p>
      <text:p text:style-name="P1">سِینہ</text:p>
      <text:p text:style-name="P1">سِینہ​بند</text:p>
      <text:p text:style-name="P1"><text:soft-page-break/>سِینہ​بنداتا</text:p>
      <text:p text:style-name="P1">سِینہ​بنداتے</text:p>
      <text:p text:style-name="P1">سِینہ​بند​َس</text:p>
      <text:p text:style-name="P1">سِینہ​غاتا</text:p>
      <text:p text:style-name="P1">سِینہ​غاتے</text:p>
      <text:p text:style-name="P1">سِینہ​غاک</text:p>
      <text:p text:style-name="P1">سِیڑھی</text:p>
      <text:p text:style-name="P1">سِیڑھی​تے</text:p>
      <text:p text:style-name="P1">سپاہِیک</text:p>
      <text:p text:style-name="P1">سپاہی</text:p>
      <text:p text:style-name="P1">سپاہی​تے</text:p>
      <text:p text:style-name="P1">سپاہی​َس</text:p>
      <text:p text:style-name="P1">سپاہی​َسے</text:p>
      <text:p text:style-name="P1">سڑا</text:p>
      <text:p text:style-name="P1">سڑوکِنگا</text:p>
      <text:p text:style-name="P1">سڑِک</text:p>
      <text:p text:style-name="P1">سکنؔدر</text:p>
      <text:p text:style-name="P1">سکنؔدرے</text:p>
      <text:p text:style-name="P1">سکُون</text:p>
      <text:p text:style-name="P1">سکِمؔ</text:p>
      <text:p text:style-name="P1">سہ</text:p>
      <text:p text:style-name="P1">سہا</text:p>
      <text:p text:style-name="P1">سہار</text:p>
      <text:p text:style-name="P1">سہارے</text:p>
      <text:p text:style-name="P1">سہانو</text:p>
      <text:p text:style-name="P1">سہانُس</text:p>
      <text:p text:style-name="P1">سہانُٹ</text:p>
      <text:p text:style-name="P1">سہانے</text:p>
      <text:p text:style-name="P1">سہاٹ</text:p>
      <text:p text:style-name="P1">سہوئی</text:p>
      <text:p text:style-name="P1">سہوکاتا</text:p>
      <text:p text:style-name="P1">سہوکاک</text:p>
      <text:p text:style-name="P1">سہِبو</text:p>
      <text:p text:style-name="P1">سہِنگ</text:p>
      <text:p text:style-name="P1">سہِنگیرہ</text:p>
      <text:p text:style-name="P1">سہِپر</text:p>
      <text:p text:style-name="P1">سہِک</text:p>
      <text:p text:style-name="P1">سہہ</text:p>
      <text:p text:style-name="P1">سہیر</text:p>
      <text:p text:style-name="P1">سہیرہ</text:p>
      <text:p text:style-name="P1">سہیرے</text:p>
      <text:p text:style-name="P1">سہیسہ</text:p>
      <text:p text:style-name="P1">سہین</text:p>
      <text:p text:style-name="P1">سہینہ</text:p>
      <text:p text:style-name="P1">سہیو</text:p>
      <text:p text:style-name="P1">سی</text:p>
      <text:p text:style-name="P1">سیؔالتی​ایل</text:p>
      <text:p text:style-name="P1">سیؔت</text:p>
      <text:p text:style-name="P1">سیال</text:p>
      <text:p text:style-name="P1">سیالاتے</text:p>
      <text:p text:style-name="P1">سیالَس</text:p>
      <text:p text:style-name="P1">سیال​والاک</text:p>
      <text:p text:style-name="P1">سیخا</text:p>
      <text:p text:style-name="P1">سیخاغان</text:p>
      <text:p text:style-name="P1">سیر</text:p>
      <text:p text:style-name="P1">سیرَس</text:p>
      <text:p text:style-name="P1">سیلاب</text:p>
      <text:p text:style-name="P1">سیلابَس</text:p>
      <text:p text:style-name="P1">سیلابے</text:p>
      <text:p text:style-name="P1">سیڷ</text:p>
      <text:p text:style-name="P1">سیڷے</text:p>
      <text:p text:style-name="P1">سے</text:p>
      <text:p text:style-name="P1">شائِد</text:p>
      <text:p text:style-name="P1">شاباس</text:p>
      <text:p text:style-name="P1">شاخ</text:p>
      <text:p text:style-name="P1">شاخاتے</text:p>
      <text:p text:style-name="P1">شاخاک</text:p>
      <text:p text:style-name="P1">شار</text:p>
      <text:p text:style-name="P1">شارُؔون</text:p>
      <text:p text:style-name="P1">شاراتا</text:p>
      <text:p text:style-name="P1">شاراتے</text:p>
      <text:p text:style-name="P1">شاراک</text:p>
      <text:p text:style-name="P1"><text:soft-page-break/>شاردارَس</text:p>
      <text:p text:style-name="P1">شاردارے</text:p>
      <text:p text:style-name="P1">شاروالاتا</text:p>
      <text:p text:style-name="P1">شاروالاتے</text:p>
      <text:p text:style-name="P1">شاروالاک</text:p>
      <text:p text:style-name="P1">شارَس</text:p>
      <text:p text:style-name="P1">شارَسے</text:p>
      <text:p text:style-name="P1">شاری​ءو</text:p>
      <text:p text:style-name="P1">شارے</text:p>
      <text:p text:style-name="P1">شاعِراک</text:p>
      <text:p text:style-name="P1">شاغ</text:p>
      <text:p text:style-name="P1">شاغا</text:p>
      <text:p text:style-name="P1">شاغار</text:p>
      <text:p text:style-name="P1">شاغارہ</text:p>
      <text:p text:style-name="P1">شاغاسُر</text:p>
      <text:p text:style-name="P1">شاغاسُرے</text:p>
      <text:p text:style-name="P1">شاغاسُس</text:p>
      <text:p text:style-name="P1">شاغانورے</text:p>
      <text:p text:style-name="P1">شاغانے</text:p>
      <text:p text:style-name="P1">شاغاٹ</text:p>
      <text:p text:style-name="P1">شاغاکہ</text:p>
      <text:p text:style-name="P1">شاغتَویس</text:p>
      <text:p text:style-name="P1">شاغوکا</text:p>
      <text:p text:style-name="P1">شاغوکو</text:p>
      <text:p text:style-name="P1">شاغِنگ</text:p>
      <text:p text:style-name="P1">شاغِنگا</text:p>
      <text:p text:style-name="P1">شاغِنگارے</text:p>
      <text:p text:style-name="P1">شاغِنگانے</text:p>
      <text:p text:style-name="P1">شاغِنگاٹ</text:p>
      <text:p text:style-name="P1">شاغِنگِک</text:p>
      <text:p text:style-name="P1">شاغِنگیرہ</text:p>
      <text:p text:style-name="P1">شاغِنگے</text:p>
      <text:p text:style-name="P1">شاغِک</text:p>
      <text:p text:style-name="P1">شاغپَبو</text:p>
      <text:p text:style-name="P1">شاغپَرہ</text:p>
      <text:p text:style-name="P1">شاغپَن</text:p>
      <text:p text:style-name="P1">شاغپہ</text:p>
      <text:p text:style-name="P1">شاغیر</text:p>
      <text:p text:style-name="P1">شاغیرہ</text:p>
      <text:p text:style-name="P1">شاغین</text:p>
      <text:p text:style-name="P1">شاغینہ</text:p>
      <text:p text:style-name="P1">شاغیو</text:p>
      <text:p text:style-name="P1">شاغیوہ</text:p>
      <text:p text:style-name="P1">شاغے</text:p>
      <text:p text:style-name="P1">شالِیؔم</text:p>
      <text:p text:style-name="P1">شالی​تے</text:p>
      <text:p text:style-name="P1">شام</text:p>
      <text:p text:style-name="P1">شامؔ</text:p>
      <text:p text:style-name="P1">شامل</text:p>
      <text:p text:style-name="P1">شان</text:p>
      <text:p text:style-name="P1">شانزدہ</text:p>
      <text:p text:style-name="P1">شاگرد</text:p>
      <text:p text:style-name="P1">شاگرداتا</text:p>
      <text:p text:style-name="P1">شاگرداتے</text:p>
      <text:p text:style-name="P1">شاگرداک</text:p>
      <text:p text:style-name="P1">شاگردو</text:p>
      <text:p text:style-name="P1">شاگردَس</text:p>
      <text:p text:style-name="P1">شاگردَسے</text:p>
      <text:p text:style-name="P1">شاگردے</text:p>
      <text:p text:style-name="P1">شراب</text:p>
      <text:p text:style-name="P1">شراباتے</text:p>
      <text:p text:style-name="P1">شرابی</text:p>
      <text:p text:style-name="P1">شرابی​ءو</text:p>
      <text:p text:style-name="P1">شرابی​تے</text:p>
      <text:p text:style-name="P1">شرابی​َس</text:p>
      <text:p text:style-name="P1">شرع</text:p>
      <text:p text:style-name="P1">شرم</text:p>
      <text:p text:style-name="P1">شرمندگی</text:p>
      <text:p text:style-name="P1">شرمندہ</text:p>
      <text:p text:style-name="P1">شرمی</text:p>
      <text:p text:style-name="P1">شروع</text:p>
      <text:p text:style-name="P1">شرِیعت</text:p>
      <text:p text:style-name="P1"><text:soft-page-break/>شرِیعتے</text:p>
      <text:p text:style-name="P1">شرِیف</text:p>
      <text:p text:style-name="P1">شرِیک</text:p>
      <text:p text:style-name="P1">شعر</text:p>
      <text:p text:style-name="P1">شعراک</text:p>
      <text:p text:style-name="P1">شعرَس</text:p>
      <text:p text:style-name="P1">شعرے</text:p>
      <text:p text:style-name="P1">شغام</text:p>
      <text:p text:style-name="P1">شلمؔ</text:p>
      <text:p text:style-name="P1">شمؔعون</text:p>
      <text:p text:style-name="P1">شمؔعُون</text:p>
      <text:p text:style-name="P1">شمؔعُونے</text:p>
      <text:p text:style-name="P1">شمع​دان</text:p>
      <text:p text:style-name="P1">شمع​دانے</text:p>
      <text:p text:style-name="P1">شوبہ​غان</text:p>
      <text:p text:style-name="P1">شودو</text:p>
      <text:p text:style-name="P1">شور</text:p>
      <text:p text:style-name="P1">شول</text:p>
      <text:p text:style-name="P1">شولا</text:p>
      <text:p text:style-name="P1">شولار</text:p>
      <text:p text:style-name="P1">شولارے</text:p>
      <text:p text:style-name="P1">شولاس</text:p>
      <text:p text:style-name="P1">شولاسُر</text:p>
      <text:p text:style-name="P1">شولاسُس</text:p>
      <text:p text:style-name="P1">شولان</text:p>
      <text:p text:style-name="P1">شولانو</text:p>
      <text:p text:style-name="P1">شولانُن</text:p>
      <text:p text:style-name="P1">شولبو</text:p>
      <text:p text:style-name="P1">شولتَنے</text:p>
      <text:p text:style-name="P1">شولِف</text:p>
      <text:p text:style-name="P1">شولِفبو</text:p>
      <text:p text:style-name="P1">شولِفتَنُٹ</text:p>
      <text:p text:style-name="P1">شولِفتَویکہ</text:p>
      <text:p text:style-name="P1">شولِفوئے</text:p>
      <text:p text:style-name="P1">شولِفِنگ</text:p>
      <text:p text:style-name="P1">شولِفِنگا</text:p>
      <text:p text:style-name="P1">شولِفِنگار</text:p>
      <text:p text:style-name="P1">شولِفِنگارے</text:p>
      <text:p text:style-name="P1">شولِفیسہ</text:p>
      <text:p text:style-name="P1">شولِفین</text:p>
      <text:p text:style-name="P1">شولِفینُٹ</text:p>
      <text:p text:style-name="P1">شولِفینہ</text:p>
      <text:p text:style-name="P1">شولِفیوہ</text:p>
      <text:p text:style-name="P1">شولِفیٹ</text:p>
      <text:p text:style-name="P1">شولِفیکہ</text:p>
      <text:p text:style-name="P1">شولِفے</text:p>
      <text:p text:style-name="P1">شولِنگ</text:p>
      <text:p text:style-name="P1">شولِنگار</text:p>
      <text:p text:style-name="P1">شولِنگاسُس</text:p>
      <text:p text:style-name="P1">شولِنگیرہ</text:p>
      <text:p text:style-name="P1">شولِنگے</text:p>
      <text:p text:style-name="P1">شولِک</text:p>
      <text:p text:style-name="P1">شولیوہ</text:p>
      <text:p text:style-name="P1">شوکاک</text:p>
      <text:p text:style-name="P1">شَب</text:p>
      <text:p text:style-name="P1">شَست</text:p>
      <text:p text:style-name="P1">شَش</text:p>
      <text:p text:style-name="P1">شَش​مِیکو</text:p>
      <text:p text:style-name="P1">شَک</text:p>
      <text:p text:style-name="P1">شُمار</text:p>
      <text:p text:style-name="P1">شُماری</text:p>
      <text:p text:style-name="P1">شُوان</text:p>
      <text:p text:style-name="P1">شُواناک</text:p>
      <text:p text:style-name="P1">شُوانتا</text:p>
      <text:p text:style-name="P1">شُوانتے</text:p>
      <text:p text:style-name="P1">شُوانَس</text:p>
      <text:p text:style-name="P1">شُوانک</text:p>
      <text:p text:style-name="P1">شُوانے</text:p>
      <text:p text:style-name="P1">شُکر</text:p>
      <text:p text:style-name="P1">شُکرے</text:p>
      <text:p text:style-name="P1">شِرک</text:p>
      <text:p text:style-name="P1">شِفا</text:p>
      <text:p text:style-name="P1"><text:soft-page-break/>شِمؔعی</text:p>
      <text:p text:style-name="P1">شِکار</text:p>
      <text:p text:style-name="P1">شِکاری</text:p>
      <text:p text:style-name="P1">شِکِست</text:p>
      <text:p text:style-name="P1">شِیؔلُوخ</text:p>
      <text:p text:style-name="P1">شِیشہ</text:p>
      <text:p text:style-name="P1">شِیشہ​غان</text:p>
      <text:p text:style-name="P1">شکل</text:p>
      <text:p text:style-name="P1">شہد</text:p>
      <text:p text:style-name="P1">شہنشاہ</text:p>
      <text:p text:style-name="P1">شہنشاہی</text:p>
      <text:p text:style-name="P1">شہنشاہ​ءے</text:p>
      <text:p text:style-name="P1">شہنشاہ​غا</text:p>
      <text:p text:style-name="P1">شہنشاہ​غان</text:p>
      <text:p text:style-name="P1">شہِید</text:p>
      <text:p text:style-name="P1">شیر</text:p>
      <text:p text:style-name="P1">شیراک</text:p>
      <text:p text:style-name="P1">شیطان</text:p>
      <text:p text:style-name="P1">شیطاناتا</text:p>
      <text:p text:style-name="P1">شیطاناک</text:p>
      <text:p text:style-name="P1">شیطانی</text:p>
      <text:p text:style-name="P1">شیطانی​ءو</text:p>
      <text:p text:style-name="P1">شیطانے</text:p>
      <text:p text:style-name="P1">شیف</text:p>
      <text:p text:style-name="P1">صارؔپَت</text:p>
      <text:p text:style-name="P1">صاف</text:p>
      <text:p text:style-name="P1">صافِنگا</text:p>
      <text:p text:style-name="P1">صبر</text:p>
      <text:p text:style-name="P1">صبری</text:p>
      <text:p text:style-name="P1">صحت</text:p>
      <text:p text:style-name="P1">صد</text:p>
      <text:p text:style-name="P1">صدؔوق</text:p>
      <text:p text:style-name="P1">صدُؔوقی</text:p>
      <text:p text:style-name="P1">صدُؔوقی​ءو</text:p>
      <text:p text:style-name="P1">صرف</text:p>
      <text:p text:style-name="P1">صفا</text:p>
      <text:p text:style-name="P1">صفائِنگا</text:p>
      <text:p text:style-name="P1">صفت</text:p>
      <text:p text:style-name="P1">صفتے</text:p>
      <text:p text:style-name="P1">صلاح</text:p>
      <text:p text:style-name="P1">صلِیب</text:p>
      <text:p text:style-name="P1">صلِیباتے</text:p>
      <text:p text:style-name="P1">صلِیبے</text:p>
      <text:p text:style-name="P1">صندُوق</text:p>
      <text:p text:style-name="P1">صندُوقَس</text:p>
      <text:p text:style-name="P1">صَدَری​ءے</text:p>
      <text:p text:style-name="P1">صُوؔر</text:p>
      <text:p text:style-name="P1">صُوبہ</text:p>
      <text:p text:style-name="P1">صُوبہ​ءے</text:p>
      <text:p text:style-name="P1">صُوبہ​غا</text:p>
      <text:p text:style-name="P1">صُوبہ​غاتا</text:p>
      <text:p text:style-name="P1">صُوبہ​غاتے</text:p>
      <text:p text:style-name="P1">صُوبہ​غان</text:p>
      <text:p text:style-name="P1">صُوبہ​والاتے</text:p>
      <text:p text:style-name="P1">صِفا</text:p>
      <text:p text:style-name="P1">صِلہ</text:p>
      <text:p text:style-name="P1">صِیؔون</text:p>
      <text:p text:style-name="P1">صیح</text:p>
      <text:p text:style-name="P1">صیحو</text:p>
      <text:p text:style-name="P1">صیح​ِنگا</text:p>
      <text:p text:style-name="P1">صیح​ِںگا</text:p>
      <text:p text:style-name="P1">صیَؔدا</text:p>
      <text:p text:style-name="P1">ضائِع</text:p>
      <text:p text:style-name="P1">ضرُور</text:p>
      <text:p text:style-name="P1">ضرُورت</text:p>
      <text:p text:style-name="P1">ضرُورتاتے</text:p>
      <text:p text:style-name="P1">ضرُورتاک</text:p>
      <text:p text:style-name="P1">ضرُورت​مندِنگا</text:p>
      <text:p text:style-name="P1">ضرُوری</text:p>
      <text:p text:style-name="P1">ضرُوری​ِنگا</text:p>
      <text:p text:style-name="P1">ضمانت</text:p>
      <text:p text:style-name="P1">ضمِیر</text:p>
      <text:p text:style-name="P1"><text:soft-page-break/>ضمِیراک</text:p>
      <text:p text:style-name="P1">ضمِیرے</text:p>
      <text:p text:style-name="P1">ضِد</text:p>
      <text:p text:style-name="P1">ضِدی</text:p>
      <text:p text:style-name="P1">ضِلع</text:p>
      <text:p text:style-name="P1">طاقت</text:p>
      <text:p text:style-name="P1">طاقتاتے</text:p>
      <text:p text:style-name="P1">طاقتَس</text:p>
      <text:p text:style-name="P1">طاقتَسے</text:p>
      <text:p text:style-name="P1">طاقتے</text:p>
      <text:p text:style-name="P1">طاقت​والا</text:p>
      <text:p text:style-name="P1">طاقت​والاتے</text:p>
      <text:p text:style-name="P1">طاقت​وَر</text:p>
      <text:p text:style-name="P1">طاقت​وَرو</text:p>
      <text:p text:style-name="P1">طاقت​وَرِنگا</text:p>
      <text:p text:style-name="P1">طرِیقہ</text:p>
      <text:p text:style-name="P1">طرِیقہ​ءے</text:p>
      <text:p text:style-name="P1">طرِیقہ​غا</text:p>
      <text:p text:style-name="P1">طلاق</text:p>
      <text:p text:style-name="P1">طلاقِنگا</text:p>
      <text:p text:style-name="P1">طور</text:p>
      <text:p text:style-name="P1">طوفان</text:p>
      <text:p text:style-name="P1">طوفاناتے</text:p>
      <text:p text:style-name="P1">طوفانَس</text:p>
      <text:p text:style-name="P1">طوفانی​ءو</text:p>
      <text:p text:style-name="P1">طوفانے</text:p>
      <text:p text:style-name="P1">طِطُسؔ</text:p>
      <text:p text:style-name="P1">طِطُسؔے</text:p>
      <text:p text:style-name="P1">ظاہر</text:p>
      <text:p text:style-name="P1">ظاہری</text:p>
      <text:p text:style-name="P1">ظُلم</text:p>
      <text:p text:style-name="P1">ظُلماتے</text:p>
      <text:p text:style-name="P1">ظُلمے</text:p>
      <text:p text:style-name="P1">عادت</text:p>
      <text:p text:style-name="P1">عادتاتا</text:p>
      <text:p text:style-name="P1">عادتاتے</text:p>
      <text:p text:style-name="P1">عادتے</text:p>
      <text:p text:style-name="P1">عازؔور</text:p>
      <text:p text:style-name="P1">عامُؔوس</text:p>
      <text:p text:style-name="P1">عامِنگا</text:p>
      <text:p text:style-name="P1">عبؔرانی</text:p>
      <text:p text:style-name="P1">عبادت</text:p>
      <text:p text:style-name="P1">عبادتے</text:p>
      <text:p text:style-name="P1">عجبو</text:p>
      <text:p text:style-name="P1">عدالت</text:p>
      <text:p text:style-name="P1">عرؔبی</text:p>
      <text:p text:style-name="P1">عرؔبیہ</text:p>
      <text:p text:style-name="P1">عزؔرائیل</text:p>
      <text:p text:style-name="P1">عزاب</text:p>
      <text:p text:style-name="P1">عزاباک</text:p>
      <text:p text:style-name="P1">عزت</text:p>
      <text:p text:style-name="P1">عزتی</text:p>
      <text:p text:style-name="P1">عزتی​ءو</text:p>
      <text:p text:style-name="P1">عزتے</text:p>
      <text:p text:style-name="P1">عزت​دار</text:p>
      <text:p text:style-name="P1">عزت​مدِنگا</text:p>
      <text:p text:style-name="P1">عزت​مند</text:p>
      <text:p text:style-name="P1">عزت​منداتا</text:p>
      <text:p text:style-name="P1">عزت​مندو</text:p>
      <text:p text:style-name="P1">عزت​مندِنگا</text:p>
      <text:p text:style-name="P1">عزت​والا</text:p>
      <text:p text:style-name="P1">عزت​والائے</text:p>
      <text:p text:style-name="P1">عزت​والاتے</text:p>
      <text:p text:style-name="P1">عزِیز</text:p>
      <text:p text:style-name="P1">عزِیزاتا</text:p>
      <text:p text:style-name="P1">عزِیزاتے</text:p>
      <text:p text:style-name="P1">عزِیزاک</text:p>
      <text:p text:style-name="P1">عطر</text:p>
      <text:p text:style-name="P1">عطراتے</text:p>
      <text:p text:style-name="P1">عطراک</text:p>
      <text:p text:style-name="P1">عقل</text:p>
      <text:p text:style-name="P1">عقلَس</text:p>
      <text:p text:style-name="P1"><text:soft-page-break/>عقل​مند</text:p>
      <text:p text:style-name="P1">عقل​منداتا</text:p>
      <text:p text:style-name="P1">عقل​منداتے</text:p>
      <text:p text:style-name="P1">عقل​منداک</text:p>
      <text:p text:style-name="P1">عقل​مندو</text:p>
      <text:p text:style-name="P1">عقل​مندِنگا</text:p>
      <text:p text:style-name="P1">عقل​مندِیک</text:p>
      <text:p text:style-name="P1">عقل​مندی</text:p>
      <text:p text:style-name="P1">عقل​مندی​ءو</text:p>
      <text:p text:style-name="P1">عقل​مندی​ءے</text:p>
      <text:p text:style-name="P1">عقِیق</text:p>
      <text:p text:style-name="P1">علاج</text:p>
      <text:p text:style-name="P1">علاجے</text:p>
      <text:p text:style-name="P1">علاقہ</text:p>
      <text:p text:style-name="P1">علاقہ​ءے</text:p>
      <text:p text:style-name="P1">علاقہ​غا</text:p>
      <text:p text:style-name="P1">علاقہ​غاتا</text:p>
      <text:p text:style-name="P1">علاقہ​غاتے</text:p>
      <text:p text:style-name="P1">علاقہ​غان</text:p>
      <text:p text:style-name="P1">علاقہ​َسے</text:p>
      <text:p text:style-name="P1">علان</text:p>
      <text:p text:style-name="P1">علاوہ</text:p>
      <text:p text:style-name="P1">علم</text:p>
      <text:p text:style-name="P1">علماتے</text:p>
      <text:p text:style-name="P1">علماک</text:p>
      <text:p text:style-name="P1">علمے</text:p>
      <text:p text:style-name="P1">علم​والاک</text:p>
      <text:p text:style-name="P1">علم​ِنجُوم</text:p>
      <text:p text:style-name="P1">عمِؔینَداب</text:p>
      <text:p text:style-name="P1">عمل</text:p>
      <text:p text:style-name="P1">عملاتا</text:p>
      <text:p text:style-name="P1">عملاتے</text:p>
      <text:p text:style-name="P1">عملاک</text:p>
      <text:p text:style-name="P1">عملے</text:p>
      <text:p text:style-name="P1">عوؔبید</text:p>
      <text:p text:style-name="P1">عُضوہ</text:p>
      <text:p text:style-name="P1">عُضوہ​غاتا</text:p>
      <text:p text:style-name="P1">عُضوہ​غاتے</text:p>
      <text:p text:style-name="P1">عُضوہ​غان</text:p>
      <text:p text:style-name="P1">عُضوہ​غاک</text:p>
      <text:p text:style-name="P1">عُضوہ​َس</text:p>
      <text:p text:style-name="P1">عُضوہ​َسے</text:p>
      <text:p text:style-name="P1">عُمُؔوراہ</text:p>
      <text:p text:style-name="P1">عُمر</text:p>
      <text:p text:style-name="P1">عُمرتے</text:p>
      <text:p text:style-name="P1">عُہدہ</text:p>
      <text:p text:style-name="P1">عُہدہ​ءے</text:p>
      <text:p text:style-name="P1">عِبؔر</text:p>
      <text:p text:style-name="P1">عِمؔانُوایل</text:p>
      <text:p text:style-name="P1">عِیؔر</text:p>
      <text:p text:style-name="P1">عِیؔسائِیت</text:p>
      <text:p text:style-name="P1">عِیؔسائِیک</text:p>
      <text:p text:style-name="P1">عِیؔسائی</text:p>
      <text:p text:style-name="P1">عِیؔسائی​تا</text:p>
      <text:p text:style-name="P1">عِیؔسائی​تے</text:p>
      <text:p text:style-name="P1">عِیؔسائی​َس</text:p>
      <text:p text:style-name="P1">عِیؔسائی​َسے</text:p>
      <text:p text:style-name="P1">عِیؔسیٰ</text:p>
      <text:p text:style-name="P1">عِیؔسیٰ​ءے</text:p>
      <text:p text:style-name="P1">عِیؔسیٰ​غا</text:p>
      <text:p text:style-name="P1">عِیؔسیٰ​غاستہ</text:p>
      <text:p text:style-name="P1">عِیؔسیٰ​غاستہ​غان</text:p>
      <text:p text:style-name="P1">عِیؔسیٰ​غان</text:p>
      <text:p text:style-name="P1">عِید</text:p>
      <text:p text:style-name="P1">عِیدے</text:p>
      <text:p text:style-name="P1">عیؔسُو</text:p>
      <text:p text:style-name="P1">عیؔسُوئے</text:p>
      <text:p text:style-name="P1">عیؔسُوغان</text:p>
      <text:p text:style-name="P1">عیؔلامی</text:p>
      <text:p text:style-name="P1">عیؔلی</text:p>
      <text:p text:style-name="P1">عیؔنون</text:p>
      <text:p text:style-name="P1">عیائی​ءو</text:p>
      <text:p text:style-name="P1"><text:soft-page-break/>عیا​ءی</text:p>
      <text:p text:style-name="P1">عیَب</text:p>
      <text:p text:style-name="P1">عیَباتے</text:p>
      <text:p text:style-name="P1">عیَبِنگا</text:p>
      <text:p text:style-name="P1">غائِب</text:p>
      <text:p text:style-name="P1">غار</text:p>
      <text:p text:style-name="P1">غاراتے</text:p>
      <text:p text:style-name="P1">غارے</text:p>
      <text:p text:style-name="P1">غان</text:p>
      <text:p text:style-name="P1">غدار</text:p>
      <text:p text:style-name="P1">غداراک</text:p>
      <text:p text:style-name="P1">غدارَس</text:p>
      <text:p text:style-name="P1">غداری</text:p>
      <text:p text:style-name="P1">غرِیب</text:p>
      <text:p text:style-name="P1">غرِیباتا</text:p>
      <text:p text:style-name="P1">غرِیباتے</text:p>
      <text:p text:style-name="P1">غرِیبو</text:p>
      <text:p text:style-name="P1">غرِیبِنگا</text:p>
      <text:p text:style-name="P1">غرِیبِنگائے</text:p>
      <text:p text:style-name="P1">غرِیبی</text:p>
      <text:p text:style-name="P1">غرِیبے</text:p>
      <text:p text:style-name="P1">غزؔہ</text:p>
      <text:p text:style-name="P1">غلط</text:p>
      <text:p text:style-name="P1">غلطو</text:p>
      <text:p text:style-name="P1">غلطِنگا</text:p>
      <text:p text:style-name="P1">غلطِیک</text:p>
      <text:p text:style-name="P1">غلطی</text:p>
      <text:p text:style-name="P1">غلطی​تا</text:p>
      <text:p text:style-name="P1">غلطی​تے</text:p>
      <text:p text:style-name="P1">غلطی​َس</text:p>
      <text:p text:style-name="P1">غلہ</text:p>
      <text:p text:style-name="P1">غمگِین</text:p>
      <text:p text:style-name="P1">غمی</text:p>
      <text:p text:style-name="P1">غمی​تے</text:p>
      <text:p text:style-name="P1">غور</text:p>
      <text:p text:style-name="P1">غَم</text:p>
      <text:p text:style-name="P1">غَمتے</text:p>
      <text:p text:style-name="P1">غَمَس</text:p>
      <text:p text:style-name="P1">غَمَسے</text:p>
      <text:p text:style-name="P1">غُصہ</text:p>
      <text:p text:style-name="P1">غُصہ​ءے</text:p>
      <text:p text:style-name="P1">غُصہ​غان</text:p>
      <text:p text:style-name="P1">غُصہ​والاَس</text:p>
      <text:p text:style-name="P1">غیر</text:p>
      <text:p text:style-name="P1">غیَب</text:p>
      <text:p text:style-name="P1">فائِدہ</text:p>
      <text:p text:style-name="P1">فائِدہ​ءے</text:p>
      <text:p text:style-name="P1">فائِدہ​مند</text:p>
      <text:p text:style-name="P1">فائِدہ​مندِنگا</text:p>
      <text:p text:style-name="P1">فائِدہ​ِنگا</text:p>
      <text:p text:style-name="P1">فائِدہ​​ءو</text:p>
      <text:p text:style-name="P1">فارؔص</text:p>
      <text:p text:style-name="P1">فانی</text:p>
      <text:p text:style-name="P1">فانی​ءو</text:p>
      <text:p text:style-name="P1">فخر</text:p>
      <text:p text:style-name="P1">فرؔات</text:p>
      <text:p text:style-name="P1">فرؔتُوناتُس</text:p>
      <text:p text:style-name="P1">فرؔعون</text:p>
      <text:p text:style-name="P1">فرؔعونے</text:p>
      <text:p text:style-name="P1">فرُؔوگیہ</text:p>
      <text:p text:style-name="P1">فرِؔیسِیک</text:p>
      <text:p text:style-name="P1">فرِؔیسی</text:p>
      <text:p text:style-name="P1">فرِؔیسی​تا</text:p>
      <text:p text:style-name="P1">فرش</text:p>
      <text:p text:style-name="P1">فرشَس</text:p>
      <text:p text:style-name="P1">فرض</text:p>
      <text:p text:style-name="P1">فرضَس</text:p>
      <text:p text:style-name="P1">فرضے</text:p>
      <text:p text:style-name="P1">فرق</text:p>
      <text:p text:style-name="P1">فرقہ</text:p>
      <text:p text:style-name="P1">فرقہ​غاتا</text:p>
      <text:p text:style-name="P1">فرقہ​غاتے</text:p>
      <text:p text:style-name="P1"><text:soft-page-break/>فرقہ​غان</text:p>
      <text:p text:style-name="P1">فرقہ​غاک</text:p>
      <text:p text:style-name="P1">فرقہ​والاک</text:p>
      <text:p text:style-name="P1">فریاد</text:p>
      <text:p text:style-name="P1">فریاداتے</text:p>
      <text:p text:style-name="P1">فساد</text:p>
      <text:p text:style-name="P1">فسادَس</text:p>
      <text:p text:style-name="P1">فسادی​ءو</text:p>
      <text:p text:style-name="P1">فصل</text:p>
      <text:p text:style-name="P1">فصلاتے</text:p>
      <text:p text:style-name="P1">فصلَس</text:p>
      <text:p text:style-name="P1">فصلَسے</text:p>
      <text:p text:style-name="P1">فصلے</text:p>
      <text:p text:style-name="P1">فضُول</text:p>
      <text:p text:style-name="P1">فلاں</text:p>
      <text:p text:style-name="P1">فلجؔ</text:p>
      <text:p text:style-name="P1">فلِیؔمون</text:p>
      <text:p text:style-name="P1">فلگوؔن</text:p>
      <text:p text:style-name="P1">فنُؔوائیل</text:p>
      <text:p text:style-name="P1">فوؔگلُس</text:p>
      <text:p text:style-name="P1">فوج</text:p>
      <text:p text:style-name="P1">فوجاتے</text:p>
      <text:p text:style-name="P1">فوجاک</text:p>
      <text:p text:style-name="P1">فوجِیک</text:p>
      <text:p text:style-name="P1">فوجی</text:p>
      <text:p text:style-name="P1">فوجی​ءے</text:p>
      <text:p text:style-name="P1">فوجی​تا</text:p>
      <text:p text:style-name="P1">فوجی​تے</text:p>
      <text:p text:style-name="P1">فوجی​َس</text:p>
      <text:p text:style-name="P1">فوجی​َسے</text:p>
      <text:p text:style-name="P1">فوجے</text:p>
      <text:p text:style-name="P1">فوج​والا</text:p>
      <text:p text:style-name="P1">فُٹ</text:p>
      <text:p text:style-name="P1">فِلدؔلفیہ</text:p>
      <text:p text:style-name="P1">فِلُلگُسؔ</text:p>
      <text:p text:style-name="P1">فِلِپؔس</text:p>
      <text:p text:style-name="P1">فِلِپؔسے</text:p>
      <text:p text:style-name="P1">فِلِپؔی</text:p>
      <text:p text:style-name="P1">فِلیؔتُس</text:p>
      <text:p text:style-name="P1">فِکر</text:p>
      <text:p text:style-name="P1">فِکرمند</text:p>
      <text:p text:style-name="P1">فِکرے</text:p>
      <text:p text:style-name="P1">فِیؔبے</text:p>
      <text:p text:style-name="P1">فِیؔنِیکی</text:p>
      <text:p text:style-name="P1">فِیروزہ</text:p>
      <text:p text:style-name="P1">فیؔستُس</text:p>
      <text:p text:style-name="P1">فیؔستُسے</text:p>
      <text:p text:style-name="P1">فیؔلِکس</text:p>
      <text:p text:style-name="P1">فیؔلِکسے</text:p>
      <text:p text:style-name="P1">فیؔنِکس</text:p>
      <text:p text:style-name="P1">فیستُس</text:p>
      <text:p text:style-name="P1">فیصلہ</text:p>
      <text:p text:style-name="P1">فیصلہ​ءے</text:p>
      <text:p text:style-name="P1">فیصلہ​غاتے</text:p>
      <text:p text:style-name="P1">فیصلہ​غان</text:p>
      <text:p text:style-name="P1">فیصلہ​غاک</text:p>
      <text:p text:style-name="P1">فیصلہ​َس</text:p>
      <text:p text:style-name="P1">قابِؔیل</text:p>
      <text:p text:style-name="P1">قابلو</text:p>
      <text:p text:style-name="P1">قابلِیت</text:p>
      <text:p text:style-name="P1">قابلے​رحم</text:p>
      <text:p text:style-name="P1">قاتل</text:p>
      <text:p text:style-name="P1">قاتلاک</text:p>
      <text:p text:style-name="P1">قاتلَس</text:p>
      <text:p text:style-name="P1">قاتلَسے</text:p>
      <text:p text:style-name="P1">قاضی</text:p>
      <text:p text:style-name="P1">قاضی​تا</text:p>
      <text:p text:style-name="P1">قاضی​َس</text:p>
      <text:p text:style-name="P1">قانؔا</text:p>
      <text:p text:style-name="P1">قانؔاغا</text:p>
      <text:p text:style-name="P1">قانُون</text:p>
      <text:p text:style-name="P1">قانُوناتا</text:p>
      <text:p text:style-name="P1"><text:soft-page-break/>قانُوناتے</text:p>
      <text:p text:style-name="P1">قانُونے</text:p>
      <text:p text:style-name="P1">قبر</text:p>
      <text:p text:style-name="P1">قبراتے</text:p>
      <text:p text:style-name="P1">قبراک</text:p>
      <text:p text:style-name="P1">قبرستان</text:p>
      <text:p text:style-name="P1">قبرستانَس</text:p>
      <text:p text:style-name="P1">قبرستان​َسے</text:p>
      <text:p text:style-name="P1">قبرَس</text:p>
      <text:p text:style-name="P1">قبرَسے</text:p>
      <text:p text:style-name="P1">قبضہ</text:p>
      <text:p text:style-name="P1">قبُول</text:p>
      <text:p text:style-name="P1">قبِیلہ​غاتا</text:p>
      <text:p text:style-name="P1">قبِیلہ​غان</text:p>
      <text:p text:style-name="P1">قتل</text:p>
      <text:p text:style-name="P1">قدر</text:p>
      <text:p text:style-name="P1">قرض</text:p>
      <text:p text:style-name="P1">قرضاتے</text:p>
      <text:p text:style-name="P1">قرضدار</text:p>
      <text:p text:style-name="P1">قرضدارِنگا</text:p>
      <text:p text:style-name="P1">قرضدارے</text:p>
      <text:p text:style-name="P1">قرضے</text:p>
      <text:p text:style-name="P1">قرِیب</text:p>
      <text:p text:style-name="P1">قرِیباتا</text:p>
      <text:p text:style-name="P1">قرِیباتے</text:p>
      <text:p text:style-name="P1">قرِیبے</text:p>
      <text:p text:style-name="P1">قسمت</text:p>
      <text:p text:style-name="P1">قسمتاتے</text:p>
      <text:p text:style-name="P1">قسمتو</text:p>
      <text:p text:style-name="P1">قصہ</text:p>
      <text:p text:style-name="P1">قصہ​ءے</text:p>
      <text:p text:style-name="P1">قصہ​غا</text:p>
      <text:p text:style-name="P1">قصہ​غاتے</text:p>
      <text:p text:style-name="P1">قصہ​غان</text:p>
      <text:p text:style-name="P1">قصہ​غاک</text:p>
      <text:p text:style-name="P1">قلعہ</text:p>
      <text:p text:style-name="P1">قلعہ​غا</text:p>
      <text:p text:style-name="P1">قوؔرح</text:p>
      <text:p text:style-name="P1">قوؔس</text:p>
      <text:p text:style-name="P1">قوؔسام</text:p>
      <text:p text:style-name="P1">قوم</text:p>
      <text:p text:style-name="P1">قوماتا</text:p>
      <text:p text:style-name="P1">قوماتے</text:p>
      <text:p text:style-name="P1">قوماک</text:p>
      <text:p text:style-name="P1">قوما​والاک</text:p>
      <text:p text:style-name="P1">قومَس</text:p>
      <text:p text:style-name="P1">قومَسے</text:p>
      <text:p text:style-name="P1">قومے</text:p>
      <text:p text:style-name="P1">قوم​والا</text:p>
      <text:p text:style-name="P1">قوم​والاتا</text:p>
      <text:p text:style-name="P1">قوم​والاتے</text:p>
      <text:p text:style-name="P1">قوم​والاَسے</text:p>
      <text:p text:style-name="P1">قوم​والاک</text:p>
      <text:p text:style-name="P1">قَسم</text:p>
      <text:p text:style-name="P1">قَسمے</text:p>
      <text:p text:style-name="P1">قُربان</text:p>
      <text:p text:style-name="P1">قُربانِیک</text:p>
      <text:p text:style-name="P1">قُربانی</text:p>
      <text:p text:style-name="P1">قُربانی​ءے</text:p>
      <text:p text:style-name="P1">قُربانی​تے</text:p>
      <text:p text:style-name="P1">قُربانی​َس</text:p>
      <text:p text:style-name="P1">قُربان​گاہ</text:p>
      <text:p text:style-name="P1">قُربان​گاہ​ءے</text:p>
      <text:p text:style-name="P1">قُربان​گاہ​غان</text:p>
      <text:p text:style-name="P1">قُربان​گاہ​َس</text:p>
      <text:p text:style-name="P1">قُلف</text:p>
      <text:p text:style-name="P1">قِدؔرون</text:p>
      <text:p text:style-name="P1">قِیؔس</text:p>
      <text:p text:style-name="P1">قِیمت</text:p>
      <text:p text:style-name="P1">قِیمتی</text:p>
      <text:p text:style-name="P1">قِیمتی​ءو</text:p>
      <text:p text:style-name="P1">قیؔصر</text:p>
      <text:p text:style-name="P1"><text:soft-page-break/>قیؔصریہ</text:p>
      <text:p text:style-name="P1">قیؔنان</text:p>
      <text:p text:style-name="P1">قیامت</text:p>
      <text:p text:style-name="P1">قید</text:p>
      <text:p text:style-name="P1">قیدِیک</text:p>
      <text:p text:style-name="P1">قیدی</text:p>
      <text:p text:style-name="P1">قیدی​ءے</text:p>
      <text:p text:style-name="P1">قیدی​تا</text:p>
      <text:p text:style-name="P1">قیدی​تے</text:p>
      <text:p text:style-name="P1">قیدی​َس</text:p>
      <text:p text:style-name="P1">قیدی​َسے</text:p>
      <text:p text:style-name="P1">لائِخ</text:p>
      <text:p text:style-name="P1">لائِخِنگا</text:p>
      <text:p text:style-name="P1">لاب</text:p>
      <text:p text:style-name="P1">لاش</text:p>
      <text:p text:style-name="P1">لاشاتے</text:p>
      <text:p text:style-name="P1">لاشاک</text:p>
      <text:p text:style-name="P1">لاشَس</text:p>
      <text:p text:style-name="P1">لاشے</text:p>
      <text:p text:style-name="P1">لاطِیؔنی</text:p>
      <text:p text:style-name="P1">لاغر</text:p>
      <text:p text:style-name="P1">لالِچ</text:p>
      <text:p text:style-name="P1">لالِچی</text:p>
      <text:p text:style-name="P1">لالِچی​ءو</text:p>
      <text:p text:style-name="P1">لالِچی​َس</text:p>
      <text:p text:style-name="P1">لالِچے</text:p>
      <text:p text:style-name="P1">لانچا</text:p>
      <text:p text:style-name="P1">لاوؔی</text:p>
      <text:p text:style-name="P1">لاوؔی​ءے</text:p>
      <text:p text:style-name="P1">لاچار</text:p>
      <text:p text:style-name="P1">لتاڑا</text:p>
      <text:p text:style-name="P1">لتاڑَبو</text:p>
      <text:p text:style-name="P1">لتاڑِک</text:p>
      <text:p text:style-name="P1">لتاڑپَس</text:p>
      <text:p text:style-name="P1">لتاڑیرہ</text:p>
      <text:p text:style-name="P1">لتڑی</text:p>
      <text:p text:style-name="P1">لسؔانیاس</text:p>
      <text:p text:style-name="P1">لعؔزر</text:p>
      <text:p text:style-name="P1">لعؔزرے</text:p>
      <text:p text:style-name="P1">لعل</text:p>
      <text:p text:style-name="P1">لغام</text:p>
      <text:p text:style-name="P1">لغڑ</text:p>
      <text:p text:style-name="P1">لقب</text:p>
      <text:p text:style-name="P1">لمؔک</text:p>
      <text:p text:style-name="P1">لما</text:p>
      <text:p text:style-name="P1">لنگڑ</text:p>
      <text:p text:style-name="P1">لنگڑی</text:p>
      <text:p text:style-name="P1">لوؔدِیکیہ</text:p>
      <text:p text:style-name="P1">لوِؔس</text:p>
      <text:p text:style-name="P1">لوت</text:p>
      <text:p text:style-name="P1">لوتَسے</text:p>
      <text:p text:style-name="P1">لوفراتے</text:p>
      <text:p text:style-name="P1">لَسؔیہ</text:p>
      <text:p text:style-name="P1">لَشکر</text:p>
      <text:p text:style-name="P1">لَشکرَس</text:p>
      <text:p text:style-name="P1">لَشی</text:p>
      <text:p text:style-name="P1">لَشی​ءے</text:p>
      <text:p text:style-name="P1">لَشی​َس</text:p>
      <text:p text:style-name="P1">لَمبہ​غاتے</text:p>
      <text:p text:style-name="P1">لَمبہ​غان</text:p>
      <text:p text:style-name="P1">لَمبہ​غاک</text:p>
      <text:p text:style-name="P1">لَمبہ​َسے</text:p>
      <text:p text:style-name="P1">لَنگ</text:p>
      <text:p text:style-name="P1">لَنگاتے</text:p>
      <text:p text:style-name="P1">لَنگار</text:p>
      <text:p text:style-name="P1">لَنگاک</text:p>
      <text:p text:style-name="P1">لَنگِنگا</text:p>
      <text:p text:style-name="P1">لَوز</text:p>
      <text:p text:style-name="P1">لَوزاتا</text:p>
      <text:p text:style-name="P1">لَوزاتے</text:p>
      <text:p text:style-name="P1">لَوزاک</text:p>
      <text:p text:style-name="P1">لَٹ</text:p>
      <text:p text:style-name="P1"><text:soft-page-break/>لَٹاتے</text:p>
      <text:p text:style-name="P1">لَٹاک</text:p>
      <text:p text:style-name="P1">لَٹَس</text:p>
      <text:p text:style-name="P1">لَٹَسے</text:p>
      <text:p text:style-name="P1">لَٹے</text:p>
      <text:p text:style-name="P1">لَکھ</text:p>
      <text:p text:style-name="P1">لَگا</text:p>
      <text:p text:style-name="P1">لَگار</text:p>
      <text:p text:style-name="P1">لَگارہ</text:p>
      <text:p text:style-name="P1">لَگاکہ</text:p>
      <text:p text:style-name="P1">لَگوئے</text:p>
      <text:p text:style-name="P1">لَگوک</text:p>
      <text:p text:style-name="P1">لَگِتؤ</text:p>
      <text:p text:style-name="P1">لَگِفبو</text:p>
      <text:p text:style-name="P1">لَگِفِنگ</text:p>
      <text:p text:style-name="P1">لَگِفِنگاکہ</text:p>
      <text:p text:style-name="P1">لَگِفِک</text:p>
      <text:p text:style-name="P1">لَگِفیر</text:p>
      <text:p text:style-name="P1">لَگِفے</text:p>
      <text:p text:style-name="P1">لَگِنگ</text:p>
      <text:p text:style-name="P1">لَگِپَسہ</text:p>
      <text:p text:style-name="P1">لَگِک</text:p>
      <text:p text:style-name="P1">لَگیر</text:p>
      <text:p text:style-name="P1">لَگیسہ</text:p>
      <text:p text:style-name="P1">لُدؔہ</text:p>
      <text:p text:style-name="P1">لُدؔیہ</text:p>
      <text:p text:style-name="P1">لُسؔتراہی</text:p>
      <text:p text:style-name="P1">لُسؔترہ</text:p>
      <text:p text:style-name="P1">لُسؔترہ​غا</text:p>
      <text:p text:style-name="P1">لُسؔترہ​غان</text:p>
      <text:p text:style-name="P1">لُمہ</text:p>
      <text:p text:style-name="P1">لُمہ​ءے</text:p>
      <text:p text:style-name="P1">لُمہ​باوہ</text:p>
      <text:p text:style-name="P1">لُمہ​باوہ​ءے</text:p>
      <text:p text:style-name="P1">لُمہ​باوہ​غاتے</text:p>
      <text:p text:style-name="P1">لُمہ​باوہ​غان</text:p>
      <text:p text:style-name="P1">لُمہ​باوہ​غاک</text:p>
      <text:p text:style-name="P1">لُمہ​غا</text:p>
      <text:p text:style-name="P1">لُمہ​غاتا</text:p>
      <text:p text:style-name="P1">لُمہ​غاک</text:p>
      <text:p text:style-name="P1">لُمہ​َس</text:p>
      <text:p text:style-name="P1">لُمہ​َسے</text:p>
      <text:p text:style-name="P1">لُوؔسیاس</text:p>
      <text:p text:style-name="P1">لُوؔط</text:p>
      <text:p text:style-name="P1">لُوؔقا</text:p>
      <text:p text:style-name="P1">لُوؔکِیُس</text:p>
      <text:p text:style-name="P1">لُوؔکیہ</text:p>
      <text:p text:style-name="P1">لُوسی</text:p>
      <text:p text:style-name="P1">لُوچ</text:p>
      <text:p text:style-name="P1">لُٹار</text:p>
      <text:p text:style-name="P1">لُٹوکا</text:p>
      <text:p text:style-name="P1">لُٹِنگ</text:p>
      <text:p text:style-name="P1">لُٹیرہ</text:p>
      <text:p text:style-name="P1">لُچ</text:p>
      <text:p text:style-name="P1">لُکانؔیہ</text:p>
      <text:p text:style-name="P1">لِخ</text:p>
      <text:p text:style-name="P1">لِخے</text:p>
      <text:p text:style-name="P1">لِٹِک</text:p>
      <text:p text:style-name="P1">لِٹِکاک</text:p>
      <text:p text:style-name="P1">لِچَغ</text:p>
      <text:p text:style-name="P1">لِچَغَس</text:p>
      <text:p text:style-name="P1">لِچَغَسے</text:p>
      <text:p text:style-name="P1">لِچَغے</text:p>
      <text:p text:style-name="P1">لِچپہ</text:p>
      <text:p text:style-name="P1">لِکھا</text:p>
      <text:p text:style-name="P1">لِکھار</text:p>
      <text:p text:style-name="P1">لِکھاسُس</text:p>
      <text:p text:style-name="P1">لِکھاسُٹ</text:p>
      <text:p text:style-name="P1">لِکھانو</text:p>
      <text:p text:style-name="P1">لِکھانُن</text:p>
      <text:p text:style-name="P1">لِکھانُٹ</text:p>
      <text:p text:style-name="P1">لِکھانے</text:p>
      <text:p text:style-name="P1"><text:soft-page-break/>لِکھاٹ</text:p>
      <text:p text:style-name="P1">لِکھتَویٹ</text:p>
      <text:p text:style-name="P1">لِکھوئی</text:p>
      <text:p text:style-name="P1">لِکھوک</text:p>
      <text:p text:style-name="P1">لِکھوکا</text:p>
      <text:p text:style-name="P1">لِکھوکاتے</text:p>
      <text:p text:style-name="P1">لِکھوکِنگا</text:p>
      <text:p text:style-name="P1">لِکھِفِنگ</text:p>
      <text:p text:style-name="P1">لِکھِفے</text:p>
      <text:p text:style-name="P1">لِکھِنگ</text:p>
      <text:p text:style-name="P1">لِکھِنگانو</text:p>
      <text:p text:style-name="P1">لِکھِنگانے</text:p>
      <text:p text:style-name="P1">لِکھِنگتؤ</text:p>
      <text:p text:style-name="P1">لِکھِنگتَنو</text:p>
      <text:p text:style-name="P1">لِکھِک</text:p>
      <text:p text:style-name="P1">لِکھِںگ</text:p>
      <text:p text:style-name="P1">لِکھپہ</text:p>
      <text:p text:style-name="P1">لِکھہ</text:p>
      <text:p text:style-name="P1">لِکھیرہ</text:p>
      <text:p text:style-name="P1">لِکھین</text:p>
      <text:p text:style-name="P1">لِکھیو</text:p>
      <text:p text:style-name="P1">لِکھیوہ</text:p>
      <text:p text:style-name="P1">لِکھے</text:p>
      <text:p text:style-name="P1">لِیؔنُس</text:p>
      <text:p text:style-name="P1">لڑزا</text:p>
      <text:p text:style-name="P1">لڑزار</text:p>
      <text:p text:style-name="P1">لڑزاٹہ</text:p>
      <text:p text:style-name="P1">لڑزِنگ</text:p>
      <text:p text:style-name="P1">لڑزیرہ</text:p>
      <text:p text:style-name="P1">لڑزیسہ</text:p>
      <text:p text:style-name="P1">لیبؔیا</text:p>
      <text:p text:style-name="P1">لیٹوک</text:p>
      <text:p text:style-name="P1">لیپ</text:p>
      <text:p text:style-name="P1">لیپاتے</text:p>
      <text:p text:style-name="P1">مؔالٹا</text:p>
      <text:p text:style-name="P1">مؤن</text:p>
      <text:p text:style-name="P1">مؤنِنگا</text:p>
      <text:p text:style-name="P1">ماتم</text:p>
      <text:p text:style-name="P1">ماتُنہ</text:p>
      <text:p text:style-name="P1">ماجؔوجے</text:p>
      <text:p text:style-name="P1">مادؔی</text:p>
      <text:p text:style-name="P1">مار</text:p>
      <text:p text:style-name="P1">مارتا</text:p>
      <text:p text:style-name="P1">مارتے</text:p>
      <text:p text:style-name="P1">مارَس</text:p>
      <text:p text:style-name="P1">مارَسے</text:p>
      <text:p text:style-name="P1">مارک</text:p>
      <text:p text:style-name="P1">مارکو</text:p>
      <text:p text:style-name="P1">مارکوئے</text:p>
      <text:p text:style-name="P1">مارکوَس</text:p>
      <text:p text:style-name="P1">مارے</text:p>
      <text:p text:style-name="P1">ماس</text:p>
      <text:p text:style-name="P1">ماستے</text:p>
      <text:p text:style-name="P1">ماعؔت</text:p>
      <text:p text:style-name="P1">مال</text:p>
      <text:p text:style-name="P1">مالؤ</text:p>
      <text:p text:style-name="P1">مالتے</text:p>
      <text:p text:style-name="P1">مالَس</text:p>
      <text:p text:style-name="P1">مالُم</text:p>
      <text:p text:style-name="P1">مالِک</text:p>
      <text:p text:style-name="P1">مالِکاتا</text:p>
      <text:p text:style-name="P1">مالِکاتے</text:p>
      <text:p text:style-name="P1">مالِکاک</text:p>
      <text:p text:style-name="P1">مالِکَس</text:p>
      <text:p text:style-name="P1">مالِکے</text:p>
      <text:p text:style-name="P1">مالی</text:p>
      <text:p text:style-name="P1">مالی​ءے</text:p>
      <text:p text:style-name="P1">مالے</text:p>
      <text:p text:style-name="P1">مال​مڈِیک</text:p>
      <text:p text:style-name="P1">مال​مڈی</text:p>
      <text:p text:style-name="P1">مال​مڈی​ءے</text:p>
      <text:p text:style-name="P1">مال​مڈی​تا</text:p>
      <text:p text:style-name="P1"><text:soft-page-break/>مال​مڈی​تے</text:p>
      <text:p text:style-name="P1">ماگِیر</text:p>
      <text:p text:style-name="P1">متؔات</text:p>
      <text:p text:style-name="P1">متؔان</text:p>
      <text:p text:style-name="P1">متَؔتاہ</text:p>
      <text:p text:style-name="P1">متُؔوسلح</text:p>
      <text:p text:style-name="P1">متِؔیتاہ</text:p>
      <text:p text:style-name="P1">متؔی</text:p>
      <text:p text:style-name="P1">متؔیاہ</text:p>
      <text:p text:style-name="P1">مثال</text:p>
      <text:p text:style-name="P1">مثالاتا</text:p>
      <text:p text:style-name="P1">مثالاتے</text:p>
      <text:p text:style-name="P1">مثالَس</text:p>
      <text:p text:style-name="P1">مثالَسے</text:p>
      <text:p text:style-name="P1">مثالے</text:p>
      <text:p text:style-name="P1">مثلاً</text:p>
      <text:p text:style-name="P1">مجلِس</text:p>
      <text:p text:style-name="P1">محبت</text:p>
      <text:p text:style-name="P1">محبتے</text:p>
      <text:p text:style-name="P1">محتاج</text:p>
      <text:p text:style-name="P1">محترم</text:p>
      <text:p text:style-name="P1">محسُوس</text:p>
      <text:p text:style-name="P1">محصُول</text:p>
      <text:p text:style-name="P1">محفُوظ</text:p>
      <text:p text:style-name="P1">محل</text:p>
      <text:p text:style-name="P1">محلتے</text:p>
      <text:p text:style-name="P1">محنت</text:p>
      <text:p text:style-name="P1">محنتے</text:p>
      <text:p text:style-name="P1">مخلُوق</text:p>
      <text:p text:style-name="P1">مخلُوقاتے</text:p>
      <text:p text:style-name="P1">مخلُوقَس</text:p>
      <text:p text:style-name="P1">مخلُوقَسے</text:p>
      <text:p text:style-name="P1">مخلُوقے</text:p>
      <text:p text:style-name="P1">مخِنگے</text:p>
      <text:p text:style-name="P1">مخیرے</text:p>
      <text:p text:style-name="P1">مدؔیان</text:p>
      <text:p text:style-name="P1">مدان</text:p>
      <text:p text:style-name="P1">مدانَسے</text:p>
      <text:p text:style-name="P1">مدت</text:p>
      <text:p text:style-name="P1">مدتے</text:p>
      <text:p text:style-name="P1">مدت​گار</text:p>
      <text:p text:style-name="P1">مدت​گاراتے</text:p>
      <text:p text:style-name="P1">مدرسہ</text:p>
      <text:p text:style-name="P1">مرؔتھا</text:p>
      <text:p text:style-name="P1">مرؔتھا​ءے</text:p>
      <text:p text:style-name="P1">مرؔقس</text:p>
      <text:p text:style-name="P1">مرؔقسے</text:p>
      <text:p text:style-name="P1">مرؔیم</text:p>
      <text:p text:style-name="P1">مرؔیمے</text:p>
      <text:p text:style-name="P1">مردم</text:p>
      <text:p text:style-name="P1">مرض</text:p>
      <text:p text:style-name="P1">مروئی</text:p>
      <text:p text:style-name="P1">مروئے</text:p>
      <text:p text:style-name="P1">مرواری​ءے</text:p>
      <text:p text:style-name="P1">مرور</text:p>
      <text:p text:style-name="P1">مرورے</text:p>
      <text:p text:style-name="P1">مروس</text:p>
      <text:p text:style-name="P1">مروسورے</text:p>
      <text:p text:style-name="P1">مروسُر</text:p>
      <text:p text:style-name="P1">مروسُس</text:p>
      <text:p text:style-name="P1">مروسُن</text:p>
      <text:p text:style-name="P1">مروسُٹ</text:p>
      <text:p text:style-name="P1">مرون</text:p>
      <text:p text:style-name="P1">مروٹ</text:p>
      <text:p text:style-name="P1">مروکا</text:p>
      <text:p text:style-name="P1">مروکاتا</text:p>
      <text:p text:style-name="P1">مروکاتے</text:p>
      <text:p text:style-name="P1">مروکاک</text:p>
      <text:p text:style-name="P1">مروکو</text:p>
      <text:p text:style-name="P1">مریر</text:p>
      <text:p text:style-name="P1">مریرہ</text:p>
      <text:p text:style-name="P1">مریرے</text:p>
      <text:p text:style-name="P1"><text:soft-page-break/>مریس</text:p>
      <text:p text:style-name="P1">مریسہ</text:p>
      <text:p text:style-name="P1">مریمبو</text:p>
      <text:p text:style-name="P1">مرین</text:p>
      <text:p text:style-name="P1">مرینہ</text:p>
      <text:p text:style-name="P1">مریو</text:p>
      <text:p text:style-name="P1">مریوہ</text:p>
      <text:p text:style-name="P1">مریک</text:p>
      <text:p text:style-name="P1">مرے</text:p>
      <text:p text:style-name="P1">مزاراتے</text:p>
      <text:p text:style-name="P1">مزدُور</text:p>
      <text:p text:style-name="P1">مزدُوراتے</text:p>
      <text:p text:style-name="P1">مزدُوراک</text:p>
      <text:p text:style-name="P1">مزدُورَس</text:p>
      <text:p text:style-name="P1">مزدُوری</text:p>
      <text:p text:style-name="P1">مزدُورے</text:p>
      <text:p text:style-name="P1">مزِیدار</text:p>
      <text:p text:style-name="P1">مزہب</text:p>
      <text:p text:style-name="P1">مزہباتا</text:p>
      <text:p text:style-name="P1">مزہبَسے</text:p>
      <text:p text:style-name="P1">مزہبی</text:p>
      <text:p text:style-name="P1">مزہبی​ءو</text:p>
      <text:p text:style-name="P1">مزہبے</text:p>
      <text:p text:style-name="P1">مزیئی</text:p>
      <text:p text:style-name="P1">مس</text:p>
      <text:p text:style-name="P1">مسُؔوپتامیہ</text:p>
      <text:p text:style-name="P1">مسخرہ</text:p>
      <text:p text:style-name="P1">مسخرہ​ءے</text:p>
      <text:p text:style-name="P1">مسلہ</text:p>
      <text:p text:style-name="P1">مسلہ​ءے</text:p>
      <text:p text:style-name="P1">مسلہ​غاتا</text:p>
      <text:p text:style-name="P1">مسلہ​غاتے</text:p>
      <text:p text:style-name="P1">مسلہ​غاک</text:p>
      <text:p text:style-name="P1">مسلہ​َس</text:p>
      <text:p text:style-name="P1">مسورے</text:p>
      <text:p text:style-name="P1">مسوسُر</text:p>
      <text:p text:style-name="P1">مسوسُس</text:p>
      <text:p text:style-name="P1">مسوسُٹ</text:p>
      <text:p text:style-name="P1">مسونو</text:p>
      <text:p text:style-name="P1">مسونورے</text:p>
      <text:p text:style-name="P1">مسونُس</text:p>
      <text:p text:style-name="P1">مسونُن</text:p>
      <text:p text:style-name="P1">مسونُٹ</text:p>
      <text:p text:style-name="P1">مسونہ</text:p>
      <text:p text:style-name="P1">مسونے</text:p>
      <text:p text:style-name="P1">مسَنورے</text:p>
      <text:p text:style-name="P1">مسُر</text:p>
      <text:p text:style-name="P1">مسُرہ</text:p>
      <text:p text:style-name="P1">مسُس</text:p>
      <text:p text:style-name="P1">مسُن</text:p>
      <text:p text:style-name="P1">مسُٹ</text:p>
      <text:p text:style-name="P1">مسُٹہ</text:p>
      <text:p text:style-name="P1">مسِنتے</text:p>
      <text:p text:style-name="P1">مسِنک</text:p>
      <text:p text:style-name="P1">مسڑ</text:p>
      <text:p text:style-name="P1">مسڑتا</text:p>
      <text:p text:style-name="P1">مسڑتے</text:p>
      <text:p text:style-name="P1">مسڑَس</text:p>
      <text:p text:style-name="P1">مسڑَسے</text:p>
      <text:p text:style-name="P1">مسڑے</text:p>
      <text:p text:style-name="P1">مشہور</text:p>
      <text:p text:style-name="P1">مشہورِنگا</text:p>
      <text:p text:style-name="P1">مشہورِںگا</text:p>
      <text:p text:style-name="P1">مصؔر</text:p>
      <text:p text:style-name="P1">مصؔرِیک</text:p>
      <text:p text:style-name="P1">مصؔری</text:p>
      <text:p text:style-name="P1">مصؔری​ءے</text:p>
      <text:p text:style-name="P1">مصؔری​تا</text:p>
      <text:p text:style-name="P1">مصؔری​َس</text:p>
      <text:p text:style-name="P1">مصالحہ​غاتے</text:p>
      <text:p text:style-name="P1">مصرُوف</text:p>
      <text:p text:style-name="P1">مصِیبَت</text:p>
      <text:p text:style-name="P1"><text:soft-page-break/>مصِیبَتاتا</text:p>
      <text:p text:style-name="P1">مصِیبَتاتے</text:p>
      <text:p text:style-name="P1">مصِیبَتاک</text:p>
      <text:p text:style-name="P1">مصِیبَتے</text:p>
      <text:p text:style-name="P1">مضبُوط</text:p>
      <text:p text:style-name="P1">معاف</text:p>
      <text:p text:style-name="P1">معافی</text:p>
      <text:p text:style-name="P1">معتبر</text:p>
      <text:p text:style-name="P1">معتبراتا</text:p>
      <text:p text:style-name="P1">معتبراتے</text:p>
      <text:p text:style-name="P1">معتبراک</text:p>
      <text:p text:style-name="P1">معتبرو</text:p>
      <text:p text:style-name="P1">معتبرَس</text:p>
      <text:p text:style-name="P1">معتبرَسے</text:p>
      <text:p text:style-name="P1">معتبرِنگا</text:p>
      <text:p text:style-name="P1">معجزہ</text:p>
      <text:p text:style-name="P1">معجزہ​ءے</text:p>
      <text:p text:style-name="P1">معجزہ​غاتا</text:p>
      <text:p text:style-name="P1">معجزہ​غاتے</text:p>
      <text:p text:style-name="P1">معجزہ​غان</text:p>
      <text:p text:style-name="P1">معجزہ​غاک</text:p>
      <text:p text:style-name="P1">معجزہ​َس</text:p>
      <text:p text:style-name="P1">معزور</text:p>
      <text:p text:style-name="P1">معزوراتے</text:p>
      <text:p text:style-name="P1">معزوراک</text:p>
      <text:p text:style-name="P1">معزورو</text:p>
      <text:p text:style-name="P1">معزورِنگا</text:p>
      <text:p text:style-name="P1">معصُوم</text:p>
      <text:p text:style-name="P1">معصُومو</text:p>
      <text:p text:style-name="P1">معصُومِنگا</text:p>
      <text:p text:style-name="P1">معصُومِیَت</text:p>
      <text:p text:style-name="P1">معلم</text:p>
      <text:p text:style-name="P1">معلماتا</text:p>
      <text:p text:style-name="P1">معلماتے</text:p>
      <text:p text:style-name="P1">معلماک</text:p>
      <text:p text:style-name="P1">معلمَس</text:p>
      <text:p text:style-name="P1">معلمَسے</text:p>
      <text:p text:style-name="P1">معلُوم</text:p>
      <text:p text:style-name="P1">معنیٰ</text:p>
      <text:p text:style-name="P1">معنیٰ​ءے</text:p>
      <text:p text:style-name="P1">معنیٰ​تے</text:p>
      <text:p text:style-name="P1">مقصد</text:p>
      <text:p text:style-name="P1">مقصداتے</text:p>
      <text:p text:style-name="P1">مقصداک</text:p>
      <text:p text:style-name="P1">مقصدَسے</text:p>
      <text:p text:style-name="P1">مقصدے</text:p>
      <text:p text:style-name="P1">ملائِک</text:p>
      <text:p text:style-name="P1">ملائِکاتا</text:p>
      <text:p text:style-name="P1">ملائِکاتے</text:p>
      <text:p text:style-name="P1">ملائِکاک</text:p>
      <text:p text:style-name="P1">ملائِکَس</text:p>
      <text:p text:style-name="P1">ملائِکَسے</text:p>
      <text:p text:style-name="P1">ملائِکے</text:p>
      <text:p text:style-name="P1">ملامت</text:p>
      <text:p text:style-name="P1">ملخوراتا</text:p>
      <text:p text:style-name="P1">ملخوراک</text:p>
      <text:p text:style-name="P1">ملخُؔس</text:p>
      <text:p text:style-name="P1">ملنڈ</text:p>
      <text:p text:style-name="P1">ملکیؔ</text:p>
      <text:p text:style-name="P1">ملکےؔ​صدیق</text:p>
      <text:p text:style-name="P1">ملکےؔ​صدیقے</text:p>
      <text:p text:style-name="P1">ملےؔ​آہ</text:p>
      <text:p text:style-name="P1">منؔاسُون</text:p>
      <text:p text:style-name="P1">منؔاہِیم</text:p>
      <text:p text:style-name="P1">منؔسی</text:p>
      <text:p text:style-name="P1">مند</text:p>
      <text:p text:style-name="P1">مندرو</text:p>
      <text:p text:style-name="P1">مندِنگا</text:p>
      <text:p text:style-name="P1">منزل</text:p>
      <text:p text:style-name="P1">منشت</text:p>
      <text:p text:style-name="P1">منصُوبہ</text:p>
      <text:p text:style-name="P1">منصُوبہ​ءے</text:p>
      <text:p text:style-name="P1"><text:soft-page-break/>منصُوبہ​غاتا</text:p>
      <text:p text:style-name="P1">منصُوبہ​غاتے</text:p>
      <text:p text:style-name="P1">منصُوبہ​َس</text:p>
      <text:p text:style-name="P1">منع</text:p>
      <text:p text:style-name="P1">مننگ</text:p>
      <text:p text:style-name="P1">مننگیرہ</text:p>
      <text:p text:style-name="P1">مننگے</text:p>
      <text:p text:style-name="P1">مننگ​والا</text:p>
      <text:p text:style-name="P1">منِک</text:p>
      <text:p text:style-name="P1">منہ</text:p>
      <text:p text:style-name="P1">موؔسیٰ</text:p>
      <text:p text:style-name="P1">موؔسیٰ​ءے</text:p>
      <text:p text:style-name="P1">موؔسیٰ​غا</text:p>
      <text:p text:style-name="P1">موؔسیٰ​غان</text:p>
      <text:p text:style-name="P1">موؔلک</text:p>
      <text:p text:style-name="P1">موؔلکے</text:p>
      <text:p text:style-name="P1">موت</text:p>
      <text:p text:style-name="P1">موتے</text:p>
      <text:p text:style-name="P1">موجُود</text:p>
      <text:p text:style-name="P1">موجُودگی</text:p>
      <text:p text:style-name="P1">موجُودگی​ءے</text:p>
      <text:p text:style-name="P1">مود</text:p>
      <text:p text:style-name="P1">مورچہ​َس</text:p>
      <text:p text:style-name="P1">موسم</text:p>
      <text:p text:style-name="P1">موغِنگاسُس</text:p>
      <text:p text:style-name="P1">موغِنگتَویسُس</text:p>
      <text:p text:style-name="P1">موقعہ</text:p>
      <text:p text:style-name="P1">موقعہ​ءے</text:p>
      <text:p text:style-name="P1">موقعہ​غا</text:p>
      <text:p text:style-name="P1">موقعہ​غان</text:p>
      <text:p text:style-name="P1">موقعہ​غاک</text:p>
      <text:p text:style-name="P1">موقعہ​َس</text:p>
      <text:p text:style-name="P1">مون</text:p>
      <text:p text:style-name="P1">مونے</text:p>
      <text:p text:style-name="P1">موژُونگاک</text:p>
      <text:p text:style-name="P1">موڷ</text:p>
      <text:p text:style-name="P1">موڷَس</text:p>
      <text:p text:style-name="P1">موڷے</text:p>
      <text:p text:style-name="P1">مَبو</text:p>
      <text:p text:style-name="P1">مَتؤ</text:p>
      <text:p text:style-name="P1">مَتَنو</text:p>
      <text:p text:style-name="P1">مَتَنورے</text:p>
      <text:p text:style-name="P1">مَتَنُن</text:p>
      <text:p text:style-name="P1">مَتَنُٹ</text:p>
      <text:p text:style-name="P1">مَتَنے</text:p>
      <text:p text:style-name="P1">مَتَویر</text:p>
      <text:p text:style-name="P1">مَتَویرہ</text:p>
      <text:p text:style-name="P1">مَتَویرے</text:p>
      <text:p text:style-name="P1">مَتَویسُر</text:p>
      <text:p text:style-name="P1">مَتَویسُس</text:p>
      <text:p text:style-name="P1">مَتَویسُن</text:p>
      <text:p text:style-name="P1">مَتَوین</text:p>
      <text:p text:style-name="P1">مَتَویٹ</text:p>
      <text:p text:style-name="P1">مَتَویکہ</text:p>
      <text:p text:style-name="P1">مَرغ</text:p>
      <text:p text:style-name="P1">مَرغاتے</text:p>
      <text:p text:style-name="P1">مَرَک</text:p>
      <text:p text:style-name="P1">مَزہ</text:p>
      <text:p text:style-name="P1">مَزے</text:p>
      <text:p text:style-name="P1">مَسَکہ</text:p>
      <text:p text:style-name="P1">مَش</text:p>
      <text:p text:style-name="P1">مَشتا</text:p>
      <text:p text:style-name="P1">مَشتے</text:p>
      <text:p text:style-name="P1">مَشوَرہ​غان</text:p>
      <text:p text:style-name="P1">مَشَسے</text:p>
      <text:p text:style-name="P1">مَشک</text:p>
      <text:p text:style-name="P1">مَشے</text:p>
      <text:p text:style-name="P1">مَغرور</text:p>
      <text:p text:style-name="P1">مَغَزے</text:p>
      <text:p text:style-name="P1">مَف</text:p>
      <text:p text:style-name="P1">مَفَبو</text:p>
      <text:p text:style-name="P1">مَفَر</text:p>
      <text:p text:style-name="P1"><text:soft-page-break/>مَفَروئے</text:p>
      <text:p text:style-name="P1">مَفَرور</text:p>
      <text:p text:style-name="P1">مَفَروسُر</text:p>
      <text:p text:style-name="P1">مَفَروسُس</text:p>
      <text:p text:style-name="P1">مَفَروٹ</text:p>
      <text:p text:style-name="P1">مَفَرہ</text:p>
      <text:p text:style-name="P1">مَفَس</text:p>
      <text:p text:style-name="P1">مَفَسہ</text:p>
      <text:p text:style-name="P1">مَفَن</text:p>
      <text:p text:style-name="P1">مَفَنہ</text:p>
      <text:p text:style-name="P1">مَفَک</text:p>
      <text:p text:style-name="P1">مَفہ</text:p>
      <text:p text:style-name="P1">مَفیرے</text:p>
      <text:p text:style-name="P1">مَفیس</text:p>
      <text:p text:style-name="P1">مَفیسہ</text:p>
      <text:p text:style-name="P1">مَفینہ</text:p>
      <text:p text:style-name="P1">مَل</text:p>
      <text:p text:style-name="P1">مَلا</text:p>
      <text:p text:style-name="P1">مَلار</text:p>
      <text:p text:style-name="P1">مَلاس</text:p>
      <text:p text:style-name="P1">مَلاسی</text:p>
      <text:p text:style-name="P1">مَلاسی​ءے</text:p>
      <text:p text:style-name="P1">مَلان</text:p>
      <text:p text:style-name="P1">مَلانورے</text:p>
      <text:p text:style-name="P1">مَلبو</text:p>
      <text:p text:style-name="P1">مَلوک</text:p>
      <text:p text:style-name="P1">مَلوکا</text:p>
      <text:p text:style-name="P1">مَلوکو</text:p>
      <text:p text:style-name="P1">مَلَخ</text:p>
      <text:p text:style-name="P1">مَلَخاتے</text:p>
      <text:p text:style-name="P1">مَلَخاک</text:p>
      <text:p text:style-name="P1">مَلَم</text:p>
      <text:p text:style-name="P1">مَلَمتے</text:p>
      <text:p text:style-name="P1">مَلِنگ</text:p>
      <text:p text:style-name="P1">مَلِنگا</text:p>
      <text:p text:style-name="P1">مَلِنگار</text:p>
      <text:p text:style-name="P1">مَلِنگاکہ</text:p>
      <text:p text:style-name="P1">مَلِنگتَویرہ</text:p>
      <text:p text:style-name="P1">مَلِنگے</text:p>
      <text:p text:style-name="P1">مَلِک</text:p>
      <text:p text:style-name="P1">مَلکہ</text:p>
      <text:p text:style-name="P1">مَلیرہ</text:p>
      <text:p text:style-name="P1">مَلیس</text:p>
      <text:p text:style-name="P1">مَلے</text:p>
      <text:p text:style-name="P1">مَن</text:p>
      <text:p text:style-name="P1">مَنا</text:p>
      <text:p text:style-name="P1">مَنائِفے</text:p>
      <text:p text:style-name="P1">مَناتے</text:p>
      <text:p text:style-name="P1">مَنار</text:p>
      <text:p text:style-name="P1">مَنارہ</text:p>
      <text:p text:style-name="P1">مَنارے</text:p>
      <text:p text:style-name="P1">مَناسُر</text:p>
      <text:p text:style-name="P1">مَنان</text:p>
      <text:p text:style-name="P1">مَنانو</text:p>
      <text:p text:style-name="P1">مَنانورے</text:p>
      <text:p text:style-name="P1">مَنانُٹ</text:p>
      <text:p text:style-name="P1">مَناکہ</text:p>
      <text:p text:style-name="P1">مَنصَب</text:p>
      <text:p text:style-name="P1">مَنورے</text:p>
      <text:p text:style-name="P1">مَنوسورے</text:p>
      <text:p text:style-name="P1">مَنوکا</text:p>
      <text:p text:style-name="P1">مَنوکاتا</text:p>
      <text:p text:style-name="P1">مَنوکاتے</text:p>
      <text:p text:style-name="P1">مَنوکاک</text:p>
      <text:p text:style-name="P1">مَنِبو</text:p>
      <text:p text:style-name="P1">مَنِتؤ</text:p>
      <text:p text:style-name="P1">مَنِتَنو</text:p>
      <text:p text:style-name="P1">مَنِتَنورے</text:p>
      <text:p text:style-name="P1">مَنِتَنے</text:p>
      <text:p text:style-name="P1">مَنِتَویر</text:p>
      <text:p text:style-name="P1">مَنِتَویرہ</text:p>
      <text:p text:style-name="P1">مَنِتَویرے</text:p>
      <text:p text:style-name="P1"><text:soft-page-break/>مَنِتَویسُر</text:p>
      <text:p text:style-name="P1">مَنِتَویسُس</text:p>
      <text:p text:style-name="P1">مَنِتَوین</text:p>
      <text:p text:style-name="P1">مَنِتَوینہ</text:p>
      <text:p text:style-name="P1">مَنِتَویکہ</text:p>
      <text:p text:style-name="P1">مَنِفیر</text:p>
      <text:p text:style-name="P1">مَنِپ</text:p>
      <text:p text:style-name="P1">مَنِپَبو</text:p>
      <text:p text:style-name="P1">مَنِپَرور</text:p>
      <text:p text:style-name="P1">مَنِپَرہ</text:p>
      <text:p text:style-name="P1">مَنِپَسہ</text:p>
      <text:p text:style-name="P1">مَنِپَنہ</text:p>
      <text:p text:style-name="P1">مَنِپَک</text:p>
      <text:p text:style-name="P1">مَنِپیرے</text:p>
      <text:p text:style-name="P1">مَنِک</text:p>
      <text:p text:style-name="P1">مَنہ</text:p>
      <text:p text:style-name="P1">مَنیر</text:p>
      <text:p text:style-name="P1">مَنیرہ</text:p>
      <text:p text:style-name="P1">مَنیرے</text:p>
      <text:p text:style-name="P1">مَنین</text:p>
      <text:p text:style-name="P1">مَنینہ</text:p>
      <text:p text:style-name="P1">مَنیو</text:p>
      <text:p text:style-name="P1">مَنیوہ</text:p>
      <text:p text:style-name="P1">مَنے</text:p>
      <text:p text:style-name="P1">مَچٹ</text:p>
      <text:p text:style-name="P1">مَچی</text:p>
      <text:p text:style-name="P1">مَچی​ءے</text:p>
      <text:p text:style-name="P1">مَچی​تا</text:p>
      <text:p text:style-name="P1">مَچی​تے</text:p>
      <text:p text:style-name="P1">مَچی​َس</text:p>
      <text:p text:style-name="P1">مُتکُن</text:p>
      <text:p text:style-name="P1">مُتکُنِنگا</text:p>
      <text:p text:style-name="P1">مُتکُنِنگاک</text:p>
      <text:p text:style-name="P1">مُج</text:p>
      <text:p text:style-name="P1">مُجرم</text:p>
      <text:p text:style-name="P1">مُجرماتے</text:p>
      <text:p text:style-name="P1">مُجرماک</text:p>
      <text:p text:style-name="P1">مُجرمَس</text:p>
      <text:p text:style-name="P1">مُخ</text:p>
      <text:p text:style-name="P1">مُخاتے</text:p>
      <text:p text:style-name="P1">مُخلِص</text:p>
      <text:p text:style-name="P1">مُخے</text:p>
      <text:p text:style-name="P1">مُر</text:p>
      <text:p text:style-name="P1">مُردار</text:p>
      <text:p text:style-name="P1">مُردہ</text:p>
      <text:p text:style-name="P1">مُردہ​ءے</text:p>
      <text:p text:style-name="P1">مُردہ​تے</text:p>
      <text:p text:style-name="P1">مُردہ​َسے</text:p>
      <text:p text:style-name="P1">مُرغُنِنگا</text:p>
      <text:p text:style-name="P1">مُرغُنی</text:p>
      <text:p text:style-name="P1">مُرو</text:p>
      <text:p text:style-name="P1">مُرِنگا</text:p>
      <text:p text:style-name="P1">مُرِیف</text:p>
      <text:p text:style-name="P1">مُرِیفے</text:p>
      <text:p text:style-name="P1">مُسؔہ</text:p>
      <text:p text:style-name="P1">مُسافر</text:p>
      <text:p text:style-name="P1">مُسافراتے</text:p>
      <text:p text:style-name="P1">مُسافراک</text:p>
      <text:p text:style-name="P1">مُسافرَس</text:p>
      <text:p text:style-name="P1">مُسافرَسے</text:p>
      <text:p text:style-name="P1">مُسافری</text:p>
      <text:p text:style-name="P1">مُست</text:p>
      <text:p text:style-name="P1">مُسِٹ</text:p>
      <text:p text:style-name="P1">مُسِٹے</text:p>
      <text:p text:style-name="P1">مُسِٹ​مِیکو</text:p>
      <text:p text:style-name="P1">مُسِٹ​مِیکوئے</text:p>
      <text:p text:style-name="P1">مُسِٹ​ِنگا</text:p>
      <text:p text:style-name="P1">مُسہ</text:p>
      <text:p text:style-name="P1">مُسہ​نیم</text:p>
      <text:p text:style-name="P1">مُشکاک</text:p>
      <text:p text:style-name="P1">مُشکل</text:p>
      <text:p text:style-name="P1">مُشکلو</text:p>
      <text:p text:style-name="P1"><text:soft-page-break/>مُشکلِنگا</text:p>
      <text:p text:style-name="P1">مُشکل​َسے</text:p>
      <text:p text:style-name="P1">مُطابق</text:p>
      <text:p text:style-name="P1">مُغ</text:p>
      <text:p text:style-name="P1">مُفت</text:p>
      <text:p text:style-name="P1">مُقابل</text:p>
      <text:p text:style-name="P1">مُقابلہ</text:p>
      <text:p text:style-name="P1">مُقابلہ​ءے</text:p>
      <text:p text:style-name="P1">مُقدس</text:p>
      <text:p text:style-name="P1">مُقدسو</text:p>
      <text:p text:style-name="P1">مُقدسِنگا</text:p>
      <text:p text:style-name="P1">مُقدمہ​َسے</text:p>
      <text:p text:style-name="P1">مُقرر</text:p>
      <text:p text:style-name="P1">مُلاقات</text:p>
      <text:p text:style-name="P1">مُلک</text:p>
      <text:p text:style-name="P1">مُلکاتا</text:p>
      <text:p text:style-name="P1">مُلکاتے</text:p>
      <text:p text:style-name="P1">مُلکَسے</text:p>
      <text:p text:style-name="P1">مُلکے</text:p>
      <text:p text:style-name="P1">مُمکِن</text:p>
      <text:p text:style-name="P1">مُنافق</text:p>
      <text:p text:style-name="P1">مُنافقاتے</text:p>
      <text:p text:style-name="P1">مُنافقاک</text:p>
      <text:p text:style-name="P1">مُنافقت</text:p>
      <text:p text:style-name="P1">مُوؔرہ</text:p>
      <text:p text:style-name="P1">مُوؔسیٰ</text:p>
      <text:p text:style-name="P1">مُوؔسیہ</text:p>
      <text:p text:style-name="P1">مُوؔسیہ​غان</text:p>
      <text:p text:style-name="P1">مُوشکیرہ</text:p>
      <text:p text:style-name="P1">مُونجہ</text:p>
      <text:p text:style-name="P1">مُچ</text:p>
      <text:p text:style-name="P1">مُچاتے</text:p>
      <text:p text:style-name="P1">مُچِنگا</text:p>
      <text:p text:style-name="P1">مُچی</text:p>
      <text:p text:style-name="P1">مُچی​ءے</text:p>
      <text:p text:style-name="P1">مُچی​َس</text:p>
      <text:p text:style-name="P1">مُچی​َسے</text:p>
      <text:p text:style-name="P1">مُڑ</text:p>
      <text:p text:style-name="P1">مُڑے</text:p>
      <text:p text:style-name="P1">مُہاجر</text:p>
      <text:p text:style-name="P1">مُہر</text:p>
      <text:p text:style-name="P1">مُہرتے</text:p>
      <text:p text:style-name="P1">مُہرے</text:p>
      <text:p text:style-name="P1">مِتُؔلینے</text:p>
      <text:p text:style-name="P1">مِرگی</text:p>
      <text:p text:style-name="P1">مِسترِیک</text:p>
      <text:p text:style-name="P1">مِستری</text:p>
      <text:p text:style-name="P1">مِستری​تے</text:p>
      <text:p text:style-name="P1">مِستری​َس</text:p>
      <text:p text:style-name="P1">مِسکِیناتے</text:p>
      <text:p text:style-name="P1">مِش</text:p>
      <text:p text:style-name="P1">مِشتا</text:p>
      <text:p text:style-name="P1">مِشتے</text:p>
      <text:p text:style-name="P1">مِشک</text:p>
      <text:p text:style-name="P1">مِلا</text:p>
      <text:p text:style-name="P1">مِلائِفیر</text:p>
      <text:p text:style-name="P1">مِلار</text:p>
      <text:p text:style-name="P1">مِلاسُس</text:p>
      <text:p text:style-name="P1">مِلان</text:p>
      <text:p text:style-name="P1">مِلانُس</text:p>
      <text:p text:style-name="P1">مِلانے</text:p>
      <text:p text:style-name="P1">مِلاکہ</text:p>
      <text:p text:style-name="P1">مِلوئے</text:p>
      <text:p text:style-name="P1">مِلِبو</text:p>
      <text:p text:style-name="P1">مِلِتؤ</text:p>
      <text:p text:style-name="P1">مِلِتَنے</text:p>
      <text:p text:style-name="P1">مِلِتَویٹ</text:p>
      <text:p text:style-name="P1">مِلِتَویکہ</text:p>
      <text:p text:style-name="P1">مِلِفِک</text:p>
      <text:p text:style-name="P1">مِلِنگ</text:p>
      <text:p text:style-name="P1">مِلِنگے</text:p>
      <text:p text:style-name="P1">مِلِپ</text:p>
      <text:p text:style-name="P1"><text:soft-page-break/>مِلِپَبو</text:p>
      <text:p text:style-name="P1">مِلِپَسہ</text:p>
      <text:p text:style-name="P1">مِلِپَک</text:p>
      <text:p text:style-name="P1">مِلِک</text:p>
      <text:p text:style-name="P1">مِلی</text:p>
      <text:p text:style-name="P1">مِلیر</text:p>
      <text:p text:style-name="P1">مِلیرہ</text:p>
      <text:p text:style-name="P1">مِلیرے</text:p>
      <text:p text:style-name="P1">مِلیسہ</text:p>
      <text:p text:style-name="P1">مِلین</text:p>
      <text:p text:style-name="P1">مِلیو</text:p>
      <text:p text:style-name="P1">مِلے</text:p>
      <text:p text:style-name="P1">مِنؔاہ</text:p>
      <text:p text:style-name="P1">مِنت</text:p>
      <text:p text:style-name="P1">مِیؔلیتُس</text:p>
      <text:p text:style-name="P1">مِیؔکائیل</text:p>
      <text:p text:style-name="P1">مِیل</text:p>
      <text:p text:style-name="P1">مِیلَس</text:p>
      <text:p text:style-name="P1">مِینار</text:p>
      <text:p text:style-name="P1">مٷُو</text:p>
      <text:p text:style-name="P1">مٹائِفِنگ</text:p>
      <text:p text:style-name="P1">مچہ</text:p>
      <text:p text:style-name="P1">مڈُوؔل</text:p>
      <text:p text:style-name="P1">مڈُول</text:p>
      <text:p text:style-name="P1">مکدُؔنِیہ</text:p>
      <text:p text:style-name="P1">مکدُؔنی</text:p>
      <text:p text:style-name="P1">مکدُؔنی​َس</text:p>
      <text:p text:style-name="P1">مگدؔلہ</text:p>
      <text:p text:style-name="P1">مگدؔلینی</text:p>
      <text:p text:style-name="P1">مگدؔن</text:p>
      <text:p text:style-name="P1">مگدلینی</text:p>
      <text:p text:style-name="P1">مہ</text:p>
      <text:p text:style-name="P1">مہؔلل​ایل</text:p>
      <text:p text:style-name="P1">مہاجراتے</text:p>
      <text:p text:style-name="P1">مہربان</text:p>
      <text:p text:style-name="P1">مہربانِنگا</text:p>
      <text:p text:style-name="P1">مہربانی</text:p>
      <text:p text:style-name="P1">مہمان</text:p>
      <text:p text:style-name="P1">مہماناتا</text:p>
      <text:p text:style-name="P1">مہماناتے</text:p>
      <text:p text:style-name="P1">مہمانَس</text:p>
      <text:p text:style-name="P1">مہمانک</text:p>
      <text:p text:style-name="P1">میؤ</text:p>
      <text:p text:style-name="P1">میئی</text:p>
      <text:p text:style-name="P1">میخ</text:p>
      <text:p text:style-name="P1">میدان</text:p>
      <text:p text:style-name="P1">میز</text:p>
      <text:p text:style-name="P1">میزاتے</text:p>
      <text:p text:style-name="P1">میزبان</text:p>
      <text:p text:style-name="P1">میزبانے</text:p>
      <text:p text:style-name="P1">میزَس</text:p>
      <text:p text:style-name="P1">میزَسے</text:p>
      <text:p text:style-name="P1">میلہ​غاتا</text:p>
      <text:p text:style-name="P1">میَوہ</text:p>
      <text:p text:style-name="P1">میَوہ​ءے</text:p>
      <text:p text:style-name="P1">میَوہ​غان</text:p>
      <text:p text:style-name="P1">میَوہ​غاک</text:p>
      <text:p text:style-name="P1">میک</text:p>
      <text:p text:style-name="P1">میڷ</text:p>
      <text:p text:style-name="P1">میڷتا</text:p>
      <text:p text:style-name="P1">میڷتے</text:p>
      <text:p text:style-name="P1">میڷَس</text:p>
      <text:p text:style-name="P1">میڷک</text:p>
      <text:p text:style-name="P1">میڷے</text:p>
      <text:p text:style-name="P1">مے</text:p>
      <text:p text:style-name="P1">مے​ءے</text:p>
      <text:p text:style-name="P1">مے​تا</text:p>
      <text:p text:style-name="P1">مے​تے</text:p>
      <text:p text:style-name="P1">مے​َس</text:p>
      <text:p text:style-name="P1">مے​َسے</text:p>
      <text:p text:style-name="P1">نا</text:p>
      <text:p text:style-name="P1">نائِب</text:p>
      <text:p text:style-name="P1"><text:soft-page-break/>نائِبے</text:p>
      <text:p text:style-name="P1">نائِیؔن</text:p>
      <text:p text:style-name="P1">ناتؔن</text:p>
      <text:p text:style-name="P1">ناحُؔوم</text:p>
      <text:p text:style-name="P1">ناخُوانوکاتے</text:p>
      <text:p text:style-name="P1">ناخُوانِنداتے</text:p>
      <text:p text:style-name="P1">ناراض</text:p>
      <text:p text:style-name="P1">ناراضگی</text:p>
      <text:p text:style-name="P1">ناراضگی​ءے</text:p>
      <text:p text:style-name="P1">ناز</text:p>
      <text:p text:style-name="P1">ناسور</text:p>
      <text:p text:style-name="P1">ناسورے</text:p>
      <text:p text:style-name="P1">ناشُکرات</text:p>
      <text:p text:style-name="P1">ناشُکرِنگا</text:p>
      <text:p text:style-name="P1">ناصؔرتہ</text:p>
      <text:p text:style-name="P1">ناصؔرتہ​غا</text:p>
      <text:p text:style-name="P1">ناصؔرتہ​غان</text:p>
      <text:p text:style-name="P1">ناصؔرتی</text:p>
      <text:p text:style-name="P1">ناصؔری</text:p>
      <text:p text:style-name="P1">ناصری</text:p>
      <text:p text:style-name="P1">ناصری​ءے</text:p>
      <text:p text:style-name="P1">نامننگ</text:p>
      <text:p text:style-name="P1">نامَنوکاتا</text:p>
      <text:p text:style-name="P1">ناپاک</text:p>
      <text:p text:style-name="P1">ناپاکو</text:p>
      <text:p text:style-name="P1">ناچ</text:p>
      <text:p text:style-name="P1">ناکام</text:p>
      <text:p text:style-name="P1">ناکامی</text:p>
      <text:p text:style-name="P1">ناگُمان</text:p>
      <text:p text:style-name="P1">نبی​َس</text:p>
      <text:p text:style-name="P1">نتؔن​ائیل</text:p>
      <text:p text:style-name="P1">نتِیجہ</text:p>
      <text:p text:style-name="P1">نتِیجہ​ءے</text:p>
      <text:p text:style-name="P1">نجات</text:p>
      <text:p text:style-name="P1">نجاتے</text:p>
      <text:p text:style-name="P1">نجُومِیک</text:p>
      <text:p text:style-name="P1">نجُومی​تا</text:p>
      <text:p text:style-name="P1">نجُومی​تے</text:p>
      <text:p text:style-name="P1">نحؔسون</text:p>
      <text:p text:style-name="P1">نحؔور</text:p>
      <text:p text:style-name="P1">نخشونِیگار</text:p>
      <text:p text:style-name="P1">نخشونِیگاراتے</text:p>
      <text:p text:style-name="P1">نرؔکِسُس</text:p>
      <text:p text:style-name="P1">نرؔیُوس</text:p>
      <text:p text:style-name="P1">نرا</text:p>
      <text:p text:style-name="P1">نرار</text:p>
      <text:p text:style-name="P1">نراسُس</text:p>
      <text:p text:style-name="P1">نرانو</text:p>
      <text:p text:style-name="P1">نراٹ</text:p>
      <text:p text:style-name="P1">نربو</text:p>
      <text:p text:style-name="P1">نرم</text:p>
      <text:p text:style-name="P1">نرمادہ</text:p>
      <text:p text:style-name="P1">نرمی</text:p>
      <text:p text:style-name="P1">نرور</text:p>
      <text:p text:style-name="P1">نروکاک</text:p>
      <text:p text:style-name="P1">نروکوَس</text:p>
      <text:p text:style-name="P1">نرِتَنُن</text:p>
      <text:p text:style-name="P1">نرِفِنگ</text:p>
      <text:p text:style-name="P1">نرِنگ</text:p>
      <text:p text:style-name="P1">نرِک</text:p>
      <text:p text:style-name="P1">نرِینہ</text:p>
      <text:p text:style-name="P1">نرِینہ​ءے</text:p>
      <text:p text:style-name="P1">نرِینہ​غاتا</text:p>
      <text:p text:style-name="P1">نرِینہ​غاتے</text:p>
      <text:p text:style-name="P1">نرِینہ​غان</text:p>
      <text:p text:style-name="P1">نرِینہ​غاک</text:p>
      <text:p text:style-name="P1">نرِینہ​َسے</text:p>
      <text:p text:style-name="P1">نریر</text:p>
      <text:p text:style-name="P1">نریرہ</text:p>
      <text:p text:style-name="P1">نریسہ</text:p>
      <text:p text:style-name="P1">نسل</text:p>
      <text:p text:style-name="P1">نشان</text:p>
      <text:p text:style-name="P1"><text:soft-page-break/>نشاناتا</text:p>
      <text:p text:style-name="P1">نشاناتے</text:p>
      <text:p text:style-name="P1">نشاناک</text:p>
      <text:p text:style-name="P1">نشانَس</text:p>
      <text:p text:style-name="P1">نشانِیک</text:p>
      <text:p text:style-name="P1">نشانی</text:p>
      <text:p text:style-name="P1">نشانے</text:p>
      <text:p text:style-name="P1">نصِیحت</text:p>
      <text:p text:style-name="P1">نصِیحتاک</text:p>
      <text:p text:style-name="P1">نصِیحتے</text:p>
      <text:p text:style-name="P1">نظر</text:p>
      <text:p text:style-name="P1">نعؔمان</text:p>
      <text:p text:style-name="P1">نعرہ</text:p>
      <text:p text:style-name="P1">نعمت</text:p>
      <text:p text:style-name="P1">نفؔتالی</text:p>
      <text:p text:style-name="P1">نفح</text:p>
      <text:p text:style-name="P1">نفرت</text:p>
      <text:p text:style-name="P1">نقاب</text:p>
      <text:p text:style-name="P1">نقابے</text:p>
      <text:p text:style-name="P1">نمبر</text:p>
      <text:p text:style-name="P1">نمبرے</text:p>
      <text:p text:style-name="P1">نن</text:p>
      <text:p text:style-name="P1">ننا</text:p>
      <text:p text:style-name="P1">ننتے</text:p>
      <text:p text:style-name="P1">ننَس</text:p>
      <text:p text:style-name="P1">ننے</text:p>
      <text:p text:style-name="P1">نو</text:p>
      <text:p text:style-name="P1">نوؔگہ</text:p>
      <text:p text:style-name="P1">نوئے</text:p>
      <text:p text:style-name="P1">نومِیکو</text:p>
      <text:p text:style-name="P1">نوک</text:p>
      <text:p text:style-name="P1">نوکر</text:p>
      <text:p text:style-name="P1">نوکراتا</text:p>
      <text:p text:style-name="P1">نوکراتے</text:p>
      <text:p text:style-name="P1">نوکراک</text:p>
      <text:p text:style-name="P1">نوکرو</text:p>
      <text:p text:style-name="P1">نوکرَس</text:p>
      <text:p text:style-name="P1">نوکرَسے</text:p>
      <text:p text:style-name="P1">نوکری</text:p>
      <text:p text:style-name="P1">نوکرے</text:p>
      <text:p text:style-name="P1">نَت</text:p>
      <text:p text:style-name="P1">نَتَس</text:p>
      <text:p text:style-name="P1">نَتک</text:p>
      <text:p text:style-name="P1">نَتے</text:p>
      <text:p text:style-name="P1">نَت​تا</text:p>
      <text:p text:style-name="P1">نَت​تے</text:p>
      <text:p text:style-name="P1">نَشہ</text:p>
      <text:p text:style-name="P1">نَمبی</text:p>
      <text:p text:style-name="P1">نَواز</text:p>
      <text:p text:style-name="P1">نَواسہ</text:p>
      <text:p text:style-name="P1">نَواہ</text:p>
      <text:p text:style-name="P1">نَوَد</text:p>
      <text:p text:style-name="P1">نُت</text:p>
      <text:p text:style-name="P1">نُتاتے</text:p>
      <text:p text:style-name="P1">نُتے</text:p>
      <text:p text:style-name="P1">نُسخان</text:p>
      <text:p text:style-name="P1">نُسخانَس</text:p>
      <text:p text:style-name="P1">نُسخانے</text:p>
      <text:p text:style-name="P1">نُسخَل</text:p>
      <text:p text:style-name="P1">نُسخَلَسے</text:p>
      <text:p text:style-name="P1">نُسِنگ</text:p>
      <text:p text:style-name="P1">نُقص</text:p>
      <text:p text:style-name="P1">نُقطہ​َس</text:p>
      <text:p text:style-name="P1">نُم</text:p>
      <text:p text:style-name="P1">نُمؔفاس</text:p>
      <text:p text:style-name="P1">نُما</text:p>
      <text:p text:style-name="P1">نُمے</text:p>
      <text:p text:style-name="P1">نُم​کونِنگا</text:p>
      <text:p text:style-name="P1">نُوؔح</text:p>
      <text:p text:style-name="P1">نُور</text:p>
      <text:p text:style-name="P1">نُورانی</text:p>
      <text:p text:style-name="P1">نُورَسے</text:p>
      <text:p text:style-name="P1"><text:soft-page-break/>نُورے</text:p>
      <text:p text:style-name="P1">نِمشتہ</text:p>
      <text:p text:style-name="P1">نِمَک​حرام</text:p>
      <text:p text:style-name="P1">نِیؔنوہ</text:p>
      <text:p text:style-name="P1">نِیؔکُدیمُس</text:p>
      <text:p text:style-name="P1">نِیؔکُپُلس</text:p>
      <text:p text:style-name="P1">نِیام</text:p>
      <text:p text:style-name="P1">نِیلم</text:p>
      <text:p text:style-name="P1">نِیَت</text:p>
      <text:p text:style-name="P1">نِیَتو</text:p>
      <text:p text:style-name="P1">نہ</text:p>
      <text:p text:style-name="P1">نہالے</text:p>
      <text:p text:style-name="P1">نی</text:p>
      <text:p text:style-name="P1">نیؔاپُلس</text:p>
      <text:p text:style-name="P1">نیؔری</text:p>
      <text:p text:style-name="P1">نیؔکالاؤس</text:p>
      <text:p text:style-name="P1">نیؔکانور</text:p>
      <text:p text:style-name="P1">نیؔکلوتی</text:p>
      <text:p text:style-name="P1">نیالَس</text:p>
      <text:p text:style-name="P1">نیام</text:p>
      <text:p text:style-name="P1">نیاڑِیک</text:p>
      <text:p text:style-name="P1">نیاڑی</text:p>
      <text:p text:style-name="P1">نیاڑی​ءے</text:p>
      <text:p text:style-name="P1">نیاڑی​تا</text:p>
      <text:p text:style-name="P1">نیاڑی​تے</text:p>
      <text:p text:style-name="P1">نیاڑی​َس</text:p>
      <text:p text:style-name="P1">نیاڑی​َسے</text:p>
      <text:p text:style-name="P1">نیزہ​ءے</text:p>
      <text:p text:style-name="P1">نیم</text:p>
      <text:p text:style-name="P1">نیمہ</text:p>
      <text:p text:style-name="P1">نیمے</text:p>
      <text:p text:style-name="P1">نیک</text:p>
      <text:p text:style-name="P1">نیکو</text:p>
      <text:p text:style-name="P1">نیکِنگا</text:p>
      <text:p text:style-name="P1">نیکِیک</text:p>
      <text:p text:style-name="P1">نیکی</text:p>
      <text:p text:style-name="P1">نیکی​ءے</text:p>
      <text:p text:style-name="P1">نے</text:p>
      <text:p text:style-name="P1">وار</text:p>
      <text:p text:style-name="P1">وارَس</text:p>
      <text:p text:style-name="P1">وارِث</text:p>
      <text:p text:style-name="P1">واری</text:p>
      <text:p text:style-name="P1">واعظ</text:p>
      <text:p text:style-name="P1">واقعی</text:p>
      <text:p text:style-name="P1">والا</text:p>
      <text:p text:style-name="P1">وام</text:p>
      <text:p text:style-name="P1">وانگڑی</text:p>
      <text:p text:style-name="P1">وانگڑی​ءو</text:p>
      <text:p text:style-name="P1">وتاخ</text:p>
      <text:p text:style-name="P1">وزِیر</text:p>
      <text:p text:style-name="P1">وزِیراعظم</text:p>
      <text:p text:style-name="P1">وزِیرتے</text:p>
      <text:p text:style-name="P1">وزِیرے</text:p>
      <text:p text:style-name="P1">وطن</text:p>
      <text:p text:style-name="P1">وغیرہ</text:p>
      <text:p text:style-name="P1">وغیرہ​تے</text:p>
      <text:p text:style-name="P1">وقف</text:p>
      <text:p text:style-name="P1">وقُوف</text:p>
      <text:p text:style-name="P1">وقُوفاتا</text:p>
      <text:p text:style-name="P1">وقُوفاتے</text:p>
      <text:p text:style-name="P1">وقُوفاک</text:p>
      <text:p text:style-name="P1">وقُوفَس</text:p>
      <text:p text:style-name="P1">وقُوفَسے</text:p>
      <text:p text:style-name="P1">وقُوفِنگا</text:p>
      <text:p text:style-name="P1">وقُوفی</text:p>
      <text:p text:style-name="P1">وقُوفی​ءو</text:p>
      <text:p text:style-name="P1">ولدا</text:p>
      <text:p text:style-name="P1">ولے</text:p>
      <text:p text:style-name="P1">وَبا</text:p>
      <text:p text:style-name="P1">وَباتے</text:p>
      <text:p text:style-name="P1">وَباک</text:p>
      <text:p text:style-name="P1">وَتاخ</text:p>
      <text:p text:style-name="P1"><text:soft-page-break/>وَتاخَسے</text:p>
      <text:p text:style-name="P1">وَتاخے</text:p>
      <text:p text:style-name="P1">وَجہ</text:p>
      <text:p text:style-name="P1">وَجہ​ءے</text:p>
      <text:p text:style-name="P1">وَجہ​غان</text:p>
      <text:p text:style-name="P1">وَجہ​غاک</text:p>
      <text:p text:style-name="P1">وَخت</text:p>
      <text:p text:style-name="P1">وَختاتے</text:p>
      <text:p text:style-name="P1">وَختَس</text:p>
      <text:p text:style-name="P1">وَختَسے</text:p>
      <text:p text:style-name="P1">وَختے</text:p>
      <text:p text:style-name="P1">وَدا</text:p>
      <text:p text:style-name="P1">وَدانو</text:p>
      <text:p text:style-name="P1">وَدانے</text:p>
      <text:p text:style-name="P1">وَدوک</text:p>
      <text:p text:style-name="P1">وَدِف</text:p>
      <text:p text:style-name="P1">وَدِفبو</text:p>
      <text:p text:style-name="P1">وَدِفتَنُٹ</text:p>
      <text:p text:style-name="P1">وَدِفوکاک</text:p>
      <text:p text:style-name="P1">وَدِفِنگ</text:p>
      <text:p text:style-name="P1">وَدِفِک</text:p>
      <text:p text:style-name="P1">وَدِفپَک</text:p>
      <text:p text:style-name="P1">وَدِفیر</text:p>
      <text:p text:style-name="P1">وَدِفیرے</text:p>
      <text:p text:style-name="P1">وَدِفیسُر</text:p>
      <text:p text:style-name="P1">وَدِفیسہ</text:p>
      <text:p text:style-name="P1">وَدِفین</text:p>
      <text:p text:style-name="P1">وَدِفینو</text:p>
      <text:p text:style-name="P1">وَدِفینے</text:p>
      <text:p text:style-name="P1">وَدِفیو</text:p>
      <text:p text:style-name="P1">وَدِفیوہ</text:p>
      <text:p text:style-name="P1">وَدِفے</text:p>
      <text:p text:style-name="P1">وَدِنگ</text:p>
      <text:p text:style-name="P1">وَدِک</text:p>
      <text:p text:style-name="P1">وَدی</text:p>
      <text:p text:style-name="P1">وَدیرہ</text:p>
      <text:p text:style-name="P1">وَدیسہ</text:p>
      <text:p text:style-name="P1">وَدینہ</text:p>
      <text:p text:style-name="P1">وَدے</text:p>
      <text:p text:style-name="P1">وَردِش</text:p>
      <text:p text:style-name="P1">وَرنا</text:p>
      <text:p text:style-name="P1">وَرناؤ</text:p>
      <text:p text:style-name="P1">وَرنائِنگا</text:p>
      <text:p text:style-name="P1">وَرنائی</text:p>
      <text:p text:style-name="P1">وَرناتے</text:p>
      <text:p text:style-name="P1">وَرناَس</text:p>
      <text:p text:style-name="P1">وَرناک</text:p>
      <text:p text:style-name="P1">وَرنا​ءے</text:p>
      <text:p text:style-name="P1">وَزَن</text:p>
      <text:p text:style-name="P1">وَزَنے</text:p>
      <text:p text:style-name="P1">وَس</text:p>
      <text:p text:style-name="P1">وَسائِت</text:p>
      <text:p text:style-name="P1">وَسائِتاک</text:p>
      <text:p text:style-name="P1">وَسائِتَس</text:p>
      <text:p text:style-name="P1">وَصُول</text:p>
      <text:p text:style-name="P1">وَصِیَت</text:p>
      <text:p text:style-name="P1">وَضُو</text:p>
      <text:p text:style-name="P1">وَٹاتے</text:p>
      <text:p text:style-name="P1">وَڈئُف</text:p>
      <text:p text:style-name="P1">وَڑ</text:p>
      <text:p text:style-name="P1">وَڑو</text:p>
      <text:p text:style-name="P1">وَہوکا</text:p>
      <text:p text:style-name="P1">وَہیرہ</text:p>
      <text:p text:style-name="P1">وِیران</text:p>
      <text:p text:style-name="P1">وِیرانا</text:p>
      <text:p text:style-name="P1">وِیرانو</text:p>
      <text:p text:style-name="P1">وکِیل</text:p>
      <text:p text:style-name="P1">ویل</text:p>
      <text:p text:style-name="P1">ُعزؔیاہ</text:p>
      <text:p text:style-name="P1">ٹولی</text:p>
      <text:p text:style-name="P1">ٹولی​ءے</text:p>
      <text:p text:style-name="P1">ٹولی​تے</text:p>
      <text:p text:style-name="P1"><text:soft-page-break/>ٹولی​َس</text:p>
      <text:p text:style-name="P1">ٹوپ</text:p>
      <text:p text:style-name="P1">ٹوپَس</text:p>
      <text:p text:style-name="P1">ٹوپے</text:p>
      <text:p text:style-name="P1">ٹوکری</text:p>
      <text:p text:style-name="P1">ٹَنگِفے</text:p>
      <text:p text:style-name="P1">ٹَپ</text:p>
      <text:p text:style-name="P1">ٹَپاتا</text:p>
      <text:p text:style-name="P1">ٹَپاتے</text:p>
      <text:p text:style-name="P1">ٹَپاک</text:p>
      <text:p text:style-name="P1">ٹَپی</text:p>
      <text:p text:style-name="P1">ٹَپی​ءے</text:p>
      <text:p text:style-name="P1">ٹَپی​َسے</text:p>
      <text:p text:style-name="P1">ٹُنگ</text:p>
      <text:p text:style-name="P1">ٹُنگَس</text:p>
      <text:p text:style-name="P1">ٹُونٹی</text:p>
      <text:p text:style-name="P1">ٹُڈڈو</text:p>
      <text:p text:style-name="P1">ٹُکُر</text:p>
      <text:p text:style-name="P1">ٹُکُرتے</text:p>
      <text:p text:style-name="P1">ٹُکُرَس</text:p>
      <text:p text:style-name="P1">ٹُکُرے</text:p>
      <text:p text:style-name="P1">ٹِل</text:p>
      <text:p text:style-name="P1">ٹِک</text:p>
      <text:p text:style-name="P1">ٹک</text:p>
      <text:p text:style-name="P1">ٹکرائینگا</text:p>
      <text:p text:style-name="P1">ٹکرائینگِک</text:p>
      <text:p text:style-name="P1">ٹکیفِک</text:p>
      <text:p text:style-name="P1">ٹکیفیر</text:p>
      <text:p text:style-name="P1">ٹکیفیرہ</text:p>
      <text:p text:style-name="P1">ٹکیفیسہ</text:p>
      <text:p text:style-name="P1">ٹکیفیکہ</text:p>
      <text:p text:style-name="P1">ٹکیفے</text:p>
      <text:p text:style-name="P1">ٹھیکہ</text:p>
      <text:p text:style-name="P1">ٹہِنگتَویر</text:p>
      <text:p text:style-name="P1">ٹی</text:p>
      <text:p text:style-name="P1">ٹیکِیک</text:p>
      <text:p text:style-name="P1">ٹیکی</text:p>
      <text:p text:style-name="P1">ٹیکی​ءے</text:p>
      <text:p text:style-name="P1">ٹیکی​تے</text:p>
      <text:p text:style-name="P1">ٹیکی​َس</text:p>
      <text:p text:style-name="P1">پا</text:p>
      <text:p text:style-name="P1">پائِک</text:p>
      <text:p text:style-name="P1">پائی</text:p>
      <text:p text:style-name="P1">پائی​ءے</text:p>
      <text:p text:style-name="P1">پائے</text:p>
      <text:p text:style-name="P1">پابو</text:p>
      <text:p text:style-name="P1">پاتؤ</text:p>
      <text:p text:style-name="P1">پاتَنُس</text:p>
      <text:p text:style-name="P1">پاتَنے</text:p>
      <text:p text:style-name="P1">پاتَویر</text:p>
      <text:p text:style-name="P1">پاتَویرے</text:p>
      <text:p text:style-name="P1">پاتَویس</text:p>
      <text:p text:style-name="P1">پاتَویسُس</text:p>
      <text:p text:style-name="P1">پاتَویٹہ</text:p>
      <text:p text:style-name="P1">پاتَویکہ</text:p>
      <text:p text:style-name="P1">پار</text:p>
      <text:p text:style-name="P1">پارؔتھی</text:p>
      <text:p text:style-name="P1">پاروئی</text:p>
      <text:p text:style-name="P1">پاروئے</text:p>
      <text:p text:style-name="P1">پاروسُس</text:p>
      <text:p text:style-name="P1">پاروکا</text:p>
      <text:p text:style-name="P1">پاروکاتا</text:p>
      <text:p text:style-name="P1">پاروکاتے</text:p>
      <text:p text:style-name="P1">پاروکاک</text:p>
      <text:p text:style-name="P1">پاروکِنگا</text:p>
      <text:p text:style-name="P1">پارٹی​َس</text:p>
      <text:p text:style-name="P1">پارہ</text:p>
      <text:p text:style-name="P1">پاریر</text:p>
      <text:p text:style-name="P1">پاریرہ</text:p>
      <text:p text:style-name="P1">پاریرے</text:p>
      <text:p text:style-name="P1">پاریس</text:p>
      <text:p text:style-name="P1">پاریسورے</text:p>
      <text:p text:style-name="P1"><text:soft-page-break/>پاریسُر</text:p>
      <text:p text:style-name="P1">پاریسُس</text:p>
      <text:p text:style-name="P1">پاریسُن</text:p>
      <text:p text:style-name="P1">پاریسُٹ</text:p>
      <text:p text:style-name="P1">پاریسہ</text:p>
      <text:p text:style-name="P1">پارین</text:p>
      <text:p text:style-name="P1">پارینو</text:p>
      <text:p text:style-name="P1">پارینُس</text:p>
      <text:p text:style-name="P1">پارینُٹ</text:p>
      <text:p text:style-name="P1">پارینہ</text:p>
      <text:p text:style-name="P1">پارینے</text:p>
      <text:p text:style-name="P1">پاریٹ</text:p>
      <text:p text:style-name="P1">پاریٹہ</text:p>
      <text:p text:style-name="P1">پاریکہ</text:p>
      <text:p text:style-name="P1">پارے</text:p>
      <text:p text:style-name="P1">پاس</text:p>
      <text:p text:style-name="P1">پاسوک</text:p>
      <text:p text:style-name="P1">پاسِفِر</text:p>
      <text:p text:style-name="P1">پاسِفیوہ</text:p>
      <text:p text:style-name="P1">پاسِفے</text:p>
      <text:p text:style-name="P1">پاسِنگا</text:p>
      <text:p text:style-name="P1">پاسِنگاسُرے</text:p>
      <text:p text:style-name="P1">پاسِنگانو</text:p>
      <text:p text:style-name="P1">پاسِنگانُٹ</text:p>
      <text:p text:style-name="P1">پاسِنگانے</text:p>
      <text:p text:style-name="P1">پاسِنگوئے</text:p>
      <text:p text:style-name="P1">پاسِنگوک</text:p>
      <text:p text:style-name="P1">پاسِنگوکا</text:p>
      <text:p text:style-name="P1">پاسِنگِنگ</text:p>
      <text:p text:style-name="P1">پاسِنگِک</text:p>
      <text:p text:style-name="P1">پاسِنگپَبو</text:p>
      <text:p text:style-name="P1">پاسِنگپَس</text:p>
      <text:p text:style-name="P1">پاسِنگیر</text:p>
      <text:p text:style-name="P1">پاسِنگیرہ</text:p>
      <text:p text:style-name="P1">پاسِنگے</text:p>
      <text:p text:style-name="P1">پاسہ</text:p>
      <text:p text:style-name="P1">پاش</text:p>
      <text:p text:style-name="P1">پاشی</text:p>
      <text:p text:style-name="P1">پافُؔس</text:p>
      <text:p text:style-name="P1">پالُنِنگا</text:p>
      <text:p text:style-name="P1">پالُو</text:p>
      <text:p text:style-name="P1">پالِفے</text:p>
      <text:p text:style-name="P1">پالیسُر</text:p>
      <text:p text:style-name="P1">پامبو</text:p>
      <text:p text:style-name="P1">پان</text:p>
      <text:p text:style-name="P1">پانزدہ</text:p>
      <text:p text:style-name="P1">پانزدہ​مِیکو</text:p>
      <text:p text:style-name="P1">پانسی</text:p>
      <text:p text:style-name="P1">پانِنگ</text:p>
      <text:p text:style-name="P1">پانِنگا</text:p>
      <text:p text:style-name="P1">پانِنگار</text:p>
      <text:p text:style-name="P1">پانِنگارہ</text:p>
      <text:p text:style-name="P1">پانِنگاسُس</text:p>
      <text:p text:style-name="P1">پانِنگانورے</text:p>
      <text:p text:style-name="P1">پانِنگانے</text:p>
      <text:p text:style-name="P1">پانِنگاکہ</text:p>
      <text:p text:style-name="P1">پانِنگِک</text:p>
      <text:p text:style-name="P1">پانِنگپَن</text:p>
      <text:p text:style-name="P1">پانِنگپَک</text:p>
      <text:p text:style-name="P1">پانِنگیر</text:p>
      <text:p text:style-name="P1">پانِنگیرہ</text:p>
      <text:p text:style-name="P1">پانِنگیسہ</text:p>
      <text:p text:style-name="P1">پانِنگین</text:p>
      <text:p text:style-name="P1">پانِنگے</text:p>
      <text:p text:style-name="P1">پانہ</text:p>
      <text:p text:style-name="P1">پاو</text:p>
      <text:p text:style-name="P1">پاوہ</text:p>
      <text:p text:style-name="P1">پاٹ</text:p>
      <text:p text:style-name="P1">پاٹاتا</text:p>
      <text:p text:style-name="P1">پاٹاتے</text:p>
      <text:p text:style-name="P1">پاٹاک</text:p>
      <text:p text:style-name="P1">پاپ</text:p>
      <text:p text:style-name="P1"><text:soft-page-break/>پاپَبو</text:p>
      <text:p text:style-name="P1">پاپَرہ</text:p>
      <text:p text:style-name="P1">پاپَس</text:p>
      <text:p text:style-name="P1">پاپَسہ</text:p>
      <text:p text:style-name="P1">پاپَک</text:p>
      <text:p text:style-name="P1">پاپہ</text:p>
      <text:p text:style-name="P1">پاپیرے</text:p>
      <text:p text:style-name="P1">پاپیس</text:p>
      <text:p text:style-name="P1">پاک</text:p>
      <text:p text:style-name="P1">پاکو</text:p>
      <text:p text:style-name="P1">پاکِنگا</text:p>
      <text:p text:style-name="P1">پاڷ</text:p>
      <text:p text:style-name="P1">پاڷتے</text:p>
      <text:p text:style-name="P1">پتؔرباس</text:p>
      <text:p text:style-name="P1">پتؔرہ</text:p>
      <text:p text:style-name="P1">پتؔمُس</text:p>
      <text:p text:style-name="P1">پتیرو</text:p>
      <text:p text:style-name="P1">پخِیر</text:p>
      <text:p text:style-name="P1">پخِیرَس</text:p>
      <text:p text:style-name="P1">پخِیرے</text:p>
      <text:p text:style-name="P1">پد</text:p>
      <text:p text:style-name="P1">پدی</text:p>
      <text:p text:style-name="P1">پرؔسِس</text:p>
      <text:p text:style-name="P1">پرؔسکلہ</text:p>
      <text:p text:style-name="P1">پرؔسکلہ​ءے</text:p>
      <text:p text:style-name="P1">پرؔمناس</text:p>
      <text:p text:style-name="P1">پرؔگُمن</text:p>
      <text:p text:style-name="P1">پرؔگہ</text:p>
      <text:p text:style-name="P1">پردہ</text:p>
      <text:p text:style-name="P1">پردہ​غان</text:p>
      <text:p text:style-name="P1">پردہ​َس</text:p>
      <text:p text:style-name="P1">پردیسِیک</text:p>
      <text:p text:style-name="P1">پردیسی</text:p>
      <text:p text:style-name="P1">پردیسی​ءو</text:p>
      <text:p text:style-name="P1">پردیسی​تا</text:p>
      <text:p text:style-name="P1">پردیسی​تے</text:p>
      <text:p text:style-name="P1">پرغا</text:p>
      <text:p text:style-name="P1">پرغار</text:p>
      <text:p text:style-name="P1">پرغانو</text:p>
      <text:p text:style-name="P1">پرغاکہ</text:p>
      <text:p text:style-name="P1">پرغبو</text:p>
      <text:p text:style-name="P1">پرغتَویر</text:p>
      <text:p text:style-name="P1">پرغوکاک</text:p>
      <text:p text:style-name="P1">پرغوکوَس</text:p>
      <text:p text:style-name="P1">پرغَپَسہ</text:p>
      <text:p text:style-name="P1">پرغِنگ</text:p>
      <text:p text:style-name="P1">پرغِک</text:p>
      <text:p text:style-name="P1">پرغپَبو</text:p>
      <text:p text:style-name="P1">پرغیر</text:p>
      <text:p text:style-name="P1">پرغیرہ</text:p>
      <text:p text:style-name="P1">پرغیس</text:p>
      <text:p text:style-name="P1">پرغیسہ</text:p>
      <text:p text:style-name="P1">پرغینہ</text:p>
      <text:p text:style-name="P1">پرغیوہ</text:p>
      <text:p text:style-name="P1">پرغے</text:p>
      <text:p text:style-name="P1">پروائی</text:p>
      <text:p text:style-name="P1">پروائے</text:p>
      <text:p text:style-name="P1">پرواس</text:p>
      <text:p text:style-name="P1">پرواہ</text:p>
      <text:p text:style-name="P1">پرچاتا</text:p>
      <text:p text:style-name="P1">پریشان</text:p>
      <text:p text:style-name="P1">پریشاناتے</text:p>
      <text:p text:style-name="P1">پریشانِیک</text:p>
      <text:p text:style-name="P1">پریشانی</text:p>
      <text:p text:style-name="P1">پریشانی​ءے</text:p>
      <text:p text:style-name="P1">پریشانی​تے</text:p>
      <text:p text:style-name="P1">پطرؔس</text:p>
      <text:p text:style-name="P1">پطرؔسے</text:p>
      <text:p text:style-name="P1">پطرس</text:p>
      <text:p text:style-name="P1">پغمبر</text:p>
      <text:p text:style-name="P1">پغمبراتا</text:p>
      <text:p text:style-name="P1">پغمبراتے</text:p>
      <text:p text:style-name="P1"><text:soft-page-break/>پغمبراک</text:p>
      <text:p text:style-name="P1">پغمبرَس</text:p>
      <text:p text:style-name="P1">پغمبرَسے</text:p>
      <text:p text:style-name="P1">پغمبری</text:p>
      <text:p text:style-name="P1">پغمبرے</text:p>
      <text:p text:style-name="P1">پمؔفُولیہ</text:p>
      <text:p text:style-name="P1">پمبہ​غان</text:p>
      <text:p text:style-name="P1">پنجا</text:p>
      <text:p text:style-name="P1">پند</text:p>
      <text:p text:style-name="P1">پنچ</text:p>
      <text:p text:style-name="P1">پنچ​مِیکو</text:p>
      <text:p text:style-name="P1">پوؔلُس</text:p>
      <text:p text:style-name="P1">پوؔلُسے</text:p>
      <text:p text:style-name="P1">پودِینہ</text:p>
      <text:p text:style-name="P1">پوغ</text:p>
      <text:p text:style-name="P1">پولُوس</text:p>
      <text:p text:style-name="P1">پولُوس​والاتا</text:p>
      <text:p text:style-name="P1">پولُوس​والاتے</text:p>
      <text:p text:style-name="P1">پولُوس​والاک</text:p>
      <text:p text:style-name="P1">پوہ</text:p>
      <text:p text:style-name="P1">پوہ​ِنگا</text:p>
      <text:p text:style-name="P1">پَتَنی</text:p>
      <text:p text:style-name="P1">پَتُؔلمِیَس</text:p>
      <text:p text:style-name="P1">پَتی</text:p>
      <text:p text:style-name="P1">پَرہ</text:p>
      <text:p text:style-name="P1">پَرہ​غاتا</text:p>
      <text:p text:style-name="P1">پَرہ​غاتے</text:p>
      <text:p text:style-name="P1">پَرہ​غاک</text:p>
      <text:p text:style-name="P1">پَلؤ</text:p>
      <text:p text:style-name="P1">پَلکی​َس</text:p>
      <text:p text:style-name="P1">پَلی​تا</text:p>
      <text:p text:style-name="P1">پَنؔتِکاست</text:p>
      <text:p text:style-name="P1">پَناتے</text:p>
      <text:p text:style-name="P1">پَناک</text:p>
      <text:p text:style-name="P1">پَنت</text:p>
      <text:p text:style-name="P1">پَند</text:p>
      <text:p text:style-name="P1">پَٹورے</text:p>
      <text:p text:style-name="P1">پَٹُو</text:p>
      <text:p text:style-name="P1">پَٹُوئے</text:p>
      <text:p text:style-name="P1">پَٹُو​ءے</text:p>
      <text:p text:style-name="P1">پَٹی​تے</text:p>
      <text:p text:style-name="P1">پَچخاتے</text:p>
      <text:p text:style-name="P1">پُبؔلِیُس</text:p>
      <text:p text:style-name="P1">پُتؔیلی</text:p>
      <text:p text:style-name="P1">پُدین</text:p>
      <text:p text:style-name="P1">پُر</text:p>
      <text:p text:style-name="P1">پُرؔخرُس</text:p>
      <text:p text:style-name="P1">پُرُؔس</text:p>
      <text:p text:style-name="P1">پُرؔکِیُس</text:p>
      <text:p text:style-name="P1">پُری</text:p>
      <text:p text:style-name="P1">پُسکُن</text:p>
      <text:p text:style-name="P1">پُسکُنو</text:p>
      <text:p text:style-name="P1">پُسکُنِنگا</text:p>
      <text:p text:style-name="P1">پُسکُنِنگائے</text:p>
      <text:p text:style-name="P1">پُسکُنِنگا​غان</text:p>
      <text:p text:style-name="P1">پُلِبو</text:p>
      <text:p text:style-name="P1">پُلِنگ</text:p>
      <text:p text:style-name="P1">پُلِنگار</text:p>
      <text:p text:style-name="P1">پُلِنگِک</text:p>
      <text:p text:style-name="P1">پُلیرہ</text:p>
      <text:p text:style-name="P1">پُلیوہ</text:p>
      <text:p text:style-name="P1">پُلیک</text:p>
      <text:p text:style-name="P1">پُنؔطُس</text:p>
      <text:p text:style-name="P1">پُنؔطِیُس</text:p>
      <text:p text:style-name="P1">پُو</text:p>
      <text:p text:style-name="P1">پُوؔدینُس</text:p>
      <text:p text:style-name="P1">پُور</text:p>
      <text:p text:style-name="P1">پُورو</text:p>
      <text:p text:style-name="P1">پُورہ</text:p>
      <text:p text:style-name="P1">پُوری</text:p>
      <text:p text:style-name="P1">پُوشکُن</text:p>
      <text:p text:style-name="P1">پُوغُٹ</text:p>
      <text:p text:style-name="P1"><text:soft-page-break/>پُوک</text:p>
      <text:p text:style-name="P1">پُٹ</text:p>
      <text:p text:style-name="P1">پُٹاتا</text:p>
      <text:p text:style-name="P1">پُٹاتے</text:p>
      <text:p text:style-name="P1">پُٹاک</text:p>
      <text:p text:style-name="P1">پُٹے</text:p>
      <text:p text:style-name="P1">پُچ</text:p>
      <text:p text:style-name="P1">پُچاتا</text:p>
      <text:p text:style-name="P1">پُچاتے</text:p>
      <text:p text:style-name="P1">پُچاک</text:p>
      <text:p text:style-name="P1">پُچَس</text:p>
      <text:p text:style-name="P1">پُچَسے</text:p>
      <text:p text:style-name="P1">پُچے</text:p>
      <text:p text:style-name="P1">پُژہ​غاتا</text:p>
      <text:p text:style-name="P1">پُگ</text:p>
      <text:p text:style-name="P1">پُگے</text:p>
      <text:p text:style-name="P1">پِتل</text:p>
      <text:p text:style-name="P1">پِتی</text:p>
      <text:p text:style-name="P1">پِتی​ءو</text:p>
      <text:p text:style-name="P1">پِر</text:p>
      <text:p text:style-name="P1">پِروک</text:p>
      <text:p text:style-name="P1">پِرِنگا</text:p>
      <text:p text:style-name="P1">پِرے</text:p>
      <text:p text:style-name="P1">پِسِؔدیہ</text:p>
      <text:p text:style-name="P1">پِشی​َسے</text:p>
      <text:p text:style-name="P1">پِن</text:p>
      <text:p text:style-name="P1">پِنا</text:p>
      <text:p text:style-name="P1">پِنانے</text:p>
      <text:p text:style-name="P1">پِنتے</text:p>
      <text:p text:style-name="P1">پِنوکا</text:p>
      <text:p text:style-name="P1">پِنَس</text:p>
      <text:p text:style-name="P1">پِنِنگ</text:p>
      <text:p text:style-name="P1">پِنِپَک</text:p>
      <text:p text:style-name="P1">پِنِک</text:p>
      <text:p text:style-name="P1">پِنک</text:p>
      <text:p text:style-name="P1">پِنی</text:p>
      <text:p text:style-name="P1">پِنیرہ</text:p>
      <text:p text:style-name="P1">پِنی​ءو</text:p>
      <text:p text:style-name="P1">پِنے</text:p>
      <text:p text:style-name="P1">پِڈ</text:p>
      <text:p text:style-name="P1">پِڈاک</text:p>
      <text:p text:style-name="P1">پِڑی​َس</text:p>
      <text:p text:style-name="P1">پِیؔلاطُس</text:p>
      <text:p text:style-name="P1">پِیؔلاطُسے</text:p>
      <text:p text:style-name="P1">پِیر</text:p>
      <text:p text:style-name="P1">پِیرِنگا</text:p>
      <text:p text:style-name="P1">پِیرِنگاتے</text:p>
      <text:p text:style-name="P1">پِیرِنگاک</text:p>
      <text:p text:style-name="P1">پِیرہ</text:p>
      <text:p text:style-name="P1">پِیرہ​غاتا</text:p>
      <text:p text:style-name="P1">پِیرہ​غاتے</text:p>
      <text:p text:style-name="P1">پِیرہ​غاک</text:p>
      <text:p text:style-name="P1">پِیری</text:p>
      <text:p text:style-name="P1">پِیل</text:p>
      <text:p text:style-name="P1">پِیلاطُس</text:p>
      <text:p text:style-name="P1">پِیونو</text:p>
      <text:p text:style-name="P1">پِیُون</text:p>
      <text:p text:style-name="P1">پِیُونو</text:p>
      <text:p text:style-name="P1">پِیُونِنگا</text:p>
      <text:p text:style-name="P1">پِیُونِنگائے</text:p>
      <text:p text:style-name="P1">پٹا</text:p>
      <text:p text:style-name="P1">پٹار</text:p>
      <text:p text:style-name="P1">پٹارہ</text:p>
      <text:p text:style-name="P1">پٹاکہ</text:p>
      <text:p text:style-name="P1">پٹُوتے</text:p>
      <text:p text:style-name="P1">پٹِبو</text:p>
      <text:p text:style-name="P1">پٹِنگ</text:p>
      <text:p text:style-name="P1">پٹِنگے</text:p>
      <text:p text:style-name="P1">پٹِک</text:p>
      <text:p text:style-name="P1">پٹہ</text:p>
      <text:p text:style-name="P1">پٹہ​َس</text:p>
      <text:p text:style-name="P1">پٹیرے</text:p>
      <text:p text:style-name="P1"><text:soft-page-break/>پٹیس</text:p>
      <text:p text:style-name="P1">پٹیسہ</text:p>
      <text:p text:style-name="P1">پٹیو</text:p>
      <text:p text:style-name="P1">پکھراج</text:p>
      <text:p text:style-name="P1">پگہ</text:p>
      <text:p text:style-name="P1">پگہ​غا</text:p>
      <text:p text:style-name="P1">پھُل</text:p>
      <text:p text:style-name="P1">پھُلاتے</text:p>
      <text:p text:style-name="P1">پھُلاک</text:p>
      <text:p text:style-name="P1">پہ</text:p>
      <text:p text:style-name="P1">پیالہ</text:p>
      <text:p text:style-name="P1">پیالہ​ءے</text:p>
      <text:p text:style-name="P1">پیالہ​َس</text:p>
      <text:p text:style-name="P1">پیالہ​َسے</text:p>
      <text:p text:style-name="P1">پیدل</text:p>
      <text:p text:style-name="P1">پیری</text:p>
      <text:p text:style-name="P1">پیش</text:p>
      <text:p text:style-name="P1">پیشانی</text:p>
      <text:p text:style-name="P1">پیشانی​تے</text:p>
      <text:p text:style-name="P1">پیشن</text:p>
      <text:p text:style-name="P1">پیشنے</text:p>
      <text:p text:style-name="P1">پیشِیم</text:p>
      <text:p text:style-name="P1">پیشی</text:p>
      <text:p text:style-name="P1">پیغام</text:p>
      <text:p text:style-name="P1">پیغاماتا</text:p>
      <text:p text:style-name="P1">پیغاماتے</text:p>
      <text:p text:style-name="P1">پیغاماک</text:p>
      <text:p text:style-name="P1">پیغامَس</text:p>
      <text:p text:style-name="P1">پیغامے</text:p>
      <text:p text:style-name="P1">پین</text:p>
      <text:p text:style-name="P1">پینَس</text:p>
      <text:p text:style-name="P1">پینَسے</text:p>
      <text:p text:style-name="P1">پیوَند</text:p>
      <text:p text:style-name="P1">پیَسہ</text:p>
      <text:p text:style-name="P1">پیَسہ​ءے</text:p>
      <text:p text:style-name="P1">پیَسہ​غاتا</text:p>
      <text:p text:style-name="P1">پیَسہ​غاتے</text:p>
      <text:p text:style-name="P1">پیَسہ​غاک</text:p>
      <text:p text:style-name="P1">پیٹ</text:p>
      <text:p text:style-name="P1">پیٹی</text:p>
      <text:p text:style-name="P1">پیٹی​تا</text:p>
      <text:p text:style-name="P1">پیٹی​تے</text:p>
      <text:p text:style-name="P1">پیڑا</text:p>
      <text:p text:style-name="P1">پیڑار</text:p>
      <text:p text:style-name="P1">پیڑوک</text:p>
      <text:p text:style-name="P1">پیڑوکا</text:p>
      <text:p text:style-name="P1">پیہا</text:p>
      <text:p text:style-name="P1">پیہار</text:p>
      <text:p text:style-name="P1">پیہتَویسُس</text:p>
      <text:p text:style-name="P1">پیہِبو</text:p>
      <text:p text:style-name="P1">پیہِنگ</text:p>
      <text:p text:style-name="P1">پیہیر</text:p>
      <text:p text:style-name="P1">پیہیرہ</text:p>
      <text:p text:style-name="P1">پیہیرے</text:p>
      <text:p text:style-name="P1">پیہے</text:p>
      <text:p text:style-name="P1">چؤس</text:p>
      <text:p text:style-name="P1">چؤساتے</text:p>
      <text:p text:style-name="P1">چا</text:p>
      <text:p text:style-name="P1">چاؤر</text:p>
      <text:p text:style-name="P1">چاؤکاتا</text:p>
      <text:p text:style-name="P1">چاؤکاتے</text:p>
      <text:p text:style-name="P1">چاؤکاک</text:p>
      <text:p text:style-name="P1">چائِتَویر</text:p>
      <text:p text:style-name="P1">چائِتَویرہ</text:p>
      <text:p text:style-name="P1">چائِتَویسُر</text:p>
      <text:p text:style-name="P1">چائِتَویٹہ</text:p>
      <text:p text:style-name="P1">چائِتَویکہ</text:p>
      <text:p text:style-name="P1">چائِس</text:p>
      <text:p text:style-name="P1">چائِسونورے</text:p>
      <text:p text:style-name="P1">چائِسونے</text:p>
      <text:p text:style-name="P1">چائِسَکہ</text:p>
      <text:p text:style-name="P1">چائِسُر</text:p>
      <text:p text:style-name="P1"><text:soft-page-break/>چائِسُرہ</text:p>
      <text:p text:style-name="P1">چائِسُرے</text:p>
      <text:p text:style-name="P1">چائِسُس</text:p>
      <text:p text:style-name="P1">چائِسُسہ</text:p>
      <text:p text:style-name="P1">چائِسُن</text:p>
      <text:p text:style-name="P1">چائِسُنہ</text:p>
      <text:p text:style-name="P1">چائِسُِس</text:p>
      <text:p text:style-name="P1">چائِسُٹ</text:p>
      <text:p text:style-name="P1">چائِسُٹہ</text:p>
      <text:p text:style-name="P1">چائِفِنگ</text:p>
      <text:p text:style-name="P1">چائِنگ</text:p>
      <text:p text:style-name="P1">چائِپَبو</text:p>
      <text:p text:style-name="P1">چائِپَک</text:p>
      <text:p text:style-name="P1">چائِک</text:p>
      <text:p text:style-name="P1">چائیسُر</text:p>
      <text:p text:style-name="P1">چائے</text:p>
      <text:p text:style-name="P1">چابو</text:p>
      <text:p text:style-name="P1">چابُکَس</text:p>
      <text:p text:style-name="P1">چار</text:p>
      <text:p text:style-name="P1">چارمِیکو</text:p>
      <text:p text:style-name="P1">چارمہ</text:p>
      <text:p text:style-name="P1">چارہ</text:p>
      <text:p text:style-name="P1">چارے</text:p>
      <text:p text:style-name="P1">چاس</text:p>
      <text:p text:style-name="P1">چاسہ</text:p>
      <text:p text:style-name="P1">چان</text:p>
      <text:p text:style-name="P1">چاندی</text:p>
      <text:p text:style-name="P1">چاندی​تے</text:p>
      <text:p text:style-name="P1">چانڑدہ</text:p>
      <text:p text:style-name="P1">چانڑدہ​مِیکو</text:p>
      <text:p text:style-name="P1">چانہ</text:p>
      <text:p text:style-name="P1">چاوہ</text:p>
      <text:p text:style-name="P1">چاپ</text:p>
      <text:p text:style-name="P1">چاپُڑ</text:p>
      <text:p text:style-name="P1">چراغ</text:p>
      <text:p text:style-name="P1">چراغاتا</text:p>
      <text:p text:style-name="P1">چراغاتے</text:p>
      <text:p text:style-name="P1">چراغاک</text:p>
      <text:p text:style-name="P1">چراغَس</text:p>
      <text:p text:style-name="P1">چراغے</text:p>
      <text:p text:style-name="P1">چراغ​دان</text:p>
      <text:p text:style-name="P1">چراغ​داناتا</text:p>
      <text:p text:style-name="P1">چراغ​داناک</text:p>
      <text:p text:style-name="P1">چرخ</text:p>
      <text:p text:style-name="P1">چرپ</text:p>
      <text:p text:style-name="P1">چرینگا</text:p>
      <text:p text:style-name="P1">چرینگاکہ</text:p>
      <text:p text:style-name="P1">چرینگِنگ</text:p>
      <text:p text:style-name="P1">چشمہ</text:p>
      <text:p text:style-name="P1">چشمہ​غاتے</text:p>
      <text:p text:style-name="P1">چشمہ​غان</text:p>
      <text:p text:style-name="P1">چنڈا</text:p>
      <text:p text:style-name="P1">چنڈار</text:p>
      <text:p text:style-name="P1">چنڈبو</text:p>
      <text:p text:style-name="P1">چنڈِنگ</text:p>
      <text:p text:style-name="P1">چنڈیسہ</text:p>
      <text:p text:style-name="P1">چولکی</text:p>
      <text:p text:style-name="P1">چوٹی</text:p>
      <text:p text:style-name="P1">چوٹ​ِنگا</text:p>
      <text:p text:style-name="P1">چوکاٹاتے</text:p>
      <text:p text:style-name="P1">چوکرہ</text:p>
      <text:p text:style-name="P1">چوکری</text:p>
      <text:p text:style-name="P1">چوکری​َس</text:p>
      <text:p text:style-name="P1">چوکِیدار</text:p>
      <text:p text:style-name="P1">چوکِیداری</text:p>
      <text:p text:style-name="P1">چوکِیدارے</text:p>
      <text:p text:style-name="P1">چَلؤ</text:p>
      <text:p text:style-name="P1">چَلیف</text:p>
      <text:p text:style-name="P1">چَلیفوکا</text:p>
      <text:p text:style-name="P1">چَلیفوکاتا</text:p>
      <text:p text:style-name="P1">چَلیفوکاک</text:p>
      <text:p text:style-name="P1">چَلیفِنگ</text:p>
      <text:p text:style-name="P1"><text:soft-page-break/>چَلیفِک</text:p>
      <text:p text:style-name="P1">چَلیفیسُر</text:p>
      <text:p text:style-name="P1">چَلیفے</text:p>
      <text:p text:style-name="P1">چَلینگارہ</text:p>
      <text:p text:style-name="P1">چَلینگارے</text:p>
      <text:p text:style-name="P1">چَلینگاکہ</text:p>
      <text:p text:style-name="P1">چَلینگبو</text:p>
      <text:p text:style-name="P1">چَلینگوکا</text:p>
      <text:p text:style-name="P1">چَلینگِنگ</text:p>
      <text:p text:style-name="P1">چَلینگِنگے</text:p>
      <text:p text:style-name="P1">چَلینگِک</text:p>
      <text:p text:style-name="P1">چَلینگپ</text:p>
      <text:p text:style-name="P1">چَلینگپَسہ</text:p>
      <text:p text:style-name="P1">چَلینگپَک</text:p>
      <text:p text:style-name="P1">چَلینگیر</text:p>
      <text:p text:style-name="P1">چَلینگیرہ</text:p>
      <text:p text:style-name="P1">چَلینگیرے</text:p>
      <text:p text:style-name="P1">چَمک</text:p>
      <text:p text:style-name="P1">چَنکاتے</text:p>
      <text:p text:style-name="P1">چَوَٹ</text:p>
      <text:p text:style-name="P1">چَوَٹاتے</text:p>
      <text:p text:style-name="P1">چَٹ</text:p>
      <text:p text:style-name="P1">چَٹِک</text:p>
      <text:p text:style-name="P1">چَپلَس</text:p>
      <text:p text:style-name="P1">چَپلہ</text:p>
      <text:p text:style-name="P1">چَپی</text:p>
      <text:p text:style-name="P1">چَپی​کو</text:p>
      <text:p text:style-name="P1">چَڑہ</text:p>
      <text:p text:style-name="P1">چَکا</text:p>
      <text:p text:style-name="P1">چُرتے</text:p>
      <text:p text:style-name="P1">چُف</text:p>
      <text:p text:style-name="P1">چُنا</text:p>
      <text:p text:style-name="P1">چُنائی​ءو</text:p>
      <text:p text:style-name="P1">چُنائے</text:p>
      <text:p text:style-name="P1">چُناتا</text:p>
      <text:p text:style-name="P1">چُناتے</text:p>
      <text:p text:style-name="P1">چُناغان</text:p>
      <text:p text:style-name="P1">چُناَس</text:p>
      <text:p text:style-name="P1">چُناَسے</text:p>
      <text:p text:style-name="P1">چُناک</text:p>
      <text:p text:style-name="P1">چُنَک</text:p>
      <text:p text:style-name="P1">چُنَکی</text:p>
      <text:p text:style-name="P1">چُنَکی​ءے</text:p>
      <text:p text:style-name="P1">چُنکا</text:p>
      <text:p text:style-name="P1">چُنکو</text:p>
      <text:p text:style-name="P1">چُوری</text:p>
      <text:p text:style-name="P1">چُوری​تے</text:p>
      <text:p text:style-name="P1">چُوری​َس</text:p>
      <text:p text:style-name="P1">چُٹارہ</text:p>
      <text:p text:style-name="P1">چُپ</text:p>
      <text:p text:style-name="P1">چُپی</text:p>
      <text:p text:style-name="P1">چُک</text:p>
      <text:p text:style-name="P1">چُکاتا</text:p>
      <text:p text:style-name="P1">چُکاتے</text:p>
      <text:p text:style-name="P1">چُکاک</text:p>
      <text:p text:style-name="P1">چُکَسے</text:p>
      <text:p text:style-name="P1">چِراغ​داناتے</text:p>
      <text:p text:style-name="P1">چِل</text:p>
      <text:p text:style-name="P1">چِنگ</text:p>
      <text:p text:style-name="P1">چِٹ</text:p>
      <text:p text:style-name="P1">چِٹاتے</text:p>
      <text:p text:style-name="P1">چِٹس</text:p>
      <text:p text:style-name="P1">چِکِنگ</text:p>
      <text:p text:style-name="P1">چِکیسہ</text:p>
      <text:p text:style-name="P1">چپراستی</text:p>
      <text:p text:style-name="P1">چڑا</text:p>
      <text:p text:style-name="P1">چڑار</text:p>
      <text:p text:style-name="P1">چڑپروٹ</text:p>
      <text:p text:style-name="P1">چڑپَبو</text:p>
      <text:p text:style-name="P1">چڑپہ</text:p>
      <text:p text:style-name="P1">چڑیوہ</text:p>
      <text:p text:style-name="P1">چکر</text:p>
      <text:p text:style-name="P1"><text:soft-page-break/>چھاپ</text:p>
      <text:p text:style-name="P1">چھاپُڑ</text:p>
      <text:p text:style-name="P1">چھَت</text:p>
      <text:p text:style-name="P1">چھَتے</text:p>
      <text:p text:style-name="P1">چیانٹ</text:p>
      <text:p text:style-name="P1">چیانٹَس</text:p>
      <text:p text:style-name="P1">چیرمین</text:p>
      <text:p text:style-name="P1">ڈاکُو</text:p>
      <text:p text:style-name="P1">ڈاکُوتا</text:p>
      <text:p text:style-name="P1">ڈاکُوَسے</text:p>
      <text:p text:style-name="P1">ڈاکُو​َس</text:p>
      <text:p text:style-name="P1">ڈب</text:p>
      <text:p text:style-name="P1">ڈرائیوری</text:p>
      <text:p text:style-name="P1">ڈغار</text:p>
      <text:p text:style-name="P1">ڈغاراک</text:p>
      <text:p text:style-name="P1">ڈغارتے</text:p>
      <text:p text:style-name="P1">ڈغاروالاک</text:p>
      <text:p text:style-name="P1">ڈغارَسے</text:p>
      <text:p text:style-name="P1">ڈغاری</text:p>
      <text:p text:style-name="P1">ڈغارے</text:p>
      <text:p text:style-name="P1">ڈوؔرکِس</text:p>
      <text:p text:style-name="P1">ڈَنگ</text:p>
      <text:p text:style-name="P1">ڈَنگانے</text:p>
      <text:p text:style-name="P1">ڈَنگر</text:p>
      <text:p text:style-name="P1">ڈَول</text:p>
      <text:p text:style-name="P1">ڈَولو</text:p>
      <text:p text:style-name="P1">ڈَولِنگا</text:p>
      <text:p text:style-name="P1">ڈَکا</text:p>
      <text:p text:style-name="P1">ڈَکار</text:p>
      <text:p text:style-name="P1">ڈَکاسُس</text:p>
      <text:p text:style-name="P1">ڈَکاسُٹ</text:p>
      <text:p text:style-name="P1">ڈَکانو</text:p>
      <text:p text:style-name="P1">ڈَکانُس</text:p>
      <text:p text:style-name="P1">ڈَکوئی</text:p>
      <text:p text:style-name="P1">ڈَکوک</text:p>
      <text:p text:style-name="P1">ڈَکوکا</text:p>
      <text:p text:style-name="P1">ڈَکوکو</text:p>
      <text:p text:style-name="P1">ڈَکَبو</text:p>
      <text:p text:style-name="P1">ڈَکِنگ</text:p>
      <text:p text:style-name="P1">ڈَکِنگپَک</text:p>
      <text:p text:style-name="P1">ڈَکِنگین</text:p>
      <text:p text:style-name="P1">ڈَکِپ</text:p>
      <text:p text:style-name="P1">ڈَکِپَک</text:p>
      <text:p text:style-name="P1">ڈَکِپیس</text:p>
      <text:p text:style-name="P1">ڈَکِک</text:p>
      <text:p text:style-name="P1">ڈَکپَرہ</text:p>
      <text:p text:style-name="P1">ڈَکے</text:p>
      <text:p text:style-name="P1">ڈُبینگا</text:p>
      <text:p text:style-name="P1">ڈُبینگار</text:p>
      <text:p text:style-name="P1">ڈُبینگاسُر</text:p>
      <text:p text:style-name="P1">ڈُبینگِنگ</text:p>
      <text:p text:style-name="P1">ڈُکال</text:p>
      <text:p text:style-name="P1">ڈُکالاک</text:p>
      <text:p text:style-name="P1">ڈُکالَس</text:p>
      <text:p text:style-name="P1">ڈھول</text:p>
      <text:p text:style-name="P1">کا</text:p>
      <text:p text:style-name="P1">کائِفؔا</text:p>
      <text:p text:style-name="P1">کائِفؔاغا</text:p>
      <text:p text:style-name="P1">کائِک</text:p>
      <text:p text:style-name="P1">کائے</text:p>
      <text:p text:style-name="P1">کار</text:p>
      <text:p text:style-name="P1">کارو</text:p>
      <text:p text:style-name="P1">کاروبار</text:p>
      <text:p text:style-name="P1">کاروبارتے</text:p>
      <text:p text:style-name="P1">کاروباری</text:p>
      <text:p text:style-name="P1">کارَوانَسے</text:p>
      <text:p text:style-name="P1">کارِنگا</text:p>
      <text:p text:style-name="P1">کارِیم</text:p>
      <text:p text:style-name="P1">کارِیماک</text:p>
      <text:p text:style-name="P1">کارِیمتا</text:p>
      <text:p text:style-name="P1">کارِیمتے</text:p>
      <text:p text:style-name="P1">کارِیمَس</text:p>
      <text:p text:style-name="P1"><text:soft-page-break/>کارِیمے</text:p>
      <text:p text:style-name="P1">کارہ</text:p>
      <text:p text:style-name="P1">کارے</text:p>
      <text:p text:style-name="P1">کاس</text:p>
      <text:p text:style-name="P1">کاسہ</text:p>
      <text:p text:style-name="P1">کاشم</text:p>
      <text:p text:style-name="P1">کاشماتا</text:p>
      <text:p text:style-name="P1">کاشماتے</text:p>
      <text:p text:style-name="P1">کاشماک</text:p>
      <text:p text:style-name="P1">کافرَس</text:p>
      <text:p text:style-name="P1">کافی</text:p>
      <text:p text:style-name="P1">کالُوؔ</text:p>
      <text:p text:style-name="P1">کامبو</text:p>
      <text:p text:style-name="P1">کامِیاب</text:p>
      <text:p text:style-name="P1">کامِیابی</text:p>
      <text:p text:style-name="P1">کامیاب</text:p>
      <text:p text:style-name="P1">کان</text:p>
      <text:p text:style-name="P1">کانسی</text:p>
      <text:p text:style-name="P1">کانہ</text:p>
      <text:p text:style-name="P1">کاو</text:p>
      <text:p text:style-name="P1">کاوہ</text:p>
      <text:p text:style-name="P1">کاٹ</text:p>
      <text:p text:style-name="P1">کاٹا</text:p>
      <text:p text:style-name="P1">کاٹار</text:p>
      <text:p text:style-name="P1">کاٹانُٹ</text:p>
      <text:p text:style-name="P1">کاٹاٹ</text:p>
      <text:p text:style-name="P1">کاٹاکہ</text:p>
      <text:p text:style-name="P1">کاٹُم</text:p>
      <text:p text:style-name="P1">کاٹُمتا</text:p>
      <text:p text:style-name="P1">کاٹُمتے</text:p>
      <text:p text:style-name="P1">کاٹُمَس</text:p>
      <text:p text:style-name="P1">کاٹُمے</text:p>
      <text:p text:style-name="P1">کاٹِنگ</text:p>
      <text:p text:style-name="P1">کاٹِنگے</text:p>
      <text:p text:style-name="P1">کاٹِک</text:p>
      <text:p text:style-name="P1">کاٹیرہ</text:p>
      <text:p text:style-name="P1">کاٹیرے</text:p>
      <text:p text:style-name="P1">کاٹیو</text:p>
      <text:p text:style-name="P1">کاٹیوہ</text:p>
      <text:p text:style-name="P1">کتاب</text:p>
      <text:p text:style-name="P1">کتاباتا</text:p>
      <text:p text:style-name="P1">کتاباتے</text:p>
      <text:p text:style-name="P1">کتاباک</text:p>
      <text:p text:style-name="P1">کتابَس</text:p>
      <text:p text:style-name="P1">کتابے</text:p>
      <text:p text:style-name="P1">کتغ</text:p>
      <text:p text:style-name="P1">کر</text:p>
      <text:p text:style-name="P1">کرِؔسپُس</text:p>
      <text:p text:style-name="P1">کرِؔنتھُس</text:p>
      <text:p text:style-name="P1">کرِؔنتھِیک</text:p>
      <text:p text:style-name="P1">کرِؔنتھی</text:p>
      <text:p text:style-name="P1">کرِؔنتھی​تا</text:p>
      <text:p text:style-name="P1">کرِؔیتی</text:p>
      <text:p text:style-name="P1">کرِؔیتے</text:p>
      <text:p text:style-name="P1">کرؔیسکینُسے</text:p>
      <text:p text:style-name="P1">کرائیہ</text:p>
      <text:p text:style-name="P1">کراہی​ءو</text:p>
      <text:p text:style-name="P1">کروئی</text:p>
      <text:p text:style-name="P1">کروئے</text:p>
      <text:p text:style-name="P1">کرور</text:p>
      <text:p text:style-name="P1">کرورے</text:p>
      <text:p text:style-name="P1">کروس</text:p>
      <text:p text:style-name="P1">کروسورے</text:p>
      <text:p text:style-name="P1">کروسُرے</text:p>
      <text:p text:style-name="P1">کروسُس</text:p>
      <text:p text:style-name="P1">کروسُٹ</text:p>
      <text:p text:style-name="P1">کرون</text:p>
      <text:p text:style-name="P1">کروٹ</text:p>
      <text:p text:style-name="P1">کروڑ</text:p>
      <text:p text:style-name="P1">کروڑاتا</text:p>
      <text:p text:style-name="P1">کروک</text:p>
      <text:p text:style-name="P1">کروکا</text:p>
      <text:p text:style-name="P1"><text:soft-page-break/>کروکائے</text:p>
      <text:p text:style-name="P1">کروکاتا</text:p>
      <text:p text:style-name="P1">کروکاتے</text:p>
      <text:p text:style-name="P1">کروکاغان</text:p>
      <text:p text:style-name="P1">کروکاَس</text:p>
      <text:p text:style-name="P1">کروکاک</text:p>
      <text:p text:style-name="P1">کروکا​غا</text:p>
      <text:p text:style-name="P1">کروکو</text:p>
      <text:p text:style-name="P1">کروکوَس</text:p>
      <text:p text:style-name="P1">کروکوَسے</text:p>
      <text:p text:style-name="P1">کرِؔسپُس</text:p>
      <text:p text:style-name="P1">کرِف</text:p>
      <text:p text:style-name="P1">کرِفبو</text:p>
      <text:p text:style-name="P1">کرِفِنگ</text:p>
      <text:p text:style-name="P1">کرِفِک</text:p>
      <text:p text:style-name="P1">کرِفیر</text:p>
      <text:p text:style-name="P1">کرِفیسُر</text:p>
      <text:p text:style-name="P1">کرِفیسُس</text:p>
      <text:p text:style-name="P1">کرِفینو</text:p>
      <text:p text:style-name="P1">کرِفینے</text:p>
      <text:p text:style-name="P1">کرِفیو</text:p>
      <text:p text:style-name="P1">کرِفیوہ</text:p>
      <text:p text:style-name="P1">کرِفیکہ</text:p>
      <text:p text:style-name="P1">کرِفے</text:p>
      <text:p text:style-name="P1">کرگَزاک</text:p>
      <text:p text:style-name="P1">کریر</text:p>
      <text:p text:style-name="P1">کریرہ</text:p>
      <text:p text:style-name="P1">کریرے</text:p>
      <text:p text:style-name="P1">کریس</text:p>
      <text:p text:style-name="P1">کریسورے</text:p>
      <text:p text:style-name="P1">کریسُر</text:p>
      <text:p text:style-name="P1">کریسُس</text:p>
      <text:p text:style-name="P1">کریسُن</text:p>
      <text:p text:style-name="P1">کریسُٹ</text:p>
      <text:p text:style-name="P1">کریسہ</text:p>
      <text:p text:style-name="P1">کرین</text:p>
      <text:p text:style-name="P1">کرینو</text:p>
      <text:p text:style-name="P1">کرینورے</text:p>
      <text:p text:style-name="P1">کرینُس</text:p>
      <text:p text:style-name="P1">کرینُن</text:p>
      <text:p text:style-name="P1">کرینُٹ</text:p>
      <text:p text:style-name="P1">کرینگ</text:p>
      <text:p text:style-name="P1">کرینہ</text:p>
      <text:p text:style-name="P1">کرینے</text:p>
      <text:p text:style-name="P1">کریٹ</text:p>
      <text:p text:style-name="P1">کریٹہ</text:p>
      <text:p text:style-name="P1">کریکہ</text:p>
      <text:p text:style-name="P1">کرے</text:p>
      <text:p text:style-name="P1">کسب​کاراتے</text:p>
      <text:p text:style-name="P1">کسب​کاراک</text:p>
      <text:p text:style-name="P1">کسب​کارِنگا</text:p>
      <text:p text:style-name="P1">کست</text:p>
      <text:p text:style-name="P1">کستی​ءو</text:p>
      <text:p text:style-name="P1">کسر</text:p>
      <text:p text:style-name="P1">کسراک</text:p>
      <text:p text:style-name="P1">کسرَس</text:p>
      <text:p text:style-name="P1">کسرَسے</text:p>
      <text:p text:style-name="P1">کسرے</text:p>
      <text:p text:style-name="P1">کسفوکاک</text:p>
      <text:p text:style-name="P1">کسفِنگ</text:p>
      <text:p text:style-name="P1">کسفِنگا</text:p>
      <text:p text:style-name="P1">کسفِنگار</text:p>
      <text:p text:style-name="P1">کسفِنگاسُر</text:p>
      <text:p text:style-name="P1">کسفِنگاسُس</text:p>
      <text:p text:style-name="P1">کسفِنگانو</text:p>
      <text:p text:style-name="P1">کسفِنگانے</text:p>
      <text:p text:style-name="P1">کسفِنگاٹ</text:p>
      <text:p text:style-name="P1">کسفِنگتؤ</text:p>
      <text:p text:style-name="P1">کسفِنگتَنُٹ</text:p>
      <text:p text:style-name="P1">کسفِنگتَویسُس</text:p>
      <text:p text:style-name="P1">کسفِنگِنگ</text:p>
      <text:p text:style-name="P1">کسفِنگِک</text:p>
      <text:p text:style-name="P1"><text:soft-page-break/>کسفِنگیر</text:p>
      <text:p text:style-name="P1">کسفِنگیرہ</text:p>
      <text:p text:style-name="P1">کسفِنگیسہ</text:p>
      <text:p text:style-name="P1">کسفِنگینہ</text:p>
      <text:p text:style-name="P1">کسفِنگیو</text:p>
      <text:p text:style-name="P1">کسفِنگیوہ</text:p>
      <text:p text:style-name="P1">کسفِنگے</text:p>
      <text:p text:style-name="P1">کسفِک</text:p>
      <text:p text:style-name="P1">کسفیر</text:p>
      <text:p text:style-name="P1">کسفیرہ</text:p>
      <text:p text:style-name="P1">کسفیرے</text:p>
      <text:p text:style-name="P1">کسفیس</text:p>
      <text:p text:style-name="P1">کسفیسُر</text:p>
      <text:p text:style-name="P1">کسفین</text:p>
      <text:p text:style-name="P1">کسفینو</text:p>
      <text:p text:style-name="P1">کسفینُس</text:p>
      <text:p text:style-name="P1">کسفینُٹ</text:p>
      <text:p text:style-name="P1">کسفینہ</text:p>
      <text:p text:style-name="P1">کسفینے</text:p>
      <text:p text:style-name="P1">کسفیو</text:p>
      <text:p text:style-name="P1">کسفیوہ</text:p>
      <text:p text:style-name="P1">کسفیٹہ</text:p>
      <text:p text:style-name="P1">کسفیکہ</text:p>
      <text:p text:style-name="P1">کسفے</text:p>
      <text:p text:style-name="P1">کسِف</text:p>
      <text:p text:style-name="P1">کسِفبو</text:p>
      <text:p text:style-name="P1">کسِفتؤ</text:p>
      <text:p text:style-name="P1">کسِفتَنُن</text:p>
      <text:p text:style-name="P1">کسِفتَویرہ</text:p>
      <text:p text:style-name="P1">کسِفپ</text:p>
      <text:p text:style-name="P1">کسِفپَبو</text:p>
      <text:p text:style-name="P1">کسِفپہ</text:p>
      <text:p text:style-name="P1">کسک</text:p>
      <text:p text:style-name="P1">کسکوسُر</text:p>
      <text:p text:style-name="P1">کسکوسُس</text:p>
      <text:p text:style-name="P1">کسکوسُن</text:p>
      <text:p text:style-name="P1">کسکونو</text:p>
      <text:p text:style-name="P1">کسکونے</text:p>
      <text:p text:style-name="P1">کسکوٹ</text:p>
      <text:p text:style-name="P1">کسکُر</text:p>
      <text:p text:style-name="P1">کشتِیک</text:p>
      <text:p text:style-name="P1">کشتی</text:p>
      <text:p text:style-name="P1">کشتی​ءے</text:p>
      <text:p text:style-name="P1">کشتی​تا</text:p>
      <text:p text:style-name="P1">کشتی​تے</text:p>
      <text:p text:style-name="P1">کشتی​والاک</text:p>
      <text:p text:style-name="P1">کشتی​َس</text:p>
      <text:p text:style-name="P1">کشتی​َسے</text:p>
      <text:p text:style-name="P1">کشکول</text:p>
      <text:p text:style-name="P1">کفؔرنحوم</text:p>
      <text:p text:style-name="P1">کلسؔی</text:p>
      <text:p text:style-name="P1">کلوؔدِیُس</text:p>
      <text:p text:style-name="P1">کلوؔدیہ</text:p>
      <text:p text:style-name="P1">کلوؔپاس</text:p>
      <text:p text:style-name="P1">کلِیُؔپاس</text:p>
      <text:p text:style-name="P1">کلِیت</text:p>
      <text:p text:style-name="P1">کلیؔمینس</text:p>
      <text:p text:style-name="P1">کم</text:p>
      <text:p text:style-name="P1">کمربندَس</text:p>
      <text:p text:style-name="P1">کمرہ</text:p>
      <text:p text:style-name="P1">کمرہ​َسے</text:p>
      <text:p text:style-name="P1">کمزور</text:p>
      <text:p text:style-name="P1">کمی</text:p>
      <text:p text:style-name="P1">کمیاب</text:p>
      <text:p text:style-name="P1">کن</text:p>
      <text:p text:style-name="P1">کنؔخریہ</text:p>
      <text:p text:style-name="P1">کنؔعان</text:p>
      <text:p text:style-name="P1">کنؔعانی​ءو</text:p>
      <text:p text:style-name="P1">کنا</text:p>
      <text:p text:style-name="P1">کندُوری</text:p>
      <text:p text:style-name="P1">کننگ</text:p>
      <text:p text:style-name="P1">کننگا</text:p>
      <text:p text:style-name="P1"><text:soft-page-break/>کننگار</text:p>
      <text:p text:style-name="P1">کننگارہ</text:p>
      <text:p text:style-name="P1">کننگارے</text:p>
      <text:p text:style-name="P1">کننگاسُر</text:p>
      <text:p text:style-name="P1">کننگاسُس</text:p>
      <text:p text:style-name="P1">کننگانو</text:p>
      <text:p text:style-name="P1">کننگانورے</text:p>
      <text:p text:style-name="P1">کننگانُن</text:p>
      <text:p text:style-name="P1">کننگانُٹ</text:p>
      <text:p text:style-name="P1">کننگانے</text:p>
      <text:p text:style-name="P1">کننگاٹ</text:p>
      <text:p text:style-name="P1">کننگاکہ</text:p>
      <text:p text:style-name="P1">کننگتؤ</text:p>
      <text:p text:style-name="P1">کننگتَنو</text:p>
      <text:p text:style-name="P1">کننگتَنے</text:p>
      <text:p text:style-name="P1">کننگتَویسُس</text:p>
      <text:p text:style-name="P1">کننگوئے</text:p>
      <text:p text:style-name="P1">کننگور</text:p>
      <text:p text:style-name="P1">کننگوسُر</text:p>
      <text:p text:style-name="P1">کننگوسُس</text:p>
      <text:p text:style-name="P1">کننگوکا</text:p>
      <text:p text:style-name="P1">کننگِک</text:p>
      <text:p text:style-name="P1">کننگپ</text:p>
      <text:p text:style-name="P1">کننگپَسہ</text:p>
      <text:p text:style-name="P1">کننگپَک</text:p>
      <text:p text:style-name="P1">کننگیر</text:p>
      <text:p text:style-name="P1">کننگیرہ</text:p>
      <text:p text:style-name="P1">کننگیرے</text:p>
      <text:p text:style-name="P1">کننگیو</text:p>
      <text:p text:style-name="P1">کننگیوہ</text:p>
      <text:p text:style-name="P1">کننگے</text:p>
      <text:p text:style-name="P1">کنے</text:p>
      <text:p text:style-name="P1">کوؔارتُس</text:p>
      <text:p text:style-name="P1">کوؔدہ</text:p>
      <text:p text:style-name="P1">کوؔرنِیُس</text:p>
      <text:p text:style-name="P1">کوداماتے</text:p>
      <text:p text:style-name="P1">کور</text:p>
      <text:p text:style-name="P1">کوراتے</text:p>
      <text:p text:style-name="P1">کورو</text:p>
      <text:p text:style-name="P1">کورَس</text:p>
      <text:p text:style-name="P1">کورَسے</text:p>
      <text:p text:style-name="P1">کورِنگا</text:p>
      <text:p text:style-name="P1">کورک</text:p>
      <text:p text:style-name="P1">کورے</text:p>
      <text:p text:style-name="P1">کوشست</text:p>
      <text:p text:style-name="P1">کوشستے</text:p>
      <text:p text:style-name="P1">کونو</text:p>
      <text:p text:style-name="P1">کونٹ</text:p>
      <text:p text:style-name="P1">کونٹَس</text:p>
      <text:p text:style-name="P1">کوٹ</text:p>
      <text:p text:style-name="P1">کوٹاتے</text:p>
      <text:p text:style-name="P1">کوٹَس</text:p>
      <text:p text:style-name="P1">کوٹھی</text:p>
      <text:p text:style-name="P1">کوٹھی​تے</text:p>
      <text:p text:style-name="P1">کوٹھی​َسے</text:p>
      <text:p text:style-name="P1">کوٹے</text:p>
      <text:p text:style-name="P1">کوپہ​ءے</text:p>
      <text:p text:style-name="P1">کوپہ​غا</text:p>
      <text:p text:style-name="P1">کوپہ​غاتے</text:p>
      <text:p text:style-name="P1">کوچوانے</text:p>
      <text:p text:style-name="P1">کوڈ</text:p>
      <text:p text:style-name="P1">کوڈاتے</text:p>
      <text:p text:style-name="P1">کوڑا</text:p>
      <text:p text:style-name="P1">کَبو</text:p>
      <text:p text:style-name="P1">کَتؤ</text:p>
      <text:p text:style-name="P1">کَتَنو</text:p>
      <text:p text:style-name="P1">کَتَنورے</text:p>
      <text:p text:style-name="P1">کَتَنُس</text:p>
      <text:p text:style-name="P1">کَتَنُن</text:p>
      <text:p text:style-name="P1">کَتَنُٹ</text:p>
      <text:p text:style-name="P1">کَتَنے</text:p>
      <text:p text:style-name="P1">کَتَویر</text:p>
      <text:p text:style-name="P1"><text:soft-page-break/>کَتَویرہ</text:p>
      <text:p text:style-name="P1">کَتَویرے</text:p>
      <text:p text:style-name="P1">کَتَویس</text:p>
      <text:p text:style-name="P1">کَتَویسُر</text:p>
      <text:p text:style-name="P1">کَتَویسُس</text:p>
      <text:p text:style-name="P1">کَتَوین</text:p>
      <text:p text:style-name="P1">کَتَوینہ</text:p>
      <text:p text:style-name="P1">کَتَویٹ</text:p>
      <text:p text:style-name="P1">کَتَویکہ</text:p>
      <text:p text:style-name="P1">کَد</text:p>
      <text:p text:style-name="P1">کَر</text:p>
      <text:p text:style-name="P1">کَرؔپُس</text:p>
      <text:p text:style-name="P1">کَراتے</text:p>
      <text:p text:style-name="P1">کَراک</text:p>
      <text:p text:style-name="P1">کَرَک</text:p>
      <text:p text:style-name="P1">کَس</text:p>
      <text:p text:style-name="P1">کَستَنے</text:p>
      <text:p text:style-name="P1">کَستَویکہ</text:p>
      <text:p text:style-name="P1">کَسَس</text:p>
      <text:p text:style-name="P1">کَسَسے</text:p>
      <text:p text:style-name="P1">کَسپَسہ</text:p>
      <text:p text:style-name="P1">کَسپَنہ</text:p>
      <text:p text:style-name="P1">کَسپَک</text:p>
      <text:p text:style-name="P1">کَسپیرے</text:p>
      <text:p text:style-name="P1">کَسپیسہ</text:p>
      <text:p text:style-name="P1">کَسے</text:p>
      <text:p text:style-name="P1">کَشا</text:p>
      <text:p text:style-name="P1">کَشار</text:p>
      <text:p text:style-name="P1">کَشارے</text:p>
      <text:p text:style-name="P1">کَشاسُس</text:p>
      <text:p text:style-name="P1">کَشان</text:p>
      <text:p text:style-name="P1">کَشانو</text:p>
      <text:p text:style-name="P1">کَشانہ</text:p>
      <text:p text:style-name="P1">کَشانے</text:p>
      <text:p text:style-name="P1">کَشاٹ</text:p>
      <text:p text:style-name="P1">کَشاکہ</text:p>
      <text:p text:style-name="P1">کَشوک</text:p>
      <text:p text:style-name="P1">کَشِبو</text:p>
      <text:p text:style-name="P1">کَشِنگ</text:p>
      <text:p text:style-name="P1">کَشِنگا</text:p>
      <text:p text:style-name="P1">کَشِنگار</text:p>
      <text:p text:style-name="P1">کَشِنگاسُر</text:p>
      <text:p text:style-name="P1">کَشِنگیرہ</text:p>
      <text:p text:style-name="P1">کَشِنگیرے</text:p>
      <text:p text:style-name="P1">کَشِپَبو</text:p>
      <text:p text:style-name="P1">کَشِپہ</text:p>
      <text:p text:style-name="P1">کَشِک</text:p>
      <text:p text:style-name="P1">کَشپَرہ</text:p>
      <text:p text:style-name="P1">کَشپَس</text:p>
      <text:p text:style-name="P1">کَشپیرے</text:p>
      <text:p text:style-name="P1">کَشکِنگا</text:p>
      <text:p text:style-name="P1">کَشہ</text:p>
      <text:p text:style-name="P1">کَشیر</text:p>
      <text:p text:style-name="P1">کَشیرہ</text:p>
      <text:p text:style-name="P1">کَشیرے</text:p>
      <text:p text:style-name="P1">کَشیسہ</text:p>
      <text:p text:style-name="P1">کَشین</text:p>
      <text:p text:style-name="P1">کَشیوہ</text:p>
      <text:p text:style-name="P1">کَشے</text:p>
      <text:p text:style-name="P1">کَف</text:p>
      <text:p text:style-name="P1">کَفن</text:p>
      <text:p text:style-name="P1">کَفنَسے</text:p>
      <text:p text:style-name="P1">کَفنے</text:p>
      <text:p text:style-name="P1">کَلَک</text:p>
      <text:p text:style-name="P1">کَلَکے</text:p>
      <text:p text:style-name="P1">کَمانَس</text:p>
      <text:p text:style-name="P1">کَننگانُس</text:p>
      <text:p text:style-name="P1">کَٹ</text:p>
      <text:p text:style-name="P1">کَٹاتا</text:p>
      <text:p text:style-name="P1">کَٹَسے</text:p>
      <text:p text:style-name="P1">کَٹُور</text:p>
      <text:p text:style-name="P1">کَٹِتَنُٹ</text:p>
      <text:p text:style-name="P1"><text:soft-page-break/>کَٹِتَنے</text:p>
      <text:p text:style-name="P1">کَٹِنگ</text:p>
      <text:p text:style-name="P1">کَٹِک</text:p>
      <text:p text:style-name="P1">کَٹیو</text:p>
      <text:p text:style-name="P1">کَٹیوہ</text:p>
      <text:p text:style-name="P1">کَٹے</text:p>
      <text:p text:style-name="P1">کَپ</text:p>
      <text:p text:style-name="P1">کَپرور</text:p>
      <text:p text:style-name="P1">کَپرورے</text:p>
      <text:p text:style-name="P1">کَپروسورے</text:p>
      <text:p text:style-name="P1">کَپروسُٹ</text:p>
      <text:p text:style-name="P1">کَپروٹ</text:p>
      <text:p text:style-name="P1">کَپَبو</text:p>
      <text:p text:style-name="P1">کَپَر</text:p>
      <text:p text:style-name="P1">کَپَرہ</text:p>
      <text:p text:style-name="P1">کَپَس</text:p>
      <text:p text:style-name="P1">کَپَسہ</text:p>
      <text:p text:style-name="P1">کَپَن</text:p>
      <text:p text:style-name="P1">کَپَنہ</text:p>
      <text:p text:style-name="P1">کَپَک</text:p>
      <text:p text:style-name="P1">کَپہ</text:p>
      <text:p text:style-name="P1">کَپیس</text:p>
      <text:p text:style-name="P1">کَپیسہ</text:p>
      <text:p text:style-name="P1">کَچ</text:p>
      <text:p text:style-name="P1">کَڈ</text:p>
      <text:p text:style-name="P1">کَڈَس</text:p>
      <text:p text:style-name="P1">کَڈَسے</text:p>
      <text:p text:style-name="P1">کُب</text:p>
      <text:p text:style-name="P1">کُبین</text:p>
      <text:p text:style-name="P1">کُبینو</text:p>
      <text:p text:style-name="P1">کُبینِنگا</text:p>
      <text:p text:style-name="P1">کُب​ِنگا</text:p>
      <text:p text:style-name="P1">کُر</text:p>
      <text:p text:style-name="P1">کُرؔنیلِیُس</text:p>
      <text:p text:style-name="P1">کُرؔنیلِیُسے</text:p>
      <text:p text:style-name="P1">کُرؔینی</text:p>
      <text:p text:style-name="P1">کُراتا</text:p>
      <text:p text:style-name="P1">کُربان</text:p>
      <text:p text:style-name="P1">کُرسی</text:p>
      <text:p text:style-name="P1">کُرسی​تے</text:p>
      <text:p text:style-name="P1">کُرَس</text:p>
      <text:p text:style-name="P1">کُرہ</text:p>
      <text:p text:style-name="P1">کُرہ​ءے</text:p>
      <text:p text:style-name="P1">کُرہ​َسے</text:p>
      <text:p text:style-name="P1">کُفر</text:p>
      <text:p text:style-name="P1">کُل</text:p>
      <text:p text:style-name="P1">کُلؤ</text:p>
      <text:p text:style-name="P1">کُلؤئے</text:p>
      <text:p text:style-name="P1">کُلؤَس</text:p>
      <text:p text:style-name="P1">کُلا</text:p>
      <text:p text:style-name="P1">کُلاتے</text:p>
      <text:p text:style-name="P1">کُلان</text:p>
      <text:p text:style-name="P1">کُلانا</text:p>
      <text:p text:style-name="P1">کُلاکے</text:p>
      <text:p text:style-name="P1">کُلے</text:p>
      <text:p text:style-name="P1">کُل​َتو</text:p>
      <text:p text:style-name="P1">کُمبو</text:p>
      <text:p text:style-name="P1">کُمَکے</text:p>
      <text:p text:style-name="P1">کُمپَبو</text:p>
      <text:p text:style-name="P1">کُمپَرہ</text:p>
      <text:p text:style-name="P1">کُمپَس</text:p>
      <text:p text:style-name="P1">کُمپَسہ</text:p>
      <text:p text:style-name="P1">کُمپَن</text:p>
      <text:p text:style-name="P1">کُمپَنہ</text:p>
      <text:p text:style-name="P1">کُمپَک</text:p>
      <text:p text:style-name="P1">کُمپہ</text:p>
      <text:p text:style-name="P1">کُن</text:p>
      <text:p text:style-name="P1">کُنؔدُس</text:p>
      <text:p text:style-name="P1">کُنتؤ</text:p>
      <text:p text:style-name="P1">کُنتَنو</text:p>
      <text:p text:style-name="P1">کُنتَنورے</text:p>
      <text:p text:style-name="P1">کُنتَویرہ</text:p>
      <text:p text:style-name="P1"><text:soft-page-break/>کُنتَویکہ</text:p>
      <text:p text:style-name="P1">کُنجی​َس</text:p>
      <text:p text:style-name="P1">کُنوئی</text:p>
      <text:p text:style-name="P1">کُنوئی​ءو</text:p>
      <text:p text:style-name="P1">کُنوٹ</text:p>
      <text:p text:style-name="P1">کُنوکا</text:p>
      <text:p text:style-name="P1">کُنوکائے</text:p>
      <text:p text:style-name="P1">کُنوکو</text:p>
      <text:p text:style-name="P1">کُنَک</text:p>
      <text:p text:style-name="P1">کُنِف</text:p>
      <text:p text:style-name="P1">کُنِفتَویرے</text:p>
      <text:p text:style-name="P1">کُنِفون</text:p>
      <text:p text:style-name="P1">کُنِفِنگ</text:p>
      <text:p text:style-name="P1">کُنِفیرے</text:p>
      <text:p text:style-name="P1">کُنِفین</text:p>
      <text:p text:style-name="P1">کُنِفیوہ</text:p>
      <text:p text:style-name="P1">کُنِفیٹ</text:p>
      <text:p text:style-name="P1">کُنِفے</text:p>
      <text:p text:style-name="P1">کُنِنگ</text:p>
      <text:p text:style-name="P1">کُنِنگیر</text:p>
      <text:p text:style-name="P1">کُنِنگے</text:p>
      <text:p text:style-name="P1">کُنڈ</text:p>
      <text:p text:style-name="P1">کُنڈا</text:p>
      <text:p text:style-name="P1">کُنڈاتا</text:p>
      <text:p text:style-name="P1">کُنڈاتے</text:p>
      <text:p text:style-name="P1">کُنڈاک</text:p>
      <text:p text:style-name="P1">کُنڈوئی​ءو</text:p>
      <text:p text:style-name="P1">کُنڈَسے</text:p>
      <text:p text:style-name="P1">کُنڈی</text:p>
      <text:p text:style-name="P1">کُنڈی​ءو</text:p>
      <text:p text:style-name="P1">کُنڈی​ءے</text:p>
      <text:p text:style-name="P1">کُنڈے</text:p>
      <text:p text:style-name="P1">کُنگ</text:p>
      <text:p text:style-name="P1">کُنگوسُر</text:p>
      <text:p text:style-name="P1">کُنگونُٹ</text:p>
      <text:p text:style-name="P1">کُنگَکہ</text:p>
      <text:p text:style-name="P1">کُنگُر</text:p>
      <text:p text:style-name="P1">کُنگُرہ</text:p>
      <text:p text:style-name="P1">کُنگُس</text:p>
      <text:p text:style-name="P1">کُنگُن</text:p>
      <text:p text:style-name="P1">کُنگُٹ</text:p>
      <text:p text:style-name="P1">کُنیر</text:p>
      <text:p text:style-name="P1">کُنیرہ</text:p>
      <text:p text:style-name="P1">کُنیرے</text:p>
      <text:p text:style-name="P1">کُنین</text:p>
      <text:p text:style-name="P1">کُنینہ</text:p>
      <text:p text:style-name="P1">کُنیو</text:p>
      <text:p text:style-name="P1">کُنیوہ</text:p>
      <text:p text:style-name="P1">کُنیک</text:p>
      <text:p text:style-name="P1">کُنے</text:p>
      <text:p text:style-name="P1">کُورہ</text:p>
      <text:p text:style-name="P1">کُوس</text:p>
      <text:p text:style-name="P1">کُوسے</text:p>
      <text:p text:style-name="P1">کُولی​تے</text:p>
      <text:p text:style-name="P1">کُومی</text:p>
      <text:p text:style-name="P1">کُوٹ</text:p>
      <text:p text:style-name="P1">کُٹ</text:p>
      <text:p text:style-name="P1">کُٹیسہ</text:p>
      <text:p text:style-name="P1">کُپؔرُس</text:p>
      <text:p text:style-name="P1">کُچَک</text:p>
      <text:p text:style-name="P1">کُچَکاتے</text:p>
      <text:p text:style-name="P1">کُچَکاک</text:p>
      <text:p text:style-name="P1">کُکُڑ</text:p>
      <text:p text:style-name="P1">کِشکا</text:p>
      <text:p text:style-name="P1">کِشکار</text:p>
      <text:p text:style-name="P1">کِشکِنگ</text:p>
      <text:p text:style-name="P1">کِشکیو</text:p>
      <text:p text:style-name="P1">کِلِکِیؔہ</text:p>
      <text:p text:style-name="P1">کِن</text:p>
      <text:p text:style-name="P1">کِنارہ</text:p>
      <text:p text:style-name="P1">کِنارہ​غا</text:p>
      <text:p text:style-name="P1">کِنارہ​غاتے</text:p>
      <text:p text:style-name="P1"><text:soft-page-break/>کِنارہ​غان</text:p>
      <text:p text:style-name="P1">کِنارہ​َس</text:p>
      <text:p text:style-name="P1">کِیلو</text:p>
      <text:p text:style-name="P1">کٹا</text:p>
      <text:p text:style-name="P1">کٹار</text:p>
      <text:p text:style-name="P1">کٹارہ</text:p>
      <text:p text:style-name="P1">کٹاسُس</text:p>
      <text:p text:style-name="P1">کٹانُٹ</text:p>
      <text:p text:style-name="P1">کٹوئے</text:p>
      <text:p text:style-name="P1">کٹوکا</text:p>
      <text:p text:style-name="P1">کٹوکاتے</text:p>
      <text:p text:style-name="P1">کٹوکاک</text:p>
      <text:p text:style-name="P1">کٹیر</text:p>
      <text:p text:style-name="P1">کٹینہ</text:p>
      <text:p text:style-name="P1">کٹے</text:p>
      <text:p text:style-name="P1">کپؔدُکیہ</text:p>
      <text:p text:style-name="P1">کپوت</text:p>
      <text:p text:style-name="P1">کپٹن</text:p>
      <text:p text:style-name="P1">کپٹنَس</text:p>
      <text:p text:style-name="P1">کپٹنے</text:p>
      <text:p text:style-name="P1">کپیرے</text:p>
      <text:p text:style-name="P1">کھڑکی</text:p>
      <text:p text:style-name="P1">کھیتی</text:p>
      <text:p text:style-name="P1">کھیتی​َس</text:p>
      <text:p text:style-name="P1">کھیتی​َسے</text:p>
      <text:p text:style-name="P1">کہ</text:p>
      <text:p text:style-name="P1">کہوئی</text:p>
      <text:p text:style-name="P1">کہوئے</text:p>
      <text:p text:style-name="P1">کہوک</text:p>
      <text:p text:style-name="P1">کہوکا</text:p>
      <text:p text:style-name="P1">کہوکاتا</text:p>
      <text:p text:style-name="P1">کہوکاتے</text:p>
      <text:p text:style-name="P1">کہوکاک</text:p>
      <text:p text:style-name="P1">کہوکو</text:p>
      <text:p text:style-name="P1">کہوکِنگا</text:p>
      <text:p text:style-name="P1">کہِنگ</text:p>
      <text:p text:style-name="P1">کہِنگے</text:p>
      <text:p text:style-name="P1">کہی</text:p>
      <text:p text:style-name="P1">کہیر</text:p>
      <text:p text:style-name="P1">کہیرہ</text:p>
      <text:p text:style-name="P1">کہیرے</text:p>
      <text:p text:style-name="P1">کہیسہ</text:p>
      <text:p text:style-name="P1">کہینہ</text:p>
      <text:p text:style-name="P1">کہیو</text:p>
      <text:p text:style-name="P1">کہیوہ</text:p>
      <text:p text:style-name="P1">کہیک</text:p>
      <text:p text:style-name="P1">کہے</text:p>
      <text:p text:style-name="P1">کی</text:p>
      <text:p text:style-name="P1">کیؔفا</text:p>
      <text:p text:style-name="P1">کیر</text:p>
      <text:p text:style-name="P1">کیرغ</text:p>
      <text:p text:style-name="P1">کیرہ</text:p>
      <text:p text:style-name="P1">کیرے</text:p>
      <text:p text:style-name="P1">کیس</text:p>
      <text:p text:style-name="P1">کیسہ</text:p>
      <text:p text:style-name="P1">کیمبو</text:p>
      <text:p text:style-name="P1">کین</text:p>
      <text:p text:style-name="P1">کینہ</text:p>
      <text:p text:style-name="P1">کیو</text:p>
      <text:p text:style-name="P1">کیوہ</text:p>
      <text:p text:style-name="P1">کیک</text:p>
      <text:p text:style-name="P1">کے</text:p>
      <text:p text:style-name="P1">گاسلیٹ</text:p>
      <text:p text:style-name="P1">گام</text:p>
      <text:p text:style-name="P1">گبؔتا</text:p>
      <text:p text:style-name="P1">گدریف</text:p>
      <text:p text:style-name="P1">گدریفبو</text:p>
      <text:p text:style-name="P1">گدریفوئی</text:p>
      <text:p text:style-name="P1">گدریفِنگ</text:p>
      <text:p text:style-name="P1">گدریفِنگے</text:p>
      <text:p text:style-name="P1">گدریفِک</text:p>
      <text:p text:style-name="P1">گدریفپَبو</text:p>
      <text:p text:style-name="P1"><text:soft-page-break/>گدریفپَسہ</text:p>
      <text:p text:style-name="P1">گدریفیر</text:p>
      <text:p text:style-name="P1">گدریفیرہ</text:p>
      <text:p text:style-name="P1">گدریفیرے</text:p>
      <text:p text:style-name="P1">گدریفیسُر</text:p>
      <text:p text:style-name="P1">گدریفیمبو</text:p>
      <text:p text:style-name="P1">گدریفین</text:p>
      <text:p text:style-name="P1">گدریفینورے</text:p>
      <text:p text:style-name="P1">گدریفینُٹ</text:p>
      <text:p text:style-name="P1">گدریفینہ</text:p>
      <text:p text:style-name="P1">گدریفیو</text:p>
      <text:p text:style-name="P1">گدریفیوہ</text:p>
      <text:p text:style-name="P1">گدریفیٹ</text:p>
      <text:p text:style-name="P1">گدریفیکہ</text:p>
      <text:p text:style-name="P1">گدریفے</text:p>
      <text:p text:style-name="P1">گدرینگا</text:p>
      <text:p text:style-name="P1">گدرینگار</text:p>
      <text:p text:style-name="P1">گدرینگارہ</text:p>
      <text:p text:style-name="P1">گدرینگارے</text:p>
      <text:p text:style-name="P1">گدرینگاسُس</text:p>
      <text:p text:style-name="P1">گدرینگان</text:p>
      <text:p text:style-name="P1">گدرینگاکہ</text:p>
      <text:p text:style-name="P1">گدرینگوئی</text:p>
      <text:p text:style-name="P1">گدرینگوکا</text:p>
      <text:p text:style-name="P1">گدرینگِنگ</text:p>
      <text:p text:style-name="P1">گدرینگِک</text:p>
      <text:p text:style-name="P1">گدرینگیرہ</text:p>
      <text:p text:style-name="P1">گدرینگیسہ</text:p>
      <text:p text:style-name="P1">گدرینگے</text:p>
      <text:p text:style-name="P1">گر</text:p>
      <text:p text:style-name="P1">گرؔاسِین</text:p>
      <text:p text:style-name="P1">گرفتار</text:p>
      <text:p text:style-name="P1">گرفتارِنگا</text:p>
      <text:p text:style-name="P1">گرفتاری</text:p>
      <text:p text:style-name="P1">گرمی</text:p>
      <text:p text:style-name="P1">گریسہ</text:p>
      <text:p text:style-name="P1">گری​تے</text:p>
      <text:p text:style-name="P1">گلاسَس</text:p>
      <text:p text:style-name="P1">گلتؔیہ</text:p>
      <text:p text:style-name="P1">گلِیؔؤ</text:p>
      <text:p text:style-name="P1">گلِیؔل</text:p>
      <text:p text:style-name="P1">گلِیؔلی</text:p>
      <text:p text:style-name="P1">گلِیؔلی​َس</text:p>
      <text:p text:style-name="P1">گلِیؔلی​َسے</text:p>
      <text:p text:style-name="P1">گلگتؔا</text:p>
      <text:p text:style-name="P1">گلی</text:p>
      <text:p text:style-name="P1">گلی​تا</text:p>
      <text:p text:style-name="P1">گلی​تے</text:p>
      <text:p text:style-name="P1">گلی​َسے</text:p>
      <text:p text:style-name="P1">گمؔلی​ائیل</text:p>
      <text:p text:style-name="P1">گنؔیسرت</text:p>
      <text:p text:style-name="P1">گندار</text:p>
      <text:p text:style-name="P1">گندارَس</text:p>
      <text:p text:style-name="P1">گنوک</text:p>
      <text:p text:style-name="P1">گنوکوئی​ءو</text:p>
      <text:p text:style-name="P1">گنوکی​ءو</text:p>
      <text:p text:style-name="P1">گنٹھہ</text:p>
      <text:p text:style-name="P1">گنٹھہ​غان</text:p>
      <text:p text:style-name="P1">گو</text:p>
      <text:p text:style-name="P1">گوئِیک</text:p>
      <text:p text:style-name="P1">گوئی</text:p>
      <text:p text:style-name="P1">گوئی​ءے</text:p>
      <text:p text:style-name="P1">گوئی​تے</text:p>
      <text:p text:style-name="P1">گوئے</text:p>
      <text:p text:style-name="P1">گوبٹ</text:p>
      <text:p text:style-name="P1">گودام</text:p>
      <text:p text:style-name="P1">گوداماتے</text:p>
      <text:p text:style-name="P1">گودی</text:p>
      <text:p text:style-name="P1">گورِیچ</text:p>
      <text:p text:style-name="P1">گوڈ</text:p>
      <text:p text:style-name="P1">گوگُڑت</text:p>
      <text:p text:style-name="P1">گوگُڑتی</text:p>
      <text:p text:style-name="P1"><text:soft-page-break/>گوہاسُرے</text:p>
      <text:p text:style-name="P1">گوہِنکوکا</text:p>
      <text:p text:style-name="P1">گوہِنگوکا</text:p>
      <text:p text:style-name="P1">گوہِنگوکائے</text:p>
      <text:p text:style-name="P1">گوہِنگِک</text:p>
      <text:p text:style-name="P1">گوہِنگپَن</text:p>
      <text:p text:style-name="P1">گوہِیک</text:p>
      <text:p text:style-name="P1">گوہی</text:p>
      <text:p text:style-name="P1">گوہی​ءے</text:p>
      <text:p text:style-name="P1">گوہی​تا</text:p>
      <text:p text:style-name="P1">گوہی​تے</text:p>
      <text:p text:style-name="P1">گَتؔسمنی</text:p>
      <text:p text:style-name="P1">گَز</text:p>
      <text:p text:style-name="P1">گَند</text:p>
      <text:p text:style-name="P1">گَندَس</text:p>
      <text:p text:style-name="P1">گَواہ</text:p>
      <text:p text:style-name="P1">گَواہِیک</text:p>
      <text:p text:style-name="P1">گَواہک</text:p>
      <text:p text:style-name="P1">گَواہی</text:p>
      <text:p text:style-name="P1">گَواہی​ءے</text:p>
      <text:p text:style-name="P1">گَواہی​تے</text:p>
      <text:p text:style-name="P1">گَواہی​َس</text:p>
      <text:p text:style-name="P1">گَواہ​تا</text:p>
      <text:p text:style-name="P1">گَواہ​تے</text:p>
      <text:p text:style-name="P1">گَواہ​َسے</text:p>
      <text:p text:style-name="P1">گَورنر</text:p>
      <text:p text:style-name="P1">گَورنرتا</text:p>
      <text:p text:style-name="P1">گَورنری</text:p>
      <text:p text:style-name="P1">گَورنرے</text:p>
      <text:p text:style-name="P1">گَٹ</text:p>
      <text:p text:style-name="P1">گَپ</text:p>
      <text:p text:style-name="P1">گَچ</text:p>
      <text:p text:style-name="P1">گُزارہ</text:p>
      <text:p text:style-name="P1">گُلُم</text:p>
      <text:p text:style-name="P1">گُلُمَس</text:p>
      <text:p text:style-name="P1">گُم</text:p>
      <text:p text:style-name="P1">گُمان</text:p>
      <text:p text:style-name="P1">گُناہ</text:p>
      <text:p text:style-name="P1">گُناہک</text:p>
      <text:p text:style-name="P1">گُناہ​ءے</text:p>
      <text:p text:style-name="P1">گُناہ​تا</text:p>
      <text:p text:style-name="P1">گُناہ​تے</text:p>
      <text:p text:style-name="P1">گُناہ​غان</text:p>
      <text:p text:style-name="P1">گُناہ​َس</text:p>
      <text:p text:style-name="P1">گُناہ​گار</text:p>
      <text:p text:style-name="P1">گُناہ​گاراتا</text:p>
      <text:p text:style-name="P1">گُناہ​گاراتے</text:p>
      <text:p text:style-name="P1">گُناہ​گاراک</text:p>
      <text:p text:style-name="P1">گُناہ​گارو</text:p>
      <text:p text:style-name="P1">گُناہ​گارَس</text:p>
      <text:p text:style-name="P1">گُناہ​گارَسے</text:p>
      <text:p text:style-name="P1">گُناہ​گارِنگا</text:p>
      <text:p text:style-name="P1">گُناہ​گارِنگاتے</text:p>
      <text:p text:style-name="P1">گُناہ​گارے</text:p>
      <text:p text:style-name="P1">گُنگ</text:p>
      <text:p text:style-name="P1">گُنگاتے</text:p>
      <text:p text:style-name="P1">گُنگو</text:p>
      <text:p text:style-name="P1">گُنگِنگا</text:p>
      <text:p text:style-name="P1">گُنگی</text:p>
      <text:p text:style-name="P1">گُوازی</text:p>
      <text:p text:style-name="P1">گُوازی​گر</text:p>
      <text:p text:style-name="P1">گُواڑِخ</text:p>
      <text:p text:style-name="P1">گُونی</text:p>
      <text:p text:style-name="P1">گُوگُو</text:p>
      <text:p text:style-name="P1">گُوگُوَسے</text:p>
      <text:p text:style-name="P1">گُٹ</text:p>
      <text:p text:style-name="P1">گُپ</text:p>
      <text:p text:style-name="P1">گُڈار</text:p>
      <text:p text:style-name="P1">گُڈِنگیرہ</text:p>
      <text:p text:style-name="P1">گُڈِنگے</text:p>
      <text:p text:style-name="P1">گُڈِپہ</text:p>
      <text:p text:style-name="P1">گُڈِک</text:p>
      <text:p text:style-name="P1"><text:soft-page-break/>گُڈیس</text:p>
      <text:p text:style-name="P1">گُڈے</text:p>
      <text:p text:style-name="P1">گُڑا</text:p>
      <text:p text:style-name="P1">گُںاہ</text:p>
      <text:p text:style-name="P1">گِدان</text:p>
      <text:p text:style-name="P1">گِداناتے</text:p>
      <text:p text:style-name="P1">گِداناک</text:p>
      <text:p text:style-name="P1">گِدریفین</text:p>
      <text:p text:style-name="P1">گِروک</text:p>
      <text:p text:style-name="P1">گِری</text:p>
      <text:p text:style-name="P1">گِسنِیچ</text:p>
      <text:p text:style-name="P1">گِلہ</text:p>
      <text:p text:style-name="P1">گِڈی​ءے</text:p>
      <text:p text:style-name="P1">گِڈی​تے</text:p>
      <text:p text:style-name="P1">گِڑا</text:p>
      <text:p text:style-name="P1">گِڑائے</text:p>
      <text:p text:style-name="P1">گِڑاتا</text:p>
      <text:p text:style-name="P1">گِڑاتے</text:p>
      <text:p text:style-name="P1">گِڑاس</text:p>
      <text:p text:style-name="P1">گِڑاسے</text:p>
      <text:p text:style-name="P1">گِڑاغا</text:p>
      <text:p text:style-name="P1">گِڑاک</text:p>
      <text:p text:style-name="P1">گِیرام</text:p>
      <text:p text:style-name="P1">گچین</text:p>
      <text:p text:style-name="P1">گچینِنگا</text:p>
      <text:p text:style-name="P1">گڈہ</text:p>
      <text:p text:style-name="P1">گڈہ​ءے</text:p>
      <text:p text:style-name="P1">گڈہ​َس</text:p>
      <text:p text:style-name="P1">گھنٹہ</text:p>
      <text:p text:style-name="P1">گھنٹہ​َس</text:p>
      <text:p text:style-name="P1">گیُؔس</text:p>
      <text:p text:style-name="P1">گیُؔسے</text:p>
      <text:p text:style-name="P1">گیلن</text:p>
      <text:p text:style-name="P1">گیڑ</text:p>
      <text:p text:style-name="P1">ںُمے</text:p>
      <text:p text:style-name="P1">ھتکڑی</text:p>
      <text:p text:style-name="P1">ھتکڑی​تے</text:p>
      <text:p text:style-name="P1">ھتکڑی​َس</text:p>
      <text:p text:style-name="P1">ھتھکڑی</text:p>
      <text:p text:style-name="P1">ھشت</text:p>
      <text:p text:style-name="P1">ھشتاد</text:p>
      <text:p text:style-name="P1">ھشت​مِیکو</text:p>
      <text:p text:style-name="P1">ھفت</text:p>
      <text:p text:style-name="P1">ھفتاد</text:p>
      <text:p text:style-name="P1">ھفتہ</text:p>
      <text:p text:style-name="P1">ھفتہ​غا</text:p>
      <text:p text:style-name="P1">ھفتہ​َس</text:p>
      <text:p text:style-name="P1">ھفتہ​َسے</text:p>
      <text:p text:style-name="P1">ھفت​مِیکو</text:p>
      <text:p text:style-name="P1">ھفت​ِنگا</text:p>
      <text:p text:style-name="P1">ھُورہ</text:p>
      <text:p text:style-name="P1">ھُورہ​غان</text:p>
      <text:p text:style-name="P1">ھژدہ</text:p>
      <text:p text:style-name="P1">ہابِؔیل</text:p>
      <text:p text:style-name="P1">ہارُؔون</text:p>
      <text:p text:style-name="P1">ہارُؔونے</text:p>
      <text:p text:style-name="P1">ہاہ</text:p>
      <text:p text:style-name="P1">ہدائیت</text:p>
      <text:p text:style-name="P1">ہر</text:p>
      <text:p text:style-name="P1">ہرؔماتس</text:p>
      <text:p text:style-name="P1">ہرؔمجدون</text:p>
      <text:p text:style-name="P1">ہرؔمُگِنیُس</text:p>
      <text:p text:style-name="P1">ہرؔمیس</text:p>
      <text:p text:style-name="P1">ہرؔودیس</text:p>
      <text:p text:style-name="P1">ہرؔودیسے</text:p>
      <text:p text:style-name="P1">ہرائِفپَس</text:p>
      <text:p text:style-name="P1">ہرف</text:p>
      <text:p text:style-name="P1">ہرفبو</text:p>
      <text:p text:style-name="P1">ہرفِنگیرہ</text:p>
      <text:p text:style-name="P1">ہرفپَبو</text:p>
      <text:p text:style-name="P1">ہرفیر</text:p>
      <text:p text:style-name="P1">ہرفے</text:p>
      <text:p text:style-name="P1"><text:soft-page-break/>ہریف</text:p>
      <text:p text:style-name="P1">ہریفبو</text:p>
      <text:p text:style-name="P1">ہریفتؤ</text:p>
      <text:p text:style-name="P1">ہریفتَنے</text:p>
      <text:p text:style-name="P1">ہریفتَویر</text:p>
      <text:p text:style-name="P1">ہریفوسُس</text:p>
      <text:p text:style-name="P1">ہریفوکا</text:p>
      <text:p text:style-name="P1">ہریفِنگ</text:p>
      <text:p text:style-name="P1">ہریفِنگِنگ</text:p>
      <text:p text:style-name="P1">ہریفِنگِک</text:p>
      <text:p text:style-name="P1">ہریفِک</text:p>
      <text:p text:style-name="P1">ہریفپہ</text:p>
      <text:p text:style-name="P1">ہریفیر</text:p>
      <text:p text:style-name="P1">ہریفیرہ</text:p>
      <text:p text:style-name="P1">ہریفیرے</text:p>
      <text:p text:style-name="P1">ہریفیس</text:p>
      <text:p text:style-name="P1">ہریفیسُس</text:p>
      <text:p text:style-name="P1">ہریفیسُٹ</text:p>
      <text:p text:style-name="P1">ہریفیسہ</text:p>
      <text:p text:style-name="P1">ہریفین</text:p>
      <text:p text:style-name="P1">ہریفینورے</text:p>
      <text:p text:style-name="P1">ہریفینُٹ</text:p>
      <text:p text:style-name="P1">ہریفیو</text:p>
      <text:p text:style-name="P1">ہریفیوہ</text:p>
      <text:p text:style-name="P1">ہریفیٹ</text:p>
      <text:p text:style-name="P1">ہریفیکہ</text:p>
      <text:p text:style-name="P1">ہریفے</text:p>
      <text:p text:style-name="P1">ہزار</text:p>
      <text:p text:style-name="P1">ہزاراتا</text:p>
      <text:p text:style-name="P1">ہزارے</text:p>
      <text:p text:style-name="P1">ہم</text:p>
      <text:p text:style-name="P1">ہمؔور</text:p>
      <text:p text:style-name="P1">ہمت</text:p>
      <text:p text:style-name="P1">ہمتے</text:p>
      <text:p text:style-name="P1">ہمت​والا</text:p>
      <text:p text:style-name="P1">ہمر</text:p>
      <text:p text:style-name="P1">ہمرو</text:p>
      <text:p text:style-name="P1">ہمسائیہ</text:p>
      <text:p text:style-name="P1">ہمسائیہ​غاتے</text:p>
      <text:p text:style-name="P1">ہمسائیہ​غاک</text:p>
      <text:p text:style-name="P1">ہمسائیہ​َس</text:p>
      <text:p text:style-name="P1">ہمو</text:p>
      <text:p text:style-name="P1">ہمود</text:p>
      <text:p text:style-name="P1">ہموفتا</text:p>
      <text:p text:style-name="P1">ہموفتے</text:p>
      <text:p text:style-name="P1">ہموفک</text:p>
      <text:p text:style-name="P1">ہموڑا</text:p>
      <text:p text:style-name="P1">ہموڑتو</text:p>
      <text:p text:style-name="P1">ہموڑے</text:p>
      <text:p text:style-name="P1">ہموکان</text:p>
      <text:p text:style-name="P1">ہمیشہ</text:p>
      <text:p text:style-name="P1">ہمیشہ​غان</text:p>
      <text:p text:style-name="P1">ہندا</text:p>
      <text:p text:style-name="P1">ہنداخس</text:p>
      <text:p text:style-name="P1">ہنداخو</text:p>
      <text:p text:style-name="P1">ہنداخہ</text:p>
      <text:p text:style-name="P1">ہنداد</text:p>
      <text:p text:style-name="P1">ہندافتا</text:p>
      <text:p text:style-name="P1">ہندافتے</text:p>
      <text:p text:style-name="P1">ہندافک</text:p>
      <text:p text:style-name="P1">ہنداڑتو</text:p>
      <text:p text:style-name="P1">ہنداڑتون</text:p>
      <text:p text:style-name="P1">ہنداڑیک</text:p>
      <text:p text:style-name="P1">ہنداڑیکین</text:p>
      <text:p text:style-name="P1">ہنداڑے</text:p>
      <text:p text:style-name="P1">ہنداکا</text:p>
      <text:p text:style-name="P1">ہندُن</text:p>
      <text:p text:style-name="P1">ہندُنو</text:p>
      <text:p text:style-name="P1">ہنینو</text:p>
      <text:p text:style-name="P1">ہور</text:p>
      <text:p text:style-name="P1">ہورے</text:p>
      <text:p text:style-name="P1">ہوش</text:p>
      <text:p text:style-name="P1"><text:soft-page-break/>ہوشا</text:p>
      <text:p text:style-name="P1">ہوشار</text:p>
      <text:p text:style-name="P1">ہوشاری</text:p>
      <text:p text:style-name="P1">ہوشبو</text:p>
      <text:p text:style-name="P1">ہوشوکِنگا</text:p>
      <text:p text:style-name="P1">ہوشِفِنگار</text:p>
      <text:p text:style-name="P1">ہوشِنگ</text:p>
      <text:p text:style-name="P1">ہوشِنگا</text:p>
      <text:p text:style-name="P1">ہوشِنگار</text:p>
      <text:p text:style-name="P1">ہوشِنگوئے</text:p>
      <text:p text:style-name="P1">ہوشِنگوکو</text:p>
      <text:p text:style-name="P1">ہوشِنگِنگ</text:p>
      <text:p text:style-name="P1">ہوشِنگِک</text:p>
      <text:p text:style-name="P1">ہوشِنگیر</text:p>
      <text:p text:style-name="P1">ہوشِنگیرہ</text:p>
      <text:p text:style-name="P1">ہوشِنگیرے</text:p>
      <text:p text:style-name="P1">ہوشِنگے</text:p>
      <text:p text:style-name="P1">ہوشِک</text:p>
      <text:p text:style-name="P1">ہوشیار</text:p>
      <text:p text:style-name="P1">ہوشیرہ</text:p>
      <text:p text:style-name="P1">ہوشے</text:p>
      <text:p text:style-name="P1">ہوغا</text:p>
      <text:p text:style-name="P1">ہوغار</text:p>
      <text:p text:style-name="P1">ہوغارہ</text:p>
      <text:p text:style-name="P1">ہوغاٹ</text:p>
      <text:p text:style-name="P1">ہوغبو</text:p>
      <text:p text:style-name="P1">ہوغوکاک</text:p>
      <text:p text:style-name="P1">ہوغِنگ</text:p>
      <text:p text:style-name="P1">ہوغِنگا</text:p>
      <text:p text:style-name="P1">ہوغِنگے</text:p>
      <text:p text:style-name="P1">ہوغپَبو</text:p>
      <text:p text:style-name="P1">ہوغپہ</text:p>
      <text:p text:style-name="P1">ہوغیرہ</text:p>
      <text:p text:style-name="P1">ہوغیرے</text:p>
      <text:p text:style-name="P1">ہوغیسہ</text:p>
      <text:p text:style-name="P1">ہَقل​دما</text:p>
      <text:p text:style-name="P1">ہَلبو</text:p>
      <text:p text:style-name="P1">ہَلتَنُن</text:p>
      <text:p text:style-name="P1">ہَلتَویٹ</text:p>
      <text:p text:style-name="P1">ہَلوئے</text:p>
      <text:p text:style-name="P1">ہَلوسُٹ</text:p>
      <text:p text:style-name="P1">ہَلوکا</text:p>
      <text:p text:style-name="P1">ہَلوکاتے</text:p>
      <text:p text:style-name="P1">ہَلوکاغان</text:p>
      <text:p text:style-name="P1">ہَلوکاک</text:p>
      <text:p text:style-name="P1">ہَلوکو</text:p>
      <text:p text:style-name="P1">ہَلِنگ</text:p>
      <text:p text:style-name="P1">ہَلِنگانے</text:p>
      <text:p text:style-name="P1">ہَلِنگورے</text:p>
      <text:p text:style-name="P1">ہَلِنگِک</text:p>
      <text:p text:style-name="P1">ہَلِنگے</text:p>
      <text:p text:style-name="P1">ہَلپ</text:p>
      <text:p text:style-name="P1">ہَلپروٹ</text:p>
      <text:p text:style-name="P1">ہَلپَبو</text:p>
      <text:p text:style-name="P1">ہَلپَس</text:p>
      <text:p text:style-name="P1">ہَلپَسہ</text:p>
      <text:p text:style-name="P1">ہَلپَنہ</text:p>
      <text:p text:style-name="P1">ہَلپَک</text:p>
      <text:p text:style-name="P1">ہَلپیرے</text:p>
      <text:p text:style-name="P1">ہَلک</text:p>
      <text:p text:style-name="P1">ہَلکوسُر</text:p>
      <text:p text:style-name="P1">ہَلکوسُس</text:p>
      <text:p text:style-name="P1">ہَلکونُس</text:p>
      <text:p text:style-name="P1">ہَلکونُٹ</text:p>
      <text:p text:style-name="P1">ہَلکونے</text:p>
      <text:p text:style-name="P1">ہَلکَنورے</text:p>
      <text:p text:style-name="P1">ہَلکَکہ</text:p>
      <text:p text:style-name="P1">ہَلکُر</text:p>
      <text:p text:style-name="P1">ہَلکُرہ</text:p>
      <text:p text:style-name="P1">ہَلکُٹ</text:p>
      <text:p text:style-name="P1">ہَلکُٹہ</text:p>
      <text:p text:style-name="P1">ہَلیتَوین</text:p>
      <text:p text:style-name="P1"><text:soft-page-break/>ہَلیرہ</text:p>
      <text:p text:style-name="P1">ہَلیرے</text:p>
      <text:p text:style-name="P1">ہَلیس</text:p>
      <text:p text:style-name="P1">ہَلیسہ</text:p>
      <text:p text:style-name="P1">ہَلین</text:p>
      <text:p text:style-name="P1">ہَلینگِک</text:p>
      <text:p text:style-name="P1">ہَلینہ</text:p>
      <text:p text:style-name="P1">ہَلیو</text:p>
      <text:p text:style-name="P1">ہَلیوہ</text:p>
      <text:p text:style-name="P1">ہَلیک</text:p>
      <text:p text:style-name="P1">ہَلے</text:p>
      <text:p text:style-name="P1">ہَنین</text:p>
      <text:p text:style-name="P1">ہَڷ</text:p>
      <text:p text:style-name="P1">ہُر</text:p>
      <text:p text:style-name="P1">ہُرا</text:p>
      <text:p text:style-name="P1">ہُرار</text:p>
      <text:p text:style-name="P1">ہُرارہ</text:p>
      <text:p text:style-name="P1">ہُراٹ</text:p>
      <text:p text:style-name="P1">ہُراکہ</text:p>
      <text:p text:style-name="P1">ہُربو</text:p>
      <text:p text:style-name="P1">ہُرتَویر</text:p>
      <text:p text:style-name="P1">ہُرتَویرے</text:p>
      <text:p text:style-name="P1">ہُرَک</text:p>
      <text:p text:style-name="P1">ہُرِمبو</text:p>
      <text:p text:style-name="P1">ہُرِنگ</text:p>
      <text:p text:style-name="P1">ہُرِپ</text:p>
      <text:p text:style-name="P1">ہُرِک</text:p>
      <text:p text:style-name="P1">ہُریر</text:p>
      <text:p text:style-name="P1">ہُریرہ</text:p>
      <text:p text:style-name="P1">ہُریرے</text:p>
      <text:p text:style-name="P1">ہُرین</text:p>
      <text:p text:style-name="P1">ہُریو</text:p>
      <text:p text:style-name="P1">ہُرے</text:p>
      <text:p text:style-name="P1">ہُلِیک</text:p>
      <text:p text:style-name="P1">ہُلی</text:p>
      <text:p text:style-name="P1">ہُلی​ءے</text:p>
      <text:p text:style-name="P1">ہُلی​تا</text:p>
      <text:p text:style-name="P1">ہُلی​تے</text:p>
      <text:p text:style-name="P1">ہُلی​َس</text:p>
      <text:p text:style-name="P1">ہُلی​َسے</text:p>
      <text:p text:style-name="P1">ہُمِؔنِیُس</text:p>
      <text:p text:style-name="P1">ہُوؔسیح</text:p>
      <text:p text:style-name="P1">ہُورہ​غان</text:p>
      <text:p text:style-name="P1">ہُولُنی​ءے</text:p>
      <text:p text:style-name="P1">ہُوکم</text:p>
      <text:p text:style-name="P1">ہُوکماتا</text:p>
      <text:p text:style-name="P1">ہُوکماتے</text:p>
      <text:p text:style-name="P1">ہُوکماک</text:p>
      <text:p text:style-name="P1">ہُوکمے</text:p>
      <text:p text:style-name="P1">ہُچ</text:p>
      <text:p text:style-name="P1">ہُچَس</text:p>
      <text:p text:style-name="P1">ہُڑور</text:p>
      <text:p text:style-name="P1">ہُڑوکا</text:p>
      <text:p text:style-name="P1">ہُڑِک</text:p>
      <text:p text:style-name="P1">ہِس</text:p>
      <text:p text:style-name="P1">ہِستے</text:p>
      <text:p text:style-name="P1">ہِمبو</text:p>
      <text:p text:style-name="P1">ہِمپ</text:p>
      <text:p text:style-name="P1">ہِمپَبو</text:p>
      <text:p text:style-name="P1">ہِمپَرہ</text:p>
      <text:p text:style-name="P1">ہِمپَس</text:p>
      <text:p text:style-name="P1">ہِمپَسہ</text:p>
      <text:p text:style-name="P1">ہِمپَنہ</text:p>
      <text:p text:style-name="P1">ہِمپَک</text:p>
      <text:p text:style-name="P1">ہِمپہ</text:p>
      <text:p text:style-name="P1">ہِمپیرے</text:p>
      <text:p text:style-name="P1">ہِمپیس</text:p>
      <text:p text:style-name="P1">ہِمپینہ</text:p>
      <text:p text:style-name="P1">ہِن</text:p>
      <text:p text:style-name="P1">ہِنا</text:p>
      <text:p text:style-name="P1">ہِنار</text:p>
      <text:p text:style-name="P1">ہِنارہ</text:p>
      <text:p text:style-name="P1"><text:soft-page-break/>ہِنارے</text:p>
      <text:p text:style-name="P1">ہِناس</text:p>
      <text:p text:style-name="P1">ہِناسُر</text:p>
      <text:p text:style-name="P1">ہِناسُس</text:p>
      <text:p text:style-name="P1">ہِنان</text:p>
      <text:p text:style-name="P1">ہِنانو</text:p>
      <text:p text:style-name="P1">ہِنانُس</text:p>
      <text:p text:style-name="P1">ہِنانُٹ</text:p>
      <text:p text:style-name="P1">ہِنانہ</text:p>
      <text:p text:style-name="P1">ہِنانے</text:p>
      <text:p text:style-name="P1">ہِناٹ</text:p>
      <text:p text:style-name="P1">ہِناٹہ</text:p>
      <text:p text:style-name="P1">ہِناکہ</text:p>
      <text:p text:style-name="P1">ہِنتؤ</text:p>
      <text:p text:style-name="P1">ہِنتَنو</text:p>
      <text:p text:style-name="P1">ہِنتَنورے</text:p>
      <text:p text:style-name="P1">ہِنتَنُٹ</text:p>
      <text:p text:style-name="P1">ہِنتَنے</text:p>
      <text:p text:style-name="P1">ہِنتَویر</text:p>
      <text:p text:style-name="P1">ہِنتَویسُس</text:p>
      <text:p text:style-name="P1">ہِنتَویسُٹ</text:p>
      <text:p text:style-name="P1">ہِنتَوین</text:p>
      <text:p text:style-name="P1">ہِنتَویٹ</text:p>
      <text:p text:style-name="P1">ہِنتَویکہ</text:p>
      <text:p text:style-name="P1">ہِنوئی</text:p>
      <text:p text:style-name="P1">ہِنوئے</text:p>
      <text:p text:style-name="P1">ہِنوسُر</text:p>
      <text:p text:style-name="P1">ہِنوٹ</text:p>
      <text:p text:style-name="P1">ہِنوکا</text:p>
      <text:p text:style-name="P1">ہِنوکاتا</text:p>
      <text:p text:style-name="P1">ہِنوکاتے</text:p>
      <text:p text:style-name="P1">ہِنوکاک</text:p>
      <text:p text:style-name="P1">ہِنوکو</text:p>
      <text:p text:style-name="P1">ہِنَک</text:p>
      <text:p text:style-name="P1">ہِنِنگ</text:p>
      <text:p text:style-name="P1">ہِنیسہ</text:p>
      <text:p text:style-name="P1">ہِچ</text:p>
      <text:p text:style-name="P1">ہِچو</text:p>
      <text:p text:style-name="P1">ہِچَس</text:p>
      <text:p text:style-name="P1">ہِیؔراپُلِس</text:p>
      <text:p text:style-name="P1">ہِیت</text:p>
      <text:p text:style-name="P1">ہِیتاتا</text:p>
      <text:p text:style-name="P1">ہِیتاتے</text:p>
      <text:p text:style-name="P1">ہِیتاک</text:p>
      <text:p text:style-name="P1">ہِیتَس</text:p>
      <text:p text:style-name="P1">ہِیتی</text:p>
      <text:p text:style-name="P1">ہِیتے</text:p>
      <text:p text:style-name="P1">ہِیرا</text:p>
      <text:p text:style-name="P1">ہِیراغان</text:p>
      <text:p text:style-name="P1">ہڈ</text:p>
      <text:p text:style-name="P1">ہڈاتے</text:p>
      <text:p text:style-name="P1">ہڈاک</text:p>
      <text:p text:style-name="P1">ہڈَس</text:p>
      <text:p text:style-name="P1">ہڑتوما</text:p>
      <text:p text:style-name="P1">ہڑتوماتا</text:p>
      <text:p text:style-name="P1">ہڑتوماتے</text:p>
      <text:p text:style-name="P1">ہڑتوماک</text:p>
      <text:p text:style-name="P1">ہڑسا</text:p>
      <text:p text:style-name="P1">ہڑساٹ</text:p>
      <text:p text:style-name="P1">ہڑسِنگ</text:p>
      <text:p text:style-name="P1">ہڑسیفوکا</text:p>
      <text:p text:style-name="P1">ہڑسیفِنگ</text:p>
      <text:p text:style-name="P1">ہڑسیفِنگانورے</text:p>
      <text:p text:style-name="P1">ہڑسیفپَبو</text:p>
      <text:p text:style-name="P1">ہڑسیفیسہ</text:p>
      <text:p text:style-name="P1">ہڑسیفیو</text:p>
      <text:p text:style-name="P1">ہڑسینگ</text:p>
      <text:p text:style-name="P1">ہڑسینگا</text:p>
      <text:p text:style-name="P1">ہڑسینگار</text:p>
      <text:p text:style-name="P1">ہڑسینگارہ</text:p>
      <text:p text:style-name="P1">ہڑسینگارے</text:p>
      <text:p text:style-name="P1">ہڑسینگاسُر</text:p>
      <text:p text:style-name="P1"><text:soft-page-break/>ہڑسینگاسُس</text:p>
      <text:p text:style-name="P1">ہڑسینگانو</text:p>
      <text:p text:style-name="P1">ہڑسینگانورے</text:p>
      <text:p text:style-name="P1">ہڑسینگانُن</text:p>
      <text:p text:style-name="P1">ہڑسینگانُٹ</text:p>
      <text:p text:style-name="P1">ہڑسینگبو</text:p>
      <text:p text:style-name="P1">ہڑسینگتؤ</text:p>
      <text:p text:style-name="P1">ہڑسینگتَنو</text:p>
      <text:p text:style-name="P1">ہڑسینگتَنورے</text:p>
      <text:p text:style-name="P1">ہڑسینگتَنُس</text:p>
      <text:p text:style-name="P1">ہڑسینگتَنُٹ</text:p>
      <text:p text:style-name="P1">ہڑسینگتَنے</text:p>
      <text:p text:style-name="P1">ہڑسینگتَویر</text:p>
      <text:p text:style-name="P1">ہڑسینگتَویرے</text:p>
      <text:p text:style-name="P1">ہڑسینگتَویٹ</text:p>
      <text:p text:style-name="P1">ہڑسینگوئے</text:p>
      <text:p text:style-name="P1">ہڑسینگورے</text:p>
      <text:p text:style-name="P1">ہڑسینگوکاتا</text:p>
      <text:p text:style-name="P1">ہڑسینگوکاتے</text:p>
      <text:p text:style-name="P1">ہڑسینگِنگ</text:p>
      <text:p text:style-name="P1">ہڑسینگِک</text:p>
      <text:p text:style-name="P1">ہڑسینگپ</text:p>
      <text:p text:style-name="P1">ہڑسینگپَبو</text:p>
      <text:p text:style-name="P1">ہڑسینگپَرہ</text:p>
      <text:p text:style-name="P1">ہڑسینگپَس</text:p>
      <text:p text:style-name="P1">ہڑسینگپَسہ</text:p>
      <text:p text:style-name="P1">ہڑسینگپَن</text:p>
      <text:p text:style-name="P1">ہڑسینگپَک</text:p>
      <text:p text:style-name="P1">ہڑسینگپہ</text:p>
      <text:p text:style-name="P1">ہڑسینگپیرے</text:p>
      <text:p text:style-name="P1">ہڑسینگپیسہ</text:p>
      <text:p text:style-name="P1">ہڑسینگیر</text:p>
      <text:p text:style-name="P1">ہڑسینگیرہ</text:p>
      <text:p text:style-name="P1">ہڑسینگیرے</text:p>
      <text:p text:style-name="P1">ہڑسینگین</text:p>
      <text:p text:style-name="P1">ہڑسینگینہ</text:p>
      <text:p text:style-name="P1">ہڑسینگیو</text:p>
      <text:p text:style-name="P1">ہڑسینگیوہ</text:p>
      <text:p text:style-name="P1">ہڑسینگے</text:p>
      <text:p text:style-name="P1">ہڑسے</text:p>
      <text:p text:style-name="P1">ہیؔرودیون</text:p>
      <text:p text:style-name="P1">ہیتَنورے</text:p>
      <text:p text:style-name="P1">ہیتَنے</text:p>
      <text:p text:style-name="P1">ہیتَوینہ</text:p>
      <text:p text:style-name="P1">ہیس</text:p>
      <text:p text:style-name="P1">ہیسوسُر</text:p>
      <text:p text:style-name="P1">ہیسوسُس</text:p>
      <text:p text:style-name="P1">ہیسونو</text:p>
      <text:p text:style-name="P1">ہیسونورے</text:p>
      <text:p text:style-name="P1">ہیسونُن</text:p>
      <text:p text:style-name="P1">ہیسونُٹ</text:p>
      <text:p text:style-name="P1">ہیسونے</text:p>
      <text:p text:style-name="P1">ہیسَکہ</text:p>
      <text:p text:style-name="P1">ہیسُر</text:p>
      <text:p text:style-name="P1">ہیسُرے</text:p>
      <text:p text:style-name="P1">ہیسُن</text:p>
      <text:p text:style-name="P1">ہیسُٹ</text:p>
      <text:p text:style-name="P1">ہیف</text:p>
      <text:p text:style-name="P1">ہیفبو</text:p>
      <text:p text:style-name="P1">ہیفتَنُن</text:p>
      <text:p text:style-name="P1">ہیفتَویرے</text:p>
      <text:p text:style-name="P1">ہیفوکا</text:p>
      <text:p text:style-name="P1">ہیفوکاک</text:p>
      <text:p text:style-name="P1">ہیفوکو</text:p>
      <text:p text:style-name="P1">ہیفِنگ</text:p>
      <text:p text:style-name="P1">ہیفِنگے</text:p>
      <text:p text:style-name="P1">ہیفِک</text:p>
      <text:p text:style-name="P1">ہیفپَبو</text:p>
      <text:p text:style-name="P1">ہیفپَک</text:p>
      <text:p text:style-name="P1">ہیفپہ</text:p>
      <text:p text:style-name="P1">ہیفپیرے</text:p>
      <text:p text:style-name="P1">ہیفیر</text:p>
      <text:p text:style-name="P1"><text:soft-page-break/>ہیفیرہ</text:p>
      <text:p text:style-name="P1">ہیفیرے</text:p>
      <text:p text:style-name="P1">ہیفیسُس</text:p>
      <text:p text:style-name="P1">ہیفیسہ</text:p>
      <text:p text:style-name="P1">ہیفیفے</text:p>
      <text:p text:style-name="P1">ہیفین</text:p>
      <text:p text:style-name="P1">ہیفینو</text:p>
      <text:p text:style-name="P1">ہیفینورے</text:p>
      <text:p text:style-name="P1">ہیفینُس</text:p>
      <text:p text:style-name="P1">ہیفینُن</text:p>
      <text:p text:style-name="P1">ہیفینُٹ</text:p>
      <text:p text:style-name="P1">ہیفینے</text:p>
      <text:p text:style-name="P1">ہیفیو</text:p>
      <text:p text:style-name="P1">ہیفیوہ</text:p>
      <text:p text:style-name="P1">ہیفے</text:p>
      <text:p text:style-name="P1">ہیل​ایتِبو</text:p>
      <text:p text:style-name="P1">ہیل​تِسوسُن</text:p>
      <text:p text:style-name="P1">ہیل​تِنِنگ</text:p>
      <text:p text:style-name="P1">ہیل​کرینورے</text:p>
      <text:p text:style-name="P1">ہیل​کرینُس</text:p>
      <text:p text:style-name="P1">ہیل​کرینے</text:p>
      <text:p text:style-name="P1">ہیل​کریٹ</text:p>
      <text:p text:style-name="P1">ہیل​کننگ</text:p>
      <text:p text:style-name="P1">ہیل​کَبو</text:p>
      <text:p text:style-name="P1">ہیل​کَتَنُٹ</text:p>
      <text:p text:style-name="P1">ہیل​کَریرہ</text:p>
      <text:p text:style-name="P1">ہیل​کیرے</text:p>
      <text:p text:style-name="P1">ہیل​کیو</text:p>
      <text:p text:style-name="P1">ہیٹ</text:p>
      <text:p text:style-name="P1">ہیٹاتے</text:p>
      <text:p text:style-name="P1">ہیٹَس</text:p>
      <text:p text:style-name="P1">یا</text:p>
      <text:p text:style-name="P1">یائیؔر</text:p>
      <text:p text:style-name="P1">یائیؔرے</text:p>
      <text:p text:style-name="P1">یات</text:p>
      <text:p text:style-name="P1">یارِؔد</text:p>
      <text:p text:style-name="P1">یاسُؔون</text:p>
      <text:p text:style-name="P1">یاسُؔونے</text:p>
      <text:p text:style-name="P1">یافؔا</text:p>
      <text:p text:style-name="P1">یافتہ</text:p>
      <text:p text:style-name="P1">یاقُوت</text:p>
      <text:p text:style-name="P1">یانزدہ</text:p>
      <text:p text:style-name="P1">یانزدہ​مِیکو</text:p>
      <text:p text:style-name="P1">یتِیماتا</text:p>
      <text:p text:style-name="P1">یتِیم​ِنگا</text:p>
      <text:p text:style-name="P1">یحؔییٰ</text:p>
      <text:p text:style-name="P1">یحؔییٰ​ءے</text:p>
      <text:p text:style-name="P1">یحؔییٰ​غا</text:p>
      <text:p text:style-name="P1">یحؔییٰ​غان</text:p>
      <text:p text:style-name="P1">یرؔمیاہ</text:p>
      <text:p text:style-name="P1">یرؔوشلم</text:p>
      <text:p text:style-name="P1">یرؔیحو</text:p>
      <text:p text:style-name="P1">یسؔعیاہ</text:p>
      <text:p text:style-name="P1">یسؔی</text:p>
      <text:p text:style-name="P1">یشَؔع</text:p>
      <text:p text:style-name="P1">یشَب</text:p>
      <text:p text:style-name="P1">یعؔقُوب</text:p>
      <text:p text:style-name="P1">یعؔقُوبے</text:p>
      <text:p text:style-name="P1">یعنی</text:p>
      <text:p text:style-name="P1">یقِین</text:p>
      <text:p text:style-name="P1">یقِیناً</text:p>
      <text:p text:style-name="P1">یقِینی</text:p>
      <text:p text:style-name="P1">یقِینے</text:p>
      <text:p text:style-name="P1">یلہ</text:p>
      <text:p text:style-name="P1">یمؔبریس</text:p>
      <text:p text:style-name="P1">یمؔن</text:p>
      <text:p text:style-name="P1">یمنی</text:p>
      <text:p text:style-name="P1">ینؔا</text:p>
      <text:p text:style-name="P1">ینؔیس</text:p>
      <text:p text:style-name="P1">یوؔئیل</text:p>
      <text:p text:style-name="P1">یوؔانہ</text:p>
      <text:p text:style-name="P1">یوؔحنا</text:p>
      <text:p text:style-name="P1"><text:soft-page-break/>یوؔحنائے</text:p>
      <text:p text:style-name="P1">یوؔحناغا</text:p>
      <text:p text:style-name="P1">یوؔحناغان</text:p>
      <text:p text:style-name="P1">یوؔداہ</text:p>
      <text:p text:style-name="P1">یوؔرام</text:p>
      <text:p text:style-name="P1">یوؔرِیم</text:p>
      <text:p text:style-name="P1">یوؔستُس</text:p>
      <text:p text:style-name="P1">یوؔسف</text:p>
      <text:p text:style-name="P1">یوؔسفے</text:p>
      <text:p text:style-name="P1">یوؔسیخ</text:p>
      <text:p text:style-name="P1">یوؔشَع</text:p>
      <text:p text:style-name="P1">یوؔلِیُس</text:p>
      <text:p text:style-name="P1">یوؔنان</text:p>
      <text:p text:style-name="P1">یوؔنانِیک</text:p>
      <text:p text:style-name="P1">یوؔنانی</text:p>
      <text:p text:style-name="P1">یوؔنانی​ءو</text:p>
      <text:p text:style-name="P1">یوؔنانی​تے</text:p>
      <text:p text:style-name="P1">یوؔنانی​َس</text:p>
      <text:p text:style-name="P1">یوؔنس</text:p>
      <text:p text:style-name="P1">یوؔنِیکے</text:p>
      <text:p text:style-name="P1">یَخ</text:p>
      <text:p text:style-name="P1">یُوؔؤدیہ</text:p>
      <text:p text:style-name="P1">یُوؔبُولس</text:p>
      <text:p text:style-name="P1">یُوؔتام</text:p>
      <text:p text:style-name="P1">یُوؔتُخُس</text:p>
      <text:p text:style-name="P1">یُوؔسیاہ</text:p>
      <text:p text:style-name="P1">یُوؔلیہ</text:p>
      <text:p text:style-name="P1">یُوؔنیاسے</text:p>
      <text:p text:style-name="P1">یک</text:p>
      <text:p text:style-name="P1">یکتَنیاِنگا</text:p>
      <text:p text:style-name="P1">یکشمبے</text:p>
      <text:p text:style-name="P1">یکشمبے​َسے</text:p>
      <text:p text:style-name="P1">یکونیم</text:p>
      <text:p text:style-name="P1">یکُوؔنیاہ</text:p>
      <text:p text:style-name="P1">یہُؔوداہ</text:p>
      <text:p text:style-name="P1">یہُؔوداہ​ءے</text:p>
      <text:p text:style-name="P1">یہُؔوداہ​غا</text:p>
      <text:p text:style-name="P1">یہُؔودِیک</text:p>
      <text:p text:style-name="P1">یہُؔودِیہ</text:p>
      <text:p text:style-name="P1">یہُؔودی</text:p>
      <text:p text:style-name="P1">یہُؔودی​ءو</text:p>
      <text:p text:style-name="P1">یہُؔودی​تا</text:p>
      <text:p text:style-name="P1">یہُؔودی​تے</text:p>
      <text:p text:style-name="P1">یہُؔودی​َس</text:p>
      <text:p text:style-name="P1">یہُؔودی​َسے</text:p>
      <text:p text:style-name="P1">یہُؔوسفط</text:p>
      <text:p text:style-name="P1">یے</text:p>
      <text:p text:style-name="P1">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Awami Nastaliq PreV1" svg:font-family="'Awami Nastaliq PreV1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4" fo:column-gap="0in">
          <style:column style:rel-width="2493*" fo:start-indent="0in" fo:end-indent="0in"/>
          <style:column style:rel-width="2493*" fo:start-indent="0in" fo:end-indent="0in"/>
          <style:column style:rel-width="2493*" fo:start-indent="0in" fo:end-indent="0in"/>
          <style:column style:rel-width="2493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4:09:59.583000000</meta:creation-date>
    <dc:date>2017-06-29T16:15:39.460000000</dc:date>
    <meta:editing-duration>PT2M11S</meta:editing-duration>
    <meta:editing-cycles>4</meta:editing-cycles>
    <meta:generator>LibreOffice/5.3.4.2$Windows_X86_64 LibreOffice_project/f82d347ccc0be322489bf7da61d7e4ad13fe2ff3</meta:generator>
    <meta:document-statistic meta:table-count="0" meta:image-count="0" meta:object-count="0" meta:page-count="95" meta:paragraph-count="6816" meta:word-count="6816" meta:character-count="37340" meta:non-whitespace-character-count="34260"/>
  </office:meta>
</office:document-meta>
</file>